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  <style:map style:condition="cell-content()=0" style:apply-style-name="Bez_20_tytułu4" style:base-cell-address="Arkusz1.AD100"/>
      <style:map style:condition="cell-content()!=0" style:apply-style-name="Bez_20_tytułu3" style:base-cell-address="Arkusz1.AD100"/>
    </style:style>
    <style:style style:name="ce5" style:family="table-cell" style:parent-style-name="Default">
      <style:table-cell-properties fo:border-bottom="none" fo:border-left="0.002cm solid #000000" fo:border-right="none" fo:border-top="none"/>
      <style:map style:condition="cell-content()=0" style:apply-style-name="Bez_20_tytułu4" style:base-cell-address="Arkusz1.AD100"/>
      <style:map style:condition="cell-content()!=0" style:apply-style-name="Bez_20_tytułu3" style:base-cell-address="Arkusz1.AD100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map style:condition="cell-content()=0" style:apply-style-name="Bez_20_tytułu4" style:base-cell-address="Arkusz1.AD100"/>
      <style:map style:condition="cell-content()!=0" style:apply-style-name="Bez_20_tytułu3" style:base-cell-address="Arkusz1.AD100"/>
    </style:style>
    <style:style style:name="ce7" style:family="table-cell" style:parent-style-name="Default">
      <style:table-cell-properties fo:background-color="#ff00cc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cc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none" fo:border-top="0.002cm solid #000000"/>
      <style:map style:condition="cell-content()=0" style:apply-style-name="Bez_20_tytułu4" style:base-cell-address="Arkusz1.AD100"/>
      <style:map style:condition="cell-content()!=0" style:apply-style-name="Bez_20_tytułu3" style:base-cell-address="Arkusz1.AD100"/>
    </style:style>
    <style:style style:name="ce10" style:family="table-cell" style:parent-style-name="Default">
      <style:map style:condition="cell-content()=0" style:apply-style-name="Bez_20_tytułu4" style:base-cell-address="Arkusz1.AD100"/>
      <style:map style:condition="cell-content()!=0" style:apply-style-name="Bez_20_tytułu3" style:base-cell-address="Arkusz1.AD100"/>
    </style:style>
    <style:style style:name="ce11" style:family="table-cell" style:parent-style-name="Default">
      <style:table-cell-properties fo:border-bottom="0.002cm solid #000000" fo:border-left="none" fo:border-right="none" fo:border-top="none"/>
      <style:map style:condition="cell-content()=0" style:apply-style-name="Bez_20_tytułu4" style:base-cell-address="Arkusz1.AD100"/>
      <style:map style:condition="cell-content()!=0" style:apply-style-name="Bez_20_tytułu3" style:base-cell-address="Arkusz1.AD100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  <style:map style:condition="cell-content()=0" style:apply-style-name="Bez_20_tytułu4" style:base-cell-address="Arkusz1.AD100"/>
      <style:map style:condition="cell-content()!=0" style:apply-style-name="Bez_20_tytułu3" style:base-cell-address="Arkusz1.AD100"/>
    </style:style>
    <style:style style:name="ce13" style:family="table-cell" style:parent-style-name="Default">
      <style:table-cell-properties fo:border-bottom="none" fo:border-left="none" fo:border-right="0.002cm solid #000000" fo:border-top="none"/>
      <style:map style:condition="cell-content()=0" style:apply-style-name="Bez_20_tytułu4" style:base-cell-address="Arkusz1.AD100"/>
      <style:map style:condition="cell-content()!=0" style:apply-style-name="Bez_20_tytułu3" style:base-cell-address="Arkusz1.AD100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  <style:map style:condition="cell-content()=0" style:apply-style-name="Bez_20_tytułu4" style:base-cell-address="Arkusz1.AD100"/>
      <style:map style:condition="cell-content()!=0" style:apply-style-name="Bez_20_tytułu3" style:base-cell-address="Arkusz1.AD100"/>
    </style:style>
    <style:style style:name="ce15" style:family="table-cell" style:parent-style-name="Default">
      <style:table-cell-properties fo:background-color="#ffff99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map style:condition="cell-content()=0" style:apply-style-name="Bez_20_tytułu1" style:base-cell-address="Arkusz1.AF30"/>
    </style:style>
  </office:automatic-styles>
  <office:body>
    <office:spreadsheet>
      <table:table table:name="Arkusz1" table:style-name="ta1" table:print="false">
        <table:table-column table:style-name="co1" table:number-columns-repeated="30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number-columns-repeated="29" table:style-name="ce2"/>
          <table:table-cell table:formula="of:=PRODUCT([.A1:.AD1])" office:value-type="float" office:value="1">
            <text:p>1</text:p>
          </table:table-cell>
          <table:table-cell table:style-name="ce16" table:formula="of:=MOD([.AE1]; 5)" office:value-type="float" office:value="1">
            <text:p>1</text:p>
          </table:table-cell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8" table:style-name="ce1"/>
          <table:table-cell table:formula="of:=PRODUCT([.A2:.AD2])" office:value-type="float" office:value="1">
            <text:p>1</text:p>
          </table:table-cell>
          <table:table-cell table:style-name="ce16" table:formula="of:=MOD([.AE2]; 5)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7" table:style-name="ce1"/>
          <table:table-cell table:formula="of:=PRODUCT([.A3:.AD3])" office:value-type="float" office:value="2">
            <text:p>2</text:p>
          </table:table-cell>
          <table:table-cell table:style-name="ce16" table:formula="of:=MOD([.AE3]; 5)" office:value-type="float" office:value="2">
            <text:p>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26" table:style-name="ce1"/>
          <table:table-cell table:formula="of:=PRODUCT([.A4:.AD4])" office:value-type="float" office:value="9">
            <text:p>9</text:p>
          </table:table-cell>
          <table:table-cell table:style-name="ce16" table:formula="of:=MOD([.AE4]; 5)" office:value-type="float" office:value="4">
            <text:p>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25" table:style-name="ce1"/>
          <table:table-cell table:formula="of:=PRODUCT([.A5:.AD5])" office:value-type="float" office:value="96">
            <text:p>96</text:p>
          </table:table-cell>
          <table:table-cell table:style-name="ce16" table:formula="of:=MOD([.AE5]; 5)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number-columns-repeated="24" table:style-name="ce1"/>
          <table:table-cell table:formula="of:=PRODUCT([.A6:.AD6])" office:value-type="float" office:value="2500">
            <text:p>2500</text:p>
          </table:table-cell>
          <table:table-cell table:style-name="ce16" table:formula="of:=MOD([.AE6]; 5)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number-columns-repeated="23" table:style-name="ce1"/>
          <table:table-cell table:formula="of:=PRODUCT([.A7:.AD7])" office:value-type="float" office:value="162000">
            <text:p>162000</text:p>
          </table:table-cell>
          <table:table-cell table:style-name="ce16" table:formula="of:=MOD([.AE7]; 5)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number-columns-repeated="2"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number-columns-repeated="22" table:style-name="ce1"/>
          <table:table-cell table:formula="of:=PRODUCT([.A8:.AD8])" office:value-type="float" office:value="26471025">
            <text:p>26471025</text:p>
          </table:table-cell>
          <table:table-cell table:style-name="ce16" table:formula="of:=MOD([.AE8]; 5)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number-columns-repeated="21" table:style-name="ce1"/>
          <table:table-cell table:formula="of:=PRODUCT([.A9:.AD9])" office:value-type="float" office:value="11014635520">
            <text:p>11014635520</text:p>
          </table:table-cell>
          <table:table-cell table:style-name="ce16" table:formula="of:=MOD([.AE9]; 5)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4">
            <text:p>84</text:p>
          </table:table-cell>
          <table:table-cell table:number-columns-repeated="2" table:style-name="ce1" office:value-type="float" office:value="126">
            <text:p>12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number-columns-repeated="20" table:style-name="ce1"/>
          <table:table-cell table:formula="of:=PRODUCT([.A10:.AD10])" office:value-type="float" office:value="11759522374656">
            <text:p>11759522374656</text:p>
          </table:table-cell>
          <table:table-cell table:style-name="ce16" table:formula="of:=MOD([.AE10]; 5)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number-columns-repeated="19" table:style-name="ce1"/>
          <table:table-cell table:formula="of:=PRODUCT([.A11:.AD11])" office:value-type="float" office:value="3.24060912E+016">
            <text:p>32406091200000000</text:p>
          </table:table-cell>
          <table:table-cell table:style-name="ce16" table:formula="of:=MOD([.AE11]; 5)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330">
            <text:p>330</text:p>
          </table:table-cell>
          <table:table-cell table:number-columns-repeated="2" table:style-name="ce1" office:value-type="float" office:value="462">
            <text:p>462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number-columns-repeated="18" table:style-name="ce1"/>
          <table:table-cell table:formula="of:=PRODUCT([.A12:.AD12])" office:value-type="float" office:value="2.3162768604308E+020">
            <text:p>231627686043080000000</text:p>
          </table:table-cell>
          <table:table-cell table:style-name="ce16" table:formula="of:=MOD([.AE12]; 5)" office:value-type="float" office:value="2">
            <text:p>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number-columns-repeated="17" table:style-name="ce1"/>
          <table:table-cell table:formula="of:=PRODUCT([.A13:.AD13])" office:value-type="float" office:value="4.31150066170386E+024">
            <text:p>4311500661703860000000000</text:p>
          </table:table-cell>
          <table:table-cell table:style-name="ce16" table:formula="of:=MOD([.AE13]; 5)" office:value-type="float" office:value="4">
            <text:p>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1287">
            <text:p>1287</text:p>
          </table:table-cell>
          <table:table-cell table:number-columns-repeated="2" table:style-name="ce1" office:value-type="float" office:value="1716">
            <text:p>1716</text:p>
          </table:table-cell>
          <table:table-cell table:style-name="ce1" office:value-type="float" office:value="1287">
            <text:p>1287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number-columns-repeated="16" table:style-name="ce1"/>
          <table:table-cell table:formula="of:=PRODUCT([.A14:.AD14])" office:value-type="float" office:value="2.09706417310526E+029">
            <text:p>209706417310526000000000000000</text:p>
          </table:table-cell>
          <table:table-cell table:style-name="ce16" table:formula="of:=MOD([.AE14]; 5)" office:value-type="float" office:value="4">
            <text:p>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3003">
            <text:p>3003</text:p>
          </table:table-cell>
          <table:table-cell table:style-name="ce1" office:value-type="float" office:value="3432">
            <text:p>3432</text:p>
          </table:table-cell>
          <table:table-cell table:style-name="ce1" office:value-type="float" office:value="3003">
            <text:p>3003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number-columns-repeated="15" table:style-name="ce1"/>
          <table:table-cell table:formula="of:=PRODUCT([.A15:.AD15])" office:value-type="float" office:value="2.6729809777665E+034">
            <text:p>26729809777665000000000000000000000</text:p>
          </table:table-cell>
          <table:table-cell table:style-name="ce16" table:formula="of:=MOD([.AE15]; 5)" office:value-type="float" office:value="4">
            <text:p>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3003">
            <text:p>3003</text:p>
          </table:table-cell>
          <table:table-cell table:style-name="ce1" office:value-type="float" office:value="5005">
            <text:p>5005</text:p>
          </table:table-cell>
          <table:table-cell table:number-columns-repeated="2" table:style-name="ce1" office:value-type="float" office:value="6435">
            <text:p>6435</text:p>
          </table:table-cell>
          <table:table-cell table:style-name="ce1" office:value-type="float" office:value="5005">
            <text:p>5005</text:p>
          </table:table-cell>
          <table:table-cell table:style-name="ce1" office:value-type="float" office:value="3003">
            <text:p>3003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number-columns-repeated="14" table:style-name="ce1"/>
          <table:table-cell table:formula="of:=PRODUCT([.A16:.AD16])" office:value-type="float" office:value="8.95086779943831E+039">
            <text:p>8950867799438310000000000000000000000000</text:p>
          </table:table-cell>
          <table:table-cell table:style-name="ce16" table:formula="of:=MOD([.AE16]; 5)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1820">
            <text:p>1820</text:p>
          </table:table-cell>
          <table:table-cell table:style-name="ce1" office:value-type="float" office:value="4368">
            <text:p>4368</text:p>
          </table:table-cell>
          <table:table-cell table:style-name="ce1" office:value-type="float" office:value="8008">
            <text:p>8008</text:p>
          </table:table-cell>
          <table:table-cell table:style-name="ce1" office:value-type="float" office:value="11440">
            <text:p>11440</text:p>
          </table:table-cell>
          <table:table-cell table:style-name="ce1" office:value-type="float" office:value="12870">
            <text:p>12870</text:p>
          </table:table-cell>
          <table:table-cell table:style-name="ce1" office:value-type="float" office:value="11440">
            <text:p>11440</text:p>
          </table:table-cell>
          <table:table-cell table:style-name="ce1" office:value-type="float" office:value="8008">
            <text:p>8008</text:p>
          </table:table-cell>
          <table:table-cell table:style-name="ce1" office:value-type="float" office:value="4368">
            <text:p>4368</text:p>
          </table:table-cell>
          <table:table-cell table:style-name="ce1" office:value-type="float" office:value="1820">
            <text:p>1820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number-columns-repeated="13" table:style-name="ce1"/>
          <table:table-cell table:formula="of:=PRODUCT([.A17:.AD17])" office:value-type="float" office:value="7.89160376879498E+045">
            <text:p>7891603768794980000000000000000000000000000000</text:p>
          </table:table-cell>
          <table:table-cell table:style-name="ce16" table:formula="of:=MOD([.AE17]; 5)" office:value-type="float" office:value="3">
            <text:p>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2380">
            <text:p>2380</text:p>
          </table:table-cell>
          <table:table-cell table:style-name="ce1" office:value-type="float" office:value="6188">
            <text:p>6188</text:p>
          </table:table-cell>
          <table:table-cell table:style-name="ce1" office:value-type="float" office:value="12376">
            <text:p>12376</text:p>
          </table:table-cell>
          <table:table-cell table:style-name="ce1" office:value-type="float" office:value="19448">
            <text:p>19448</text:p>
          </table:table-cell>
          <table:table-cell table:number-columns-repeated="2" table:style-name="ce1" office:value-type="float" office:value="24310">
            <text:p>24310</text:p>
          </table:table-cell>
          <table:table-cell table:style-name="ce1" office:value-type="float" office:value="19448">
            <text:p>19448</text:p>
          </table:table-cell>
          <table:table-cell table:style-name="ce1" office:value-type="float" office:value="12376">
            <text:p>12376</text:p>
          </table:table-cell>
          <table:table-cell table:style-name="ce1" office:value-type="float" office:value="6188">
            <text:p>6188</text:p>
          </table:table-cell>
          <table:table-cell table:style-name="ce1" office:value-type="float" office:value="2380">
            <text:p>2380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number-columns-repeated="12" table:style-name="ce1"/>
          <table:table-cell table:formula="of:=PRODUCT([.A18:.AD18])" office:value-type="float" office:value="1.83539024793398E+052">
            <text:p>18353902479339800000000000000000000000000000000000000</text:p>
          </table:table-cell>
          <table:table-cell table:style-name="ce16" table:formula="of:=MOD([.AE18]; 5)" office:value-type="float" office:value="3">
            <text:p>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3060">
            <text:p>3060</text:p>
          </table:table-cell>
          <table:table-cell table:style-name="ce1" office:value-type="float" office:value="8568">
            <text:p>8568</text:p>
          </table:table-cell>
          <table:table-cell table:style-name="ce1" office:value-type="float" office:value="18564">
            <text:p>18564</text:p>
          </table:table-cell>
          <table:table-cell table:style-name="ce1" office:value-type="float" office:value="31824">
            <text:p>31824</text:p>
          </table:table-cell>
          <table:table-cell table:style-name="ce1" office:value-type="float" office:value="43758">
            <text:p>43758</text:p>
          </table:table-cell>
          <table:table-cell table:style-name="ce1" office:value-type="float" office:value="48620">
            <text:p>48620</text:p>
          </table:table-cell>
          <table:table-cell table:style-name="ce1" office:value-type="float" office:value="43758">
            <text:p>43758</text:p>
          </table:table-cell>
          <table:table-cell table:style-name="ce1" office:value-type="float" office:value="31824">
            <text:p>31824</text:p>
          </table:table-cell>
          <table:table-cell table:style-name="ce1" office:value-type="float" office:value="18564">
            <text:p>18564</text:p>
          </table:table-cell>
          <table:table-cell table:style-name="ce1" office:value-type="float" office:value="8568">
            <text:p>8568</text:p>
          </table:table-cell>
          <table:table-cell table:style-name="ce1" office:value-type="float" office:value="3060">
            <text:p>3060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number-columns-repeated="11" table:style-name="ce1"/>
          <table:table-cell table:formula="of:=PRODUCT([.A19:.AD19])" office:value-type="float" office:value="1.12795686399906E+059">
            <text:p>112795686399906000000000000000000000000000000000000000000000</text:p>
          </table:table-cell>
          <table:table-cell table:style-name="ce16" table:formula="of:=MOD([.AE19]; 5)" office:value-type="float" office:value="3">
            <text:p>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3876">
            <text:p>3876</text:p>
          </table:table-cell>
          <table:table-cell table:style-name="ce1" office:value-type="float" office:value="11628">
            <text:p>11628</text:p>
          </table:table-cell>
          <table:table-cell table:style-name="ce1" office:value-type="float" office:value="27132">
            <text:p>27132</text:p>
          </table:table-cell>
          <table:table-cell table:style-name="ce1" office:value-type="float" office:value="50388">
            <text:p>50388</text:p>
          </table:table-cell>
          <table:table-cell table:style-name="ce1" office:value-type="float" office:value="75582">
            <text:p>75582</text:p>
          </table:table-cell>
          <table:table-cell table:number-columns-repeated="2" table:style-name="ce1" office:value-type="float" office:value="92378">
            <text:p>92378</text:p>
          </table:table-cell>
          <table:table-cell table:style-name="ce1" office:value-type="float" office:value="75582">
            <text:p>75582</text:p>
          </table:table-cell>
          <table:table-cell table:style-name="ce1" office:value-type="float" office:value="50388">
            <text:p>50388</text:p>
          </table:table-cell>
          <table:table-cell table:style-name="ce1" office:value-type="float" office:value="27132">
            <text:p>27132</text:p>
          </table:table-cell>
          <table:table-cell table:style-name="ce1" office:value-type="float" office:value="11628">
            <text:p>11628</text:p>
          </table:table-cell>
          <table:table-cell table:style-name="ce1" office:value-type="float" office:value="3876">
            <text:p>3876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/>
          <table:table-cell table:formula="of:=PRODUCT([.A20:.AD20])" office:value-type="float" office:value="1.8344939689085E+066">
            <text:p>1834493968908500000000000000000000000000000000000000000000000000000</text:p>
          </table:table-cell>
          <table:table-cell table:style-name="ce16" table:formula="of:=MOD([.AE20]; 5)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140">
            <text:p>1140</text:p>
          </table:table-cell>
          <table:table-cell table:style-name="ce1" office:value-type="float" office:value="4845">
            <text:p>4845</text:p>
          </table:table-cell>
          <table:table-cell table:style-name="ce1" office:value-type="float" office:value="15504">
            <text:p>15504</text:p>
          </table:table-cell>
          <table:table-cell table:style-name="ce1" office:value-type="float" office:value="38760">
            <text:p>38760</text:p>
          </table:table-cell>
          <table:table-cell table:style-name="ce1" office:value-type="float" office:value="77520">
            <text:p>77520</text:p>
          </table:table-cell>
          <table:table-cell table:style-name="ce1" office:value-type="float" office:value="125970">
            <text:p>125970</text:p>
          </table:table-cell>
          <table:table-cell table:style-name="ce1" office:value-type="float" office:value="167960">
            <text:p>167960</text:p>
          </table:table-cell>
          <table:table-cell table:style-name="ce1" office:value-type="float" office:value="184756">
            <text:p>184756</text:p>
          </table:table-cell>
          <table:table-cell table:style-name="ce1" office:value-type="float" office:value="167960">
            <text:p>167960</text:p>
          </table:table-cell>
          <table:table-cell table:style-name="ce1" office:value-type="float" office:value="125970">
            <text:p>125970</text:p>
          </table:table-cell>
          <table:table-cell table:style-name="ce1" office:value-type="float" office:value="77520">
            <text:p>77520</text:p>
          </table:table-cell>
          <table:table-cell table:style-name="ce1" office:value-type="float" office:value="38760">
            <text:p>38760</text:p>
          </table:table-cell>
          <table:table-cell table:style-name="ce1" office:value-type="float" office:value="15504">
            <text:p>15504</text:p>
          </table:table-cell>
          <table:table-cell table:style-name="ce1" office:value-type="float" office:value="4845">
            <text:p>4845</text:p>
          </table:table-cell>
          <table:table-cell table:style-name="ce1" office:value-type="float" office:value="1140">
            <text:p>1140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/>
          <table:table-cell table:formula="of:=PRODUCT([.A21:.AD21])" office:value-type="float" office:value="7.90663307226196E+073">
            <text:p>79066330722619600000000000000000000000000000000000000000000000000000000000</text:p>
          </table:table-cell>
          <table:table-cell table:style-name="ce16" table:formula="of:=MOD([.AE21]; 5)" office:value-type="float" office:value="3">
            <text:p>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330">
            <text:p>1330</text:p>
          </table:table-cell>
          <table:table-cell table:style-name="ce1" office:value-type="float" office:value="5985">
            <text:p>5985</text:p>
          </table:table-cell>
          <table:table-cell table:style-name="ce1" office:value-type="float" office:value="20349">
            <text:p>20349</text:p>
          </table:table-cell>
          <table:table-cell table:style-name="ce1" office:value-type="float" office:value="54264">
            <text:p>54264</text:p>
          </table:table-cell>
          <table:table-cell table:style-name="ce1" office:value-type="float" office:value="116280">
            <text:p>116280</text:p>
          </table:table-cell>
          <table:table-cell table:style-name="ce1" office:value-type="float" office:value="203490">
            <text:p>203490</text:p>
          </table:table-cell>
          <table:table-cell table:style-name="ce1" office:value-type="float" office:value="293930">
            <text:p>293930</text:p>
          </table:table-cell>
          <table:table-cell table:number-columns-repeated="2" table:style-name="ce1" office:value-type="float" office:value="352716">
            <text:p>352716</text:p>
          </table:table-cell>
          <table:table-cell table:style-name="ce1" office:value-type="float" office:value="293930">
            <text:p>293930</text:p>
          </table:table-cell>
          <table:table-cell table:style-name="ce1" office:value-type="float" office:value="203490">
            <text:p>203490</text:p>
          </table:table-cell>
          <table:table-cell table:style-name="ce1" office:value-type="float" office:value="116280">
            <text:p>116280</text:p>
          </table:table-cell>
          <table:table-cell table:style-name="ce1" office:value-type="float" office:value="54264">
            <text:p>54264</text:p>
          </table:table-cell>
          <table:table-cell table:style-name="ce1" office:value-type="float" office:value="20349">
            <text:p>20349</text:p>
          </table:table-cell>
          <table:table-cell table:style-name="ce1" office:value-type="float" office:value="5985">
            <text:p>5985</text:p>
          </table:table-cell>
          <table:table-cell table:style-name="ce1" office:value-type="float" office:value="1330">
            <text:p>133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/>
          <table:table-cell table:formula="of:=PRODUCT([.A22:.AD22])" office:value-type="float" office:value="9.0417576547881E+081">
            <text:p>9041757654788100000000000000000000000000000000000000000000000000000000000000000000</text:p>
          </table:table-cell>
          <table:table-cell table:style-name="ce16" table:formula="of:=MOD([.AE22]; 5)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1540">
            <text:p>1540</text:p>
          </table:table-cell>
          <table:table-cell table:style-name="ce1" office:value-type="float" office:value="7315">
            <text:p>7315</text:p>
          </table:table-cell>
          <table:table-cell table:style-name="ce1" office:value-type="float" office:value="26334">
            <text:p>26334</text:p>
          </table:table-cell>
          <table:table-cell table:style-name="ce1" office:value-type="float" office:value="74613">
            <text:p>74613</text:p>
          </table:table-cell>
          <table:table-cell table:style-name="ce1" office:value-type="float" office:value="170544">
            <text:p>170544</text:p>
          </table:table-cell>
          <table:table-cell table:style-name="ce1" office:value-type="float" office:value="319770">
            <text:p>319770</text:p>
          </table:table-cell>
          <table:table-cell table:style-name="ce1" office:value-type="float" office:value="497420">
            <text:p>497420</text:p>
          </table:table-cell>
          <table:table-cell table:style-name="ce1" office:value-type="float" office:value="646646">
            <text:p>646646</text:p>
          </table:table-cell>
          <table:table-cell table:style-name="ce1" office:value-type="float" office:value="705432">
            <text:p>705432</text:p>
          </table:table-cell>
          <table:table-cell table:style-name="ce1" office:value-type="float" office:value="646646">
            <text:p>646646</text:p>
          </table:table-cell>
          <table:table-cell table:style-name="ce1" office:value-type="float" office:value="497420">
            <text:p>497420</text:p>
          </table:table-cell>
          <table:table-cell table:style-name="ce1" office:value-type="float" office:value="319770">
            <text:p>319770</text:p>
          </table:table-cell>
          <table:table-cell table:style-name="ce1" office:value-type="float" office:value="170544">
            <text:p>170544</text:p>
          </table:table-cell>
          <table:table-cell table:style-name="ce1" office:value-type="float" office:value="74613">
            <text:p>74613</text:p>
          </table:table-cell>
          <table:table-cell table:style-name="ce1" office:value-type="float" office:value="26334">
            <text:p>26334</text:p>
          </table:table-cell>
          <table:table-cell table:style-name="ce1" office:value-type="float" office:value="7315">
            <text:p>7315</text:p>
          </table:table-cell>
          <table:table-cell table:style-name="ce1" office:value-type="float" office:value="1540">
            <text:p>1540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/>
          <table:table-cell table:formula="of:=PRODUCT([.A23:.AD23])" office:value-type="float" office:value="2.74653569826406E+090">
            <text:p>2746535698264060000000000000000000000000000000000000000000000000000000000000000000000000000</text:p>
          </table:table-cell>
          <table:table-cell table:style-name="ce16" table:formula="of:=MOD([.AE23]; 5)" office:value-type="float" office:value="3">
            <text:p>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1771">
            <text:p>1771</text:p>
          </table:table-cell>
          <table:table-cell table:style-name="ce1" office:value-type="float" office:value="8855">
            <text:p>8855</text:p>
          </table:table-cell>
          <table:table-cell table:style-name="ce1" office:value-type="float" office:value="33649">
            <text:p>33649</text:p>
          </table:table-cell>
          <table:table-cell table:style-name="ce1" office:value-type="float" office:value="100947">
            <text:p>100947</text:p>
          </table:table-cell>
          <table:table-cell table:style-name="ce1" office:value-type="float" office:value="245157">
            <text:p>245157</text:p>
          </table:table-cell>
          <table:table-cell table:style-name="ce1" office:value-type="float" office:value="490314">
            <text:p>490314</text:p>
          </table:table-cell>
          <table:table-cell table:style-name="ce1" office:value-type="float" office:value="817190">
            <text:p>817190</text:p>
          </table:table-cell>
          <table:table-cell table:style-name="ce1" office:value-type="float" office:value="1144066">
            <text:p>1144066</text:p>
          </table:table-cell>
          <table:table-cell table:number-columns-repeated="2" table:style-name="ce1" office:value-type="float" office:value="1352078">
            <text:p>1352078</text:p>
          </table:table-cell>
          <table:table-cell table:style-name="ce1" office:value-type="float" office:value="1144066">
            <text:p>1144066</text:p>
          </table:table-cell>
          <table:table-cell table:style-name="ce1" office:value-type="float" office:value="817190">
            <text:p>817190</text:p>
          </table:table-cell>
          <table:table-cell table:style-name="ce1" office:value-type="float" office:value="490314">
            <text:p>490314</text:p>
          </table:table-cell>
          <table:table-cell table:style-name="ce1" office:value-type="float" office:value="245157">
            <text:p>245157</text:p>
          </table:table-cell>
          <table:table-cell table:style-name="ce1" office:value-type="float" office:value="100947">
            <text:p>100947</text:p>
          </table:table-cell>
          <table:table-cell table:style-name="ce1" office:value-type="float" office:value="33649">
            <text:p>33649</text:p>
          </table:table-cell>
          <table:table-cell table:style-name="ce1" office:value-type="float" office:value="8855">
            <text:p>8855</text:p>
          </table:table-cell>
          <table:table-cell table:style-name="ce1" office:value-type="float" office:value="1771">
            <text:p>1771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/>
          <table:table-cell table:formula="of:=PRODUCT([.A24:.AD24])" office:value-type="float" office:value="2.21835500639229E+099">
            <text:p>2218355006392290000000000000000000000000000000000000000000000000000000000000000000000000000000000000</text:p>
          </table:table-cell>
          <table:table-cell table:style-name="ce16" table:formula="of:=MOD([.AE24]; 5)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024">
            <text:p>2024</text:p>
          </table:table-cell>
          <table:table-cell table:style-name="ce1" office:value-type="float" office:value="10626">
            <text:p>10626</text:p>
          </table:table-cell>
          <table:table-cell table:style-name="ce1" office:value-type="float" office:value="42504">
            <text:p>42504</text:p>
          </table:table-cell>
          <table:table-cell table:style-name="ce1" office:value-type="float" office:value="134596">
            <text:p>134596</text:p>
          </table:table-cell>
          <table:table-cell table:style-name="ce1" office:value-type="float" office:value="346104">
            <text:p>346104</text:p>
          </table:table-cell>
          <table:table-cell table:style-name="ce1" office:value-type="float" office:value="735471">
            <text:p>735471</text:p>
          </table:table-cell>
          <table:table-cell table:style-name="ce1" office:value-type="float" office:value="1307504">
            <text:p>1307504</text:p>
          </table:table-cell>
          <table:table-cell table:style-name="ce1" office:value-type="float" office:value="1961256">
            <text:p>1961256</text:p>
          </table:table-cell>
          <table:table-cell table:style-name="ce1" office:value-type="float" office:value="2496144">
            <text:p>2496144</text:p>
          </table:table-cell>
          <table:table-cell table:style-name="ce1" office:value-type="float" office:value="2704156">
            <text:p>2704156</text:p>
          </table:table-cell>
          <table:table-cell table:style-name="ce1" office:value-type="float" office:value="2496144">
            <text:p>2496144</text:p>
          </table:table-cell>
          <table:table-cell table:style-name="ce1" office:value-type="float" office:value="1961256">
            <text:p>1961256</text:p>
          </table:table-cell>
          <table:table-cell table:style-name="ce1" office:value-type="float" office:value="1307504">
            <text:p>1307504</text:p>
          </table:table-cell>
          <table:table-cell table:style-name="ce1" office:value-type="float" office:value="735471">
            <text:p>735471</text:p>
          </table:table-cell>
          <table:table-cell table:style-name="ce1" office:value-type="float" office:value="346104">
            <text:p>346104</text:p>
          </table:table-cell>
          <table:table-cell table:style-name="ce1" office:value-type="float" office:value="134596">
            <text:p>134596</text:p>
          </table:table-cell>
          <table:table-cell table:style-name="ce1" office:value-type="float" office:value="42504">
            <text:p>42504</text:p>
          </table:table-cell>
          <table:table-cell table:style-name="ce1" office:value-type="float" office:value="10626">
            <text:p>10626</text:p>
          </table:table-cell>
          <table:table-cell table:style-name="ce1" office:value-type="float" office:value="2024">
            <text:p>2024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/>
          <table:table-cell table:formula="of:=PRODUCT([.A25:.AD25])" office:value-type="float" office:value="4.76864704545153E+108">
            <text:p>4768647045451530000000000000000000000000000000000000000000000000000000000000000000000000000000000000000000000</text:p>
          </table:table-cell>
          <table:table-cell table:style-name="ce16" table:formula="of:=MOD([.AE25]; 5)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300">
            <text:p>2300</text:p>
          </table:table-cell>
          <table:table-cell table:style-name="ce1" office:value-type="float" office:value="12650">
            <text:p>12650</text:p>
          </table:table-cell>
          <table:table-cell table:style-name="ce1" office:value-type="float" office:value="53130">
            <text:p>53130</text:p>
          </table:table-cell>
          <table:table-cell table:style-name="ce1" office:value-type="float" office:value="177100">
            <text:p>177100</text:p>
          </table:table-cell>
          <table:table-cell table:style-name="ce1" office:value-type="float" office:value="480700">
            <text:p>480700</text:p>
          </table:table-cell>
          <table:table-cell table:style-name="ce1" office:value-type="float" office:value="1081575">
            <text:p>1081575</text:p>
          </table:table-cell>
          <table:table-cell table:style-name="ce1" office:value-type="float" office:value="2042975">
            <text:p>2042975</text:p>
          </table:table-cell>
          <table:table-cell table:style-name="ce1" office:value-type="float" office:value="3268760">
            <text:p>3268760</text:p>
          </table:table-cell>
          <table:table-cell table:style-name="ce1" office:value-type="float" office:value="4457400">
            <text:p>4457400</text:p>
          </table:table-cell>
          <table:table-cell table:number-columns-repeated="2" table:style-name="ce1" office:value-type="float" office:value="5200300">
            <text:p>5200300</text:p>
          </table:table-cell>
          <table:table-cell table:style-name="ce1" office:value-type="float" office:value="4457400">
            <text:p>4457400</text:p>
          </table:table-cell>
          <table:table-cell table:style-name="ce1" office:value-type="float" office:value="3268760">
            <text:p>3268760</text:p>
          </table:table-cell>
          <table:table-cell table:style-name="ce1" office:value-type="float" office:value="2042975">
            <text:p>2042975</text:p>
          </table:table-cell>
          <table:table-cell table:style-name="ce1" office:value-type="float" office:value="1081575">
            <text:p>1081575</text:p>
          </table:table-cell>
          <table:table-cell table:style-name="ce1" office:value-type="float" office:value="480700">
            <text:p>480700</text:p>
          </table:table-cell>
          <table:table-cell table:style-name="ce1" office:value-type="float" office:value="177100">
            <text:p>177100</text:p>
          </table:table-cell>
          <table:table-cell table:style-name="ce1" office:value-type="float" office:value="53130">
            <text:p>53130</text:p>
          </table:table-cell>
          <table:table-cell table:style-name="ce1" office:value-type="float" office:value="12650">
            <text:p>12650</text:p>
          </table:table-cell>
          <table:table-cell table:style-name="ce1" office:value-type="float" office:value="2300">
            <text:p>230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/>
          <table:table-cell table:formula="of:=PRODUCT([.A26:.AD26])" office:value-type="float" office:value="2.73054738160664E+118">
            <text:p>27305473816066400000000000000000000000000000000000000000000000000000000000000000000000000000000000000000000000000000000</text:p>
          </table:table-cell>
          <table:table-cell table:style-name="ce16" table:formula="of:=MOD([.AE26]; 5)" office:value-type="float" office:value="3">
            <text:p>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2600">
            <text:p>2600</text:p>
          </table:table-cell>
          <table:table-cell table:style-name="ce1" office:value-type="float" office:value="14950">
            <text:p>14950</text:p>
          </table:table-cell>
          <table:table-cell table:style-name="ce1" office:value-type="float" office:value="65780">
            <text:p>65780</text:p>
          </table:table-cell>
          <table:table-cell table:style-name="ce1" office:value-type="float" office:value="230230">
            <text:p>230230</text:p>
          </table:table-cell>
          <table:table-cell table:style-name="ce1" office:value-type="float" office:value="657800">
            <text:p>657800</text:p>
          </table:table-cell>
          <table:table-cell table:style-name="ce1" office:value-type="float" office:value="1562275">
            <text:p>1562275</text:p>
          </table:table-cell>
          <table:table-cell table:style-name="ce1" office:value-type="float" office:value="3124550">
            <text:p>3124550</text:p>
          </table:table-cell>
          <table:table-cell table:style-name="ce1" office:value-type="float" office:value="5311735">
            <text:p>5311735</text:p>
          </table:table-cell>
          <table:table-cell table:style-name="ce1" office:value-type="float" office:value="7726160">
            <text:p>7726160</text:p>
          </table:table-cell>
          <table:table-cell table:style-name="ce1" office:value-type="float" office:value="9657700">
            <text:p>9657700</text:p>
          </table:table-cell>
          <table:table-cell table:style-name="ce1" office:value-type="float" office:value="10400600">
            <text:p>10400600</text:p>
          </table:table-cell>
          <table:table-cell table:style-name="ce1" office:value-type="float" office:value="9657700">
            <text:p>9657700</text:p>
          </table:table-cell>
          <table:table-cell table:style-name="ce1" office:value-type="float" office:value="7726160">
            <text:p>7726160</text:p>
          </table:table-cell>
          <table:table-cell table:style-name="ce1" office:value-type="float" office:value="5311735">
            <text:p>5311735</text:p>
          </table:table-cell>
          <table:table-cell table:style-name="ce1" office:value-type="float" office:value="3124550">
            <text:p>3124550</text:p>
          </table:table-cell>
          <table:table-cell table:style-name="ce1" office:value-type="float" office:value="1562275">
            <text:p>1562275</text:p>
          </table:table-cell>
          <table:table-cell table:style-name="ce1" office:value-type="float" office:value="657800">
            <text:p>657800</text:p>
          </table:table-cell>
          <table:table-cell table:style-name="ce1" office:value-type="float" office:value="230230">
            <text:p>230230</text:p>
          </table:table-cell>
          <table:table-cell table:style-name="ce1" office:value-type="float" office:value="65780">
            <text:p>65780</text:p>
          </table:table-cell>
          <table:table-cell table:style-name="ce1" office:value-type="float" office:value="14950">
            <text:p>14950</text:p>
          </table:table-cell>
          <table:table-cell table:style-name="ce1" office:value-type="float" office:value="2600">
            <text:p>2600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/>
          <table:table-cell table:formula="of:=PRODUCT([.A27:.AD27])" office:value-type="float" office:value="4.16809623333805E+128">
            <text:p>416809623333805000000000000000000000000000000000000000000000000000000000000000000000000000000000000000000000000000000000000000000</text:p>
          </table:table-cell>
          <table:table-cell table:style-name="ce16" table:formula="of:=MOD([.AE27]; 5)" office:value-type="float" office:value="3">
            <text:p>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2925">
            <text:p>2925</text:p>
          </table:table-cell>
          <table:table-cell table:style-name="ce1" office:value-type="float" office:value="17550">
            <text:p>17550</text:p>
          </table:table-cell>
          <table:table-cell table:style-name="ce1" office:value-type="float" office:value="80730">
            <text:p>80730</text:p>
          </table:table-cell>
          <table:table-cell table:style-name="ce1" office:value-type="float" office:value="296010">
            <text:p>296010</text:p>
          </table:table-cell>
          <table:table-cell table:style-name="ce1" office:value-type="float" office:value="888030">
            <text:p>888030</text:p>
          </table:table-cell>
          <table:table-cell table:style-name="ce1" office:value-type="float" office:value="2220075">
            <text:p>2220075</text:p>
          </table:table-cell>
          <table:table-cell table:style-name="ce1" office:value-type="float" office:value="4686825">
            <text:p>4686825</text:p>
          </table:table-cell>
          <table:table-cell table:style-name="ce1" office:value-type="float" office:value="8436285">
            <text:p>8436285</text:p>
          </table:table-cell>
          <table:table-cell table:style-name="ce1" office:value-type="float" office:value="13037895">
            <text:p>13037895</text:p>
          </table:table-cell>
          <table:table-cell table:style-name="ce1" office:value-type="float" office:value="17383860">
            <text:p>17383860</text:p>
          </table:table-cell>
          <table:table-cell table:number-columns-repeated="2" table:style-name="ce1" office:value-type="float" office:value="20058300">
            <text:p>20058300</text:p>
          </table:table-cell>
          <table:table-cell table:style-name="ce1" office:value-type="float" office:value="17383860">
            <text:p>17383860</text:p>
          </table:table-cell>
          <table:table-cell table:style-name="ce1" office:value-type="float" office:value="13037895">
            <text:p>13037895</text:p>
          </table:table-cell>
          <table:table-cell table:style-name="ce1" office:value-type="float" office:value="8436285">
            <text:p>8436285</text:p>
          </table:table-cell>
          <table:table-cell table:style-name="ce1" office:value-type="float" office:value="4686825">
            <text:p>4686825</text:p>
          </table:table-cell>
          <table:table-cell table:style-name="ce1" office:value-type="float" office:value="2220075">
            <text:p>2220075</text:p>
          </table:table-cell>
          <table:table-cell table:style-name="ce1" office:value-type="float" office:value="888030">
            <text:p>888030</text:p>
          </table:table-cell>
          <table:table-cell table:style-name="ce1" office:value-type="float" office:value="296010">
            <text:p>296010</text:p>
          </table:table-cell>
          <table:table-cell table:style-name="ce1" office:value-type="float" office:value="80730">
            <text:p>80730</text:p>
          </table:table-cell>
          <table:table-cell table:style-name="ce1" office:value-type="float" office:value="17550">
            <text:p>17550</text:p>
          </table:table-cell>
          <table:table-cell table:style-name="ce1" office:value-type="float" office:value="2925">
            <text:p>2925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/>
          <table:table-cell table:formula="of:=PRODUCT([.A28:.AD28])" office:value-type="float" office:value="1.69737022178837E+139">
            <text:p>16973702217883700000000000000000000000000000000000000000000000000000000000000000000000000000000000000000000000000000000000000000000000000000</text:p>
          </table:table-cell>
          <table:table-cell table:style-name="ce16" table:formula="of:=MOD([.AE28]; 5)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276">
            <text:p>3276</text:p>
          </table:table-cell>
          <table:table-cell table:style-name="ce1" office:value-type="float" office:value="20475">
            <text:p>20475</text:p>
          </table:table-cell>
          <table:table-cell table:style-name="ce1" office:value-type="float" office:value="98280">
            <text:p>98280</text:p>
          </table:table-cell>
          <table:table-cell table:style-name="ce1" office:value-type="float" office:value="376740">
            <text:p>376740</text:p>
          </table:table-cell>
          <table:table-cell table:style-name="ce1" office:value-type="float" office:value="1184040">
            <text:p>1184040</text:p>
          </table:table-cell>
          <table:table-cell table:style-name="ce1" office:value-type="float" office:value="3108105">
            <text:p>3108105</text:p>
          </table:table-cell>
          <table:table-cell table:style-name="ce1" office:value-type="float" office:value="6906900">
            <text:p>6906900</text:p>
          </table:table-cell>
          <table:table-cell table:style-name="ce1" office:value-type="float" office:value="13123110">
            <text:p>13123110</text:p>
          </table:table-cell>
          <table:table-cell table:style-name="ce1" office:value-type="float" office:value="21474180">
            <text:p>21474180</text:p>
          </table:table-cell>
          <table:table-cell table:style-name="ce1" office:value-type="float" office:value="30421755">
            <text:p>30421755</text:p>
          </table:table-cell>
          <table:table-cell table:style-name="ce1" office:value-type="float" office:value="37442160">
            <text:p>37442160</text:p>
          </table:table-cell>
          <table:table-cell table:style-name="ce1" office:value-type="float" office:value="40116600">
            <text:p>40116600</text:p>
          </table:table-cell>
          <table:table-cell table:style-name="ce1" office:value-type="float" office:value="37442160">
            <text:p>37442160</text:p>
          </table:table-cell>
          <table:table-cell table:style-name="ce1" office:value-type="float" office:value="30421755">
            <text:p>30421755</text:p>
          </table:table-cell>
          <table:table-cell table:style-name="ce1" office:value-type="float" office:value="21474180">
            <text:p>21474180</text:p>
          </table:table-cell>
          <table:table-cell table:style-name="ce1" office:value-type="float" office:value="13123110">
            <text:p>13123110</text:p>
          </table:table-cell>
          <table:table-cell table:style-name="ce1" office:value-type="float" office:value="6906900">
            <text:p>6906900</text:p>
          </table:table-cell>
          <table:table-cell table:style-name="ce1" office:value-type="float" office:value="3108105">
            <text:p>3108105</text:p>
          </table:table-cell>
          <table:table-cell table:style-name="ce1" office:value-type="float" office:value="1184040">
            <text:p>1184040</text:p>
          </table:table-cell>
          <table:table-cell table:style-name="ce1" office:value-type="float" office:value="376740">
            <text:p>376740</text:p>
          </table:table-cell>
          <table:table-cell table:style-name="ce1" office:value-type="float" office:value="98280">
            <text:p>98280</text:p>
          </table:table-cell>
          <table:table-cell table:style-name="ce1" office:value-type="float" office:value="20475">
            <text:p>20475</text:p>
          </table:table-cell>
          <table:table-cell table:style-name="ce1" office:value-type="float" office:value="3276">
            <text:p>3276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formula="of:=PRODUCT([.A29:.AD29])" office:value-type="float" office:value="1.84527302903901E+150">
            <text:p>1845273029039010000000000000000000000000000000000000000000000000000000000000000000000000000000000000000000000000000000000000000000000000000000000000000</text:p>
          </table:table-cell>
          <table:table-cell table:style-name="ce16" table:formula="of:=MOD([.AE29]; 5)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3654">
            <text:p>3654</text:p>
          </table:table-cell>
          <table:table-cell table:style-name="ce1" office:value-type="float" office:value="23751">
            <text:p>23751</text:p>
          </table:table-cell>
          <table:table-cell table:style-name="ce1" office:value-type="float" office:value="118755">
            <text:p>118755</text:p>
          </table:table-cell>
          <table:table-cell table:style-name="ce1" office:value-type="float" office:value="475020">
            <text:p>475020</text:p>
          </table:table-cell>
          <table:table-cell table:style-name="ce1" office:value-type="float" office:value="1560780">
            <text:p>1560780</text:p>
          </table:table-cell>
          <table:table-cell table:style-name="ce1" office:value-type="float" office:value="4292145">
            <text:p>4292145</text:p>
          </table:table-cell>
          <table:table-cell table:style-name="ce1" office:value-type="float" office:value="10015005">
            <text:p>10015005</text:p>
          </table:table-cell>
          <table:table-cell table:style-name="ce1" office:value-type="float" office:value="20030010">
            <text:p>20030010</text:p>
          </table:table-cell>
          <table:table-cell table:style-name="ce1" office:value-type="float" office:value="34597290">
            <text:p>34597290</text:p>
          </table:table-cell>
          <table:table-cell table:style-name="ce1" office:value-type="float" office:value="51895935">
            <text:p>51895935</text:p>
          </table:table-cell>
          <table:table-cell table:style-name="ce1" office:value-type="float" office:value="67863915">
            <text:p>67863915</text:p>
          </table:table-cell>
          <table:table-cell table:number-columns-repeated="2" table:style-name="ce1" office:value-type="float" office:value="77558760">
            <text:p>77558760</text:p>
          </table:table-cell>
          <table:table-cell table:style-name="ce1" office:value-type="float" office:value="67863915">
            <text:p>67863915</text:p>
          </table:table-cell>
          <table:table-cell table:style-name="ce1" office:value-type="float" office:value="51895935">
            <text:p>51895935</text:p>
          </table:table-cell>
          <table:table-cell table:style-name="ce1" office:value-type="float" office:value="34597290">
            <text:p>34597290</text:p>
          </table:table-cell>
          <table:table-cell table:style-name="ce1" office:value-type="float" office:value="20030010">
            <text:p>20030010</text:p>
          </table:table-cell>
          <table:table-cell table:style-name="ce1" office:value-type="float" office:value="10015005">
            <text:p>10015005</text:p>
          </table:table-cell>
          <table:table-cell table:style-name="ce1" office:value-type="float" office:value="4292145">
            <text:p>4292145</text:p>
          </table:table-cell>
          <table:table-cell table:style-name="ce1" office:value-type="float" office:value="1560780">
            <text:p>1560780</text:p>
          </table:table-cell>
          <table:table-cell table:style-name="ce1" office:value-type="float" office:value="475020">
            <text:p>475020</text:p>
          </table:table-cell>
          <table:table-cell table:style-name="ce1" office:value-type="float" office:value="118755">
            <text:p>118755</text:p>
          </table:table-cell>
          <table:table-cell table:style-name="ce1" office:value-type="float" office:value="23751">
            <text:p>23751</text:p>
          </table:table-cell>
          <table:table-cell table:style-name="ce1" office:value-type="float" office:value="3654">
            <text:p>3654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">
            <text:p>1</text:p>
          </table:table-cell>
          <table:table-cell table:formula="of:=PRODUCT([.A30:.AD30])" office:value-type="float" office:value="5.35875316347583E+161">
            <text:p>535875316347583000000000000000000000000000000000000000000000000000000000000000000000000000000000000000000000000000000000000000000000000000000000000000000000000000</text:p>
          </table:table-cell>
          <table:table-cell table:style-name="ce16" table:formula="of:=MOD([.AE30]; 5)" office:value-type="float" office:value="3">
            <text:p>3</text:p>
          </table:table-cell>
        </table:table-row>
        <table:table-row table:style-name="ro2" table:number-rows-repeated="2">
          <table:table-cell table:style-name="ce2" table:number-columns-repeated="30"/>
          <table:table-cell table:number-columns-repeated="2"/>
        </table:table-row>
        <table:table-row table:style-name="ro2">
          <table:table-cell table:style-name="ce2"/>
          <table:table-cell table:style-name="ce7" office:value-type="string">
            <text:p>10-ty</text:p>
          </table:table-cell>
          <table:table-cell table:style-name="ce7" office:value-type="string">
            <text:p>20-ty</text:p>
          </table:table-cell>
          <table:table-cell table:style-name="ce7" office:value-type="string">
            <text:p>30-ty</text:p>
          </table:table-cell>
          <table:table-cell table:style-name="ce2" table:number-columns-repeated="26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126">
            <text:p>126</text:p>
          </table:table-cell>
          <table:table-cell table:style-name="ce8" office:value-type="float" office:value="92378">
            <text:p>92378</text:p>
          </table:table-cell>
          <table:table-cell table:style-name="ce8" office:value-type="float" office:value="77558760">
            <text:p>77558760</text:p>
          </table:table-cell>
          <table:table-cell table:style-name="ce2" table:number-columns-repeated="26"/>
          <table:table-cell table:number-columns-repeated="2"/>
        </table:table-row>
        <table:table-row table:style-name="ro2" table:number-rows-repeated="2">
          <table:table-cell table:style-name="ce2" table:number-columns-repeated="30"/>
          <table:table-cell table:number-columns-repeated="2"/>
        </table:table-row>
        <table:table-row table:style-name="ro2">
          <table:table-cell table:formula="of:=IF([.A1]&lt;&gt;0 ;ROUNDUP(LOG10([.A1]+0.5) ; 0); 0)" office:value-type="float" office:value="1">
            <text:p>1</text:p>
          </table:table-cell>
          <table:table-cell table:formula="of:=IF([.B1]&lt;&gt;0 ;ROUNDUP(LOG10([.B1]+0.5) ; 0); 0)" office:value-type="float" office:value="0">
            <text:p>0</text:p>
          </table:table-cell>
          <table:table-cell table:formula="of:=IF([.C1]&lt;&gt;0 ;ROUNDUP(LOG10([.C1]+0.5) ; 0); 0)" office:value-type="float" office:value="0">
            <text:p>0</text:p>
          </table:table-cell>
          <table:table-cell table:formula="of:=IF([.D1]&lt;&gt;0 ;ROUNDUP(LOG10([.D1]+0.5) ; 0); 0)" office:value-type="float" office:value="0">
            <text:p>0</text:p>
          </table:table-cell>
          <table:table-cell table:formula="of:=IF([.E1]&lt;&gt;0 ;ROUNDUP(LOG10([.E1]+0.5) ; 0); 0)" office:value-type="float" office:value="0">
            <text:p>0</text:p>
          </table:table-cell>
          <table:table-cell table:formula="of:=IF([.F1]&lt;&gt;0 ;ROUNDUP(LOG10([.F1]+0.5) ; 0); 0)" office:value-type="float" office:value="0">
            <text:p>0</text:p>
          </table:table-cell>
          <table:table-cell table:formula="of:=IF([.G1]&lt;&gt;0 ;ROUNDUP(LOG10([.G1]+0.5) ; 0); 0)" office:value-type="float" office:value="0">
            <text:p>0</text:p>
          </table:table-cell>
          <table:table-cell table:formula="of:=IF([.H1]&lt;&gt;0 ;ROUNDUP(LOG10([.H1]+0.5) ; 0); 0)" office:value-type="float" office:value="0">
            <text:p>0</text:p>
          </table:table-cell>
          <table:table-cell table:formula="of:=IF([.I1]&lt;&gt;0 ;ROUNDUP(LOG10([.I1]+0.5) ; 0); 0)" office:value-type="float" office:value="0">
            <text:p>0</text:p>
          </table:table-cell>
          <table:table-cell table:formula="of:=IF([.J1]&lt;&gt;0 ;ROUNDUP(LOG10([.J1]+0.5) ; 0); 0)" office:value-type="float" office:value="0">
            <text:p>0</text:p>
          </table:table-cell>
          <table:table-cell table:formula="of:=IF([.K1]&lt;&gt;0 ;ROUNDUP(LOG10([.K1]+0.5) ; 0); 0)" office:value-type="float" office:value="0">
            <text:p>0</text:p>
          </table:table-cell>
          <table:table-cell table:formula="of:=IF([.L1]&lt;&gt;0 ;ROUNDUP(LOG10([.L1]+0.5) ; 0); 0)" office:value-type="float" office:value="0">
            <text:p>0</text:p>
          </table:table-cell>
          <table:table-cell table:formula="of:=IF([.M1]&lt;&gt;0 ;ROUNDUP(LOG10([.M1]+0.5) ; 0); 0)" office:value-type="float" office:value="0">
            <text:p>0</text:p>
          </table:table-cell>
          <table:table-cell table:formula="of:=IF([.N1]&lt;&gt;0 ;ROUNDUP(LOG10([.N1]+0.5) ; 0); 0)" office:value-type="float" office:value="0">
            <text:p>0</text:p>
          </table:table-cell>
          <table:table-cell table:formula="of:=IF([.O1]&lt;&gt;0 ;ROUNDUP(LOG10([.O1]+0.5) ; 0); 0)" office:value-type="float" office:value="0">
            <text:p>0</text:p>
          </table:table-cell>
          <table:table-cell table:formula="of:=IF([.P1]&lt;&gt;0 ;ROUNDUP(LOG10([.P1]+0.5) ; 0); 0)" office:value-type="float" office:value="0">
            <text:p>0</text:p>
          </table:table-cell>
          <table:table-cell table:formula="of:=IF([.Q1]&lt;&gt;0 ;ROUNDUP(LOG10([.Q1]+0.5) ; 0); 0)" office:value-type="float" office:value="0">
            <text:p>0</text:p>
          </table:table-cell>
          <table:table-cell table:formula="of:=IF([.R1]&lt;&gt;0 ;ROUNDUP(LOG10([.R1]+0.5) ; 0); 0)" office:value-type="float" office:value="0">
            <text:p>0</text:p>
          </table:table-cell>
          <table:table-cell table:formula="of:=IF([.S1]&lt;&gt;0 ;ROUNDUP(LOG10([.S1]+0.5) ; 0); 0)" office:value-type="float" office:value="0">
            <text:p>0</text:p>
          </table:table-cell>
          <table:table-cell table:formula="of:=IF([.T1]&lt;&gt;0 ;ROUNDUP(LOG10([.T1]+0.5) ; 0); 0)" office:value-type="float" office:value="0">
            <text:p>0</text:p>
          </table:table-cell>
          <table:table-cell table:formula="of:=IF([.U1]&lt;&gt;0 ;ROUNDUP(LOG10([.U1]+0.5) ; 0); 0)" office:value-type="float" office:value="0">
            <text:p>0</text:p>
          </table:table-cell>
          <table:table-cell table:formula="of:=IF([.V1]&lt;&gt;0 ;ROUNDUP(LOG10([.V1]+0.5) ; 0); 0)" office:value-type="float" office:value="0">
            <text:p>0</text:p>
          </table:table-cell>
          <table:table-cell table:formula="of:=IF([.W1]&lt;&gt;0 ;ROUNDUP(LOG10([.W1]+0.5) ; 0); 0)" office:value-type="float" office:value="0">
            <text:p>0</text:p>
          </table:table-cell>
          <table:table-cell table:formula="of:=IF([.X1]&lt;&gt;0 ;ROUNDUP(LOG10([.X1]+0.5) ; 0); 0)" office:value-type="float" office:value="0">
            <text:p>0</text:p>
          </table:table-cell>
          <table:table-cell table:formula="of:=IF([.Y1]&lt;&gt;0 ;ROUNDUP(LOG10([.Y1]+0.5) ; 0); 0)" office:value-type="float" office:value="0">
            <text:p>0</text:p>
          </table:table-cell>
          <table:table-cell table:formula="of:=IF([.Z1]&lt;&gt;0 ;ROUNDUP(LOG10([.Z1]+0.5) ; 0); 0)" office:value-type="float" office:value="0">
            <text:p>0</text:p>
          </table:table-cell>
          <table:table-cell table:formula="of:=IF([.AA1]&lt;&gt;0 ;ROUNDUP(LOG10([.AA1]+0.5) ; 0); 0)" office:value-type="float" office:value="0">
            <text:p>0</text:p>
          </table:table-cell>
          <table:table-cell table:formula="of:=IF([.AB1]&lt;&gt;0 ;ROUNDUP(LOG10([.AB1]+0.5) ; 0); 0)" office:value-type="float" office:value="0">
            <text:p>0</text:p>
          </table:table-cell>
          <table:table-cell table:formula="of:=IF([.AC1]&lt;&gt;0 ;ROUNDUP(LOG10([.AC1]+0.5) ; 0); 0)" office:value-type="float" office:value="0">
            <text:p>0</text:p>
          </table:table-cell>
          <table:table-cell table:formula="of:=IF([.AD1]&lt;&gt;0 ;ROUNDUP(LOG10([.AD1]+0.5) ; 0); 0)" office:value-type="float" office:value="0">
            <text:p>0</text:p>
          </table:table-cell>
          <table:table-cell table:style-name="ce15" table:formula="of:=SUM([.A36:.AD37])" office:value-type="float" office:value="1">
            <text:p>1</text:p>
          </table:table-cell>
          <table:table-cell/>
        </table:table-row>
        <table:table-row table:style-name="ro2">
          <table:table-cell table:formula="of:=IF([.A2]&lt;&gt;0 ;ROUNDUP(LOG10([.A2]+0.5) ; 0); 0)" office:value-type="float" office:value="1">
            <text:p>1</text:p>
          </table:table-cell>
          <table:table-cell table:formula="of:=IF([.B2]&lt;&gt;0 ;ROUNDUP(LOG10([.B2]+0.5) ; 0); 0)" office:value-type="float" office:value="1">
            <text:p>1</text:p>
          </table:table-cell>
          <table:table-cell table:formula="of:=IF([.C2]&lt;&gt;0 ;ROUNDUP(LOG10([.C2]+0.5) ; 0); 0)" office:value-type="float" office:value="0">
            <text:p>0</text:p>
          </table:table-cell>
          <table:table-cell table:formula="of:=IF([.D2]&lt;&gt;0 ;ROUNDUP(LOG10([.D2]+0.5) ; 0); 0)" office:value-type="float" office:value="0">
            <text:p>0</text:p>
          </table:table-cell>
          <table:table-cell table:formula="of:=IF([.E2]&lt;&gt;0 ;ROUNDUP(LOG10([.E2]+0.5) ; 0); 0)" office:value-type="float" office:value="0">
            <text:p>0</text:p>
          </table:table-cell>
          <table:table-cell table:formula="of:=IF([.F2]&lt;&gt;0 ;ROUNDUP(LOG10([.F2]+0.5) ; 0); 0)" office:value-type="float" office:value="0">
            <text:p>0</text:p>
          </table:table-cell>
          <table:table-cell table:formula="of:=IF([.G2]&lt;&gt;0 ;ROUNDUP(LOG10([.G2]+0.5) ; 0); 0)" office:value-type="float" office:value="0">
            <text:p>0</text:p>
          </table:table-cell>
          <table:table-cell table:formula="of:=IF([.H2]&lt;&gt;0 ;ROUNDUP(LOG10([.H2]+0.5) ; 0); 0)" office:value-type="float" office:value="0">
            <text:p>0</text:p>
          </table:table-cell>
          <table:table-cell table:formula="of:=IF([.I2]&lt;&gt;0 ;ROUNDUP(LOG10([.I2]+0.5) ; 0); 0)" office:value-type="float" office:value="0">
            <text:p>0</text:p>
          </table:table-cell>
          <table:table-cell table:formula="of:=IF([.J2]&lt;&gt;0 ;ROUNDUP(LOG10([.J2]+0.5) ; 0); 0)" office:value-type="float" office:value="0">
            <text:p>0</text:p>
          </table:table-cell>
          <table:table-cell table:formula="of:=IF([.K2]&lt;&gt;0 ;ROUNDUP(LOG10([.K2]+0.5) ; 0); 0)" office:value-type="float" office:value="0">
            <text:p>0</text:p>
          </table:table-cell>
          <table:table-cell table:formula="of:=IF([.L2]&lt;&gt;0 ;ROUNDUP(LOG10([.L2]+0.5) ; 0); 0)" office:value-type="float" office:value="0">
            <text:p>0</text:p>
          </table:table-cell>
          <table:table-cell table:formula="of:=IF([.M2]&lt;&gt;0 ;ROUNDUP(LOG10([.M2]+0.5) ; 0); 0)" office:value-type="float" office:value="0">
            <text:p>0</text:p>
          </table:table-cell>
          <table:table-cell table:formula="of:=IF([.N2]&lt;&gt;0 ;ROUNDUP(LOG10([.N2]+0.5) ; 0); 0)" office:value-type="float" office:value="0">
            <text:p>0</text:p>
          </table:table-cell>
          <table:table-cell table:formula="of:=IF([.O2]&lt;&gt;0 ;ROUNDUP(LOG10([.O2]+0.5) ; 0); 0)" office:value-type="float" office:value="0">
            <text:p>0</text:p>
          </table:table-cell>
          <table:table-cell table:formula="of:=IF([.P2]&lt;&gt;0 ;ROUNDUP(LOG10([.P2]+0.5) ; 0); 0)" office:value-type="float" office:value="0">
            <text:p>0</text:p>
          </table:table-cell>
          <table:table-cell table:formula="of:=IF([.Q2]&lt;&gt;0 ;ROUNDUP(LOG10([.Q2]+0.5) ; 0); 0)" office:value-type="float" office:value="0">
            <text:p>0</text:p>
          </table:table-cell>
          <table:table-cell table:formula="of:=IF([.R2]&lt;&gt;0 ;ROUNDUP(LOG10([.R2]+0.5) ; 0); 0)" office:value-type="float" office:value="0">
            <text:p>0</text:p>
          </table:table-cell>
          <table:table-cell table:formula="of:=IF([.S2]&lt;&gt;0 ;ROUNDUP(LOG10([.S2]+0.5) ; 0); 0)" office:value-type="float" office:value="0">
            <text:p>0</text:p>
          </table:table-cell>
          <table:table-cell table:formula="of:=IF([.T2]&lt;&gt;0 ;ROUNDUP(LOG10([.T2]+0.5) ; 0); 0)" office:value-type="float" office:value="0">
            <text:p>0</text:p>
          </table:table-cell>
          <table:table-cell table:formula="of:=IF([.U2]&lt;&gt;0 ;ROUNDUP(LOG10([.U2]+0.5) ; 0); 0)" office:value-type="float" office:value="0">
            <text:p>0</text:p>
          </table:table-cell>
          <table:table-cell table:formula="of:=IF([.V2]&lt;&gt;0 ;ROUNDUP(LOG10([.V2]+0.5) ; 0); 0)" office:value-type="float" office:value="0">
            <text:p>0</text:p>
          </table:table-cell>
          <table:table-cell table:formula="of:=IF([.W2]&lt;&gt;0 ;ROUNDUP(LOG10([.W2]+0.5) ; 0); 0)" office:value-type="float" office:value="0">
            <text:p>0</text:p>
          </table:table-cell>
          <table:table-cell table:formula="of:=IF([.X2]&lt;&gt;0 ;ROUNDUP(LOG10([.X2]+0.5) ; 0); 0)" office:value-type="float" office:value="0">
            <text:p>0</text:p>
          </table:table-cell>
          <table:table-cell table:formula="of:=IF([.Y2]&lt;&gt;0 ;ROUNDUP(LOG10([.Y2]+0.5) ; 0); 0)" office:value-type="float" office:value="0">
            <text:p>0</text:p>
          </table:table-cell>
          <table:table-cell table:formula="of:=IF([.Z2]&lt;&gt;0 ;ROUNDUP(LOG10([.Z2]+0.5) ; 0); 0)" office:value-type="float" office:value="0">
            <text:p>0</text:p>
          </table:table-cell>
          <table:table-cell table:formula="of:=IF([.AA2]&lt;&gt;0 ;ROUNDUP(LOG10([.AA2]+0.5) ; 0); 0)" office:value-type="float" office:value="0">
            <text:p>0</text:p>
          </table:table-cell>
          <table:table-cell table:formula="of:=IF([.AB2]&lt;&gt;0 ;ROUNDUP(LOG10([.AB2]+0.5) ; 0); 0)" office:value-type="float" office:value="0">
            <text:p>0</text:p>
          </table:table-cell>
          <table:table-cell table:formula="of:=IF([.AC2]&lt;&gt;0 ;ROUNDUP(LOG10([.AC2]+0.5) ; 0); 0)" office:value-type="float" office:value="0">
            <text:p>0</text:p>
          </table:table-cell>
          <table:table-cell table:formula="of:=IF([.AD2]&lt;&gt;0 ;ROUNDUP(LOG10([.AD2]+0.5) ; 0); 0)" office:value-type="float" office:value="0">
            <text:p>0</text:p>
          </table:table-cell>
          <table:table-cell table:style-name="ce15" table:formula="of:=SUM([.A37:.AD38])" office:value-type="float" office:value="3">
            <text:p>3</text:p>
          </table:table-cell>
          <table:table-cell/>
        </table:table-row>
        <table:table-row table:style-name="ro2">
          <table:table-cell table:formula="of:=IF([.A3]&lt;&gt;0 ;ROUNDUP(LOG10([.A3]+0.5) ; 0); 0)" office:value-type="float" office:value="1">
            <text:p>1</text:p>
          </table:table-cell>
          <table:table-cell table:formula="of:=IF([.B3]&lt;&gt;0 ;ROUNDUP(LOG10([.B3]+0.5) ; 0); 0)" office:value-type="float" office:value="1">
            <text:p>1</text:p>
          </table:table-cell>
          <table:table-cell table:formula="of:=IF([.C3]&lt;&gt;0 ;ROUNDUP(LOG10([.C3]+0.5) ; 0); 0)" office:value-type="float" office:value="1">
            <text:p>1</text:p>
          </table:table-cell>
          <table:table-cell table:formula="of:=IF([.D3]&lt;&gt;0 ;ROUNDUP(LOG10([.D3]+0.5) ; 0); 0)" office:value-type="float" office:value="0">
            <text:p>0</text:p>
          </table:table-cell>
          <table:table-cell table:formula="of:=IF([.E3]&lt;&gt;0 ;ROUNDUP(LOG10([.E3]+0.5) ; 0); 0)" office:value-type="float" office:value="0">
            <text:p>0</text:p>
          </table:table-cell>
          <table:table-cell table:formula="of:=IF([.F3]&lt;&gt;0 ;ROUNDUP(LOG10([.F3]+0.5) ; 0); 0)" office:value-type="float" office:value="0">
            <text:p>0</text:p>
          </table:table-cell>
          <table:table-cell table:formula="of:=IF([.G3]&lt;&gt;0 ;ROUNDUP(LOG10([.G3]+0.5) ; 0); 0)" office:value-type="float" office:value="0">
            <text:p>0</text:p>
          </table:table-cell>
          <table:table-cell table:formula="of:=IF([.H3]&lt;&gt;0 ;ROUNDUP(LOG10([.H3]+0.5) ; 0); 0)" office:value-type="float" office:value="0">
            <text:p>0</text:p>
          </table:table-cell>
          <table:table-cell table:formula="of:=IF([.I3]&lt;&gt;0 ;ROUNDUP(LOG10([.I3]+0.5) ; 0); 0)" office:value-type="float" office:value="0">
            <text:p>0</text:p>
          </table:table-cell>
          <table:table-cell table:formula="of:=IF([.J3]&lt;&gt;0 ;ROUNDUP(LOG10([.J3]+0.5) ; 0); 0)" office:value-type="float" office:value="0">
            <text:p>0</text:p>
          </table:table-cell>
          <table:table-cell table:formula="of:=IF([.K3]&lt;&gt;0 ;ROUNDUP(LOG10([.K3]+0.5) ; 0); 0)" office:value-type="float" office:value="0">
            <text:p>0</text:p>
          </table:table-cell>
          <table:table-cell table:formula="of:=IF([.L3]&lt;&gt;0 ;ROUNDUP(LOG10([.L3]+0.5) ; 0); 0)" office:value-type="float" office:value="0">
            <text:p>0</text:p>
          </table:table-cell>
          <table:table-cell table:formula="of:=IF([.M3]&lt;&gt;0 ;ROUNDUP(LOG10([.M3]+0.5) ; 0); 0)" office:value-type="float" office:value="0">
            <text:p>0</text:p>
          </table:table-cell>
          <table:table-cell table:formula="of:=IF([.N3]&lt;&gt;0 ;ROUNDUP(LOG10([.N3]+0.5) ; 0); 0)" office:value-type="float" office:value="0">
            <text:p>0</text:p>
          </table:table-cell>
          <table:table-cell table:formula="of:=IF([.O3]&lt;&gt;0 ;ROUNDUP(LOG10([.O3]+0.5) ; 0); 0)" office:value-type="float" office:value="0">
            <text:p>0</text:p>
          </table:table-cell>
          <table:table-cell table:formula="of:=IF([.P3]&lt;&gt;0 ;ROUNDUP(LOG10([.P3]+0.5) ; 0); 0)" office:value-type="float" office:value="0">
            <text:p>0</text:p>
          </table:table-cell>
          <table:table-cell table:formula="of:=IF([.Q3]&lt;&gt;0 ;ROUNDUP(LOG10([.Q3]+0.5) ; 0); 0)" office:value-type="float" office:value="0">
            <text:p>0</text:p>
          </table:table-cell>
          <table:table-cell table:formula="of:=IF([.R3]&lt;&gt;0 ;ROUNDUP(LOG10([.R3]+0.5) ; 0); 0)" office:value-type="float" office:value="0">
            <text:p>0</text:p>
          </table:table-cell>
          <table:table-cell table:formula="of:=IF([.S3]&lt;&gt;0 ;ROUNDUP(LOG10([.S3]+0.5) ; 0); 0)" office:value-type="float" office:value="0">
            <text:p>0</text:p>
          </table:table-cell>
          <table:table-cell table:formula="of:=IF([.T3]&lt;&gt;0 ;ROUNDUP(LOG10([.T3]+0.5) ; 0); 0)" office:value-type="float" office:value="0">
            <text:p>0</text:p>
          </table:table-cell>
          <table:table-cell table:formula="of:=IF([.U3]&lt;&gt;0 ;ROUNDUP(LOG10([.U3]+0.5) ; 0); 0)" office:value-type="float" office:value="0">
            <text:p>0</text:p>
          </table:table-cell>
          <table:table-cell table:formula="of:=IF([.V3]&lt;&gt;0 ;ROUNDUP(LOG10([.V3]+0.5) ; 0); 0)" office:value-type="float" office:value="0">
            <text:p>0</text:p>
          </table:table-cell>
          <table:table-cell table:formula="of:=IF([.W3]&lt;&gt;0 ;ROUNDUP(LOG10([.W3]+0.5) ; 0); 0)" office:value-type="float" office:value="0">
            <text:p>0</text:p>
          </table:table-cell>
          <table:table-cell table:formula="of:=IF([.X3]&lt;&gt;0 ;ROUNDUP(LOG10([.X3]+0.5) ; 0); 0)" office:value-type="float" office:value="0">
            <text:p>0</text:p>
          </table:table-cell>
          <table:table-cell table:formula="of:=IF([.Y3]&lt;&gt;0 ;ROUNDUP(LOG10([.Y3]+0.5) ; 0); 0)" office:value-type="float" office:value="0">
            <text:p>0</text:p>
          </table:table-cell>
          <table:table-cell table:formula="of:=IF([.Z3]&lt;&gt;0 ;ROUNDUP(LOG10([.Z3]+0.5) ; 0); 0)" office:value-type="float" office:value="0">
            <text:p>0</text:p>
          </table:table-cell>
          <table:table-cell table:formula="of:=IF([.AA3]&lt;&gt;0 ;ROUNDUP(LOG10([.AA3]+0.5) ; 0); 0)" office:value-type="float" office:value="0">
            <text:p>0</text:p>
          </table:table-cell>
          <table:table-cell table:formula="of:=IF([.AB3]&lt;&gt;0 ;ROUNDUP(LOG10([.AB3]+0.5) ; 0); 0)" office:value-type="float" office:value="0">
            <text:p>0</text:p>
          </table:table-cell>
          <table:table-cell table:formula="of:=IF([.AC3]&lt;&gt;0 ;ROUNDUP(LOG10([.AC3]+0.5) ; 0); 0)" office:value-type="float" office:value="0">
            <text:p>0</text:p>
          </table:table-cell>
          <table:table-cell table:formula="of:=IF([.AD3]&lt;&gt;0 ;ROUNDUP(LOG10([.AD3]+0.5) ; 0); 0)" office:value-type="float" office:value="0">
            <text:p>0</text:p>
          </table:table-cell>
          <table:table-cell table:style-name="ce15" table:formula="of:=SUM([.A38:.AD39])" office:value-type="float" office:value="5">
            <text:p>5</text:p>
          </table:table-cell>
          <table:table-cell/>
        </table:table-row>
        <table:table-row table:style-name="ro2">
          <table:table-cell table:formula="of:=IF([.A4]&lt;&gt;0 ;ROUNDUP(LOG10([.A4]+0.5) ; 0); 0)" office:value-type="float" office:value="1">
            <text:p>1</text:p>
          </table:table-cell>
          <table:table-cell table:formula="of:=IF([.B4]&lt;&gt;0 ;ROUNDUP(LOG10([.B4]+0.5) ; 0); 0)" office:value-type="float" office:value="1">
            <text:p>1</text:p>
          </table:table-cell>
          <table:table-cell table:formula="of:=IF([.C4]&lt;&gt;0 ;ROUNDUP(LOG10([.C4]+0.5) ; 0); 0)" office:value-type="float" office:value="1">
            <text:p>1</text:p>
          </table:table-cell>
          <table:table-cell table:formula="of:=IF([.D4]&lt;&gt;0 ;ROUNDUP(LOG10([.D4]+0.5) ; 0); 0)" office:value-type="float" office:value="1">
            <text:p>1</text:p>
          </table:table-cell>
          <table:table-cell table:formula="of:=IF([.E4]&lt;&gt;0 ;ROUNDUP(LOG10([.E4]+0.5) ; 0); 0)" office:value-type="float" office:value="0">
            <text:p>0</text:p>
          </table:table-cell>
          <table:table-cell table:formula="of:=IF([.F4]&lt;&gt;0 ;ROUNDUP(LOG10([.F4]+0.5) ; 0); 0)" office:value-type="float" office:value="0">
            <text:p>0</text:p>
          </table:table-cell>
          <table:table-cell table:formula="of:=IF([.G4]&lt;&gt;0 ;ROUNDUP(LOG10([.G4]+0.5) ; 0); 0)" office:value-type="float" office:value="0">
            <text:p>0</text:p>
          </table:table-cell>
          <table:table-cell table:formula="of:=IF([.H4]&lt;&gt;0 ;ROUNDUP(LOG10([.H4]+0.5) ; 0); 0)" office:value-type="float" office:value="0">
            <text:p>0</text:p>
          </table:table-cell>
          <table:table-cell table:formula="of:=IF([.I4]&lt;&gt;0 ;ROUNDUP(LOG10([.I4]+0.5) ; 0); 0)" office:value-type="float" office:value="0">
            <text:p>0</text:p>
          </table:table-cell>
          <table:table-cell table:formula="of:=IF([.J4]&lt;&gt;0 ;ROUNDUP(LOG10([.J4]+0.5) ; 0); 0)" office:value-type="float" office:value="0">
            <text:p>0</text:p>
          </table:table-cell>
          <table:table-cell table:formula="of:=IF([.K4]&lt;&gt;0 ;ROUNDUP(LOG10([.K4]+0.5) ; 0); 0)" office:value-type="float" office:value="0">
            <text:p>0</text:p>
          </table:table-cell>
          <table:table-cell table:formula="of:=IF([.L4]&lt;&gt;0 ;ROUNDUP(LOG10([.L4]+0.5) ; 0); 0)" office:value-type="float" office:value="0">
            <text:p>0</text:p>
          </table:table-cell>
          <table:table-cell table:formula="of:=IF([.M4]&lt;&gt;0 ;ROUNDUP(LOG10([.M4]+0.5) ; 0); 0)" office:value-type="float" office:value="0">
            <text:p>0</text:p>
          </table:table-cell>
          <table:table-cell table:formula="of:=IF([.N4]&lt;&gt;0 ;ROUNDUP(LOG10([.N4]+0.5) ; 0); 0)" office:value-type="float" office:value="0">
            <text:p>0</text:p>
          </table:table-cell>
          <table:table-cell table:formula="of:=IF([.O4]&lt;&gt;0 ;ROUNDUP(LOG10([.O4]+0.5) ; 0); 0)" office:value-type="float" office:value="0">
            <text:p>0</text:p>
          </table:table-cell>
          <table:table-cell table:formula="of:=IF([.P4]&lt;&gt;0 ;ROUNDUP(LOG10([.P4]+0.5) ; 0); 0)" office:value-type="float" office:value="0">
            <text:p>0</text:p>
          </table:table-cell>
          <table:table-cell table:formula="of:=IF([.Q4]&lt;&gt;0 ;ROUNDUP(LOG10([.Q4]+0.5) ; 0); 0)" office:value-type="float" office:value="0">
            <text:p>0</text:p>
          </table:table-cell>
          <table:table-cell table:formula="of:=IF([.R4]&lt;&gt;0 ;ROUNDUP(LOG10([.R4]+0.5) ; 0); 0)" office:value-type="float" office:value="0">
            <text:p>0</text:p>
          </table:table-cell>
          <table:table-cell table:formula="of:=IF([.S4]&lt;&gt;0 ;ROUNDUP(LOG10([.S4]+0.5) ; 0); 0)" office:value-type="float" office:value="0">
            <text:p>0</text:p>
          </table:table-cell>
          <table:table-cell table:formula="of:=IF([.T4]&lt;&gt;0 ;ROUNDUP(LOG10([.T4]+0.5) ; 0); 0)" office:value-type="float" office:value="0">
            <text:p>0</text:p>
          </table:table-cell>
          <table:table-cell table:formula="of:=IF([.U4]&lt;&gt;0 ;ROUNDUP(LOG10([.U4]+0.5) ; 0); 0)" office:value-type="float" office:value="0">
            <text:p>0</text:p>
          </table:table-cell>
          <table:table-cell table:formula="of:=IF([.V4]&lt;&gt;0 ;ROUNDUP(LOG10([.V4]+0.5) ; 0); 0)" office:value-type="float" office:value="0">
            <text:p>0</text:p>
          </table:table-cell>
          <table:table-cell table:formula="of:=IF([.W4]&lt;&gt;0 ;ROUNDUP(LOG10([.W4]+0.5) ; 0); 0)" office:value-type="float" office:value="0">
            <text:p>0</text:p>
          </table:table-cell>
          <table:table-cell table:formula="of:=IF([.X4]&lt;&gt;0 ;ROUNDUP(LOG10([.X4]+0.5) ; 0); 0)" office:value-type="float" office:value="0">
            <text:p>0</text:p>
          </table:table-cell>
          <table:table-cell table:formula="of:=IF([.Y4]&lt;&gt;0 ;ROUNDUP(LOG10([.Y4]+0.5) ; 0); 0)" office:value-type="float" office:value="0">
            <text:p>0</text:p>
          </table:table-cell>
          <table:table-cell table:formula="of:=IF([.Z4]&lt;&gt;0 ;ROUNDUP(LOG10([.Z4]+0.5) ; 0); 0)" office:value-type="float" office:value="0">
            <text:p>0</text:p>
          </table:table-cell>
          <table:table-cell table:formula="of:=IF([.AA4]&lt;&gt;0 ;ROUNDUP(LOG10([.AA4]+0.5) ; 0); 0)" office:value-type="float" office:value="0">
            <text:p>0</text:p>
          </table:table-cell>
          <table:table-cell table:formula="of:=IF([.AB4]&lt;&gt;0 ;ROUNDUP(LOG10([.AB4]+0.5) ; 0); 0)" office:value-type="float" office:value="0">
            <text:p>0</text:p>
          </table:table-cell>
          <table:table-cell table:formula="of:=IF([.AC4]&lt;&gt;0 ;ROUNDUP(LOG10([.AC4]+0.5) ; 0); 0)" office:value-type="float" office:value="0">
            <text:p>0</text:p>
          </table:table-cell>
          <table:table-cell table:formula="of:=IF([.AD4]&lt;&gt;0 ;ROUNDUP(LOG10([.AD4]+0.5) ; 0); 0)" office:value-type="float" office:value="0">
            <text:p>0</text:p>
          </table:table-cell>
          <table:table-cell table:style-name="ce15" table:formula="of:=SUM([.A39:.AD40])" office:value-type="float" office:value="7">
            <text:p>7</text:p>
          </table:table-cell>
          <table:table-cell/>
        </table:table-row>
        <table:table-row table:style-name="ro2">
          <table:table-cell table:formula="of:=IF([.A5]&lt;&gt;0 ;ROUNDUP(LOG10([.A5]+0.5) ; 0); 0)" office:value-type="float" office:value="1">
            <text:p>1</text:p>
          </table:table-cell>
          <table:table-cell table:formula="of:=IF([.B5]&lt;&gt;0 ;ROUNDUP(LOG10([.B5]+0.5) ; 0); 0)" office:value-type="float" office:value="1">
            <text:p>1</text:p>
          </table:table-cell>
          <table:table-cell table:formula="of:=IF([.C5]&lt;&gt;0 ;ROUNDUP(LOG10([.C5]+0.5) ; 0); 0)" office:value-type="float" office:value="1">
            <text:p>1</text:p>
          </table:table-cell>
          <table:table-cell table:formula="of:=IF([.D5]&lt;&gt;0 ;ROUNDUP(LOG10([.D5]+0.5) ; 0); 0)" office:value-type="float" office:value="1">
            <text:p>1</text:p>
          </table:table-cell>
          <table:table-cell table:formula="of:=IF([.E5]&lt;&gt;0 ;ROUNDUP(LOG10([.E5]+0.5) ; 0); 0)" office:value-type="float" office:value="1">
            <text:p>1</text:p>
          </table:table-cell>
          <table:table-cell table:formula="of:=IF([.F5]&lt;&gt;0 ;ROUNDUP(LOG10([.F5]+0.5) ; 0); 0)" office:value-type="float" office:value="0">
            <text:p>0</text:p>
          </table:table-cell>
          <table:table-cell table:formula="of:=IF([.G5]&lt;&gt;0 ;ROUNDUP(LOG10([.G5]+0.5) ; 0); 0)" office:value-type="float" office:value="0">
            <text:p>0</text:p>
          </table:table-cell>
          <table:table-cell table:formula="of:=IF([.H5]&lt;&gt;0 ;ROUNDUP(LOG10([.H5]+0.5) ; 0); 0)" office:value-type="float" office:value="0">
            <text:p>0</text:p>
          </table:table-cell>
          <table:table-cell table:formula="of:=IF([.I5]&lt;&gt;0 ;ROUNDUP(LOG10([.I5]+0.5) ; 0); 0)" office:value-type="float" office:value="0">
            <text:p>0</text:p>
          </table:table-cell>
          <table:table-cell table:formula="of:=IF([.J5]&lt;&gt;0 ;ROUNDUP(LOG10([.J5]+0.5) ; 0); 0)" office:value-type="float" office:value="0">
            <text:p>0</text:p>
          </table:table-cell>
          <table:table-cell table:formula="of:=IF([.K5]&lt;&gt;0 ;ROUNDUP(LOG10([.K5]+0.5) ; 0); 0)" office:value-type="float" office:value="0">
            <text:p>0</text:p>
          </table:table-cell>
          <table:table-cell table:formula="of:=IF([.L5]&lt;&gt;0 ;ROUNDUP(LOG10([.L5]+0.5) ; 0); 0)" office:value-type="float" office:value="0">
            <text:p>0</text:p>
          </table:table-cell>
          <table:table-cell table:formula="of:=IF([.M5]&lt;&gt;0 ;ROUNDUP(LOG10([.M5]+0.5) ; 0); 0)" office:value-type="float" office:value="0">
            <text:p>0</text:p>
          </table:table-cell>
          <table:table-cell table:formula="of:=IF([.N5]&lt;&gt;0 ;ROUNDUP(LOG10([.N5]+0.5) ; 0); 0)" office:value-type="float" office:value="0">
            <text:p>0</text:p>
          </table:table-cell>
          <table:table-cell table:formula="of:=IF([.O5]&lt;&gt;0 ;ROUNDUP(LOG10([.O5]+0.5) ; 0); 0)" office:value-type="float" office:value="0">
            <text:p>0</text:p>
          </table:table-cell>
          <table:table-cell table:formula="of:=IF([.P5]&lt;&gt;0 ;ROUNDUP(LOG10([.P5]+0.5) ; 0); 0)" office:value-type="float" office:value="0">
            <text:p>0</text:p>
          </table:table-cell>
          <table:table-cell table:formula="of:=IF([.Q5]&lt;&gt;0 ;ROUNDUP(LOG10([.Q5]+0.5) ; 0); 0)" office:value-type="float" office:value="0">
            <text:p>0</text:p>
          </table:table-cell>
          <table:table-cell table:formula="of:=IF([.R5]&lt;&gt;0 ;ROUNDUP(LOG10([.R5]+0.5) ; 0); 0)" office:value-type="float" office:value="0">
            <text:p>0</text:p>
          </table:table-cell>
          <table:table-cell table:formula="of:=IF([.S5]&lt;&gt;0 ;ROUNDUP(LOG10([.S5]+0.5) ; 0); 0)" office:value-type="float" office:value="0">
            <text:p>0</text:p>
          </table:table-cell>
          <table:table-cell table:formula="of:=IF([.T5]&lt;&gt;0 ;ROUNDUP(LOG10([.T5]+0.5) ; 0); 0)" office:value-type="float" office:value="0">
            <text:p>0</text:p>
          </table:table-cell>
          <table:table-cell table:formula="of:=IF([.U5]&lt;&gt;0 ;ROUNDUP(LOG10([.U5]+0.5) ; 0); 0)" office:value-type="float" office:value="0">
            <text:p>0</text:p>
          </table:table-cell>
          <table:table-cell table:formula="of:=IF([.V5]&lt;&gt;0 ;ROUNDUP(LOG10([.V5]+0.5) ; 0); 0)" office:value-type="float" office:value="0">
            <text:p>0</text:p>
          </table:table-cell>
          <table:table-cell table:formula="of:=IF([.W5]&lt;&gt;0 ;ROUNDUP(LOG10([.W5]+0.5) ; 0); 0)" office:value-type="float" office:value="0">
            <text:p>0</text:p>
          </table:table-cell>
          <table:table-cell table:formula="of:=IF([.X5]&lt;&gt;0 ;ROUNDUP(LOG10([.X5]+0.5) ; 0); 0)" office:value-type="float" office:value="0">
            <text:p>0</text:p>
          </table:table-cell>
          <table:table-cell table:formula="of:=IF([.Y5]&lt;&gt;0 ;ROUNDUP(LOG10([.Y5]+0.5) ; 0); 0)" office:value-type="float" office:value="0">
            <text:p>0</text:p>
          </table:table-cell>
          <table:table-cell table:formula="of:=IF([.Z5]&lt;&gt;0 ;ROUNDUP(LOG10([.Z5]+0.5) ; 0); 0)" office:value-type="float" office:value="0">
            <text:p>0</text:p>
          </table:table-cell>
          <table:table-cell table:formula="of:=IF([.AA5]&lt;&gt;0 ;ROUNDUP(LOG10([.AA5]+0.5) ; 0); 0)" office:value-type="float" office:value="0">
            <text:p>0</text:p>
          </table:table-cell>
          <table:table-cell table:formula="of:=IF([.AB5]&lt;&gt;0 ;ROUNDUP(LOG10([.AB5]+0.5) ; 0); 0)" office:value-type="float" office:value="0">
            <text:p>0</text:p>
          </table:table-cell>
          <table:table-cell table:formula="of:=IF([.AC5]&lt;&gt;0 ;ROUNDUP(LOG10([.AC5]+0.5) ; 0); 0)" office:value-type="float" office:value="0">
            <text:p>0</text:p>
          </table:table-cell>
          <table:table-cell table:formula="of:=IF([.AD5]&lt;&gt;0 ;ROUNDUP(LOG10([.AD5]+0.5) ; 0); 0)" office:value-type="float" office:value="0">
            <text:p>0</text:p>
          </table:table-cell>
          <table:table-cell table:style-name="ce15" table:formula="of:=SUM([.A40:.AD41])" office:value-type="float" office:value="9">
            <text:p>9</text:p>
          </table:table-cell>
          <table:table-cell/>
        </table:table-row>
        <table:table-row table:style-name="ro2">
          <table:table-cell table:formula="of:=IF([.A6]&lt;&gt;0 ;ROUNDUP(LOG10([.A6]+0.5) ; 0); 0)" office:value-type="float" office:value="1">
            <text:p>1</text:p>
          </table:table-cell>
          <table:table-cell table:formula="of:=IF([.B6]&lt;&gt;0 ;ROUNDUP(LOG10([.B6]+0.5) ; 0); 0)" office:value-type="float" office:value="1">
            <text:p>1</text:p>
          </table:table-cell>
          <table:table-cell table:formula="of:=IF([.C6]&lt;&gt;0 ;ROUNDUP(LOG10([.C6]+0.5) ; 0); 0)" office:value-type="float" office:value="2">
            <text:p>2</text:p>
          </table:table-cell>
          <table:table-cell table:formula="of:=IF([.D6]&lt;&gt;0 ;ROUNDUP(LOG10([.D6]+0.5) ; 0); 0)" office:value-type="float" office:value="2">
            <text:p>2</text:p>
          </table:table-cell>
          <table:table-cell table:formula="of:=IF([.E6]&lt;&gt;0 ;ROUNDUP(LOG10([.E6]+0.5) ; 0); 0)" office:value-type="float" office:value="1">
            <text:p>1</text:p>
          </table:table-cell>
          <table:table-cell table:formula="of:=IF([.F6]&lt;&gt;0 ;ROUNDUP(LOG10([.F6]+0.5) ; 0); 0)" office:value-type="float" office:value="1">
            <text:p>1</text:p>
          </table:table-cell>
          <table:table-cell table:formula="of:=IF([.G6]&lt;&gt;0 ;ROUNDUP(LOG10([.G6]+0.5) ; 0); 0)" office:value-type="float" office:value="0">
            <text:p>0</text:p>
          </table:table-cell>
          <table:table-cell table:formula="of:=IF([.H6]&lt;&gt;0 ;ROUNDUP(LOG10([.H6]+0.5) ; 0); 0)" office:value-type="float" office:value="0">
            <text:p>0</text:p>
          </table:table-cell>
          <table:table-cell table:formula="of:=IF([.I6]&lt;&gt;0 ;ROUNDUP(LOG10([.I6]+0.5) ; 0); 0)" office:value-type="float" office:value="0">
            <text:p>0</text:p>
          </table:table-cell>
          <table:table-cell table:formula="of:=IF([.J6]&lt;&gt;0 ;ROUNDUP(LOG10([.J6]+0.5) ; 0); 0)" office:value-type="float" office:value="0">
            <text:p>0</text:p>
          </table:table-cell>
          <table:table-cell table:formula="of:=IF([.K6]&lt;&gt;0 ;ROUNDUP(LOG10([.K6]+0.5) ; 0); 0)" office:value-type="float" office:value="0">
            <text:p>0</text:p>
          </table:table-cell>
          <table:table-cell table:formula="of:=IF([.L6]&lt;&gt;0 ;ROUNDUP(LOG10([.L6]+0.5) ; 0); 0)" office:value-type="float" office:value="0">
            <text:p>0</text:p>
          </table:table-cell>
          <table:table-cell table:formula="of:=IF([.M6]&lt;&gt;0 ;ROUNDUP(LOG10([.M6]+0.5) ; 0); 0)" office:value-type="float" office:value="0">
            <text:p>0</text:p>
          </table:table-cell>
          <table:table-cell table:formula="of:=IF([.N6]&lt;&gt;0 ;ROUNDUP(LOG10([.N6]+0.5) ; 0); 0)" office:value-type="float" office:value="0">
            <text:p>0</text:p>
          </table:table-cell>
          <table:table-cell table:formula="of:=IF([.O6]&lt;&gt;0 ;ROUNDUP(LOG10([.O6]+0.5) ; 0); 0)" office:value-type="float" office:value="0">
            <text:p>0</text:p>
          </table:table-cell>
          <table:table-cell table:formula="of:=IF([.P6]&lt;&gt;0 ;ROUNDUP(LOG10([.P6]+0.5) ; 0); 0)" office:value-type="float" office:value="0">
            <text:p>0</text:p>
          </table:table-cell>
          <table:table-cell table:formula="of:=IF([.Q6]&lt;&gt;0 ;ROUNDUP(LOG10([.Q6]+0.5) ; 0); 0)" office:value-type="float" office:value="0">
            <text:p>0</text:p>
          </table:table-cell>
          <table:table-cell table:formula="of:=IF([.R6]&lt;&gt;0 ;ROUNDUP(LOG10([.R6]+0.5) ; 0); 0)" office:value-type="float" office:value="0">
            <text:p>0</text:p>
          </table:table-cell>
          <table:table-cell table:formula="of:=IF([.S6]&lt;&gt;0 ;ROUNDUP(LOG10([.S6]+0.5) ; 0); 0)" office:value-type="float" office:value="0">
            <text:p>0</text:p>
          </table:table-cell>
          <table:table-cell table:formula="of:=IF([.T6]&lt;&gt;0 ;ROUNDUP(LOG10([.T6]+0.5) ; 0); 0)" office:value-type="float" office:value="0">
            <text:p>0</text:p>
          </table:table-cell>
          <table:table-cell table:formula="of:=IF([.U6]&lt;&gt;0 ;ROUNDUP(LOG10([.U6]+0.5) ; 0); 0)" office:value-type="float" office:value="0">
            <text:p>0</text:p>
          </table:table-cell>
          <table:table-cell table:formula="of:=IF([.V6]&lt;&gt;0 ;ROUNDUP(LOG10([.V6]+0.5) ; 0); 0)" office:value-type="float" office:value="0">
            <text:p>0</text:p>
          </table:table-cell>
          <table:table-cell table:formula="of:=IF([.W6]&lt;&gt;0 ;ROUNDUP(LOG10([.W6]+0.5) ; 0); 0)" office:value-type="float" office:value="0">
            <text:p>0</text:p>
          </table:table-cell>
          <table:table-cell table:formula="of:=IF([.X6]&lt;&gt;0 ;ROUNDUP(LOG10([.X6]+0.5) ; 0); 0)" office:value-type="float" office:value="0">
            <text:p>0</text:p>
          </table:table-cell>
          <table:table-cell table:formula="of:=IF([.Y6]&lt;&gt;0 ;ROUNDUP(LOG10([.Y6]+0.5) ; 0); 0)" office:value-type="float" office:value="0">
            <text:p>0</text:p>
          </table:table-cell>
          <table:table-cell table:formula="of:=IF([.Z6]&lt;&gt;0 ;ROUNDUP(LOG10([.Z6]+0.5) ; 0); 0)" office:value-type="float" office:value="0">
            <text:p>0</text:p>
          </table:table-cell>
          <table:table-cell table:formula="of:=IF([.AA6]&lt;&gt;0 ;ROUNDUP(LOG10([.AA6]+0.5) ; 0); 0)" office:value-type="float" office:value="0">
            <text:p>0</text:p>
          </table:table-cell>
          <table:table-cell table:formula="of:=IF([.AB6]&lt;&gt;0 ;ROUNDUP(LOG10([.AB6]+0.5) ; 0); 0)" office:value-type="float" office:value="0">
            <text:p>0</text:p>
          </table:table-cell>
          <table:table-cell table:formula="of:=IF([.AC6]&lt;&gt;0 ;ROUNDUP(LOG10([.AC6]+0.5) ; 0); 0)" office:value-type="float" office:value="0">
            <text:p>0</text:p>
          </table:table-cell>
          <table:table-cell table:formula="of:=IF([.AD6]&lt;&gt;0 ;ROUNDUP(LOG10([.AD6]+0.5) ; 0); 0)" office:value-type="float" office:value="0">
            <text:p>0</text:p>
          </table:table-cell>
          <table:table-cell table:style-name="ce15" table:formula="of:=SUM([.A41:.AD42])" office:value-type="float" office:value="13">
            <text:p>13</text:p>
          </table:table-cell>
          <table:table-cell/>
        </table:table-row>
        <table:table-row table:style-name="ro2">
          <table:table-cell table:formula="of:=IF([.A7]&lt;&gt;0 ;ROUNDUP(LOG10([.A7]+0.5) ; 0); 0)" office:value-type="float" office:value="1">
            <text:p>1</text:p>
          </table:table-cell>
          <table:table-cell table:formula="of:=IF([.B7]&lt;&gt;0 ;ROUNDUP(LOG10([.B7]+0.5) ; 0); 0)" office:value-type="float" office:value="1">
            <text:p>1</text:p>
          </table:table-cell>
          <table:table-cell table:formula="of:=IF([.C7]&lt;&gt;0 ;ROUNDUP(LOG10([.C7]+0.5) ; 0); 0)" office:value-type="float" office:value="2">
            <text:p>2</text:p>
          </table:table-cell>
          <table:table-cell table:formula="of:=IF([.D7]&lt;&gt;0 ;ROUNDUP(LOG10([.D7]+0.5) ; 0); 0)" office:value-type="float" office:value="2">
            <text:p>2</text:p>
          </table:table-cell>
          <table:table-cell table:formula="of:=IF([.E7]&lt;&gt;0 ;ROUNDUP(LOG10([.E7]+0.5) ; 0); 0)" office:value-type="float" office:value="2">
            <text:p>2</text:p>
          </table:table-cell>
          <table:table-cell table:formula="of:=IF([.F7]&lt;&gt;0 ;ROUNDUP(LOG10([.F7]+0.5) ; 0); 0)" office:value-type="float" office:value="1">
            <text:p>1</text:p>
          </table:table-cell>
          <table:table-cell table:formula="of:=IF([.G7]&lt;&gt;0 ;ROUNDUP(LOG10([.G7]+0.5) ; 0); 0)" office:value-type="float" office:value="1">
            <text:p>1</text:p>
          </table:table-cell>
          <table:table-cell table:formula="of:=IF([.H7]&lt;&gt;0 ;ROUNDUP(LOG10([.H7]+0.5) ; 0); 0)" office:value-type="float" office:value="0">
            <text:p>0</text:p>
          </table:table-cell>
          <table:table-cell table:formula="of:=IF([.I7]&lt;&gt;0 ;ROUNDUP(LOG10([.I7]+0.5) ; 0); 0)" office:value-type="float" office:value="0">
            <text:p>0</text:p>
          </table:table-cell>
          <table:table-cell table:formula="of:=IF([.J7]&lt;&gt;0 ;ROUNDUP(LOG10([.J7]+0.5) ; 0); 0)" office:value-type="float" office:value="0">
            <text:p>0</text:p>
          </table:table-cell>
          <table:table-cell table:formula="of:=IF([.K7]&lt;&gt;0 ;ROUNDUP(LOG10([.K7]+0.5) ; 0); 0)" office:value-type="float" office:value="0">
            <text:p>0</text:p>
          </table:table-cell>
          <table:table-cell table:formula="of:=IF([.L7]&lt;&gt;0 ;ROUNDUP(LOG10([.L7]+0.5) ; 0); 0)" office:value-type="float" office:value="0">
            <text:p>0</text:p>
          </table:table-cell>
          <table:table-cell table:formula="of:=IF([.M7]&lt;&gt;0 ;ROUNDUP(LOG10([.M7]+0.5) ; 0); 0)" office:value-type="float" office:value="0">
            <text:p>0</text:p>
          </table:table-cell>
          <table:table-cell table:formula="of:=IF([.N7]&lt;&gt;0 ;ROUNDUP(LOG10([.N7]+0.5) ; 0); 0)" office:value-type="float" office:value="0">
            <text:p>0</text:p>
          </table:table-cell>
          <table:table-cell table:formula="of:=IF([.O7]&lt;&gt;0 ;ROUNDUP(LOG10([.O7]+0.5) ; 0); 0)" office:value-type="float" office:value="0">
            <text:p>0</text:p>
          </table:table-cell>
          <table:table-cell table:formula="of:=IF([.P7]&lt;&gt;0 ;ROUNDUP(LOG10([.P7]+0.5) ; 0); 0)" office:value-type="float" office:value="0">
            <text:p>0</text:p>
          </table:table-cell>
          <table:table-cell table:formula="of:=IF([.Q7]&lt;&gt;0 ;ROUNDUP(LOG10([.Q7]+0.5) ; 0); 0)" office:value-type="float" office:value="0">
            <text:p>0</text:p>
          </table:table-cell>
          <table:table-cell table:formula="of:=IF([.R7]&lt;&gt;0 ;ROUNDUP(LOG10([.R7]+0.5) ; 0); 0)" office:value-type="float" office:value="0">
            <text:p>0</text:p>
          </table:table-cell>
          <table:table-cell table:formula="of:=IF([.S7]&lt;&gt;0 ;ROUNDUP(LOG10([.S7]+0.5) ; 0); 0)" office:value-type="float" office:value="0">
            <text:p>0</text:p>
          </table:table-cell>
          <table:table-cell table:formula="of:=IF([.T7]&lt;&gt;0 ;ROUNDUP(LOG10([.T7]+0.5) ; 0); 0)" office:value-type="float" office:value="0">
            <text:p>0</text:p>
          </table:table-cell>
          <table:table-cell table:formula="of:=IF([.U7]&lt;&gt;0 ;ROUNDUP(LOG10([.U7]+0.5) ; 0); 0)" office:value-type="float" office:value="0">
            <text:p>0</text:p>
          </table:table-cell>
          <table:table-cell table:formula="of:=IF([.V7]&lt;&gt;0 ;ROUNDUP(LOG10([.V7]+0.5) ; 0); 0)" office:value-type="float" office:value="0">
            <text:p>0</text:p>
          </table:table-cell>
          <table:table-cell table:formula="of:=IF([.W7]&lt;&gt;0 ;ROUNDUP(LOG10([.W7]+0.5) ; 0); 0)" office:value-type="float" office:value="0">
            <text:p>0</text:p>
          </table:table-cell>
          <table:table-cell table:formula="of:=IF([.X7]&lt;&gt;0 ;ROUNDUP(LOG10([.X7]+0.5) ; 0); 0)" office:value-type="float" office:value="0">
            <text:p>0</text:p>
          </table:table-cell>
          <table:table-cell table:formula="of:=IF([.Y7]&lt;&gt;0 ;ROUNDUP(LOG10([.Y7]+0.5) ; 0); 0)" office:value-type="float" office:value="0">
            <text:p>0</text:p>
          </table:table-cell>
          <table:table-cell table:formula="of:=IF([.Z7]&lt;&gt;0 ;ROUNDUP(LOG10([.Z7]+0.5) ; 0); 0)" office:value-type="float" office:value="0">
            <text:p>0</text:p>
          </table:table-cell>
          <table:table-cell table:formula="of:=IF([.AA7]&lt;&gt;0 ;ROUNDUP(LOG10([.AA7]+0.5) ; 0); 0)" office:value-type="float" office:value="0">
            <text:p>0</text:p>
          </table:table-cell>
          <table:table-cell table:formula="of:=IF([.AB7]&lt;&gt;0 ;ROUNDUP(LOG10([.AB7]+0.5) ; 0); 0)" office:value-type="float" office:value="0">
            <text:p>0</text:p>
          </table:table-cell>
          <table:table-cell table:formula="of:=IF([.AC7]&lt;&gt;0 ;ROUNDUP(LOG10([.AC7]+0.5) ; 0); 0)" office:value-type="float" office:value="0">
            <text:p>0</text:p>
          </table:table-cell>
          <table:table-cell table:formula="of:=IF([.AD7]&lt;&gt;0 ;ROUNDUP(LOG10([.AD7]+0.5) ; 0); 0)" office:value-type="float" office:value="0">
            <text:p>0</text:p>
          </table:table-cell>
          <table:table-cell table:style-name="ce15" table:formula="of:=SUM([.A42:.AD43])" office:value-type="float" office:value="18">
            <text:p>18</text:p>
          </table:table-cell>
          <table:table-cell/>
        </table:table-row>
        <table:table-row table:style-name="ro2">
          <table:table-cell table:formula="of:=IF([.A8]&lt;&gt;0 ;ROUNDUP(LOG10([.A8]+0.5) ; 0); 0)" office:value-type="float" office:value="1">
            <text:p>1</text:p>
          </table:table-cell>
          <table:table-cell table:formula="of:=IF([.B8]&lt;&gt;0 ;ROUNDUP(LOG10([.B8]+0.5) ; 0); 0)" office:value-type="float" office:value="1">
            <text:p>1</text:p>
          </table:table-cell>
          <table:table-cell table:formula="of:=IF([.C8]&lt;&gt;0 ;ROUNDUP(LOG10([.C8]+0.5) ; 0); 0)" office:value-type="float" office:value="2">
            <text:p>2</text:p>
          </table:table-cell>
          <table:table-cell table:formula="of:=IF([.D8]&lt;&gt;0 ;ROUNDUP(LOG10([.D8]+0.5) ; 0); 0)" office:value-type="float" office:value="2">
            <text:p>2</text:p>
          </table:table-cell>
          <table:table-cell table:formula="of:=IF([.E8]&lt;&gt;0 ;ROUNDUP(LOG10([.E8]+0.5) ; 0); 0)" office:value-type="float" office:value="2">
            <text:p>2</text:p>
          </table:table-cell>
          <table:table-cell table:formula="of:=IF([.F8]&lt;&gt;0 ;ROUNDUP(LOG10([.F8]+0.5) ; 0); 0)" office:value-type="float" office:value="2">
            <text:p>2</text:p>
          </table:table-cell>
          <table:table-cell table:formula="of:=IF([.G8]&lt;&gt;0 ;ROUNDUP(LOG10([.G8]+0.5) ; 0); 0)" office:value-type="float" office:value="1">
            <text:p>1</text:p>
          </table:table-cell>
          <table:table-cell table:formula="of:=IF([.H8]&lt;&gt;0 ;ROUNDUP(LOG10([.H8]+0.5) ; 0); 0)" office:value-type="float" office:value="1">
            <text:p>1</text:p>
          </table:table-cell>
          <table:table-cell table:formula="of:=IF([.I8]&lt;&gt;0 ;ROUNDUP(LOG10([.I8]+0.5) ; 0); 0)" office:value-type="float" office:value="0">
            <text:p>0</text:p>
          </table:table-cell>
          <table:table-cell table:formula="of:=IF([.J8]&lt;&gt;0 ;ROUNDUP(LOG10([.J8]+0.5) ; 0); 0)" office:value-type="float" office:value="0">
            <text:p>0</text:p>
          </table:table-cell>
          <table:table-cell table:formula="of:=IF([.K8]&lt;&gt;0 ;ROUNDUP(LOG10([.K8]+0.5) ; 0); 0)" office:value-type="float" office:value="0">
            <text:p>0</text:p>
          </table:table-cell>
          <table:table-cell table:formula="of:=IF([.L8]&lt;&gt;0 ;ROUNDUP(LOG10([.L8]+0.5) ; 0); 0)" office:value-type="float" office:value="0">
            <text:p>0</text:p>
          </table:table-cell>
          <table:table-cell table:formula="of:=IF([.M8]&lt;&gt;0 ;ROUNDUP(LOG10([.M8]+0.5) ; 0); 0)" office:value-type="float" office:value="0">
            <text:p>0</text:p>
          </table:table-cell>
          <table:table-cell table:formula="of:=IF([.N8]&lt;&gt;0 ;ROUNDUP(LOG10([.N8]+0.5) ; 0); 0)" office:value-type="float" office:value="0">
            <text:p>0</text:p>
          </table:table-cell>
          <table:table-cell table:formula="of:=IF([.O8]&lt;&gt;0 ;ROUNDUP(LOG10([.O8]+0.5) ; 0); 0)" office:value-type="float" office:value="0">
            <text:p>0</text:p>
          </table:table-cell>
          <table:table-cell table:formula="of:=IF([.P8]&lt;&gt;0 ;ROUNDUP(LOG10([.P8]+0.5) ; 0); 0)" office:value-type="float" office:value="0">
            <text:p>0</text:p>
          </table:table-cell>
          <table:table-cell table:formula="of:=IF([.Q8]&lt;&gt;0 ;ROUNDUP(LOG10([.Q8]+0.5) ; 0); 0)" office:value-type="float" office:value="0">
            <text:p>0</text:p>
          </table:table-cell>
          <table:table-cell table:formula="of:=IF([.R8]&lt;&gt;0 ;ROUNDUP(LOG10([.R8]+0.5) ; 0); 0)" office:value-type="float" office:value="0">
            <text:p>0</text:p>
          </table:table-cell>
          <table:table-cell table:formula="of:=IF([.S8]&lt;&gt;0 ;ROUNDUP(LOG10([.S8]+0.5) ; 0); 0)" office:value-type="float" office:value="0">
            <text:p>0</text:p>
          </table:table-cell>
          <table:table-cell table:formula="of:=IF([.T8]&lt;&gt;0 ;ROUNDUP(LOG10([.T8]+0.5) ; 0); 0)" office:value-type="float" office:value="0">
            <text:p>0</text:p>
          </table:table-cell>
          <table:table-cell table:formula="of:=IF([.U8]&lt;&gt;0 ;ROUNDUP(LOG10([.U8]+0.5) ; 0); 0)" office:value-type="float" office:value="0">
            <text:p>0</text:p>
          </table:table-cell>
          <table:table-cell table:formula="of:=IF([.V8]&lt;&gt;0 ;ROUNDUP(LOG10([.V8]+0.5) ; 0); 0)" office:value-type="float" office:value="0">
            <text:p>0</text:p>
          </table:table-cell>
          <table:table-cell table:formula="of:=IF([.W8]&lt;&gt;0 ;ROUNDUP(LOG10([.W8]+0.5) ; 0); 0)" office:value-type="float" office:value="0">
            <text:p>0</text:p>
          </table:table-cell>
          <table:table-cell table:formula="of:=IF([.X8]&lt;&gt;0 ;ROUNDUP(LOG10([.X8]+0.5) ; 0); 0)" office:value-type="float" office:value="0">
            <text:p>0</text:p>
          </table:table-cell>
          <table:table-cell table:formula="of:=IF([.Y8]&lt;&gt;0 ;ROUNDUP(LOG10([.Y8]+0.5) ; 0); 0)" office:value-type="float" office:value="0">
            <text:p>0</text:p>
          </table:table-cell>
          <table:table-cell table:formula="of:=IF([.Z8]&lt;&gt;0 ;ROUNDUP(LOG10([.Z8]+0.5) ; 0); 0)" office:value-type="float" office:value="0">
            <text:p>0</text:p>
          </table:table-cell>
          <table:table-cell table:formula="of:=IF([.AA8]&lt;&gt;0 ;ROUNDUP(LOG10([.AA8]+0.5) ; 0); 0)" office:value-type="float" office:value="0">
            <text:p>0</text:p>
          </table:table-cell>
          <table:table-cell table:formula="of:=IF([.AB8]&lt;&gt;0 ;ROUNDUP(LOG10([.AB8]+0.5) ; 0); 0)" office:value-type="float" office:value="0">
            <text:p>0</text:p>
          </table:table-cell>
          <table:table-cell table:formula="of:=IF([.AC8]&lt;&gt;0 ;ROUNDUP(LOG10([.AC8]+0.5) ; 0); 0)" office:value-type="float" office:value="0">
            <text:p>0</text:p>
          </table:table-cell>
          <table:table-cell table:formula="of:=IF([.AD8]&lt;&gt;0 ;ROUNDUP(LOG10([.AD8]+0.5) ; 0); 0)" office:value-type="float" office:value="0">
            <text:p>0</text:p>
          </table:table-cell>
          <table:table-cell table:style-name="ce15" table:formula="of:=SUM([.A43:.AD44])" office:value-type="float" office:value="22">
            <text:p>22</text:p>
          </table:table-cell>
          <table:table-cell/>
        </table:table-row>
        <table:table-row table:style-name="ro2">
          <table:table-cell table:formula="of:=IF([.A9]&lt;&gt;0 ;ROUNDUP(LOG10([.A9]+0.5) ; 0); 0)" office:value-type="float" office:value="1">
            <text:p>1</text:p>
          </table:table-cell>
          <table:table-cell table:formula="of:=IF([.B9]&lt;&gt;0 ;ROUNDUP(LOG10([.B9]+0.5) ; 0); 0)" office:value-type="float" office:value="1">
            <text:p>1</text:p>
          </table:table-cell>
          <table:table-cell table:formula="of:=IF([.C9]&lt;&gt;0 ;ROUNDUP(LOG10([.C9]+0.5) ; 0); 0)" office:value-type="float" office:value="2">
            <text:p>2</text:p>
          </table:table-cell>
          <table:table-cell table:formula="of:=IF([.D9]&lt;&gt;0 ;ROUNDUP(LOG10([.D9]+0.5) ; 0); 0)" office:value-type="float" office:value="2">
            <text:p>2</text:p>
          </table:table-cell>
          <table:table-cell table:formula="of:=IF([.E9]&lt;&gt;0 ;ROUNDUP(LOG10([.E9]+0.5) ; 0); 0)" office:value-type="float" office:value="2">
            <text:p>2</text:p>
          </table:table-cell>
          <table:table-cell table:formula="of:=IF([.F9]&lt;&gt;0 ;ROUNDUP(LOG10([.F9]+0.5) ; 0); 0)" office:value-type="float" office:value="2">
            <text:p>2</text:p>
          </table:table-cell>
          <table:table-cell table:formula="of:=IF([.G9]&lt;&gt;0 ;ROUNDUP(LOG10([.G9]+0.5) ; 0); 0)" office:value-type="float" office:value="2">
            <text:p>2</text:p>
          </table:table-cell>
          <table:table-cell table:formula="of:=IF([.H9]&lt;&gt;0 ;ROUNDUP(LOG10([.H9]+0.5) ; 0); 0)" office:value-type="float" office:value="1">
            <text:p>1</text:p>
          </table:table-cell>
          <table:table-cell table:formula="of:=IF([.I9]&lt;&gt;0 ;ROUNDUP(LOG10([.I9]+0.5) ; 0); 0)" office:value-type="float" office:value="1">
            <text:p>1</text:p>
          </table:table-cell>
          <table:table-cell table:formula="of:=IF([.J9]&lt;&gt;0 ;ROUNDUP(LOG10([.J9]+0.5) ; 0); 0)" office:value-type="float" office:value="0">
            <text:p>0</text:p>
          </table:table-cell>
          <table:table-cell table:formula="of:=IF([.K9]&lt;&gt;0 ;ROUNDUP(LOG10([.K9]+0.5) ; 0); 0)" office:value-type="float" office:value="0">
            <text:p>0</text:p>
          </table:table-cell>
          <table:table-cell table:formula="of:=IF([.L9]&lt;&gt;0 ;ROUNDUP(LOG10([.L9]+0.5) ; 0); 0)" office:value-type="float" office:value="0">
            <text:p>0</text:p>
          </table:table-cell>
          <table:table-cell table:formula="of:=IF([.M9]&lt;&gt;0 ;ROUNDUP(LOG10([.M9]+0.5) ; 0); 0)" office:value-type="float" office:value="0">
            <text:p>0</text:p>
          </table:table-cell>
          <table:table-cell table:formula="of:=IF([.N9]&lt;&gt;0 ;ROUNDUP(LOG10([.N9]+0.5) ; 0); 0)" office:value-type="float" office:value="0">
            <text:p>0</text:p>
          </table:table-cell>
          <table:table-cell table:formula="of:=IF([.O9]&lt;&gt;0 ;ROUNDUP(LOG10([.O9]+0.5) ; 0); 0)" office:value-type="float" office:value="0">
            <text:p>0</text:p>
          </table:table-cell>
          <table:table-cell table:formula="of:=IF([.P9]&lt;&gt;0 ;ROUNDUP(LOG10([.P9]+0.5) ; 0); 0)" office:value-type="float" office:value="0">
            <text:p>0</text:p>
          </table:table-cell>
          <table:table-cell table:formula="of:=IF([.Q9]&lt;&gt;0 ;ROUNDUP(LOG10([.Q9]+0.5) ; 0); 0)" office:value-type="float" office:value="0">
            <text:p>0</text:p>
          </table:table-cell>
          <table:table-cell table:formula="of:=IF([.R9]&lt;&gt;0 ;ROUNDUP(LOG10([.R9]+0.5) ; 0); 0)" office:value-type="float" office:value="0">
            <text:p>0</text:p>
          </table:table-cell>
          <table:table-cell table:formula="of:=IF([.S9]&lt;&gt;0 ;ROUNDUP(LOG10([.S9]+0.5) ; 0); 0)" office:value-type="float" office:value="0">
            <text:p>0</text:p>
          </table:table-cell>
          <table:table-cell table:formula="of:=IF([.T9]&lt;&gt;0 ;ROUNDUP(LOG10([.T9]+0.5) ; 0); 0)" office:value-type="float" office:value="0">
            <text:p>0</text:p>
          </table:table-cell>
          <table:table-cell table:formula="of:=IF([.U9]&lt;&gt;0 ;ROUNDUP(LOG10([.U9]+0.5) ; 0); 0)" office:value-type="float" office:value="0">
            <text:p>0</text:p>
          </table:table-cell>
          <table:table-cell table:formula="of:=IF([.V9]&lt;&gt;0 ;ROUNDUP(LOG10([.V9]+0.5) ; 0); 0)" office:value-type="float" office:value="0">
            <text:p>0</text:p>
          </table:table-cell>
          <table:table-cell table:formula="of:=IF([.W9]&lt;&gt;0 ;ROUNDUP(LOG10([.W9]+0.5) ; 0); 0)" office:value-type="float" office:value="0">
            <text:p>0</text:p>
          </table:table-cell>
          <table:table-cell table:formula="of:=IF([.X9]&lt;&gt;0 ;ROUNDUP(LOG10([.X9]+0.5) ; 0); 0)" office:value-type="float" office:value="0">
            <text:p>0</text:p>
          </table:table-cell>
          <table:table-cell table:formula="of:=IF([.Y9]&lt;&gt;0 ;ROUNDUP(LOG10([.Y9]+0.5) ; 0); 0)" office:value-type="float" office:value="0">
            <text:p>0</text:p>
          </table:table-cell>
          <table:table-cell table:formula="of:=IF([.Z9]&lt;&gt;0 ;ROUNDUP(LOG10([.Z9]+0.5) ; 0); 0)" office:value-type="float" office:value="0">
            <text:p>0</text:p>
          </table:table-cell>
          <table:table-cell table:formula="of:=IF([.AA9]&lt;&gt;0 ;ROUNDUP(LOG10([.AA9]+0.5) ; 0); 0)" office:value-type="float" office:value="0">
            <text:p>0</text:p>
          </table:table-cell>
          <table:table-cell table:formula="of:=IF([.AB9]&lt;&gt;0 ;ROUNDUP(LOG10([.AB9]+0.5) ; 0); 0)" office:value-type="float" office:value="0">
            <text:p>0</text:p>
          </table:table-cell>
          <table:table-cell table:formula="of:=IF([.AC9]&lt;&gt;0 ;ROUNDUP(LOG10([.AC9]+0.5) ; 0); 0)" office:value-type="float" office:value="0">
            <text:p>0</text:p>
          </table:table-cell>
          <table:table-cell table:formula="of:=IF([.AD9]&lt;&gt;0 ;ROUNDUP(LOG10([.AD9]+0.5) ; 0); 0)" office:value-type="float" office:value="0">
            <text:p>0</text:p>
          </table:table-cell>
          <table:table-cell table:style-name="ce15" table:formula="of:=SUM([.A44:.AD45])" office:value-type="float" office:value="26">
            <text:p>26</text:p>
          </table:table-cell>
          <table:table-cell/>
        </table:table-row>
        <table:table-row table:style-name="ro2">
          <table:table-cell table:formula="of:=IF([.A10]&lt;&gt;0 ;ROUNDUP(LOG10([.A10]+0.5) ; 0); 0)" office:value-type="float" office:value="1">
            <text:p>1</text:p>
          </table:table-cell>
          <table:table-cell table:formula="of:=IF([.B10]&lt;&gt;0 ;ROUNDUP(LOG10([.B10]+0.5) ; 0); 0)" office:value-type="float" office:value="1">
            <text:p>1</text:p>
          </table:table-cell>
          <table:table-cell table:formula="of:=IF([.C10]&lt;&gt;0 ;ROUNDUP(LOG10([.C10]+0.5) ; 0); 0)" office:value-type="float" office:value="2">
            <text:p>2</text:p>
          </table:table-cell>
          <table:table-cell table:formula="of:=IF([.D10]&lt;&gt;0 ;ROUNDUP(LOG10([.D10]+0.5) ; 0); 0)" office:value-type="float" office:value="2">
            <text:p>2</text:p>
          </table:table-cell>
          <table:table-cell table:formula="of:=IF([.E10]&lt;&gt;0 ;ROUNDUP(LOG10([.E10]+0.5) ; 0); 0)" office:value-type="float" office:value="3">
            <text:p>3</text:p>
          </table:table-cell>
          <table:table-cell table:formula="of:=IF([.F10]&lt;&gt;0 ;ROUNDUP(LOG10([.F10]+0.5) ; 0); 0)" office:value-type="float" office:value="3">
            <text:p>3</text:p>
          </table:table-cell>
          <table:table-cell table:formula="of:=IF([.G10]&lt;&gt;0 ;ROUNDUP(LOG10([.G10]+0.5) ; 0); 0)" office:value-type="float" office:value="2">
            <text:p>2</text:p>
          </table:table-cell>
          <table:table-cell table:formula="of:=IF([.H10]&lt;&gt;0 ;ROUNDUP(LOG10([.H10]+0.5) ; 0); 0)" office:value-type="float" office:value="2">
            <text:p>2</text:p>
          </table:table-cell>
          <table:table-cell table:formula="of:=IF([.I10]&lt;&gt;0 ;ROUNDUP(LOG10([.I10]+0.5) ; 0); 0)" office:value-type="float" office:value="1">
            <text:p>1</text:p>
          </table:table-cell>
          <table:table-cell table:formula="of:=IF([.J10]&lt;&gt;0 ;ROUNDUP(LOG10([.J10]+0.5) ; 0); 0)" office:value-type="float" office:value="1">
            <text:p>1</text:p>
          </table:table-cell>
          <table:table-cell table:formula="of:=IF([.K10]&lt;&gt;0 ;ROUNDUP(LOG10([.K10]+0.5) ; 0); 0)" office:value-type="float" office:value="0">
            <text:p>0</text:p>
          </table:table-cell>
          <table:table-cell table:formula="of:=IF([.L10]&lt;&gt;0 ;ROUNDUP(LOG10([.L10]+0.5) ; 0); 0)" office:value-type="float" office:value="0">
            <text:p>0</text:p>
          </table:table-cell>
          <table:table-cell table:formula="of:=IF([.M10]&lt;&gt;0 ;ROUNDUP(LOG10([.M10]+0.5) ; 0); 0)" office:value-type="float" office:value="0">
            <text:p>0</text:p>
          </table:table-cell>
          <table:table-cell table:formula="of:=IF([.N10]&lt;&gt;0 ;ROUNDUP(LOG10([.N10]+0.5) ; 0); 0)" office:value-type="float" office:value="0">
            <text:p>0</text:p>
          </table:table-cell>
          <table:table-cell table:formula="of:=IF([.O10]&lt;&gt;0 ;ROUNDUP(LOG10([.O10]+0.5) ; 0); 0)" office:value-type="float" office:value="0">
            <text:p>0</text:p>
          </table:table-cell>
          <table:table-cell table:formula="of:=IF([.P10]&lt;&gt;0 ;ROUNDUP(LOG10([.P10]+0.5) ; 0); 0)" office:value-type="float" office:value="0">
            <text:p>0</text:p>
          </table:table-cell>
          <table:table-cell table:formula="of:=IF([.Q10]&lt;&gt;0 ;ROUNDUP(LOG10([.Q10]+0.5) ; 0); 0)" office:value-type="float" office:value="0">
            <text:p>0</text:p>
          </table:table-cell>
          <table:table-cell table:formula="of:=IF([.R10]&lt;&gt;0 ;ROUNDUP(LOG10([.R10]+0.5) ; 0); 0)" office:value-type="float" office:value="0">
            <text:p>0</text:p>
          </table:table-cell>
          <table:table-cell table:formula="of:=IF([.S10]&lt;&gt;0 ;ROUNDUP(LOG10([.S10]+0.5) ; 0); 0)" office:value-type="float" office:value="0">
            <text:p>0</text:p>
          </table:table-cell>
          <table:table-cell table:formula="of:=IF([.T10]&lt;&gt;0 ;ROUNDUP(LOG10([.T10]+0.5) ; 0); 0)" office:value-type="float" office:value="0">
            <text:p>0</text:p>
          </table:table-cell>
          <table:table-cell table:formula="of:=IF([.U10]&lt;&gt;0 ;ROUNDUP(LOG10([.U10]+0.5) ; 0); 0)" office:value-type="float" office:value="0">
            <text:p>0</text:p>
          </table:table-cell>
          <table:table-cell table:formula="of:=IF([.V10]&lt;&gt;0 ;ROUNDUP(LOG10([.V10]+0.5) ; 0); 0)" office:value-type="float" office:value="0">
            <text:p>0</text:p>
          </table:table-cell>
          <table:table-cell table:formula="of:=IF([.W10]&lt;&gt;0 ;ROUNDUP(LOG10([.W10]+0.5) ; 0); 0)" office:value-type="float" office:value="0">
            <text:p>0</text:p>
          </table:table-cell>
          <table:table-cell table:formula="of:=IF([.X10]&lt;&gt;0 ;ROUNDUP(LOG10([.X10]+0.5) ; 0); 0)" office:value-type="float" office:value="0">
            <text:p>0</text:p>
          </table:table-cell>
          <table:table-cell table:formula="of:=IF([.Y10]&lt;&gt;0 ;ROUNDUP(LOG10([.Y10]+0.5) ; 0); 0)" office:value-type="float" office:value="0">
            <text:p>0</text:p>
          </table:table-cell>
          <table:table-cell table:formula="of:=IF([.Z10]&lt;&gt;0 ;ROUNDUP(LOG10([.Z10]+0.5) ; 0); 0)" office:value-type="float" office:value="0">
            <text:p>0</text:p>
          </table:table-cell>
          <table:table-cell table:formula="of:=IF([.AA10]&lt;&gt;0 ;ROUNDUP(LOG10([.AA10]+0.5) ; 0); 0)" office:value-type="float" office:value="0">
            <text:p>0</text:p>
          </table:table-cell>
          <table:table-cell table:formula="of:=IF([.AB10]&lt;&gt;0 ;ROUNDUP(LOG10([.AB10]+0.5) ; 0); 0)" office:value-type="float" office:value="0">
            <text:p>0</text:p>
          </table:table-cell>
          <table:table-cell table:formula="of:=IF([.AC10]&lt;&gt;0 ;ROUNDUP(LOG10([.AC10]+0.5) ; 0); 0)" office:value-type="float" office:value="0">
            <text:p>0</text:p>
          </table:table-cell>
          <table:table-cell table:formula="of:=IF([.AD10]&lt;&gt;0 ;ROUNDUP(LOG10([.AD10]+0.5) ; 0); 0)" office:value-type="float" office:value="0">
            <text:p>0</text:p>
          </table:table-cell>
          <table:table-cell table:style-name="ce15" table:formula="of:=SUM([.A45:.AD46])" office:value-type="float" office:value="32">
            <text:p>32</text:p>
          </table:table-cell>
          <table:table-cell/>
        </table:table-row>
        <table:table-row table:style-name="ro2">
          <table:table-cell table:formula="of:=IF([.A11]&lt;&gt;0 ;ROUNDUP(LOG10([.A11]+0.5) ; 0); 0)" office:value-type="float" office:value="1">
            <text:p>1</text:p>
          </table:table-cell>
          <table:table-cell table:formula="of:=IF([.B11]&lt;&gt;0 ;ROUNDUP(LOG10([.B11]+0.5) ; 0); 0)" office:value-type="float" office:value="2">
            <text:p>2</text:p>
          </table:table-cell>
          <table:table-cell table:formula="of:=IF([.C11]&lt;&gt;0 ;ROUNDUP(LOG10([.C11]+0.5) ; 0); 0)" office:value-type="float" office:value="2">
            <text:p>2</text:p>
          </table:table-cell>
          <table:table-cell table:formula="of:=IF([.D11]&lt;&gt;0 ;ROUNDUP(LOG10([.D11]+0.5) ; 0); 0)" office:value-type="float" office:value="3">
            <text:p>3</text:p>
          </table:table-cell>
          <table:table-cell table:formula="of:=IF([.E11]&lt;&gt;0 ;ROUNDUP(LOG10([.E11]+0.5) ; 0); 0)" office:value-type="float" office:value="3">
            <text:p>3</text:p>
          </table:table-cell>
          <table:table-cell table:formula="of:=IF([.F11]&lt;&gt;0 ;ROUNDUP(LOG10([.F11]+0.5) ; 0); 0)" office:value-type="float" office:value="3">
            <text:p>3</text:p>
          </table:table-cell>
          <table:table-cell table:formula="of:=IF([.G11]&lt;&gt;0 ;ROUNDUP(LOG10([.G11]+0.5) ; 0); 0)" office:value-type="float" office:value="3">
            <text:p>3</text:p>
          </table:table-cell>
          <table:table-cell table:formula="of:=IF([.H11]&lt;&gt;0 ;ROUNDUP(LOG10([.H11]+0.5) ; 0); 0)" office:value-type="float" office:value="3">
            <text:p>3</text:p>
          </table:table-cell>
          <table:table-cell table:formula="of:=IF([.I11]&lt;&gt;0 ;ROUNDUP(LOG10([.I11]+0.5) ; 0); 0)" office:value-type="float" office:value="2">
            <text:p>2</text:p>
          </table:table-cell>
          <table:table-cell table:formula="of:=IF([.J11]&lt;&gt;0 ;ROUNDUP(LOG10([.J11]+0.5) ; 0); 0)" office:value-type="float" office:value="2">
            <text:p>2</text:p>
          </table:table-cell>
          <table:table-cell table:formula="of:=IF([.K11]&lt;&gt;0 ;ROUNDUP(LOG10([.K11]+0.5) ; 0); 0)" office:value-type="float" office:value="1">
            <text:p>1</text:p>
          </table:table-cell>
          <table:table-cell table:formula="of:=IF([.L11]&lt;&gt;0 ;ROUNDUP(LOG10([.L11]+0.5) ; 0); 0)" office:value-type="float" office:value="0">
            <text:p>0</text:p>
          </table:table-cell>
          <table:table-cell table:formula="of:=IF([.M11]&lt;&gt;0 ;ROUNDUP(LOG10([.M11]+0.5) ; 0); 0)" office:value-type="float" office:value="0">
            <text:p>0</text:p>
          </table:table-cell>
          <table:table-cell table:formula="of:=IF([.N11]&lt;&gt;0 ;ROUNDUP(LOG10([.N11]+0.5) ; 0); 0)" office:value-type="float" office:value="0">
            <text:p>0</text:p>
          </table:table-cell>
          <table:table-cell table:formula="of:=IF([.O11]&lt;&gt;0 ;ROUNDUP(LOG10([.O11]+0.5) ; 0); 0)" office:value-type="float" office:value="0">
            <text:p>0</text:p>
          </table:table-cell>
          <table:table-cell table:formula="of:=IF([.P11]&lt;&gt;0 ;ROUNDUP(LOG10([.P11]+0.5) ; 0); 0)" office:value-type="float" office:value="0">
            <text:p>0</text:p>
          </table:table-cell>
          <table:table-cell table:formula="of:=IF([.Q11]&lt;&gt;0 ;ROUNDUP(LOG10([.Q11]+0.5) ; 0); 0)" office:value-type="float" office:value="0">
            <text:p>0</text:p>
          </table:table-cell>
          <table:table-cell table:formula="of:=IF([.R11]&lt;&gt;0 ;ROUNDUP(LOG10([.R11]+0.5) ; 0); 0)" office:value-type="float" office:value="0">
            <text:p>0</text:p>
          </table:table-cell>
          <table:table-cell table:formula="of:=IF([.S11]&lt;&gt;0 ;ROUNDUP(LOG10([.S11]+0.5) ; 0); 0)" office:value-type="float" office:value="0">
            <text:p>0</text:p>
          </table:table-cell>
          <table:table-cell table:formula="of:=IF([.T11]&lt;&gt;0 ;ROUNDUP(LOG10([.T11]+0.5) ; 0); 0)" office:value-type="float" office:value="0">
            <text:p>0</text:p>
          </table:table-cell>
          <table:table-cell table:formula="of:=IF([.U11]&lt;&gt;0 ;ROUNDUP(LOG10([.U11]+0.5) ; 0); 0)" office:value-type="float" office:value="0">
            <text:p>0</text:p>
          </table:table-cell>
          <table:table-cell table:formula="of:=IF([.V11]&lt;&gt;0 ;ROUNDUP(LOG10([.V11]+0.5) ; 0); 0)" office:value-type="float" office:value="0">
            <text:p>0</text:p>
          </table:table-cell>
          <table:table-cell table:formula="of:=IF([.W11]&lt;&gt;0 ;ROUNDUP(LOG10([.W11]+0.5) ; 0); 0)" office:value-type="float" office:value="0">
            <text:p>0</text:p>
          </table:table-cell>
          <table:table-cell table:formula="of:=IF([.X11]&lt;&gt;0 ;ROUNDUP(LOG10([.X11]+0.5) ; 0); 0)" office:value-type="float" office:value="0">
            <text:p>0</text:p>
          </table:table-cell>
          <table:table-cell table:formula="of:=IF([.Y11]&lt;&gt;0 ;ROUNDUP(LOG10([.Y11]+0.5) ; 0); 0)" office:value-type="float" office:value="0">
            <text:p>0</text:p>
          </table:table-cell>
          <table:table-cell table:formula="of:=IF([.Z11]&lt;&gt;0 ;ROUNDUP(LOG10([.Z11]+0.5) ; 0); 0)" office:value-type="float" office:value="0">
            <text:p>0</text:p>
          </table:table-cell>
          <table:table-cell table:formula="of:=IF([.AA11]&lt;&gt;0 ;ROUNDUP(LOG10([.AA11]+0.5) ; 0); 0)" office:value-type="float" office:value="0">
            <text:p>0</text:p>
          </table:table-cell>
          <table:table-cell table:formula="of:=IF([.AB11]&lt;&gt;0 ;ROUNDUP(LOG10([.AB11]+0.5) ; 0); 0)" office:value-type="float" office:value="0">
            <text:p>0</text:p>
          </table:table-cell>
          <table:table-cell table:formula="of:=IF([.AC11]&lt;&gt;0 ;ROUNDUP(LOG10([.AC11]+0.5) ; 0); 0)" office:value-type="float" office:value="0">
            <text:p>0</text:p>
          </table:table-cell>
          <table:table-cell table:formula="of:=IF([.AD11]&lt;&gt;0 ;ROUNDUP(LOG10([.AD11]+0.5) ; 0); 0)" office:value-type="float" office:value="0">
            <text:p>0</text:p>
          </table:table-cell>
          <table:table-cell table:style-name="ce15" table:formula="of:=SUM([.A46:.AD47])" office:value-type="float" office:value="43">
            <text:p>43</text:p>
          </table:table-cell>
          <table:table-cell/>
        </table:table-row>
        <table:table-row table:style-name="ro2">
          <table:table-cell table:formula="of:=IF([.A12]&lt;&gt;0 ;ROUNDUP(LOG10([.A12]+0.5) ; 0); 0)" office:value-type="float" office:value="1">
            <text:p>1</text:p>
          </table:table-cell>
          <table:table-cell table:formula="of:=IF([.B12]&lt;&gt;0 ;ROUNDUP(LOG10([.B12]+0.5) ; 0); 0)" office:value-type="float" office:value="2">
            <text:p>2</text:p>
          </table:table-cell>
          <table:table-cell table:formula="of:=IF([.C12]&lt;&gt;0 ;ROUNDUP(LOG10([.C12]+0.5) ; 0); 0)" office:value-type="float" office:value="2">
            <text:p>2</text:p>
          </table:table-cell>
          <table:table-cell table:formula="of:=IF([.D12]&lt;&gt;0 ;ROUNDUP(LOG10([.D12]+0.5) ; 0); 0)" office:value-type="float" office:value="3">
            <text:p>3</text:p>
          </table:table-cell>
          <table:table-cell table:formula="of:=IF([.E12]&lt;&gt;0 ;ROUNDUP(LOG10([.E12]+0.5) ; 0); 0)" office:value-type="float" office:value="3">
            <text:p>3</text:p>
          </table:table-cell>
          <table:table-cell table:formula="of:=IF([.F12]&lt;&gt;0 ;ROUNDUP(LOG10([.F12]+0.5) ; 0); 0)" office:value-type="float" office:value="3">
            <text:p>3</text:p>
          </table:table-cell>
          <table:table-cell table:formula="of:=IF([.G12]&lt;&gt;0 ;ROUNDUP(LOG10([.G12]+0.5) ; 0); 0)" office:value-type="float" office:value="3">
            <text:p>3</text:p>
          </table:table-cell>
          <table:table-cell table:formula="of:=IF([.H12]&lt;&gt;0 ;ROUNDUP(LOG10([.H12]+0.5) ; 0); 0)" office:value-type="float" office:value="3">
            <text:p>3</text:p>
          </table:table-cell>
          <table:table-cell table:formula="of:=IF([.I12]&lt;&gt;0 ;ROUNDUP(LOG10([.I12]+0.5) ; 0); 0)" office:value-type="float" office:value="3">
            <text:p>3</text:p>
          </table:table-cell>
          <table:table-cell table:formula="of:=IF([.J12]&lt;&gt;0 ;ROUNDUP(LOG10([.J12]+0.5) ; 0); 0)" office:value-type="float" office:value="2">
            <text:p>2</text:p>
          </table:table-cell>
          <table:table-cell table:formula="of:=IF([.K12]&lt;&gt;0 ;ROUNDUP(LOG10([.K12]+0.5) ; 0); 0)" office:value-type="float" office:value="2">
            <text:p>2</text:p>
          </table:table-cell>
          <table:table-cell table:formula="of:=IF([.L12]&lt;&gt;0 ;ROUNDUP(LOG10([.L12]+0.5) ; 0); 0)" office:value-type="float" office:value="1">
            <text:p>1</text:p>
          </table:table-cell>
          <table:table-cell table:formula="of:=IF([.M12]&lt;&gt;0 ;ROUNDUP(LOG10([.M12]+0.5) ; 0); 0)" office:value-type="float" office:value="0">
            <text:p>0</text:p>
          </table:table-cell>
          <table:table-cell table:formula="of:=IF([.N12]&lt;&gt;0 ;ROUNDUP(LOG10([.N12]+0.5) ; 0); 0)" office:value-type="float" office:value="0">
            <text:p>0</text:p>
          </table:table-cell>
          <table:table-cell table:formula="of:=IF([.O12]&lt;&gt;0 ;ROUNDUP(LOG10([.O12]+0.5) ; 0); 0)" office:value-type="float" office:value="0">
            <text:p>0</text:p>
          </table:table-cell>
          <table:table-cell table:formula="of:=IF([.P12]&lt;&gt;0 ;ROUNDUP(LOG10([.P12]+0.5) ; 0); 0)" office:value-type="float" office:value="0">
            <text:p>0</text:p>
          </table:table-cell>
          <table:table-cell table:formula="of:=IF([.Q12]&lt;&gt;0 ;ROUNDUP(LOG10([.Q12]+0.5) ; 0); 0)" office:value-type="float" office:value="0">
            <text:p>0</text:p>
          </table:table-cell>
          <table:table-cell table:formula="of:=IF([.R12]&lt;&gt;0 ;ROUNDUP(LOG10([.R12]+0.5) ; 0); 0)" office:value-type="float" office:value="0">
            <text:p>0</text:p>
          </table:table-cell>
          <table:table-cell table:formula="of:=IF([.S12]&lt;&gt;0 ;ROUNDUP(LOG10([.S12]+0.5) ; 0); 0)" office:value-type="float" office:value="0">
            <text:p>0</text:p>
          </table:table-cell>
          <table:table-cell table:formula="of:=IF([.T12]&lt;&gt;0 ;ROUNDUP(LOG10([.T12]+0.5) ; 0); 0)" office:value-type="float" office:value="0">
            <text:p>0</text:p>
          </table:table-cell>
          <table:table-cell table:formula="of:=IF([.U12]&lt;&gt;0 ;ROUNDUP(LOG10([.U12]+0.5) ; 0); 0)" office:value-type="float" office:value="0">
            <text:p>0</text:p>
          </table:table-cell>
          <table:table-cell table:formula="of:=IF([.V12]&lt;&gt;0 ;ROUNDUP(LOG10([.V12]+0.5) ; 0); 0)" office:value-type="float" office:value="0">
            <text:p>0</text:p>
          </table:table-cell>
          <table:table-cell table:formula="of:=IF([.W12]&lt;&gt;0 ;ROUNDUP(LOG10([.W12]+0.5) ; 0); 0)" office:value-type="float" office:value="0">
            <text:p>0</text:p>
          </table:table-cell>
          <table:table-cell table:formula="of:=IF([.X12]&lt;&gt;0 ;ROUNDUP(LOG10([.X12]+0.5) ; 0); 0)" office:value-type="float" office:value="0">
            <text:p>0</text:p>
          </table:table-cell>
          <table:table-cell table:formula="of:=IF([.Y12]&lt;&gt;0 ;ROUNDUP(LOG10([.Y12]+0.5) ; 0); 0)" office:value-type="float" office:value="0">
            <text:p>0</text:p>
          </table:table-cell>
          <table:table-cell table:formula="of:=IF([.Z12]&lt;&gt;0 ;ROUNDUP(LOG10([.Z12]+0.5) ; 0); 0)" office:value-type="float" office:value="0">
            <text:p>0</text:p>
          </table:table-cell>
          <table:table-cell table:formula="of:=IF([.AA12]&lt;&gt;0 ;ROUNDUP(LOG10([.AA12]+0.5) ; 0); 0)" office:value-type="float" office:value="0">
            <text:p>0</text:p>
          </table:table-cell>
          <table:table-cell table:formula="of:=IF([.AB12]&lt;&gt;0 ;ROUNDUP(LOG10([.AB12]+0.5) ; 0); 0)" office:value-type="float" office:value="0">
            <text:p>0</text:p>
          </table:table-cell>
          <table:table-cell table:formula="of:=IF([.AC12]&lt;&gt;0 ;ROUNDUP(LOG10([.AC12]+0.5) ; 0); 0)" office:value-type="float" office:value="0">
            <text:p>0</text:p>
          </table:table-cell>
          <table:table-cell table:formula="of:=IF([.AD12]&lt;&gt;0 ;ROUNDUP(LOG10([.AD12]+0.5) ; 0); 0)" office:value-type="float" office:value="0">
            <text:p>0</text:p>
          </table:table-cell>
          <table:table-cell table:style-name="ce15" table:formula="of:=SUM([.A47:.AD48])" office:value-type="float" office:value="53">
            <text:p>53</text:p>
          </table:table-cell>
          <table:table-cell/>
        </table:table-row>
        <table:table-row table:style-name="ro2">
          <table:table-cell table:formula="of:=IF([.A13]&lt;&gt;0 ;ROUNDUP(LOG10([.A13]+0.5) ; 0); 0)" office:value-type="float" office:value="1">
            <text:p>1</text:p>
          </table:table-cell>
          <table:table-cell table:formula="of:=IF([.B13]&lt;&gt;0 ;ROUNDUP(LOG10([.B13]+0.5) ; 0); 0)" office:value-type="float" office:value="2">
            <text:p>2</text:p>
          </table:table-cell>
          <table:table-cell table:formula="of:=IF([.C13]&lt;&gt;0 ;ROUNDUP(LOG10([.C13]+0.5) ; 0); 0)" office:value-type="float" office:value="2">
            <text:p>2</text:p>
          </table:table-cell>
          <table:table-cell table:formula="of:=IF([.D13]&lt;&gt;0 ;ROUNDUP(LOG10([.D13]+0.5) ; 0); 0)" office:value-type="float" office:value="3">
            <text:p>3</text:p>
          </table:table-cell>
          <table:table-cell table:formula="of:=IF([.E13]&lt;&gt;0 ;ROUNDUP(LOG10([.E13]+0.5) ; 0); 0)" office:value-type="float" office:value="3">
            <text:p>3</text:p>
          </table:table-cell>
          <table:table-cell table:formula="of:=IF([.F13]&lt;&gt;0 ;ROUNDUP(LOG10([.F13]+0.5) ; 0); 0)" office:value-type="float" office:value="3">
            <text:p>3</text:p>
          </table:table-cell>
          <table:table-cell table:formula="of:=IF([.G13]&lt;&gt;0 ;ROUNDUP(LOG10([.G13]+0.5) ; 0); 0)" office:value-type="float" office:value="3">
            <text:p>3</text:p>
          </table:table-cell>
          <table:table-cell table:formula="of:=IF([.H13]&lt;&gt;0 ;ROUNDUP(LOG10([.H13]+0.5) ; 0); 0)" office:value-type="float" office:value="3">
            <text:p>3</text:p>
          </table:table-cell>
          <table:table-cell table:formula="of:=IF([.I13]&lt;&gt;0 ;ROUNDUP(LOG10([.I13]+0.5) ; 0); 0)" office:value-type="float" office:value="3">
            <text:p>3</text:p>
          </table:table-cell>
          <table:table-cell table:formula="of:=IF([.J13]&lt;&gt;0 ;ROUNDUP(LOG10([.J13]+0.5) ; 0); 0)" office:value-type="float" office:value="3">
            <text:p>3</text:p>
          </table:table-cell>
          <table:table-cell table:formula="of:=IF([.K13]&lt;&gt;0 ;ROUNDUP(LOG10([.K13]+0.5) ; 0); 0)" office:value-type="float" office:value="2">
            <text:p>2</text:p>
          </table:table-cell>
          <table:table-cell table:formula="of:=IF([.L13]&lt;&gt;0 ;ROUNDUP(LOG10([.L13]+0.5) ; 0); 0)" office:value-type="float" office:value="2">
            <text:p>2</text:p>
          </table:table-cell>
          <table:table-cell table:formula="of:=IF([.M13]&lt;&gt;0 ;ROUNDUP(LOG10([.M13]+0.5) ; 0); 0)" office:value-type="float" office:value="1">
            <text:p>1</text:p>
          </table:table-cell>
          <table:table-cell table:formula="of:=IF([.N13]&lt;&gt;0 ;ROUNDUP(LOG10([.N13]+0.5) ; 0); 0)" office:value-type="float" office:value="0">
            <text:p>0</text:p>
          </table:table-cell>
          <table:table-cell table:formula="of:=IF([.O13]&lt;&gt;0 ;ROUNDUP(LOG10([.O13]+0.5) ; 0); 0)" office:value-type="float" office:value="0">
            <text:p>0</text:p>
          </table:table-cell>
          <table:table-cell table:formula="of:=IF([.P13]&lt;&gt;0 ;ROUNDUP(LOG10([.P13]+0.5) ; 0); 0)" office:value-type="float" office:value="0">
            <text:p>0</text:p>
          </table:table-cell>
          <table:table-cell table:formula="of:=IF([.Q13]&lt;&gt;0 ;ROUNDUP(LOG10([.Q13]+0.5) ; 0); 0)" office:value-type="float" office:value="0">
            <text:p>0</text:p>
          </table:table-cell>
          <table:table-cell table:formula="of:=IF([.R13]&lt;&gt;0 ;ROUNDUP(LOG10([.R13]+0.5) ; 0); 0)" office:value-type="float" office:value="0">
            <text:p>0</text:p>
          </table:table-cell>
          <table:table-cell table:formula="of:=IF([.S13]&lt;&gt;0 ;ROUNDUP(LOG10([.S13]+0.5) ; 0); 0)" office:value-type="float" office:value="0">
            <text:p>0</text:p>
          </table:table-cell>
          <table:table-cell table:formula="of:=IF([.T13]&lt;&gt;0 ;ROUNDUP(LOG10([.T13]+0.5) ; 0); 0)" office:value-type="float" office:value="0">
            <text:p>0</text:p>
          </table:table-cell>
          <table:table-cell table:formula="of:=IF([.U13]&lt;&gt;0 ;ROUNDUP(LOG10([.U13]+0.5) ; 0); 0)" office:value-type="float" office:value="0">
            <text:p>0</text:p>
          </table:table-cell>
          <table:table-cell table:formula="of:=IF([.V13]&lt;&gt;0 ;ROUNDUP(LOG10([.V13]+0.5) ; 0); 0)" office:value-type="float" office:value="0">
            <text:p>0</text:p>
          </table:table-cell>
          <table:table-cell table:formula="of:=IF([.W13]&lt;&gt;0 ;ROUNDUP(LOG10([.W13]+0.5) ; 0); 0)" office:value-type="float" office:value="0">
            <text:p>0</text:p>
          </table:table-cell>
          <table:table-cell table:formula="of:=IF([.X13]&lt;&gt;0 ;ROUNDUP(LOG10([.X13]+0.5) ; 0); 0)" office:value-type="float" office:value="0">
            <text:p>0</text:p>
          </table:table-cell>
          <table:table-cell table:formula="of:=IF([.Y13]&lt;&gt;0 ;ROUNDUP(LOG10([.Y13]+0.5) ; 0); 0)" office:value-type="float" office:value="0">
            <text:p>0</text:p>
          </table:table-cell>
          <table:table-cell table:formula="of:=IF([.Z13]&lt;&gt;0 ;ROUNDUP(LOG10([.Z13]+0.5) ; 0); 0)" office:value-type="float" office:value="0">
            <text:p>0</text:p>
          </table:table-cell>
          <table:table-cell table:formula="of:=IF([.AA13]&lt;&gt;0 ;ROUNDUP(LOG10([.AA13]+0.5) ; 0); 0)" office:value-type="float" office:value="0">
            <text:p>0</text:p>
          </table:table-cell>
          <table:table-cell table:formula="of:=IF([.AB13]&lt;&gt;0 ;ROUNDUP(LOG10([.AB13]+0.5) ; 0); 0)" office:value-type="float" office:value="0">
            <text:p>0</text:p>
          </table:table-cell>
          <table:table-cell table:formula="of:=IF([.AC13]&lt;&gt;0 ;ROUNDUP(LOG10([.AC13]+0.5) ; 0); 0)" office:value-type="float" office:value="0">
            <text:p>0</text:p>
          </table:table-cell>
          <table:table-cell table:formula="of:=IF([.AD13]&lt;&gt;0 ;ROUNDUP(LOG10([.AD13]+0.5) ; 0); 0)" office:value-type="float" office:value="0">
            <text:p>0</text:p>
          </table:table-cell>
          <table:table-cell table:style-name="ce15" table:formula="of:=SUM([.A48:.AD49])" office:value-type="float" office:value="59">
            <text:p>59</text:p>
          </table:table-cell>
          <table:table-cell/>
        </table:table-row>
        <table:table-row table:style-name="ro2">
          <table:table-cell table:formula="of:=IF([.A14]&lt;&gt;0 ;ROUNDUP(LOG10([.A14]+0.5) ; 0); 0)" office:value-type="float" office:value="1">
            <text:p>1</text:p>
          </table:table-cell>
          <table:table-cell table:formula="of:=IF([.B14]&lt;&gt;0 ;ROUNDUP(LOG10([.B14]+0.5) ; 0); 0)" office:value-type="float" office:value="2">
            <text:p>2</text:p>
          </table:table-cell>
          <table:table-cell table:formula="of:=IF([.C14]&lt;&gt;0 ;ROUNDUP(LOG10([.C14]+0.5) ; 0); 0)" office:value-type="float" office:value="2">
            <text:p>2</text:p>
          </table:table-cell>
          <table:table-cell table:formula="of:=IF([.D14]&lt;&gt;0 ;ROUNDUP(LOG10([.D14]+0.5) ; 0); 0)" office:value-type="float" office:value="3">
            <text:p>3</text:p>
          </table:table-cell>
          <table:table-cell table:formula="of:=IF([.E14]&lt;&gt;0 ;ROUNDUP(LOG10([.E14]+0.5) ; 0); 0)" office:value-type="float" office:value="3">
            <text:p>3</text:p>
          </table:table-cell>
          <table:table-cell table:formula="of:=IF([.F14]&lt;&gt;0 ;ROUNDUP(LOG10([.F14]+0.5) ; 0); 0)" office:value-type="float" office:value="4">
            <text:p>4</text:p>
          </table:table-cell>
          <table:table-cell table:formula="of:=IF([.G14]&lt;&gt;0 ;ROUNDUP(LOG10([.G14]+0.5) ; 0); 0)" office:value-type="float" office:value="4">
            <text:p>4</text:p>
          </table:table-cell>
          <table:table-cell table:formula="of:=IF([.H14]&lt;&gt;0 ;ROUNDUP(LOG10([.H14]+0.5) ; 0); 0)" office:value-type="float" office:value="4">
            <text:p>4</text:p>
          </table:table-cell>
          <table:table-cell table:formula="of:=IF([.I14]&lt;&gt;0 ;ROUNDUP(LOG10([.I14]+0.5) ; 0); 0)" office:value-type="float" office:value="4">
            <text:p>4</text:p>
          </table:table-cell>
          <table:table-cell table:formula="of:=IF([.J14]&lt;&gt;0 ;ROUNDUP(LOG10([.J14]+0.5) ; 0); 0)" office:value-type="float" office:value="3">
            <text:p>3</text:p>
          </table:table-cell>
          <table:table-cell table:formula="of:=IF([.K14]&lt;&gt;0 ;ROUNDUP(LOG10([.K14]+0.5) ; 0); 0)" office:value-type="float" office:value="3">
            <text:p>3</text:p>
          </table:table-cell>
          <table:table-cell table:formula="of:=IF([.L14]&lt;&gt;0 ;ROUNDUP(LOG10([.L14]+0.5) ; 0); 0)" office:value-type="float" office:value="2">
            <text:p>2</text:p>
          </table:table-cell>
          <table:table-cell table:formula="of:=IF([.M14]&lt;&gt;0 ;ROUNDUP(LOG10([.M14]+0.5) ; 0); 0)" office:value-type="float" office:value="2">
            <text:p>2</text:p>
          </table:table-cell>
          <table:table-cell table:formula="of:=IF([.N14]&lt;&gt;0 ;ROUNDUP(LOG10([.N14]+0.5) ; 0); 0)" office:value-type="float" office:value="1">
            <text:p>1</text:p>
          </table:table-cell>
          <table:table-cell table:formula="of:=IF([.O14]&lt;&gt;0 ;ROUNDUP(LOG10([.O14]+0.5) ; 0); 0)" office:value-type="float" office:value="0">
            <text:p>0</text:p>
          </table:table-cell>
          <table:table-cell table:formula="of:=IF([.P14]&lt;&gt;0 ;ROUNDUP(LOG10([.P14]+0.5) ; 0); 0)" office:value-type="float" office:value="0">
            <text:p>0</text:p>
          </table:table-cell>
          <table:table-cell table:formula="of:=IF([.Q14]&lt;&gt;0 ;ROUNDUP(LOG10([.Q14]+0.5) ; 0); 0)" office:value-type="float" office:value="0">
            <text:p>0</text:p>
          </table:table-cell>
          <table:table-cell table:formula="of:=IF([.R14]&lt;&gt;0 ;ROUNDUP(LOG10([.R14]+0.5) ; 0); 0)" office:value-type="float" office:value="0">
            <text:p>0</text:p>
          </table:table-cell>
          <table:table-cell table:formula="of:=IF([.S14]&lt;&gt;0 ;ROUNDUP(LOG10([.S14]+0.5) ; 0); 0)" office:value-type="float" office:value="0">
            <text:p>0</text:p>
          </table:table-cell>
          <table:table-cell table:formula="of:=IF([.T14]&lt;&gt;0 ;ROUNDUP(LOG10([.T14]+0.5) ; 0); 0)" office:value-type="float" office:value="0">
            <text:p>0</text:p>
          </table:table-cell>
          <table:table-cell table:formula="of:=IF([.U14]&lt;&gt;0 ;ROUNDUP(LOG10([.U14]+0.5) ; 0); 0)" office:value-type="float" office:value="0">
            <text:p>0</text:p>
          </table:table-cell>
          <table:table-cell table:formula="of:=IF([.V14]&lt;&gt;0 ;ROUNDUP(LOG10([.V14]+0.5) ; 0); 0)" office:value-type="float" office:value="0">
            <text:p>0</text:p>
          </table:table-cell>
          <table:table-cell table:formula="of:=IF([.W14]&lt;&gt;0 ;ROUNDUP(LOG10([.W14]+0.5) ; 0); 0)" office:value-type="float" office:value="0">
            <text:p>0</text:p>
          </table:table-cell>
          <table:table-cell table:formula="of:=IF([.X14]&lt;&gt;0 ;ROUNDUP(LOG10([.X14]+0.5) ; 0); 0)" office:value-type="float" office:value="0">
            <text:p>0</text:p>
          </table:table-cell>
          <table:table-cell table:formula="of:=IF([.Y14]&lt;&gt;0 ;ROUNDUP(LOG10([.Y14]+0.5) ; 0); 0)" office:value-type="float" office:value="0">
            <text:p>0</text:p>
          </table:table-cell>
          <table:table-cell table:formula="of:=IF([.Z14]&lt;&gt;0 ;ROUNDUP(LOG10([.Z14]+0.5) ; 0); 0)" office:value-type="float" office:value="0">
            <text:p>0</text:p>
          </table:table-cell>
          <table:table-cell table:formula="of:=IF([.AA14]&lt;&gt;0 ;ROUNDUP(LOG10([.AA14]+0.5) ; 0); 0)" office:value-type="float" office:value="0">
            <text:p>0</text:p>
          </table:table-cell>
          <table:table-cell table:formula="of:=IF([.AB14]&lt;&gt;0 ;ROUNDUP(LOG10([.AB14]+0.5) ; 0); 0)" office:value-type="float" office:value="0">
            <text:p>0</text:p>
          </table:table-cell>
          <table:table-cell table:formula="of:=IF([.AC14]&lt;&gt;0 ;ROUNDUP(LOG10([.AC14]+0.5) ; 0); 0)" office:value-type="float" office:value="0">
            <text:p>0</text:p>
          </table:table-cell>
          <table:table-cell table:formula="of:=IF([.AD14]&lt;&gt;0 ;ROUNDUP(LOG10([.AD14]+0.5) ; 0); 0)" office:value-type="float" office:value="0">
            <text:p>0</text:p>
          </table:table-cell>
          <table:table-cell table:style-name="ce15" table:formula="of:=SUM([.A49:.AD50])" office:value-type="float" office:value="69">
            <text:p>69</text:p>
          </table:table-cell>
          <table:table-cell/>
        </table:table-row>
        <table:table-row table:style-name="ro2">
          <table:table-cell table:formula="of:=IF([.A15]&lt;&gt;0 ;ROUNDUP(LOG10([.A15]+0.5) ; 0); 0)" office:value-type="float" office:value="1">
            <text:p>1</text:p>
          </table:table-cell>
          <table:table-cell table:formula="of:=IF([.B15]&lt;&gt;0 ;ROUNDUP(LOG10([.B15]+0.5) ; 0); 0)" office:value-type="float" office:value="2">
            <text:p>2</text:p>
          </table:table-cell>
          <table:table-cell table:formula="of:=IF([.C15]&lt;&gt;0 ;ROUNDUP(LOG10([.C15]+0.5) ; 0); 0)" office:value-type="float" office:value="2">
            <text:p>2</text:p>
          </table:table-cell>
          <table:table-cell table:formula="of:=IF([.D15]&lt;&gt;0 ;ROUNDUP(LOG10([.D15]+0.5) ; 0); 0)" office:value-type="float" office:value="3">
            <text:p>3</text:p>
          </table:table-cell>
          <table:table-cell table:formula="of:=IF([.E15]&lt;&gt;0 ;ROUNDUP(LOG10([.E15]+0.5) ; 0); 0)" office:value-type="float" office:value="4">
            <text:p>4</text:p>
          </table:table-cell>
          <table:table-cell table:formula="of:=IF([.F15]&lt;&gt;0 ;ROUNDUP(LOG10([.F15]+0.5) ; 0); 0)" office:value-type="float" office:value="4">
            <text:p>4</text:p>
          </table:table-cell>
          <table:table-cell table:formula="of:=IF([.G15]&lt;&gt;0 ;ROUNDUP(LOG10([.G15]+0.5) ; 0); 0)" office:value-type="float" office:value="4">
            <text:p>4</text:p>
          </table:table-cell>
          <table:table-cell table:formula="of:=IF([.H15]&lt;&gt;0 ;ROUNDUP(LOG10([.H15]+0.5) ; 0); 0)" office:value-type="float" office:value="4">
            <text:p>4</text:p>
          </table:table-cell>
          <table:table-cell table:formula="of:=IF([.I15]&lt;&gt;0 ;ROUNDUP(LOG10([.I15]+0.5) ; 0); 0)" office:value-type="float" office:value="4">
            <text:p>4</text:p>
          </table:table-cell>
          <table:table-cell table:formula="of:=IF([.J15]&lt;&gt;0 ;ROUNDUP(LOG10([.J15]+0.5) ; 0); 0)" office:value-type="float" office:value="4">
            <text:p>4</text:p>
          </table:table-cell>
          <table:table-cell table:formula="of:=IF([.K15]&lt;&gt;0 ;ROUNDUP(LOG10([.K15]+0.5) ; 0); 0)" office:value-type="float" office:value="4">
            <text:p>4</text:p>
          </table:table-cell>
          <table:table-cell table:formula="of:=IF([.L15]&lt;&gt;0 ;ROUNDUP(LOG10([.L15]+0.5) ; 0); 0)" office:value-type="float" office:value="3">
            <text:p>3</text:p>
          </table:table-cell>
          <table:table-cell table:formula="of:=IF([.M15]&lt;&gt;0 ;ROUNDUP(LOG10([.M15]+0.5) ; 0); 0)" office:value-type="float" office:value="2">
            <text:p>2</text:p>
          </table:table-cell>
          <table:table-cell table:formula="of:=IF([.N15]&lt;&gt;0 ;ROUNDUP(LOG10([.N15]+0.5) ; 0); 0)" office:value-type="float" office:value="2">
            <text:p>2</text:p>
          </table:table-cell>
          <table:table-cell table:formula="of:=IF([.O15]&lt;&gt;0 ;ROUNDUP(LOG10([.O15]+0.5) ; 0); 0)" office:value-type="float" office:value="1">
            <text:p>1</text:p>
          </table:table-cell>
          <table:table-cell table:formula="of:=IF([.P15]&lt;&gt;0 ;ROUNDUP(LOG10([.P15]+0.5) ; 0); 0)" office:value-type="float" office:value="0">
            <text:p>0</text:p>
          </table:table-cell>
          <table:table-cell table:formula="of:=IF([.Q15]&lt;&gt;0 ;ROUNDUP(LOG10([.Q15]+0.5) ; 0); 0)" office:value-type="float" office:value="0">
            <text:p>0</text:p>
          </table:table-cell>
          <table:table-cell table:formula="of:=IF([.R15]&lt;&gt;0 ;ROUNDUP(LOG10([.R15]+0.5) ; 0); 0)" office:value-type="float" office:value="0">
            <text:p>0</text:p>
          </table:table-cell>
          <table:table-cell table:formula="of:=IF([.S15]&lt;&gt;0 ;ROUNDUP(LOG10([.S15]+0.5) ; 0); 0)" office:value-type="float" office:value="0">
            <text:p>0</text:p>
          </table:table-cell>
          <table:table-cell table:formula="of:=IF([.T15]&lt;&gt;0 ;ROUNDUP(LOG10([.T15]+0.5) ; 0); 0)" office:value-type="float" office:value="0">
            <text:p>0</text:p>
          </table:table-cell>
          <table:table-cell table:formula="of:=IF([.U15]&lt;&gt;0 ;ROUNDUP(LOG10([.U15]+0.5) ; 0); 0)" office:value-type="float" office:value="0">
            <text:p>0</text:p>
          </table:table-cell>
          <table:table-cell table:formula="of:=IF([.V15]&lt;&gt;0 ;ROUNDUP(LOG10([.V15]+0.5) ; 0); 0)" office:value-type="float" office:value="0">
            <text:p>0</text:p>
          </table:table-cell>
          <table:table-cell table:formula="of:=IF([.W15]&lt;&gt;0 ;ROUNDUP(LOG10([.W15]+0.5) ; 0); 0)" office:value-type="float" office:value="0">
            <text:p>0</text:p>
          </table:table-cell>
          <table:table-cell table:formula="of:=IF([.X15]&lt;&gt;0 ;ROUNDUP(LOG10([.X15]+0.5) ; 0); 0)" office:value-type="float" office:value="0">
            <text:p>0</text:p>
          </table:table-cell>
          <table:table-cell table:formula="of:=IF([.Y15]&lt;&gt;0 ;ROUNDUP(LOG10([.Y15]+0.5) ; 0); 0)" office:value-type="float" office:value="0">
            <text:p>0</text:p>
          </table:table-cell>
          <table:table-cell table:formula="of:=IF([.Z15]&lt;&gt;0 ;ROUNDUP(LOG10([.Z15]+0.5) ; 0); 0)" office:value-type="float" office:value="0">
            <text:p>0</text:p>
          </table:table-cell>
          <table:table-cell table:formula="of:=IF([.AA15]&lt;&gt;0 ;ROUNDUP(LOG10([.AA15]+0.5) ; 0); 0)" office:value-type="float" office:value="0">
            <text:p>0</text:p>
          </table:table-cell>
          <table:table-cell table:formula="of:=IF([.AB15]&lt;&gt;0 ;ROUNDUP(LOG10([.AB15]+0.5) ; 0); 0)" office:value-type="float" office:value="0">
            <text:p>0</text:p>
          </table:table-cell>
          <table:table-cell table:formula="of:=IF([.AC15]&lt;&gt;0 ;ROUNDUP(LOG10([.AC15]+0.5) ; 0); 0)" office:value-type="float" office:value="0">
            <text:p>0</text:p>
          </table:table-cell>
          <table:table-cell table:formula="of:=IF([.AD15]&lt;&gt;0 ;ROUNDUP(LOG10([.AD15]+0.5) ; 0); 0)" office:value-type="float" office:value="0">
            <text:p>0</text:p>
          </table:table-cell>
          <table:table-cell table:style-name="ce15" table:formula="of:=SUM([.A50:.AD51])" office:value-type="float" office:value="82">
            <text:p>82</text:p>
          </table:table-cell>
          <table:table-cell/>
        </table:table-row>
        <table:table-row table:style-name="ro2">
          <table:table-cell table:formula="of:=IF([.A16]&lt;&gt;0 ;ROUNDUP(LOG10([.A16]+0.5) ; 0); 0)" office:value-type="float" office:value="1">
            <text:p>1</text:p>
          </table:table-cell>
          <table:table-cell table:formula="of:=IF([.B16]&lt;&gt;0 ;ROUNDUP(LOG10([.B16]+0.5) ; 0); 0)" office:value-type="float" office:value="2">
            <text:p>2</text:p>
          </table:table-cell>
          <table:table-cell table:formula="of:=IF([.C16]&lt;&gt;0 ;ROUNDUP(LOG10([.C16]+0.5) ; 0); 0)" office:value-type="float" office:value="3">
            <text:p>3</text:p>
          </table:table-cell>
          <table:table-cell table:formula="of:=IF([.D16]&lt;&gt;0 ;ROUNDUP(LOG10([.D16]+0.5) ; 0); 0)" office:value-type="float" office:value="3">
            <text:p>3</text:p>
          </table:table-cell>
          <table:table-cell table:formula="of:=IF([.E16]&lt;&gt;0 ;ROUNDUP(LOG10([.E16]+0.5) ; 0); 0)" office:value-type="float" office:value="4">
            <text:p>4</text:p>
          </table:table-cell>
          <table:table-cell table:formula="of:=IF([.F16]&lt;&gt;0 ;ROUNDUP(LOG10([.F16]+0.5) ; 0); 0)" office:value-type="float" office:value="4">
            <text:p>4</text:p>
          </table:table-cell>
          <table:table-cell table:formula="of:=IF([.G16]&lt;&gt;0 ;ROUNDUP(LOG10([.G16]+0.5) ; 0); 0)" office:value-type="float" office:value="4">
            <text:p>4</text:p>
          </table:table-cell>
          <table:table-cell table:formula="of:=IF([.H16]&lt;&gt;0 ;ROUNDUP(LOG10([.H16]+0.5) ; 0); 0)" office:value-type="float" office:value="4">
            <text:p>4</text:p>
          </table:table-cell>
          <table:table-cell table:formula="of:=IF([.I16]&lt;&gt;0 ;ROUNDUP(LOG10([.I16]+0.5) ; 0); 0)" office:value-type="float" office:value="4">
            <text:p>4</text:p>
          </table:table-cell>
          <table:table-cell table:formula="of:=IF([.J16]&lt;&gt;0 ;ROUNDUP(LOG10([.J16]+0.5) ; 0); 0)" office:value-type="float" office:value="4">
            <text:p>4</text:p>
          </table:table-cell>
          <table:table-cell table:formula="of:=IF([.K16]&lt;&gt;0 ;ROUNDUP(LOG10([.K16]+0.5) ; 0); 0)" office:value-type="float" office:value="4">
            <text:p>4</text:p>
          </table:table-cell>
          <table:table-cell table:formula="of:=IF([.L16]&lt;&gt;0 ;ROUNDUP(LOG10([.L16]+0.5) ; 0); 0)" office:value-type="float" office:value="4">
            <text:p>4</text:p>
          </table:table-cell>
          <table:table-cell table:formula="of:=IF([.M16]&lt;&gt;0 ;ROUNDUP(LOG10([.M16]+0.5) ; 0); 0)" office:value-type="float" office:value="3">
            <text:p>3</text:p>
          </table:table-cell>
          <table:table-cell table:formula="of:=IF([.N16]&lt;&gt;0 ;ROUNDUP(LOG10([.N16]+0.5) ; 0); 0)" office:value-type="float" office:value="3">
            <text:p>3</text:p>
          </table:table-cell>
          <table:table-cell table:formula="of:=IF([.O16]&lt;&gt;0 ;ROUNDUP(LOG10([.O16]+0.5) ; 0); 0)" office:value-type="float" office:value="2">
            <text:p>2</text:p>
          </table:table-cell>
          <table:table-cell table:formula="of:=IF([.P16]&lt;&gt;0 ;ROUNDUP(LOG10([.P16]+0.5) ; 0); 0)" office:value-type="float" office:value="1">
            <text:p>1</text:p>
          </table:table-cell>
          <table:table-cell table:formula="of:=IF([.Q16]&lt;&gt;0 ;ROUNDUP(LOG10([.Q16]+0.5) ; 0); 0)" office:value-type="float" office:value="0">
            <text:p>0</text:p>
          </table:table-cell>
          <table:table-cell table:formula="of:=IF([.R16]&lt;&gt;0 ;ROUNDUP(LOG10([.R16]+0.5) ; 0); 0)" office:value-type="float" office:value="0">
            <text:p>0</text:p>
          </table:table-cell>
          <table:table-cell table:formula="of:=IF([.S16]&lt;&gt;0 ;ROUNDUP(LOG10([.S16]+0.5) ; 0); 0)" office:value-type="float" office:value="0">
            <text:p>0</text:p>
          </table:table-cell>
          <table:table-cell table:formula="of:=IF([.T16]&lt;&gt;0 ;ROUNDUP(LOG10([.T16]+0.5) ; 0); 0)" office:value-type="float" office:value="0">
            <text:p>0</text:p>
          </table:table-cell>
          <table:table-cell table:formula="of:=IF([.U16]&lt;&gt;0 ;ROUNDUP(LOG10([.U16]+0.5) ; 0); 0)" office:value-type="float" office:value="0">
            <text:p>0</text:p>
          </table:table-cell>
          <table:table-cell table:formula="of:=IF([.V16]&lt;&gt;0 ;ROUNDUP(LOG10([.V16]+0.5) ; 0); 0)" office:value-type="float" office:value="0">
            <text:p>0</text:p>
          </table:table-cell>
          <table:table-cell table:formula="of:=IF([.W16]&lt;&gt;0 ;ROUNDUP(LOG10([.W16]+0.5) ; 0); 0)" office:value-type="float" office:value="0">
            <text:p>0</text:p>
          </table:table-cell>
          <table:table-cell table:formula="of:=IF([.X16]&lt;&gt;0 ;ROUNDUP(LOG10([.X16]+0.5) ; 0); 0)" office:value-type="float" office:value="0">
            <text:p>0</text:p>
          </table:table-cell>
          <table:table-cell table:formula="of:=IF([.Y16]&lt;&gt;0 ;ROUNDUP(LOG10([.Y16]+0.5) ; 0); 0)" office:value-type="float" office:value="0">
            <text:p>0</text:p>
          </table:table-cell>
          <table:table-cell table:formula="of:=IF([.Z16]&lt;&gt;0 ;ROUNDUP(LOG10([.Z16]+0.5) ; 0); 0)" office:value-type="float" office:value="0">
            <text:p>0</text:p>
          </table:table-cell>
          <table:table-cell table:formula="of:=IF([.AA16]&lt;&gt;0 ;ROUNDUP(LOG10([.AA16]+0.5) ; 0); 0)" office:value-type="float" office:value="0">
            <text:p>0</text:p>
          </table:table-cell>
          <table:table-cell table:formula="of:=IF([.AB16]&lt;&gt;0 ;ROUNDUP(LOG10([.AB16]+0.5) ; 0); 0)" office:value-type="float" office:value="0">
            <text:p>0</text:p>
          </table:table-cell>
          <table:table-cell table:formula="of:=IF([.AC16]&lt;&gt;0 ;ROUNDUP(LOG10([.AC16]+0.5) ; 0); 0)" office:value-type="float" office:value="0">
            <text:p>0</text:p>
          </table:table-cell>
          <table:table-cell table:formula="of:=IF([.AD16]&lt;&gt;0 ;ROUNDUP(LOG10([.AD16]+0.5) ; 0); 0)" office:value-type="float" office:value="0">
            <text:p>0</text:p>
          </table:table-cell>
          <table:table-cell table:style-name="ce15" table:formula="of:=SUM([.A51:.AD52])" office:value-type="float" office:value="94">
            <text:p>94</text:p>
          </table:table-cell>
          <table:table-cell/>
        </table:table-row>
        <table:table-row table:style-name="ro2">
          <table:table-cell table:formula="of:=IF([.A17]&lt;&gt;0 ;ROUNDUP(LOG10([.A17]+0.5) ; 0); 0)" office:value-type="float" office:value="1">
            <text:p>1</text:p>
          </table:table-cell>
          <table:table-cell table:formula="of:=IF([.B17]&lt;&gt;0 ;ROUNDUP(LOG10([.B17]+0.5) ; 0); 0)" office:value-type="float" office:value="2">
            <text:p>2</text:p>
          </table:table-cell>
          <table:table-cell table:formula="of:=IF([.C17]&lt;&gt;0 ;ROUNDUP(LOG10([.C17]+0.5) ; 0); 0)" office:value-type="float" office:value="3">
            <text:p>3</text:p>
          </table:table-cell>
          <table:table-cell table:formula="of:=IF([.D17]&lt;&gt;0 ;ROUNDUP(LOG10([.D17]+0.5) ; 0); 0)" office:value-type="float" office:value="3">
            <text:p>3</text:p>
          </table:table-cell>
          <table:table-cell table:formula="of:=IF([.E17]&lt;&gt;0 ;ROUNDUP(LOG10([.E17]+0.5) ; 0); 0)" office:value-type="float" office:value="4">
            <text:p>4</text:p>
          </table:table-cell>
          <table:table-cell table:formula="of:=IF([.F17]&lt;&gt;0 ;ROUNDUP(LOG10([.F17]+0.5) ; 0); 0)" office:value-type="float" office:value="4">
            <text:p>4</text:p>
          </table:table-cell>
          <table:table-cell table:formula="of:=IF([.G17]&lt;&gt;0 ;ROUNDUP(LOG10([.G17]+0.5) ; 0); 0)" office:value-type="float" office:value="4">
            <text:p>4</text:p>
          </table:table-cell>
          <table:table-cell table:formula="of:=IF([.H17]&lt;&gt;0 ;ROUNDUP(LOG10([.H17]+0.5) ; 0); 0)" office:value-type="float" office:value="5">
            <text:p>5</text:p>
          </table:table-cell>
          <table:table-cell table:formula="of:=IF([.I17]&lt;&gt;0 ;ROUNDUP(LOG10([.I17]+0.5) ; 0); 0)" office:value-type="float" office:value="5">
            <text:p>5</text:p>
          </table:table-cell>
          <table:table-cell table:formula="of:=IF([.J17]&lt;&gt;0 ;ROUNDUP(LOG10([.J17]+0.5) ; 0); 0)" office:value-type="float" office:value="5">
            <text:p>5</text:p>
          </table:table-cell>
          <table:table-cell table:formula="of:=IF([.K17]&lt;&gt;0 ;ROUNDUP(LOG10([.K17]+0.5) ; 0); 0)" office:value-type="float" office:value="4">
            <text:p>4</text:p>
          </table:table-cell>
          <table:table-cell table:formula="of:=IF([.L17]&lt;&gt;0 ;ROUNDUP(LOG10([.L17]+0.5) ; 0); 0)" office:value-type="float" office:value="4">
            <text:p>4</text:p>
          </table:table-cell>
          <table:table-cell table:formula="of:=IF([.M17]&lt;&gt;0 ;ROUNDUP(LOG10([.M17]+0.5) ; 0); 0)" office:value-type="float" office:value="4">
            <text:p>4</text:p>
          </table:table-cell>
          <table:table-cell table:formula="of:=IF([.N17]&lt;&gt;0 ;ROUNDUP(LOG10([.N17]+0.5) ; 0); 0)" office:value-type="float" office:value="3">
            <text:p>3</text:p>
          </table:table-cell>
          <table:table-cell table:formula="of:=IF([.O17]&lt;&gt;0 ;ROUNDUP(LOG10([.O17]+0.5) ; 0); 0)" office:value-type="float" office:value="3">
            <text:p>3</text:p>
          </table:table-cell>
          <table:table-cell table:formula="of:=IF([.P17]&lt;&gt;0 ;ROUNDUP(LOG10([.P17]+0.5) ; 0); 0)" office:value-type="float" office:value="2">
            <text:p>2</text:p>
          </table:table-cell>
          <table:table-cell table:formula="of:=IF([.Q17]&lt;&gt;0 ;ROUNDUP(LOG10([.Q17]+0.5) ; 0); 0)" office:value-type="float" office:value="1">
            <text:p>1</text:p>
          </table:table-cell>
          <table:table-cell table:formula="of:=IF([.R17]&lt;&gt;0 ;ROUNDUP(LOG10([.R17]+0.5) ; 0); 0)" office:value-type="float" office:value="0">
            <text:p>0</text:p>
          </table:table-cell>
          <table:table-cell table:formula="of:=IF([.S17]&lt;&gt;0 ;ROUNDUP(LOG10([.S17]+0.5) ; 0); 0)" office:value-type="float" office:value="0">
            <text:p>0</text:p>
          </table:table-cell>
          <table:table-cell table:formula="of:=IF([.T17]&lt;&gt;0 ;ROUNDUP(LOG10([.T17]+0.5) ; 0); 0)" office:value-type="float" office:value="0">
            <text:p>0</text:p>
          </table:table-cell>
          <table:table-cell table:formula="of:=IF([.U17]&lt;&gt;0 ;ROUNDUP(LOG10([.U17]+0.5) ; 0); 0)" office:value-type="float" office:value="0">
            <text:p>0</text:p>
          </table:table-cell>
          <table:table-cell table:formula="of:=IF([.V17]&lt;&gt;0 ;ROUNDUP(LOG10([.V17]+0.5) ; 0); 0)" office:value-type="float" office:value="0">
            <text:p>0</text:p>
          </table:table-cell>
          <table:table-cell table:formula="of:=IF([.W17]&lt;&gt;0 ;ROUNDUP(LOG10([.W17]+0.5) ; 0); 0)" office:value-type="float" office:value="0">
            <text:p>0</text:p>
          </table:table-cell>
          <table:table-cell table:formula="of:=IF([.X17]&lt;&gt;0 ;ROUNDUP(LOG10([.X17]+0.5) ; 0); 0)" office:value-type="float" office:value="0">
            <text:p>0</text:p>
          </table:table-cell>
          <table:table-cell table:formula="of:=IF([.Y17]&lt;&gt;0 ;ROUNDUP(LOG10([.Y17]+0.5) ; 0); 0)" office:value-type="float" office:value="0">
            <text:p>0</text:p>
          </table:table-cell>
          <table:table-cell table:formula="of:=IF([.Z17]&lt;&gt;0 ;ROUNDUP(LOG10([.Z17]+0.5) ; 0); 0)" office:value-type="float" office:value="0">
            <text:p>0</text:p>
          </table:table-cell>
          <table:table-cell table:formula="of:=IF([.AA17]&lt;&gt;0 ;ROUNDUP(LOG10([.AA17]+0.5) ; 0); 0)" office:value-type="float" office:value="0">
            <text:p>0</text:p>
          </table:table-cell>
          <table:table-cell table:formula="of:=IF([.AB17]&lt;&gt;0 ;ROUNDUP(LOG10([.AB17]+0.5) ; 0); 0)" office:value-type="float" office:value="0">
            <text:p>0</text:p>
          </table:table-cell>
          <table:table-cell table:formula="of:=IF([.AC17]&lt;&gt;0 ;ROUNDUP(LOG10([.AC17]+0.5) ; 0); 0)" office:value-type="float" office:value="0">
            <text:p>0</text:p>
          </table:table-cell>
          <table:table-cell table:formula="of:=IF([.AD17]&lt;&gt;0 ;ROUNDUP(LOG10([.AD17]+0.5) ; 0); 0)" office:value-type="float" office:value="0">
            <text:p>0</text:p>
          </table:table-cell>
          <table:table-cell table:style-name="ce15" table:formula="of:=SUM([.A52:.AD53])" office:value-type="float" office:value="107">
            <text:p>107</text:p>
          </table:table-cell>
          <table:table-cell/>
        </table:table-row>
        <table:table-row table:style-name="ro2">
          <table:table-cell table:formula="of:=IF([.A18]&lt;&gt;0 ;ROUNDUP(LOG10([.A18]+0.5) ; 0); 0)" office:value-type="float" office:value="1">
            <text:p>1</text:p>
          </table:table-cell>
          <table:table-cell table:formula="of:=IF([.B18]&lt;&gt;0 ;ROUNDUP(LOG10([.B18]+0.5) ; 0); 0)" office:value-type="float" office:value="2">
            <text:p>2</text:p>
          </table:table-cell>
          <table:table-cell table:formula="of:=IF([.C18]&lt;&gt;0 ;ROUNDUP(LOG10([.C18]+0.5) ; 0); 0)" office:value-type="float" office:value="3">
            <text:p>3</text:p>
          </table:table-cell>
          <table:table-cell table:formula="of:=IF([.D18]&lt;&gt;0 ;ROUNDUP(LOG10([.D18]+0.5) ; 0); 0)" office:value-type="float" office:value="3">
            <text:p>3</text:p>
          </table:table-cell>
          <table:table-cell table:formula="of:=IF([.E18]&lt;&gt;0 ;ROUNDUP(LOG10([.E18]+0.5) ; 0); 0)" office:value-type="float" office:value="4">
            <text:p>4</text:p>
          </table:table-cell>
          <table:table-cell table:formula="of:=IF([.F18]&lt;&gt;0 ;ROUNDUP(LOG10([.F18]+0.5) ; 0); 0)" office:value-type="float" office:value="4">
            <text:p>4</text:p>
          </table:table-cell>
          <table:table-cell table:formula="of:=IF([.G18]&lt;&gt;0 ;ROUNDUP(LOG10([.G18]+0.5) ; 0); 0)" office:value-type="float" office:value="5">
            <text:p>5</text:p>
          </table:table-cell>
          <table:table-cell table:formula="of:=IF([.H18]&lt;&gt;0 ;ROUNDUP(LOG10([.H18]+0.5) ; 0); 0)" office:value-type="float" office:value="5">
            <text:p>5</text:p>
          </table:table-cell>
          <table:table-cell table:formula="of:=IF([.I18]&lt;&gt;0 ;ROUNDUP(LOG10([.I18]+0.5) ; 0); 0)" office:value-type="float" office:value="5">
            <text:p>5</text:p>
          </table:table-cell>
          <table:table-cell table:formula="of:=IF([.J18]&lt;&gt;0 ;ROUNDUP(LOG10([.J18]+0.5) ; 0); 0)" office:value-type="float" office:value="5">
            <text:p>5</text:p>
          </table:table-cell>
          <table:table-cell table:formula="of:=IF([.K18]&lt;&gt;0 ;ROUNDUP(LOG10([.K18]+0.5) ; 0); 0)" office:value-type="float" office:value="5">
            <text:p>5</text:p>
          </table:table-cell>
          <table:table-cell table:formula="of:=IF([.L18]&lt;&gt;0 ;ROUNDUP(LOG10([.L18]+0.5) ; 0); 0)" office:value-type="float" office:value="5">
            <text:p>5</text:p>
          </table:table-cell>
          <table:table-cell table:formula="of:=IF([.M18]&lt;&gt;0 ;ROUNDUP(LOG10([.M18]+0.5) ; 0); 0)" office:value-type="float" office:value="4">
            <text:p>4</text:p>
          </table:table-cell>
          <table:table-cell table:formula="of:=IF([.N18]&lt;&gt;0 ;ROUNDUP(LOG10([.N18]+0.5) ; 0); 0)" office:value-type="float" office:value="4">
            <text:p>4</text:p>
          </table:table-cell>
          <table:table-cell table:formula="of:=IF([.O18]&lt;&gt;0 ;ROUNDUP(LOG10([.O18]+0.5) ; 0); 0)" office:value-type="float" office:value="3">
            <text:p>3</text:p>
          </table:table-cell>
          <table:table-cell table:formula="of:=IF([.P18]&lt;&gt;0 ;ROUNDUP(LOG10([.P18]+0.5) ; 0); 0)" office:value-type="float" office:value="3">
            <text:p>3</text:p>
          </table:table-cell>
          <table:table-cell table:formula="of:=IF([.Q18]&lt;&gt;0 ;ROUNDUP(LOG10([.Q18]+0.5) ; 0); 0)" office:value-type="float" office:value="2">
            <text:p>2</text:p>
          </table:table-cell>
          <table:table-cell table:formula="of:=IF([.R18]&lt;&gt;0 ;ROUNDUP(LOG10([.R18]+0.5) ; 0); 0)" office:value-type="float" office:value="1">
            <text:p>1</text:p>
          </table:table-cell>
          <table:table-cell table:formula="of:=IF([.S18]&lt;&gt;0 ;ROUNDUP(LOG10([.S18]+0.5) ; 0); 0)" office:value-type="float" office:value="0">
            <text:p>0</text:p>
          </table:table-cell>
          <table:table-cell table:formula="of:=IF([.T18]&lt;&gt;0 ;ROUNDUP(LOG10([.T18]+0.5) ; 0); 0)" office:value-type="float" office:value="0">
            <text:p>0</text:p>
          </table:table-cell>
          <table:table-cell table:formula="of:=IF([.U18]&lt;&gt;0 ;ROUNDUP(LOG10([.U18]+0.5) ; 0); 0)" office:value-type="float" office:value="0">
            <text:p>0</text:p>
          </table:table-cell>
          <table:table-cell table:formula="of:=IF([.V18]&lt;&gt;0 ;ROUNDUP(LOG10([.V18]+0.5) ; 0); 0)" office:value-type="float" office:value="0">
            <text:p>0</text:p>
          </table:table-cell>
          <table:table-cell table:formula="of:=IF([.W18]&lt;&gt;0 ;ROUNDUP(LOG10([.W18]+0.5) ; 0); 0)" office:value-type="float" office:value="0">
            <text:p>0</text:p>
          </table:table-cell>
          <table:table-cell table:formula="of:=IF([.X18]&lt;&gt;0 ;ROUNDUP(LOG10([.X18]+0.5) ; 0); 0)" office:value-type="float" office:value="0">
            <text:p>0</text:p>
          </table:table-cell>
          <table:table-cell table:formula="of:=IF([.Y18]&lt;&gt;0 ;ROUNDUP(LOG10([.Y18]+0.5) ; 0); 0)" office:value-type="float" office:value="0">
            <text:p>0</text:p>
          </table:table-cell>
          <table:table-cell table:formula="of:=IF([.Z18]&lt;&gt;0 ;ROUNDUP(LOG10([.Z18]+0.5) ; 0); 0)" office:value-type="float" office:value="0">
            <text:p>0</text:p>
          </table:table-cell>
          <table:table-cell table:formula="of:=IF([.AA18]&lt;&gt;0 ;ROUNDUP(LOG10([.AA18]+0.5) ; 0); 0)" office:value-type="float" office:value="0">
            <text:p>0</text:p>
          </table:table-cell>
          <table:table-cell table:formula="of:=IF([.AB18]&lt;&gt;0 ;ROUNDUP(LOG10([.AB18]+0.5) ; 0); 0)" office:value-type="float" office:value="0">
            <text:p>0</text:p>
          </table:table-cell>
          <table:table-cell table:formula="of:=IF([.AC18]&lt;&gt;0 ;ROUNDUP(LOG10([.AC18]+0.5) ; 0); 0)" office:value-type="float" office:value="0">
            <text:p>0</text:p>
          </table:table-cell>
          <table:table-cell table:formula="of:=IF([.AD18]&lt;&gt;0 ;ROUNDUP(LOG10([.AD18]+0.5) ; 0); 0)" office:value-type="float" office:value="0">
            <text:p>0</text:p>
          </table:table-cell>
          <table:table-cell table:style-name="ce15" table:formula="of:=SUM([.A53:.AD54])" office:value-type="float" office:value="121">
            <text:p>121</text:p>
          </table:table-cell>
          <table:table-cell/>
        </table:table-row>
        <table:table-row table:style-name="ro2">
          <table:table-cell table:formula="of:=IF([.A19]&lt;&gt;0 ;ROUNDUP(LOG10([.A19]+0.5) ; 0); 0)" office:value-type="float" office:value="1">
            <text:p>1</text:p>
          </table:table-cell>
          <table:table-cell table:formula="of:=IF([.B19]&lt;&gt;0 ;ROUNDUP(LOG10([.B19]+0.5) ; 0); 0)" office:value-type="float" office:value="2">
            <text:p>2</text:p>
          </table:table-cell>
          <table:table-cell table:formula="of:=IF([.C19]&lt;&gt;0 ;ROUNDUP(LOG10([.C19]+0.5) ; 0); 0)" office:value-type="float" office:value="3">
            <text:p>3</text:p>
          </table:table-cell>
          <table:table-cell table:formula="of:=IF([.D19]&lt;&gt;0 ;ROUNDUP(LOG10([.D19]+0.5) ; 0); 0)" office:value-type="float" office:value="3">
            <text:p>3</text:p>
          </table:table-cell>
          <table:table-cell table:formula="of:=IF([.E19]&lt;&gt;0 ;ROUNDUP(LOG10([.E19]+0.5) ; 0); 0)" office:value-type="float" office:value="4">
            <text:p>4</text:p>
          </table:table-cell>
          <table:table-cell table:formula="of:=IF([.F19]&lt;&gt;0 ;ROUNDUP(LOG10([.F19]+0.5) ; 0); 0)" office:value-type="float" office:value="4">
            <text:p>4</text:p>
          </table:table-cell>
          <table:table-cell table:formula="of:=IF([.G19]&lt;&gt;0 ;ROUNDUP(LOG10([.G19]+0.5) ; 0); 0)" office:value-type="float" office:value="5">
            <text:p>5</text:p>
          </table:table-cell>
          <table:table-cell table:formula="of:=IF([.H19]&lt;&gt;0 ;ROUNDUP(LOG10([.H19]+0.5) ; 0); 0)" office:value-type="float" office:value="5">
            <text:p>5</text:p>
          </table:table-cell>
          <table:table-cell table:formula="of:=IF([.I19]&lt;&gt;0 ;ROUNDUP(LOG10([.I19]+0.5) ; 0); 0)" office:value-type="float" office:value="5">
            <text:p>5</text:p>
          </table:table-cell>
          <table:table-cell table:formula="of:=IF([.J19]&lt;&gt;0 ;ROUNDUP(LOG10([.J19]+0.5) ; 0); 0)" office:value-type="float" office:value="5">
            <text:p>5</text:p>
          </table:table-cell>
          <table:table-cell table:formula="of:=IF([.K19]&lt;&gt;0 ;ROUNDUP(LOG10([.K19]+0.5) ; 0); 0)" office:value-type="float" office:value="5">
            <text:p>5</text:p>
          </table:table-cell>
          <table:table-cell table:formula="of:=IF([.L19]&lt;&gt;0 ;ROUNDUP(LOG10([.L19]+0.5) ; 0); 0)" office:value-type="float" office:value="5">
            <text:p>5</text:p>
          </table:table-cell>
          <table:table-cell table:formula="of:=IF([.M19]&lt;&gt;0 ;ROUNDUP(LOG10([.M19]+0.5) ; 0); 0)" office:value-type="float" office:value="5">
            <text:p>5</text:p>
          </table:table-cell>
          <table:table-cell table:formula="of:=IF([.N19]&lt;&gt;0 ;ROUNDUP(LOG10([.N19]+0.5) ; 0); 0)" office:value-type="float" office:value="4">
            <text:p>4</text:p>
          </table:table-cell>
          <table:table-cell table:formula="of:=IF([.O19]&lt;&gt;0 ;ROUNDUP(LOG10([.O19]+0.5) ; 0); 0)" office:value-type="float" office:value="4">
            <text:p>4</text:p>
          </table:table-cell>
          <table:table-cell table:formula="of:=IF([.P19]&lt;&gt;0 ;ROUNDUP(LOG10([.P19]+0.5) ; 0); 0)" office:value-type="float" office:value="3">
            <text:p>3</text:p>
          </table:table-cell>
          <table:table-cell table:formula="of:=IF([.Q19]&lt;&gt;0 ;ROUNDUP(LOG10([.Q19]+0.5) ; 0); 0)" office:value-type="float" office:value="3">
            <text:p>3</text:p>
          </table:table-cell>
          <table:table-cell table:formula="of:=IF([.R19]&lt;&gt;0 ;ROUNDUP(LOG10([.R19]+0.5) ; 0); 0)" office:value-type="float" office:value="2">
            <text:p>2</text:p>
          </table:table-cell>
          <table:table-cell table:formula="of:=IF([.S19]&lt;&gt;0 ;ROUNDUP(LOG10([.S19]+0.5) ; 0); 0)" office:value-type="float" office:value="1">
            <text:p>1</text:p>
          </table:table-cell>
          <table:table-cell table:formula="of:=IF([.T19]&lt;&gt;0 ;ROUNDUP(LOG10([.T19]+0.5) ; 0); 0)" office:value-type="float" office:value="0">
            <text:p>0</text:p>
          </table:table-cell>
          <table:table-cell table:formula="of:=IF([.U19]&lt;&gt;0 ;ROUNDUP(LOG10([.U19]+0.5) ; 0); 0)" office:value-type="float" office:value="0">
            <text:p>0</text:p>
          </table:table-cell>
          <table:table-cell table:formula="of:=IF([.V19]&lt;&gt;0 ;ROUNDUP(LOG10([.V19]+0.5) ; 0); 0)" office:value-type="float" office:value="0">
            <text:p>0</text:p>
          </table:table-cell>
          <table:table-cell table:formula="of:=IF([.W19]&lt;&gt;0 ;ROUNDUP(LOG10([.W19]+0.5) ; 0); 0)" office:value-type="float" office:value="0">
            <text:p>0</text:p>
          </table:table-cell>
          <table:table-cell table:formula="of:=IF([.X19]&lt;&gt;0 ;ROUNDUP(LOG10([.X19]+0.5) ; 0); 0)" office:value-type="float" office:value="0">
            <text:p>0</text:p>
          </table:table-cell>
          <table:table-cell table:formula="of:=IF([.Y19]&lt;&gt;0 ;ROUNDUP(LOG10([.Y19]+0.5) ; 0); 0)" office:value-type="float" office:value="0">
            <text:p>0</text:p>
          </table:table-cell>
          <table:table-cell table:formula="of:=IF([.Z19]&lt;&gt;0 ;ROUNDUP(LOG10([.Z19]+0.5) ; 0); 0)" office:value-type="float" office:value="0">
            <text:p>0</text:p>
          </table:table-cell>
          <table:table-cell table:formula="of:=IF([.AA19]&lt;&gt;0 ;ROUNDUP(LOG10([.AA19]+0.5) ; 0); 0)" office:value-type="float" office:value="0">
            <text:p>0</text:p>
          </table:table-cell>
          <table:table-cell table:formula="of:=IF([.AB19]&lt;&gt;0 ;ROUNDUP(LOG10([.AB19]+0.5) ; 0); 0)" office:value-type="float" office:value="0">
            <text:p>0</text:p>
          </table:table-cell>
          <table:table-cell table:formula="of:=IF([.AC19]&lt;&gt;0 ;ROUNDUP(LOG10([.AC19]+0.5) ; 0); 0)" office:value-type="float" office:value="0">
            <text:p>0</text:p>
          </table:table-cell>
          <table:table-cell table:formula="of:=IF([.AD19]&lt;&gt;0 ;ROUNDUP(LOG10([.AD19]+0.5) ; 0); 0)" office:value-type="float" office:value="0">
            <text:p>0</text:p>
          </table:table-cell>
          <table:table-cell table:style-name="ce15" table:formula="of:=SUM([.A54:.AD55])" office:value-type="float" office:value="133">
            <text:p>133</text:p>
          </table:table-cell>
          <table:table-cell/>
        </table:table-row>
        <table:table-row table:style-name="ro2">
          <table:table-cell table:formula="of:=IF([.A20]&lt;&gt;0 ;ROUNDUP(LOG10([.A20]+0.5) ; 0); 0)" office:value-type="float" office:value="1">
            <text:p>1</text:p>
          </table:table-cell>
          <table:table-cell table:formula="of:=IF([.B20]&lt;&gt;0 ;ROUNDUP(LOG10([.B20]+0.5) ; 0); 0)" office:value-type="float" office:value="2">
            <text:p>2</text:p>
          </table:table-cell>
          <table:table-cell table:formula="of:=IF([.C20]&lt;&gt;0 ;ROUNDUP(LOG10([.C20]+0.5) ; 0); 0)" office:value-type="float" office:value="3">
            <text:p>3</text:p>
          </table:table-cell>
          <table:table-cell table:formula="of:=IF([.D20]&lt;&gt;0 ;ROUNDUP(LOG10([.D20]+0.5) ; 0); 0)" office:value-type="float" office:value="3">
            <text:p>3</text:p>
          </table:table-cell>
          <table:table-cell table:formula="of:=IF([.E20]&lt;&gt;0 ;ROUNDUP(LOG10([.E20]+0.5) ; 0); 0)" office:value-type="float" office:value="4">
            <text:p>4</text:p>
          </table:table-cell>
          <table:table-cell table:formula="of:=IF([.F20]&lt;&gt;0 ;ROUNDUP(LOG10([.F20]+0.5) ; 0); 0)" office:value-type="float" office:value="5">
            <text:p>5</text:p>
          </table:table-cell>
          <table:table-cell table:formula="of:=IF([.G20]&lt;&gt;0 ;ROUNDUP(LOG10([.G20]+0.5) ; 0); 0)" office:value-type="float" office:value="5">
            <text:p>5</text:p>
          </table:table-cell>
          <table:table-cell table:formula="of:=IF([.H20]&lt;&gt;0 ;ROUNDUP(LOG10([.H20]+0.5) ; 0); 0)" office:value-type="float" office:value="5">
            <text:p>5</text:p>
          </table:table-cell>
          <table:table-cell table:formula="of:=IF([.I20]&lt;&gt;0 ;ROUNDUP(LOG10([.I20]+0.5) ; 0); 0)" office:value-type="float" office:value="5">
            <text:p>5</text:p>
          </table:table-cell>
          <table:table-cell table:formula="of:=IF([.J20]&lt;&gt;0 ;ROUNDUP(LOG10([.J20]+0.5) ; 0); 0)" office:value-type="float" office:value="5">
            <text:p>5</text:p>
          </table:table-cell>
          <table:table-cell table:formula="of:=IF([.K20]&lt;&gt;0 ;ROUNDUP(LOG10([.K20]+0.5) ; 0); 0)" office:value-type="float" office:value="5">
            <text:p>5</text:p>
          </table:table-cell>
          <table:table-cell table:formula="of:=IF([.L20]&lt;&gt;0 ;ROUNDUP(LOG10([.L20]+0.5) ; 0); 0)" office:value-type="float" office:value="5">
            <text:p>5</text:p>
          </table:table-cell>
          <table:table-cell table:formula="of:=IF([.M20]&lt;&gt;0 ;ROUNDUP(LOG10([.M20]+0.5) ; 0); 0)" office:value-type="float" office:value="5">
            <text:p>5</text:p>
          </table:table-cell>
          <table:table-cell table:formula="of:=IF([.N20]&lt;&gt;0 ;ROUNDUP(LOG10([.N20]+0.5) ; 0); 0)" office:value-type="float" office:value="5">
            <text:p>5</text:p>
          </table:table-cell>
          <table:table-cell table:formula="of:=IF([.O20]&lt;&gt;0 ;ROUNDUP(LOG10([.O20]+0.5) ; 0); 0)" office:value-type="float" office:value="5">
            <text:p>5</text:p>
          </table:table-cell>
          <table:table-cell table:formula="of:=IF([.P20]&lt;&gt;0 ;ROUNDUP(LOG10([.P20]+0.5) ; 0); 0)" office:value-type="float" office:value="4">
            <text:p>4</text:p>
          </table:table-cell>
          <table:table-cell table:formula="of:=IF([.Q20]&lt;&gt;0 ;ROUNDUP(LOG10([.Q20]+0.5) ; 0); 0)" office:value-type="float" office:value="3">
            <text:p>3</text:p>
          </table:table-cell>
          <table:table-cell table:formula="of:=IF([.R20]&lt;&gt;0 ;ROUNDUP(LOG10([.R20]+0.5) ; 0); 0)" office:value-type="float" office:value="3">
            <text:p>3</text:p>
          </table:table-cell>
          <table:table-cell table:formula="of:=IF([.S20]&lt;&gt;0 ;ROUNDUP(LOG10([.S20]+0.5) ; 0); 0)" office:value-type="float" office:value="2">
            <text:p>2</text:p>
          </table:table-cell>
          <table:table-cell table:formula="of:=IF([.T20]&lt;&gt;0 ;ROUNDUP(LOG10([.T20]+0.5) ; 0); 0)" office:value-type="float" office:value="1">
            <text:p>1</text:p>
          </table:table-cell>
          <table:table-cell table:formula="of:=IF([.U20]&lt;&gt;0 ;ROUNDUP(LOG10([.U20]+0.5) ; 0); 0)" office:value-type="float" office:value="0">
            <text:p>0</text:p>
          </table:table-cell>
          <table:table-cell table:formula="of:=IF([.V20]&lt;&gt;0 ;ROUNDUP(LOG10([.V20]+0.5) ; 0); 0)" office:value-type="float" office:value="0">
            <text:p>0</text:p>
          </table:table-cell>
          <table:table-cell table:formula="of:=IF([.W20]&lt;&gt;0 ;ROUNDUP(LOG10([.W20]+0.5) ; 0); 0)" office:value-type="float" office:value="0">
            <text:p>0</text:p>
          </table:table-cell>
          <table:table-cell table:formula="of:=IF([.X20]&lt;&gt;0 ;ROUNDUP(LOG10([.X20]+0.5) ; 0); 0)" office:value-type="float" office:value="0">
            <text:p>0</text:p>
          </table:table-cell>
          <table:table-cell table:formula="of:=IF([.Y20]&lt;&gt;0 ;ROUNDUP(LOG10([.Y20]+0.5) ; 0); 0)" office:value-type="float" office:value="0">
            <text:p>0</text:p>
          </table:table-cell>
          <table:table-cell table:formula="of:=IF([.Z20]&lt;&gt;0 ;ROUNDUP(LOG10([.Z20]+0.5) ; 0); 0)" office:value-type="float" office:value="0">
            <text:p>0</text:p>
          </table:table-cell>
          <table:table-cell table:formula="of:=IF([.AA20]&lt;&gt;0 ;ROUNDUP(LOG10([.AA20]+0.5) ; 0); 0)" office:value-type="float" office:value="0">
            <text:p>0</text:p>
          </table:table-cell>
          <table:table-cell table:formula="of:=IF([.AB20]&lt;&gt;0 ;ROUNDUP(LOG10([.AB20]+0.5) ; 0); 0)" office:value-type="float" office:value="0">
            <text:p>0</text:p>
          </table:table-cell>
          <table:table-cell table:formula="of:=IF([.AC20]&lt;&gt;0 ;ROUNDUP(LOG10([.AC20]+0.5) ; 0); 0)" office:value-type="float" office:value="0">
            <text:p>0</text:p>
          </table:table-cell>
          <table:table-cell table:formula="of:=IF([.AD20]&lt;&gt;0 ;ROUNDUP(LOG10([.AD20]+0.5) ; 0); 0)" office:value-type="float" office:value="0">
            <text:p>0</text:p>
          </table:table-cell>
          <table:table-cell table:style-name="ce15" table:formula="of:=SUM([.A55:.AD56])" office:value-type="float" office:value="145">
            <text:p>145</text:p>
          </table:table-cell>
          <table:table-cell/>
        </table:table-row>
        <table:table-row table:style-name="ro2">
          <table:table-cell table:formula="of:=IF([.A21]&lt;&gt;0 ;ROUNDUP(LOG10([.A21]+0.5) ; 0); 0)" office:value-type="float" office:value="1">
            <text:p>1</text:p>
          </table:table-cell>
          <table:table-cell table:formula="of:=IF([.B21]&lt;&gt;0 ;ROUNDUP(LOG10([.B21]+0.5) ; 0); 0)" office:value-type="float" office:value="2">
            <text:p>2</text:p>
          </table:table-cell>
          <table:table-cell table:formula="of:=IF([.C21]&lt;&gt;0 ;ROUNDUP(LOG10([.C21]+0.5) ; 0); 0)" office:value-type="float" office:value="3">
            <text:p>3</text:p>
          </table:table-cell>
          <table:table-cell table:formula="of:=IF([.D21]&lt;&gt;0 ;ROUNDUP(LOG10([.D21]+0.5) ; 0); 0)" office:value-type="float" office:value="4">
            <text:p>4</text:p>
          </table:table-cell>
          <table:table-cell table:formula="of:=IF([.E21]&lt;&gt;0 ;ROUNDUP(LOG10([.E21]+0.5) ; 0); 0)" office:value-type="float" office:value="4">
            <text:p>4</text:p>
          </table:table-cell>
          <table:table-cell table:formula="of:=IF([.F21]&lt;&gt;0 ;ROUNDUP(LOG10([.F21]+0.5) ; 0); 0)" office:value-type="float" office:value="5">
            <text:p>5</text:p>
          </table:table-cell>
          <table:table-cell table:formula="of:=IF([.G21]&lt;&gt;0 ;ROUNDUP(LOG10([.G21]+0.5) ; 0); 0)" office:value-type="float" office:value="5">
            <text:p>5</text:p>
          </table:table-cell>
          <table:table-cell table:formula="of:=IF([.H21]&lt;&gt;0 ;ROUNDUP(LOG10([.H21]+0.5) ; 0); 0)" office:value-type="float" office:value="5">
            <text:p>5</text:p>
          </table:table-cell>
          <table:table-cell table:formula="of:=IF([.I21]&lt;&gt;0 ;ROUNDUP(LOG10([.I21]+0.5) ; 0); 0)" office:value-type="float" office:value="6">
            <text:p>6</text:p>
          </table:table-cell>
          <table:table-cell table:formula="of:=IF([.J21]&lt;&gt;0 ;ROUNDUP(LOG10([.J21]+0.5) ; 0); 0)" office:value-type="float" office:value="6">
            <text:p>6</text:p>
          </table:table-cell>
          <table:table-cell table:formula="of:=IF([.K21]&lt;&gt;0 ;ROUNDUP(LOG10([.K21]+0.5) ; 0); 0)" office:value-type="float" office:value="6">
            <text:p>6</text:p>
          </table:table-cell>
          <table:table-cell table:formula="of:=IF([.L21]&lt;&gt;0 ;ROUNDUP(LOG10([.L21]+0.5) ; 0); 0)" office:value-type="float" office:value="6">
            <text:p>6</text:p>
          </table:table-cell>
          <table:table-cell table:formula="of:=IF([.M21]&lt;&gt;0 ;ROUNDUP(LOG10([.M21]+0.5) ; 0); 0)" office:value-type="float" office:value="6">
            <text:p>6</text:p>
          </table:table-cell>
          <table:table-cell table:formula="of:=IF([.N21]&lt;&gt;0 ;ROUNDUP(LOG10([.N21]+0.5) ; 0); 0)" office:value-type="float" office:value="5">
            <text:p>5</text:p>
          </table:table-cell>
          <table:table-cell table:formula="of:=IF([.O21]&lt;&gt;0 ;ROUNDUP(LOG10([.O21]+0.5) ; 0); 0)" office:value-type="float" office:value="5">
            <text:p>5</text:p>
          </table:table-cell>
          <table:table-cell table:formula="of:=IF([.P21]&lt;&gt;0 ;ROUNDUP(LOG10([.P21]+0.5) ; 0); 0)" office:value-type="float" office:value="5">
            <text:p>5</text:p>
          </table:table-cell>
          <table:table-cell table:formula="of:=IF([.Q21]&lt;&gt;0 ;ROUNDUP(LOG10([.Q21]+0.5) ; 0); 0)" office:value-type="float" office:value="4">
            <text:p>4</text:p>
          </table:table-cell>
          <table:table-cell table:formula="of:=IF([.R21]&lt;&gt;0 ;ROUNDUP(LOG10([.R21]+0.5) ; 0); 0)" office:value-type="float" office:value="4">
            <text:p>4</text:p>
          </table:table-cell>
          <table:table-cell table:formula="of:=IF([.S21]&lt;&gt;0 ;ROUNDUP(LOG10([.S21]+0.5) ; 0); 0)" office:value-type="float" office:value="3">
            <text:p>3</text:p>
          </table:table-cell>
          <table:table-cell table:formula="of:=IF([.T21]&lt;&gt;0 ;ROUNDUP(LOG10([.T21]+0.5) ; 0); 0)" office:value-type="float" office:value="2">
            <text:p>2</text:p>
          </table:table-cell>
          <table:table-cell table:formula="of:=IF([.U21]&lt;&gt;0 ;ROUNDUP(LOG10([.U21]+0.5) ; 0); 0)" office:value-type="float" office:value="1">
            <text:p>1</text:p>
          </table:table-cell>
          <table:table-cell table:formula="of:=IF([.V21]&lt;&gt;0 ;ROUNDUP(LOG10([.V21]+0.5) ; 0); 0)" office:value-type="float" office:value="0">
            <text:p>0</text:p>
          </table:table-cell>
          <table:table-cell table:formula="of:=IF([.W21]&lt;&gt;0 ;ROUNDUP(LOG10([.W21]+0.5) ; 0); 0)" office:value-type="float" office:value="0">
            <text:p>0</text:p>
          </table:table-cell>
          <table:table-cell table:formula="of:=IF([.X21]&lt;&gt;0 ;ROUNDUP(LOG10([.X21]+0.5) ; 0); 0)" office:value-type="float" office:value="0">
            <text:p>0</text:p>
          </table:table-cell>
          <table:table-cell table:formula="of:=IF([.Y21]&lt;&gt;0 ;ROUNDUP(LOG10([.Y21]+0.5) ; 0); 0)" office:value-type="float" office:value="0">
            <text:p>0</text:p>
          </table:table-cell>
          <table:table-cell table:formula="of:=IF([.Z21]&lt;&gt;0 ;ROUNDUP(LOG10([.Z21]+0.5) ; 0); 0)" office:value-type="float" office:value="0">
            <text:p>0</text:p>
          </table:table-cell>
          <table:table-cell table:formula="of:=IF([.AA21]&lt;&gt;0 ;ROUNDUP(LOG10([.AA21]+0.5) ; 0); 0)" office:value-type="float" office:value="0">
            <text:p>0</text:p>
          </table:table-cell>
          <table:table-cell table:formula="of:=IF([.AB21]&lt;&gt;0 ;ROUNDUP(LOG10([.AB21]+0.5) ; 0); 0)" office:value-type="float" office:value="0">
            <text:p>0</text:p>
          </table:table-cell>
          <table:table-cell table:formula="of:=IF([.AC21]&lt;&gt;0 ;ROUNDUP(LOG10([.AC21]+0.5) ; 0); 0)" office:value-type="float" office:value="0">
            <text:p>0</text:p>
          </table:table-cell>
          <table:table-cell table:formula="of:=IF([.AD21]&lt;&gt;0 ;ROUNDUP(LOG10([.AD21]+0.5) ; 0); 0)" office:value-type="float" office:value="0">
            <text:p>0</text:p>
          </table:table-cell>
          <table:table-cell table:style-name="ce15" table:formula="of:=SUM([.A56:.AD57])" office:value-type="float" office:value="164">
            <text:p>164</text:p>
          </table:table-cell>
          <table:table-cell/>
        </table:table-row>
        <table:table-row table:style-name="ro2">
          <table:table-cell table:formula="of:=IF([.A22]&lt;&gt;0 ;ROUNDUP(LOG10([.A22]+0.5) ; 0); 0)" office:value-type="float" office:value="1">
            <text:p>1</text:p>
          </table:table-cell>
          <table:table-cell table:formula="of:=IF([.B22]&lt;&gt;0 ;ROUNDUP(LOG10([.B22]+0.5) ; 0); 0)" office:value-type="float" office:value="2">
            <text:p>2</text:p>
          </table:table-cell>
          <table:table-cell table:formula="of:=IF([.C22]&lt;&gt;0 ;ROUNDUP(LOG10([.C22]+0.5) ; 0); 0)" office:value-type="float" office:value="3">
            <text:p>3</text:p>
          </table:table-cell>
          <table:table-cell table:formula="of:=IF([.D22]&lt;&gt;0 ;ROUNDUP(LOG10([.D22]+0.5) ; 0); 0)" office:value-type="float" office:value="4">
            <text:p>4</text:p>
          </table:table-cell>
          <table:table-cell table:formula="of:=IF([.E22]&lt;&gt;0 ;ROUNDUP(LOG10([.E22]+0.5) ; 0); 0)" office:value-type="float" office:value="4">
            <text:p>4</text:p>
          </table:table-cell>
          <table:table-cell table:formula="of:=IF([.F22]&lt;&gt;0 ;ROUNDUP(LOG10([.F22]+0.5) ; 0); 0)" office:value-type="float" office:value="5">
            <text:p>5</text:p>
          </table:table-cell>
          <table:table-cell table:formula="of:=IF([.G22]&lt;&gt;0 ;ROUNDUP(LOG10([.G22]+0.5) ; 0); 0)" office:value-type="float" office:value="5">
            <text:p>5</text:p>
          </table:table-cell>
          <table:table-cell table:formula="of:=IF([.H22]&lt;&gt;0 ;ROUNDUP(LOG10([.H22]+0.5) ; 0); 0)" office:value-type="float" office:value="6">
            <text:p>6</text:p>
          </table:table-cell>
          <table:table-cell table:formula="of:=IF([.I22]&lt;&gt;0 ;ROUNDUP(LOG10([.I22]+0.5) ; 0); 0)" office:value-type="float" office:value="6">
            <text:p>6</text:p>
          </table:table-cell>
          <table:table-cell table:formula="of:=IF([.J22]&lt;&gt;0 ;ROUNDUP(LOG10([.J22]+0.5) ; 0); 0)" office:value-type="float" office:value="6">
            <text:p>6</text:p>
          </table:table-cell>
          <table:table-cell table:formula="of:=IF([.K22]&lt;&gt;0 ;ROUNDUP(LOG10([.K22]+0.5) ; 0); 0)" office:value-type="float" office:value="6">
            <text:p>6</text:p>
          </table:table-cell>
          <table:table-cell table:formula="of:=IF([.L22]&lt;&gt;0 ;ROUNDUP(LOG10([.L22]+0.5) ; 0); 0)" office:value-type="float" office:value="6">
            <text:p>6</text:p>
          </table:table-cell>
          <table:table-cell table:formula="of:=IF([.M22]&lt;&gt;0 ;ROUNDUP(LOG10([.M22]+0.5) ; 0); 0)" office:value-type="float" office:value="6">
            <text:p>6</text:p>
          </table:table-cell>
          <table:table-cell table:formula="of:=IF([.N22]&lt;&gt;0 ;ROUNDUP(LOG10([.N22]+0.5) ; 0); 0)" office:value-type="float" office:value="6">
            <text:p>6</text:p>
          </table:table-cell>
          <table:table-cell table:formula="of:=IF([.O22]&lt;&gt;0 ;ROUNDUP(LOG10([.O22]+0.5) ; 0); 0)" office:value-type="float" office:value="6">
            <text:p>6</text:p>
          </table:table-cell>
          <table:table-cell table:formula="of:=IF([.P22]&lt;&gt;0 ;ROUNDUP(LOG10([.P22]+0.5) ; 0); 0)" office:value-type="float" office:value="5">
            <text:p>5</text:p>
          </table:table-cell>
          <table:table-cell table:formula="of:=IF([.Q22]&lt;&gt;0 ;ROUNDUP(LOG10([.Q22]+0.5) ; 0); 0)" office:value-type="float" office:value="5">
            <text:p>5</text:p>
          </table:table-cell>
          <table:table-cell table:formula="of:=IF([.R22]&lt;&gt;0 ;ROUNDUP(LOG10([.R22]+0.5) ; 0); 0)" office:value-type="float" office:value="4">
            <text:p>4</text:p>
          </table:table-cell>
          <table:table-cell table:formula="of:=IF([.S22]&lt;&gt;0 ;ROUNDUP(LOG10([.S22]+0.5) ; 0); 0)" office:value-type="float" office:value="4">
            <text:p>4</text:p>
          </table:table-cell>
          <table:table-cell table:formula="of:=IF([.T22]&lt;&gt;0 ;ROUNDUP(LOG10([.T22]+0.5) ; 0); 0)" office:value-type="float" office:value="3">
            <text:p>3</text:p>
          </table:table-cell>
          <table:table-cell table:formula="of:=IF([.U22]&lt;&gt;0 ;ROUNDUP(LOG10([.U22]+0.5) ; 0); 0)" office:value-type="float" office:value="2">
            <text:p>2</text:p>
          </table:table-cell>
          <table:table-cell table:formula="of:=IF([.V22]&lt;&gt;0 ;ROUNDUP(LOG10([.V22]+0.5) ; 0); 0)" office:value-type="float" office:value="1">
            <text:p>1</text:p>
          </table:table-cell>
          <table:table-cell table:formula="of:=IF([.W22]&lt;&gt;0 ;ROUNDUP(LOG10([.W22]+0.5) ; 0); 0)" office:value-type="float" office:value="0">
            <text:p>0</text:p>
          </table:table-cell>
          <table:table-cell table:formula="of:=IF([.X22]&lt;&gt;0 ;ROUNDUP(LOG10([.X22]+0.5) ; 0); 0)" office:value-type="float" office:value="0">
            <text:p>0</text:p>
          </table:table-cell>
          <table:table-cell table:formula="of:=IF([.Y22]&lt;&gt;0 ;ROUNDUP(LOG10([.Y22]+0.5) ; 0); 0)" office:value-type="float" office:value="0">
            <text:p>0</text:p>
          </table:table-cell>
          <table:table-cell table:formula="of:=IF([.Z22]&lt;&gt;0 ;ROUNDUP(LOG10([.Z22]+0.5) ; 0); 0)" office:value-type="float" office:value="0">
            <text:p>0</text:p>
          </table:table-cell>
          <table:table-cell table:formula="of:=IF([.AA22]&lt;&gt;0 ;ROUNDUP(LOG10([.AA22]+0.5) ; 0); 0)" office:value-type="float" office:value="0">
            <text:p>0</text:p>
          </table:table-cell>
          <table:table-cell table:formula="of:=IF([.AB22]&lt;&gt;0 ;ROUNDUP(LOG10([.AB22]+0.5) ; 0); 0)" office:value-type="float" office:value="0">
            <text:p>0</text:p>
          </table:table-cell>
          <table:table-cell table:formula="of:=IF([.AC22]&lt;&gt;0 ;ROUNDUP(LOG10([.AC22]+0.5) ; 0); 0)" office:value-type="float" office:value="0">
            <text:p>0</text:p>
          </table:table-cell>
          <table:table-cell table:formula="of:=IF([.AD22]&lt;&gt;0 ;ROUNDUP(LOG10([.AD22]+0.5) ; 0); 0)" office:value-type="float" office:value="0">
            <text:p>0</text:p>
          </table:table-cell>
          <table:table-cell table:style-name="ce15" table:formula="of:=SUM([.A57:.AD58])" office:value-type="float" office:value="184">
            <text:p>184</text:p>
          </table:table-cell>
          <table:table-cell/>
        </table:table-row>
        <table:table-row table:style-name="ro2">
          <table:table-cell table:formula="of:=IF([.A23]&lt;&gt;0 ;ROUNDUP(LOG10([.A23]+0.5) ; 0); 0)" office:value-type="float" office:value="1">
            <text:p>1</text:p>
          </table:table-cell>
          <table:table-cell table:formula="of:=IF([.B23]&lt;&gt;0 ;ROUNDUP(LOG10([.B23]+0.5) ; 0); 0)" office:value-type="float" office:value="2">
            <text:p>2</text:p>
          </table:table-cell>
          <table:table-cell table:formula="of:=IF([.C23]&lt;&gt;0 ;ROUNDUP(LOG10([.C23]+0.5) ; 0); 0)" office:value-type="float" office:value="3">
            <text:p>3</text:p>
          </table:table-cell>
          <table:table-cell table:formula="of:=IF([.D23]&lt;&gt;0 ;ROUNDUP(LOG10([.D23]+0.5) ; 0); 0)" office:value-type="float" office:value="4">
            <text:p>4</text:p>
          </table:table-cell>
          <table:table-cell table:formula="of:=IF([.E23]&lt;&gt;0 ;ROUNDUP(LOG10([.E23]+0.5) ; 0); 0)" office:value-type="float" office:value="4">
            <text:p>4</text:p>
          </table:table-cell>
          <table:table-cell table:formula="of:=IF([.F23]&lt;&gt;0 ;ROUNDUP(LOG10([.F23]+0.5) ; 0); 0)" office:value-type="float" office:value="5">
            <text:p>5</text:p>
          </table:table-cell>
          <table:table-cell table:formula="of:=IF([.G23]&lt;&gt;0 ;ROUNDUP(LOG10([.G23]+0.5) ; 0); 0)" office:value-type="float" office:value="5">
            <text:p>5</text:p>
          </table:table-cell>
          <table:table-cell table:formula="of:=IF([.H23]&lt;&gt;0 ;ROUNDUP(LOG10([.H23]+0.5) ; 0); 0)" office:value-type="float" office:value="6">
            <text:p>6</text:p>
          </table:table-cell>
          <table:table-cell table:formula="of:=IF([.I23]&lt;&gt;0 ;ROUNDUP(LOG10([.I23]+0.5) ; 0); 0)" office:value-type="float" office:value="6">
            <text:p>6</text:p>
          </table:table-cell>
          <table:table-cell table:formula="of:=IF([.J23]&lt;&gt;0 ;ROUNDUP(LOG10([.J23]+0.5) ; 0); 0)" office:value-type="float" office:value="6">
            <text:p>6</text:p>
          </table:table-cell>
          <table:table-cell table:formula="of:=IF([.K23]&lt;&gt;0 ;ROUNDUP(LOG10([.K23]+0.5) ; 0); 0)" office:value-type="float" office:value="6">
            <text:p>6</text:p>
          </table:table-cell>
          <table:table-cell table:formula="of:=IF([.L23]&lt;&gt;0 ;ROUNDUP(LOG10([.L23]+0.5) ; 0); 0)" office:value-type="float" office:value="6">
            <text:p>6</text:p>
          </table:table-cell>
          <table:table-cell table:formula="of:=IF([.M23]&lt;&gt;0 ;ROUNDUP(LOG10([.M23]+0.5) ; 0); 0)" office:value-type="float" office:value="6">
            <text:p>6</text:p>
          </table:table-cell>
          <table:table-cell table:formula="of:=IF([.N23]&lt;&gt;0 ;ROUNDUP(LOG10([.N23]+0.5) ; 0); 0)" office:value-type="float" office:value="6">
            <text:p>6</text:p>
          </table:table-cell>
          <table:table-cell table:formula="of:=IF([.O23]&lt;&gt;0 ;ROUNDUP(LOG10([.O23]+0.5) ; 0); 0)" office:value-type="float" office:value="6">
            <text:p>6</text:p>
          </table:table-cell>
          <table:table-cell table:formula="of:=IF([.P23]&lt;&gt;0 ;ROUNDUP(LOG10([.P23]+0.5) ; 0); 0)" office:value-type="float" office:value="6">
            <text:p>6</text:p>
          </table:table-cell>
          <table:table-cell table:formula="of:=IF([.Q23]&lt;&gt;0 ;ROUNDUP(LOG10([.Q23]+0.5) ; 0); 0)" office:value-type="float" office:value="5">
            <text:p>5</text:p>
          </table:table-cell>
          <table:table-cell table:formula="of:=IF([.R23]&lt;&gt;0 ;ROUNDUP(LOG10([.R23]+0.5) ; 0); 0)" office:value-type="float" office:value="5">
            <text:p>5</text:p>
          </table:table-cell>
          <table:table-cell table:formula="of:=IF([.S23]&lt;&gt;0 ;ROUNDUP(LOG10([.S23]+0.5) ; 0); 0)" office:value-type="float" office:value="4">
            <text:p>4</text:p>
          </table:table-cell>
          <table:table-cell table:formula="of:=IF([.T23]&lt;&gt;0 ;ROUNDUP(LOG10([.T23]+0.5) ; 0); 0)" office:value-type="float" office:value="4">
            <text:p>4</text:p>
          </table:table-cell>
          <table:table-cell table:formula="of:=IF([.U23]&lt;&gt;0 ;ROUNDUP(LOG10([.U23]+0.5) ; 0); 0)" office:value-type="float" office:value="3">
            <text:p>3</text:p>
          </table:table-cell>
          <table:table-cell table:formula="of:=IF([.V23]&lt;&gt;0 ;ROUNDUP(LOG10([.V23]+0.5) ; 0); 0)" office:value-type="float" office:value="2">
            <text:p>2</text:p>
          </table:table-cell>
          <table:table-cell table:formula="of:=IF([.W23]&lt;&gt;0 ;ROUNDUP(LOG10([.W23]+0.5) ; 0); 0)" office:value-type="float" office:value="1">
            <text:p>1</text:p>
          </table:table-cell>
          <table:table-cell table:formula="of:=IF([.X23]&lt;&gt;0 ;ROUNDUP(LOG10([.X23]+0.5) ; 0); 0)" office:value-type="float" office:value="0">
            <text:p>0</text:p>
          </table:table-cell>
          <table:table-cell table:formula="of:=IF([.Y23]&lt;&gt;0 ;ROUNDUP(LOG10([.Y23]+0.5) ; 0); 0)" office:value-type="float" office:value="0">
            <text:p>0</text:p>
          </table:table-cell>
          <table:table-cell table:formula="of:=IF([.Z23]&lt;&gt;0 ;ROUNDUP(LOG10([.Z23]+0.5) ; 0); 0)" office:value-type="float" office:value="0">
            <text:p>0</text:p>
          </table:table-cell>
          <table:table-cell table:formula="of:=IF([.AA23]&lt;&gt;0 ;ROUNDUP(LOG10([.AA23]+0.5) ; 0); 0)" office:value-type="float" office:value="0">
            <text:p>0</text:p>
          </table:table-cell>
          <table:table-cell table:formula="of:=IF([.AB23]&lt;&gt;0 ;ROUNDUP(LOG10([.AB23]+0.5) ; 0); 0)" office:value-type="float" office:value="0">
            <text:p>0</text:p>
          </table:table-cell>
          <table:table-cell table:formula="of:=IF([.AC23]&lt;&gt;0 ;ROUNDUP(LOG10([.AC23]+0.5) ; 0); 0)" office:value-type="float" office:value="0">
            <text:p>0</text:p>
          </table:table-cell>
          <table:table-cell table:formula="of:=IF([.AD23]&lt;&gt;0 ;ROUNDUP(LOG10([.AD23]+0.5) ; 0); 0)" office:value-type="float" office:value="0">
            <text:p>0</text:p>
          </table:table-cell>
          <table:table-cell table:style-name="ce15" table:formula="of:=SUM([.A58:.AD59])" office:value-type="float" office:value="198">
            <text:p>198</text:p>
          </table:table-cell>
          <table:table-cell/>
        </table:table-row>
        <table:table-row table:style-name="ro2">
          <table:table-cell table:formula="of:=IF([.A24]&lt;&gt;0 ;ROUNDUP(LOG10([.A24]+0.5) ; 0); 0)" office:value-type="float" office:value="1">
            <text:p>1</text:p>
          </table:table-cell>
          <table:table-cell table:formula="of:=IF([.B24]&lt;&gt;0 ;ROUNDUP(LOG10([.B24]+0.5) ; 0); 0)" office:value-type="float" office:value="2">
            <text:p>2</text:p>
          </table:table-cell>
          <table:table-cell table:formula="of:=IF([.C24]&lt;&gt;0 ;ROUNDUP(LOG10([.C24]+0.5) ; 0); 0)" office:value-type="float" office:value="3">
            <text:p>3</text:p>
          </table:table-cell>
          <table:table-cell table:formula="of:=IF([.D24]&lt;&gt;0 ;ROUNDUP(LOG10([.D24]+0.5) ; 0); 0)" office:value-type="float" office:value="4">
            <text:p>4</text:p>
          </table:table-cell>
          <table:table-cell table:formula="of:=IF([.E24]&lt;&gt;0 ;ROUNDUP(LOG10([.E24]+0.5) ; 0); 0)" office:value-type="float" office:value="4">
            <text:p>4</text:p>
          </table:table-cell>
          <table:table-cell table:formula="of:=IF([.F24]&lt;&gt;0 ;ROUNDUP(LOG10([.F24]+0.5) ; 0); 0)" office:value-type="float" office:value="5">
            <text:p>5</text:p>
          </table:table-cell>
          <table:table-cell table:formula="of:=IF([.G24]&lt;&gt;0 ;ROUNDUP(LOG10([.G24]+0.5) ; 0); 0)" office:value-type="float" office:value="6">
            <text:p>6</text:p>
          </table:table-cell>
          <table:table-cell table:formula="of:=IF([.H24]&lt;&gt;0 ;ROUNDUP(LOG10([.H24]+0.5) ; 0); 0)" office:value-type="float" office:value="6">
            <text:p>6</text:p>
          </table:table-cell>
          <table:table-cell table:formula="of:=IF([.I24]&lt;&gt;0 ;ROUNDUP(LOG10([.I24]+0.5) ; 0); 0)" office:value-type="float" office:value="6">
            <text:p>6</text:p>
          </table:table-cell>
          <table:table-cell table:formula="of:=IF([.J24]&lt;&gt;0 ;ROUNDUP(LOG10([.J24]+0.5) ; 0); 0)" office:value-type="float" office:value="6">
            <text:p>6</text:p>
          </table:table-cell>
          <table:table-cell table:formula="of:=IF([.K24]&lt;&gt;0 ;ROUNDUP(LOG10([.K24]+0.5) ; 0); 0)" office:value-type="float" office:value="7">
            <text:p>7</text:p>
          </table:table-cell>
          <table:table-cell table:formula="of:=IF([.L24]&lt;&gt;0 ;ROUNDUP(LOG10([.L24]+0.5) ; 0); 0)" office:value-type="float" office:value="7">
            <text:p>7</text:p>
          </table:table-cell>
          <table:table-cell table:formula="of:=IF([.M24]&lt;&gt;0 ;ROUNDUP(LOG10([.M24]+0.5) ; 0); 0)" office:value-type="float" office:value="7">
            <text:p>7</text:p>
          </table:table-cell>
          <table:table-cell table:formula="of:=IF([.N24]&lt;&gt;0 ;ROUNDUP(LOG10([.N24]+0.5) ; 0); 0)" office:value-type="float" office:value="7">
            <text:p>7</text:p>
          </table:table-cell>
          <table:table-cell table:formula="of:=IF([.O24]&lt;&gt;0 ;ROUNDUP(LOG10([.O24]+0.5) ; 0); 0)" office:value-type="float" office:value="6">
            <text:p>6</text:p>
          </table:table-cell>
          <table:table-cell table:formula="of:=IF([.P24]&lt;&gt;0 ;ROUNDUP(LOG10([.P24]+0.5) ; 0); 0)" office:value-type="float" office:value="6">
            <text:p>6</text:p>
          </table:table-cell>
          <table:table-cell table:formula="of:=IF([.Q24]&lt;&gt;0 ;ROUNDUP(LOG10([.Q24]+0.5) ; 0); 0)" office:value-type="float" office:value="6">
            <text:p>6</text:p>
          </table:table-cell>
          <table:table-cell table:formula="of:=IF([.R24]&lt;&gt;0 ;ROUNDUP(LOG10([.R24]+0.5) ; 0); 0)" office:value-type="float" office:value="6">
            <text:p>6</text:p>
          </table:table-cell>
          <table:table-cell table:formula="of:=IF([.S24]&lt;&gt;0 ;ROUNDUP(LOG10([.S24]+0.5) ; 0); 0)" office:value-type="float" office:value="5">
            <text:p>5</text:p>
          </table:table-cell>
          <table:table-cell table:formula="of:=IF([.T24]&lt;&gt;0 ;ROUNDUP(LOG10([.T24]+0.5) ; 0); 0)" office:value-type="float" office:value="4">
            <text:p>4</text:p>
          </table:table-cell>
          <table:table-cell table:formula="of:=IF([.U24]&lt;&gt;0 ;ROUNDUP(LOG10([.U24]+0.5) ; 0); 0)" office:value-type="float" office:value="4">
            <text:p>4</text:p>
          </table:table-cell>
          <table:table-cell table:formula="of:=IF([.V24]&lt;&gt;0 ;ROUNDUP(LOG10([.V24]+0.5) ; 0); 0)" office:value-type="float" office:value="3">
            <text:p>3</text:p>
          </table:table-cell>
          <table:table-cell table:formula="of:=IF([.W24]&lt;&gt;0 ;ROUNDUP(LOG10([.W24]+0.5) ; 0); 0)" office:value-type="float" office:value="2">
            <text:p>2</text:p>
          </table:table-cell>
          <table:table-cell table:formula="of:=IF([.X24]&lt;&gt;0 ;ROUNDUP(LOG10([.X24]+0.5) ; 0); 0)" office:value-type="float" office:value="1">
            <text:p>1</text:p>
          </table:table-cell>
          <table:table-cell table:formula="of:=IF([.Y24]&lt;&gt;0 ;ROUNDUP(LOG10([.Y24]+0.5) ; 0); 0)" office:value-type="float" office:value="0">
            <text:p>0</text:p>
          </table:table-cell>
          <table:table-cell table:formula="of:=IF([.Z24]&lt;&gt;0 ;ROUNDUP(LOG10([.Z24]+0.5) ; 0); 0)" office:value-type="float" office:value="0">
            <text:p>0</text:p>
          </table:table-cell>
          <table:table-cell table:formula="of:=IF([.AA24]&lt;&gt;0 ;ROUNDUP(LOG10([.AA24]+0.5) ; 0); 0)" office:value-type="float" office:value="0">
            <text:p>0</text:p>
          </table:table-cell>
          <table:table-cell table:formula="of:=IF([.AB24]&lt;&gt;0 ;ROUNDUP(LOG10([.AB24]+0.5) ; 0); 0)" office:value-type="float" office:value="0">
            <text:p>0</text:p>
          </table:table-cell>
          <table:table-cell table:formula="of:=IF([.AC24]&lt;&gt;0 ;ROUNDUP(LOG10([.AC24]+0.5) ; 0); 0)" office:value-type="float" office:value="0">
            <text:p>0</text:p>
          </table:table-cell>
          <table:table-cell table:formula="of:=IF([.AD24]&lt;&gt;0 ;ROUNDUP(LOG10([.AD24]+0.5) ; 0); 0)" office:value-type="float" office:value="0">
            <text:p>0</text:p>
          </table:table-cell>
          <table:table-cell table:style-name="ce15" table:formula="of:=SUM([.A59:.AD60])" office:value-type="float" office:value="216">
            <text:p>216</text:p>
          </table:table-cell>
          <table:table-cell/>
        </table:table-row>
        <table:table-row table:style-name="ro2">
          <table:table-cell table:formula="of:=IF([.A25]&lt;&gt;0 ;ROUNDUP(LOG10([.A25]+0.5) ; 0); 0)" office:value-type="float" office:value="1">
            <text:p>1</text:p>
          </table:table-cell>
          <table:table-cell table:formula="of:=IF([.B25]&lt;&gt;0 ;ROUNDUP(LOG10([.B25]+0.5) ; 0); 0)" office:value-type="float" office:value="2">
            <text:p>2</text:p>
          </table:table-cell>
          <table:table-cell table:formula="of:=IF([.C25]&lt;&gt;0 ;ROUNDUP(LOG10([.C25]+0.5) ; 0); 0)" office:value-type="float" office:value="3">
            <text:p>3</text:p>
          </table:table-cell>
          <table:table-cell table:formula="of:=IF([.D25]&lt;&gt;0 ;ROUNDUP(LOG10([.D25]+0.5) ; 0); 0)" office:value-type="float" office:value="4">
            <text:p>4</text:p>
          </table:table-cell>
          <table:table-cell table:formula="of:=IF([.E25]&lt;&gt;0 ;ROUNDUP(LOG10([.E25]+0.5) ; 0); 0)" office:value-type="float" office:value="5">
            <text:p>5</text:p>
          </table:table-cell>
          <table:table-cell table:formula="of:=IF([.F25]&lt;&gt;0 ;ROUNDUP(LOG10([.F25]+0.5) ; 0); 0)" office:value-type="float" office:value="5">
            <text:p>5</text:p>
          </table:table-cell>
          <table:table-cell table:formula="of:=IF([.G25]&lt;&gt;0 ;ROUNDUP(LOG10([.G25]+0.5) ; 0); 0)" office:value-type="float" office:value="6">
            <text:p>6</text:p>
          </table:table-cell>
          <table:table-cell table:formula="of:=IF([.H25]&lt;&gt;0 ;ROUNDUP(LOG10([.H25]+0.5) ; 0); 0)" office:value-type="float" office:value="6">
            <text:p>6</text:p>
          </table:table-cell>
          <table:table-cell table:formula="of:=IF([.I25]&lt;&gt;0 ;ROUNDUP(LOG10([.I25]+0.5) ; 0); 0)" office:value-type="float" office:value="6">
            <text:p>6</text:p>
          </table:table-cell>
          <table:table-cell table:formula="of:=IF([.J25]&lt;&gt;0 ;ROUNDUP(LOG10([.J25]+0.5) ; 0); 0)" office:value-type="float" office:value="7">
            <text:p>7</text:p>
          </table:table-cell>
          <table:table-cell table:formula="of:=IF([.K25]&lt;&gt;0 ;ROUNDUP(LOG10([.K25]+0.5) ; 0); 0)" office:value-type="float" office:value="7">
            <text:p>7</text:p>
          </table:table-cell>
          <table:table-cell table:formula="of:=IF([.L25]&lt;&gt;0 ;ROUNDUP(LOG10([.L25]+0.5) ; 0); 0)" office:value-type="float" office:value="7">
            <text:p>7</text:p>
          </table:table-cell>
          <table:table-cell table:formula="of:=IF([.M25]&lt;&gt;0 ;ROUNDUP(LOG10([.M25]+0.5) ; 0); 0)" office:value-type="float" office:value="7">
            <text:p>7</text:p>
          </table:table-cell>
          <table:table-cell table:formula="of:=IF([.N25]&lt;&gt;0 ;ROUNDUP(LOG10([.N25]+0.5) ; 0); 0)" office:value-type="float" office:value="7">
            <text:p>7</text:p>
          </table:table-cell>
          <table:table-cell table:formula="of:=IF([.O25]&lt;&gt;0 ;ROUNDUP(LOG10([.O25]+0.5) ; 0); 0)" office:value-type="float" office:value="7">
            <text:p>7</text:p>
          </table:table-cell>
          <table:table-cell table:formula="of:=IF([.P25]&lt;&gt;0 ;ROUNDUP(LOG10([.P25]+0.5) ; 0); 0)" office:value-type="float" office:value="7">
            <text:p>7</text:p>
          </table:table-cell>
          <table:table-cell table:formula="of:=IF([.Q25]&lt;&gt;0 ;ROUNDUP(LOG10([.Q25]+0.5) ; 0); 0)" office:value-type="float" office:value="6">
            <text:p>6</text:p>
          </table:table-cell>
          <table:table-cell table:formula="of:=IF([.R25]&lt;&gt;0 ;ROUNDUP(LOG10([.R25]+0.5) ; 0); 0)" office:value-type="float" office:value="6">
            <text:p>6</text:p>
          </table:table-cell>
          <table:table-cell table:formula="of:=IF([.S25]&lt;&gt;0 ;ROUNDUP(LOG10([.S25]+0.5) ; 0); 0)" office:value-type="float" office:value="6">
            <text:p>6</text:p>
          </table:table-cell>
          <table:table-cell table:formula="of:=IF([.T25]&lt;&gt;0 ;ROUNDUP(LOG10([.T25]+0.5) ; 0); 0)" office:value-type="float" office:value="5">
            <text:p>5</text:p>
          </table:table-cell>
          <table:table-cell table:formula="of:=IF([.U25]&lt;&gt;0 ;ROUNDUP(LOG10([.U25]+0.5) ; 0); 0)" office:value-type="float" office:value="5">
            <text:p>5</text:p>
          </table:table-cell>
          <table:table-cell table:formula="of:=IF([.V25]&lt;&gt;0 ;ROUNDUP(LOG10([.V25]+0.5) ; 0); 0)" office:value-type="float" office:value="4">
            <text:p>4</text:p>
          </table:table-cell>
          <table:table-cell table:formula="of:=IF([.W25]&lt;&gt;0 ;ROUNDUP(LOG10([.W25]+0.5) ; 0); 0)" office:value-type="float" office:value="3">
            <text:p>3</text:p>
          </table:table-cell>
          <table:table-cell table:formula="of:=IF([.X25]&lt;&gt;0 ;ROUNDUP(LOG10([.X25]+0.5) ; 0); 0)" office:value-type="float" office:value="2">
            <text:p>2</text:p>
          </table:table-cell>
          <table:table-cell table:formula="of:=IF([.Y25]&lt;&gt;0 ;ROUNDUP(LOG10([.Y25]+0.5) ; 0); 0)" office:value-type="float" office:value="1">
            <text:p>1</text:p>
          </table:table-cell>
          <table:table-cell table:formula="of:=IF([.Z25]&lt;&gt;0 ;ROUNDUP(LOG10([.Z25]+0.5) ; 0); 0)" office:value-type="float" office:value="0">
            <text:p>0</text:p>
          </table:table-cell>
          <table:table-cell table:formula="of:=IF([.AA25]&lt;&gt;0 ;ROUNDUP(LOG10([.AA25]+0.5) ; 0); 0)" office:value-type="float" office:value="0">
            <text:p>0</text:p>
          </table:table-cell>
          <table:table-cell table:formula="of:=IF([.AB25]&lt;&gt;0 ;ROUNDUP(LOG10([.AB25]+0.5) ; 0); 0)" office:value-type="float" office:value="0">
            <text:p>0</text:p>
          </table:table-cell>
          <table:table-cell table:formula="of:=IF([.AC25]&lt;&gt;0 ;ROUNDUP(LOG10([.AC25]+0.5) ; 0); 0)" office:value-type="float" office:value="0">
            <text:p>0</text:p>
          </table:table-cell>
          <table:table-cell table:formula="of:=IF([.AD25]&lt;&gt;0 ;ROUNDUP(LOG10([.AD25]+0.5) ; 0); 0)" office:value-type="float" office:value="0">
            <text:p>0</text:p>
          </table:table-cell>
          <table:table-cell table:style-name="ce15" table:formula="of:=SUM([.A60:.AD61])" office:value-type="float" office:value="239">
            <text:p>239</text:p>
          </table:table-cell>
          <table:table-cell/>
        </table:table-row>
        <table:table-row table:style-name="ro2">
          <table:table-cell table:formula="of:=IF([.A26]&lt;&gt;0 ;ROUNDUP(LOG10([.A26]+0.5) ; 0); 0)" office:value-type="float" office:value="1">
            <text:p>1</text:p>
          </table:table-cell>
          <table:table-cell table:formula="of:=IF([.B26]&lt;&gt;0 ;ROUNDUP(LOG10([.B26]+0.5) ; 0); 0)" office:value-type="float" office:value="2">
            <text:p>2</text:p>
          </table:table-cell>
          <table:table-cell table:formula="of:=IF([.C26]&lt;&gt;0 ;ROUNDUP(LOG10([.C26]+0.5) ; 0); 0)" office:value-type="float" office:value="3">
            <text:p>3</text:p>
          </table:table-cell>
          <table:table-cell table:formula="of:=IF([.D26]&lt;&gt;0 ;ROUNDUP(LOG10([.D26]+0.5) ; 0); 0)" office:value-type="float" office:value="4">
            <text:p>4</text:p>
          </table:table-cell>
          <table:table-cell table:formula="of:=IF([.E26]&lt;&gt;0 ;ROUNDUP(LOG10([.E26]+0.5) ; 0); 0)" office:value-type="float" office:value="5">
            <text:p>5</text:p>
          </table:table-cell>
          <table:table-cell table:formula="of:=IF([.F26]&lt;&gt;0 ;ROUNDUP(LOG10([.F26]+0.5) ; 0); 0)" office:value-type="float" office:value="5">
            <text:p>5</text:p>
          </table:table-cell>
          <table:table-cell table:formula="of:=IF([.G26]&lt;&gt;0 ;ROUNDUP(LOG10([.G26]+0.5) ; 0); 0)" office:value-type="float" office:value="6">
            <text:p>6</text:p>
          </table:table-cell>
          <table:table-cell table:formula="of:=IF([.H26]&lt;&gt;0 ;ROUNDUP(LOG10([.H26]+0.5) ; 0); 0)" office:value-type="float" office:value="6">
            <text:p>6</text:p>
          </table:table-cell>
          <table:table-cell table:formula="of:=IF([.I26]&lt;&gt;0 ;ROUNDUP(LOG10([.I26]+0.5) ; 0); 0)" office:value-type="float" office:value="7">
            <text:p>7</text:p>
          </table:table-cell>
          <table:table-cell table:formula="of:=IF([.J26]&lt;&gt;0 ;ROUNDUP(LOG10([.J26]+0.5) ; 0); 0)" office:value-type="float" office:value="7">
            <text:p>7</text:p>
          </table:table-cell>
          <table:table-cell table:formula="of:=IF([.K26]&lt;&gt;0 ;ROUNDUP(LOG10([.K26]+0.5) ; 0); 0)" office:value-type="float" office:value="7">
            <text:p>7</text:p>
          </table:table-cell>
          <table:table-cell table:formula="of:=IF([.L26]&lt;&gt;0 ;ROUNDUP(LOG10([.L26]+0.5) ; 0); 0)" office:value-type="float" office:value="7">
            <text:p>7</text:p>
          </table:table-cell>
          <table:table-cell table:formula="of:=IF([.M26]&lt;&gt;0 ;ROUNDUP(LOG10([.M26]+0.5) ; 0); 0)" office:value-type="float" office:value="7">
            <text:p>7</text:p>
          </table:table-cell>
          <table:table-cell table:formula="of:=IF([.N26]&lt;&gt;0 ;ROUNDUP(LOG10([.N26]+0.5) ; 0); 0)" office:value-type="float" office:value="7">
            <text:p>7</text:p>
          </table:table-cell>
          <table:table-cell table:formula="of:=IF([.O26]&lt;&gt;0 ;ROUNDUP(LOG10([.O26]+0.5) ; 0); 0)" office:value-type="float" office:value="7">
            <text:p>7</text:p>
          </table:table-cell>
          <table:table-cell table:formula="of:=IF([.P26]&lt;&gt;0 ;ROUNDUP(LOG10([.P26]+0.5) ; 0); 0)" office:value-type="float" office:value="7">
            <text:p>7</text:p>
          </table:table-cell>
          <table:table-cell table:formula="of:=IF([.Q26]&lt;&gt;0 ;ROUNDUP(LOG10([.Q26]+0.5) ; 0); 0)" office:value-type="float" office:value="7">
            <text:p>7</text:p>
          </table:table-cell>
          <table:table-cell table:formula="of:=IF([.R26]&lt;&gt;0 ;ROUNDUP(LOG10([.R26]+0.5) ; 0); 0)" office:value-type="float" office:value="7">
            <text:p>7</text:p>
          </table:table-cell>
          <table:table-cell table:formula="of:=IF([.S26]&lt;&gt;0 ;ROUNDUP(LOG10([.S26]+0.5) ; 0); 0)" office:value-type="float" office:value="6">
            <text:p>6</text:p>
          </table:table-cell>
          <table:table-cell table:formula="of:=IF([.T26]&lt;&gt;0 ;ROUNDUP(LOG10([.T26]+0.5) ; 0); 0)" office:value-type="float" office:value="6">
            <text:p>6</text:p>
          </table:table-cell>
          <table:table-cell table:formula="of:=IF([.U26]&lt;&gt;0 ;ROUNDUP(LOG10([.U26]+0.5) ; 0); 0)" office:value-type="float" office:value="5">
            <text:p>5</text:p>
          </table:table-cell>
          <table:table-cell table:formula="of:=IF([.V26]&lt;&gt;0 ;ROUNDUP(LOG10([.V26]+0.5) ; 0); 0)" office:value-type="float" office:value="5">
            <text:p>5</text:p>
          </table:table-cell>
          <table:table-cell table:formula="of:=IF([.W26]&lt;&gt;0 ;ROUNDUP(LOG10([.W26]+0.5) ; 0); 0)" office:value-type="float" office:value="4">
            <text:p>4</text:p>
          </table:table-cell>
          <table:table-cell table:formula="of:=IF([.X26]&lt;&gt;0 ;ROUNDUP(LOG10([.X26]+0.5) ; 0); 0)" office:value-type="float" office:value="3">
            <text:p>3</text:p>
          </table:table-cell>
          <table:table-cell table:formula="of:=IF([.Y26]&lt;&gt;0 ;ROUNDUP(LOG10([.Y26]+0.5) ; 0); 0)" office:value-type="float" office:value="2">
            <text:p>2</text:p>
          </table:table-cell>
          <table:table-cell table:formula="of:=IF([.Z26]&lt;&gt;0 ;ROUNDUP(LOG10([.Z26]+0.5) ; 0); 0)" office:value-type="float" office:value="1">
            <text:p>1</text:p>
          </table:table-cell>
          <table:table-cell table:formula="of:=IF([.AA26]&lt;&gt;0 ;ROUNDUP(LOG10([.AA26]+0.5) ; 0); 0)" office:value-type="float" office:value="0">
            <text:p>0</text:p>
          </table:table-cell>
          <table:table-cell table:formula="of:=IF([.AB26]&lt;&gt;0 ;ROUNDUP(LOG10([.AB26]+0.5) ; 0); 0)" office:value-type="float" office:value="0">
            <text:p>0</text:p>
          </table:table-cell>
          <table:table-cell table:formula="of:=IF([.AC26]&lt;&gt;0 ;ROUNDUP(LOG10([.AC26]+0.5) ; 0); 0)" office:value-type="float" office:value="0">
            <text:p>0</text:p>
          </table:table-cell>
          <table:table-cell table:formula="of:=IF([.AD26]&lt;&gt;0 ;ROUNDUP(LOG10([.AD26]+0.5) ; 0); 0)" office:value-type="float" office:value="0">
            <text:p>0</text:p>
          </table:table-cell>
          <table:table-cell table:style-name="ce15" table:formula="of:=SUM([.A61:.AD62])" office:value-type="float" office:value="259">
            <text:p>259</text:p>
          </table:table-cell>
          <table:table-cell/>
        </table:table-row>
        <table:table-row table:style-name="ro2">
          <table:table-cell table:formula="of:=IF([.A27]&lt;&gt;0 ;ROUNDUP(LOG10([.A27]+0.5) ; 0); 0)" office:value-type="float" office:value="1">
            <text:p>1</text:p>
          </table:table-cell>
          <table:table-cell table:formula="of:=IF([.B27]&lt;&gt;0 ;ROUNDUP(LOG10([.B27]+0.5) ; 0); 0)" office:value-type="float" office:value="2">
            <text:p>2</text:p>
          </table:table-cell>
          <table:table-cell table:formula="of:=IF([.C27]&lt;&gt;0 ;ROUNDUP(LOG10([.C27]+0.5) ; 0); 0)" office:value-type="float" office:value="3">
            <text:p>3</text:p>
          </table:table-cell>
          <table:table-cell table:formula="of:=IF([.D27]&lt;&gt;0 ;ROUNDUP(LOG10([.D27]+0.5) ; 0); 0)" office:value-type="float" office:value="4">
            <text:p>4</text:p>
          </table:table-cell>
          <table:table-cell table:formula="of:=IF([.E27]&lt;&gt;0 ;ROUNDUP(LOG10([.E27]+0.5) ; 0); 0)" office:value-type="float" office:value="5">
            <text:p>5</text:p>
          </table:table-cell>
          <table:table-cell table:formula="of:=IF([.F27]&lt;&gt;0 ;ROUNDUP(LOG10([.F27]+0.5) ; 0); 0)" office:value-type="float" office:value="5">
            <text:p>5</text:p>
          </table:table-cell>
          <table:table-cell table:formula="of:=IF([.G27]&lt;&gt;0 ;ROUNDUP(LOG10([.G27]+0.5) ; 0); 0)" office:value-type="float" office:value="6">
            <text:p>6</text:p>
          </table:table-cell>
          <table:table-cell table:formula="of:=IF([.H27]&lt;&gt;0 ;ROUNDUP(LOG10([.H27]+0.5) ; 0); 0)" office:value-type="float" office:value="6">
            <text:p>6</text:p>
          </table:table-cell>
          <table:table-cell table:formula="of:=IF([.I27]&lt;&gt;0 ;ROUNDUP(LOG10([.I27]+0.5) ; 0); 0)" office:value-type="float" office:value="7">
            <text:p>7</text:p>
          </table:table-cell>
          <table:table-cell table:formula="of:=IF([.J27]&lt;&gt;0 ;ROUNDUP(LOG10([.J27]+0.5) ; 0); 0)" office:value-type="float" office:value="7">
            <text:p>7</text:p>
          </table:table-cell>
          <table:table-cell table:formula="of:=IF([.K27]&lt;&gt;0 ;ROUNDUP(LOG10([.K27]+0.5) ; 0); 0)" office:value-type="float" office:value="7">
            <text:p>7</text:p>
          </table:table-cell>
          <table:table-cell table:formula="of:=IF([.L27]&lt;&gt;0 ;ROUNDUP(LOG10([.L27]+0.5) ; 0); 0)" office:value-type="float" office:value="7">
            <text:p>7</text:p>
          </table:table-cell>
          <table:table-cell table:formula="of:=IF([.M27]&lt;&gt;0 ;ROUNDUP(LOG10([.M27]+0.5) ; 0); 0)" office:value-type="float" office:value="7">
            <text:p>7</text:p>
          </table:table-cell>
          <table:table-cell table:formula="of:=IF([.N27]&lt;&gt;0 ;ROUNDUP(LOG10([.N27]+0.5) ; 0); 0)" office:value-type="float" office:value="8">
            <text:p>8</text:p>
          </table:table-cell>
          <table:table-cell table:formula="of:=IF([.O27]&lt;&gt;0 ;ROUNDUP(LOG10([.O27]+0.5) ; 0); 0)" office:value-type="float" office:value="7">
            <text:p>7</text:p>
          </table:table-cell>
          <table:table-cell table:formula="of:=IF([.P27]&lt;&gt;0 ;ROUNDUP(LOG10([.P27]+0.5) ; 0); 0)" office:value-type="float" office:value="7">
            <text:p>7</text:p>
          </table:table-cell>
          <table:table-cell table:formula="of:=IF([.Q27]&lt;&gt;0 ;ROUNDUP(LOG10([.Q27]+0.5) ; 0); 0)" office:value-type="float" office:value="7">
            <text:p>7</text:p>
          </table:table-cell>
          <table:table-cell table:formula="of:=IF([.R27]&lt;&gt;0 ;ROUNDUP(LOG10([.R27]+0.5) ; 0); 0)" office:value-type="float" office:value="7">
            <text:p>7</text:p>
          </table:table-cell>
          <table:table-cell table:formula="of:=IF([.S27]&lt;&gt;0 ;ROUNDUP(LOG10([.S27]+0.5) ; 0); 0)" office:value-type="float" office:value="7">
            <text:p>7</text:p>
          </table:table-cell>
          <table:table-cell table:formula="of:=IF([.T27]&lt;&gt;0 ;ROUNDUP(LOG10([.T27]+0.5) ; 0); 0)" office:value-type="float" office:value="6">
            <text:p>6</text:p>
          </table:table-cell>
          <table:table-cell table:formula="of:=IF([.U27]&lt;&gt;0 ;ROUNDUP(LOG10([.U27]+0.5) ; 0); 0)" office:value-type="float" office:value="6">
            <text:p>6</text:p>
          </table:table-cell>
          <table:table-cell table:formula="of:=IF([.V27]&lt;&gt;0 ;ROUNDUP(LOG10([.V27]+0.5) ; 0); 0)" office:value-type="float" office:value="5">
            <text:p>5</text:p>
          </table:table-cell>
          <table:table-cell table:formula="of:=IF([.W27]&lt;&gt;0 ;ROUNDUP(LOG10([.W27]+0.5) ; 0); 0)" office:value-type="float" office:value="5">
            <text:p>5</text:p>
          </table:table-cell>
          <table:table-cell table:formula="of:=IF([.X27]&lt;&gt;0 ;ROUNDUP(LOG10([.X27]+0.5) ; 0); 0)" office:value-type="float" office:value="4">
            <text:p>4</text:p>
          </table:table-cell>
          <table:table-cell table:formula="of:=IF([.Y27]&lt;&gt;0 ;ROUNDUP(LOG10([.Y27]+0.5) ; 0); 0)" office:value-type="float" office:value="3">
            <text:p>3</text:p>
          </table:table-cell>
          <table:table-cell table:formula="of:=IF([.Z27]&lt;&gt;0 ;ROUNDUP(LOG10([.Z27]+0.5) ; 0); 0)" office:value-type="float" office:value="2">
            <text:p>2</text:p>
          </table:table-cell>
          <table:table-cell table:formula="of:=IF([.AA27]&lt;&gt;0 ;ROUNDUP(LOG10([.AA27]+0.5) ; 0); 0)" office:value-type="float" office:value="1">
            <text:p>1</text:p>
          </table:table-cell>
          <table:table-cell table:formula="of:=IF([.AB27]&lt;&gt;0 ;ROUNDUP(LOG10([.AB27]+0.5) ; 0); 0)" office:value-type="float" office:value="0">
            <text:p>0</text:p>
          </table:table-cell>
          <table:table-cell table:formula="of:=IF([.AC27]&lt;&gt;0 ;ROUNDUP(LOG10([.AC27]+0.5) ; 0); 0)" office:value-type="float" office:value="0">
            <text:p>0</text:p>
          </table:table-cell>
          <table:table-cell table:formula="of:=IF([.AD27]&lt;&gt;0 ;ROUNDUP(LOG10([.AD27]+0.5) ; 0); 0)" office:value-type="float" office:value="0">
            <text:p>0</text:p>
          </table:table-cell>
          <table:table-cell table:style-name="ce15" table:formula="of:=SUM([.A62:.AD63])" office:value-type="float" office:value="276">
            <text:p>276</text:p>
          </table:table-cell>
          <table:table-cell/>
        </table:table-row>
        <table:table-row table:style-name="ro2">
          <table:table-cell table:formula="of:=IF([.A28]&lt;&gt;0 ;ROUNDUP(LOG10([.A28]+0.5) ; 0); 0)" office:value-type="float" office:value="1">
            <text:p>1</text:p>
          </table:table-cell>
          <table:table-cell table:formula="of:=IF([.B28]&lt;&gt;0 ;ROUNDUP(LOG10([.B28]+0.5) ; 0); 0)" office:value-type="float" office:value="2">
            <text:p>2</text:p>
          </table:table-cell>
          <table:table-cell table:formula="of:=IF([.C28]&lt;&gt;0 ;ROUNDUP(LOG10([.C28]+0.5) ; 0); 0)" office:value-type="float" office:value="3">
            <text:p>3</text:p>
          </table:table-cell>
          <table:table-cell table:formula="of:=IF([.D28]&lt;&gt;0 ;ROUNDUP(LOG10([.D28]+0.5) ; 0); 0)" office:value-type="float" office:value="4">
            <text:p>4</text:p>
          </table:table-cell>
          <table:table-cell table:formula="of:=IF([.E28]&lt;&gt;0 ;ROUNDUP(LOG10([.E28]+0.5) ; 0); 0)" office:value-type="float" office:value="5">
            <text:p>5</text:p>
          </table:table-cell>
          <table:table-cell table:formula="of:=IF([.F28]&lt;&gt;0 ;ROUNDUP(LOG10([.F28]+0.5) ; 0); 0)" office:value-type="float" office:value="5">
            <text:p>5</text:p>
          </table:table-cell>
          <table:table-cell table:formula="of:=IF([.G28]&lt;&gt;0 ;ROUNDUP(LOG10([.G28]+0.5) ; 0); 0)" office:value-type="float" office:value="6">
            <text:p>6</text:p>
          </table:table-cell>
          <table:table-cell table:formula="of:=IF([.H28]&lt;&gt;0 ;ROUNDUP(LOG10([.H28]+0.5) ; 0); 0)" office:value-type="float" office:value="6">
            <text:p>6</text:p>
          </table:table-cell>
          <table:table-cell table:formula="of:=IF([.I28]&lt;&gt;0 ;ROUNDUP(LOG10([.I28]+0.5) ; 0); 0)" office:value-type="float" office:value="7">
            <text:p>7</text:p>
          </table:table-cell>
          <table:table-cell table:formula="of:=IF([.J28]&lt;&gt;0 ;ROUNDUP(LOG10([.J28]+0.5) ; 0); 0)" office:value-type="float" office:value="7">
            <text:p>7</text:p>
          </table:table-cell>
          <table:table-cell table:formula="of:=IF([.K28]&lt;&gt;0 ;ROUNDUP(LOG10([.K28]+0.5) ; 0); 0)" office:value-type="float" office:value="7">
            <text:p>7</text:p>
          </table:table-cell>
          <table:table-cell table:formula="of:=IF([.L28]&lt;&gt;0 ;ROUNDUP(LOG10([.L28]+0.5) ; 0); 0)" office:value-type="float" office:value="8">
            <text:p>8</text:p>
          </table:table-cell>
          <table:table-cell table:formula="of:=IF([.M28]&lt;&gt;0 ;ROUNDUP(LOG10([.M28]+0.5) ; 0); 0)" office:value-type="float" office:value="8">
            <text:p>8</text:p>
          </table:table-cell>
          <table:table-cell table:formula="of:=IF([.N28]&lt;&gt;0 ;ROUNDUP(LOG10([.N28]+0.5) ; 0); 0)" office:value-type="float" office:value="8">
            <text:p>8</text:p>
          </table:table-cell>
          <table:table-cell table:formula="of:=IF([.O28]&lt;&gt;0 ;ROUNDUP(LOG10([.O28]+0.5) ; 0); 0)" office:value-type="float" office:value="8">
            <text:p>8</text:p>
          </table:table-cell>
          <table:table-cell table:formula="of:=IF([.P28]&lt;&gt;0 ;ROUNDUP(LOG10([.P28]+0.5) ; 0); 0)" office:value-type="float" office:value="8">
            <text:p>8</text:p>
          </table:table-cell>
          <table:table-cell table:formula="of:=IF([.Q28]&lt;&gt;0 ;ROUNDUP(LOG10([.Q28]+0.5) ; 0); 0)" office:value-type="float" office:value="8">
            <text:p>8</text:p>
          </table:table-cell>
          <table:table-cell table:formula="of:=IF([.R28]&lt;&gt;0 ;ROUNDUP(LOG10([.R28]+0.5) ; 0); 0)" office:value-type="float" office:value="7">
            <text:p>7</text:p>
          </table:table-cell>
          <table:table-cell table:formula="of:=IF([.S28]&lt;&gt;0 ;ROUNDUP(LOG10([.S28]+0.5) ; 0); 0)" office:value-type="float" office:value="7">
            <text:p>7</text:p>
          </table:table-cell>
          <table:table-cell table:formula="of:=IF([.T28]&lt;&gt;0 ;ROUNDUP(LOG10([.T28]+0.5) ; 0); 0)" office:value-type="float" office:value="7">
            <text:p>7</text:p>
          </table:table-cell>
          <table:table-cell table:formula="of:=IF([.U28]&lt;&gt;0 ;ROUNDUP(LOG10([.U28]+0.5) ; 0); 0)" office:value-type="float" office:value="6">
            <text:p>6</text:p>
          </table:table-cell>
          <table:table-cell table:formula="of:=IF([.V28]&lt;&gt;0 ;ROUNDUP(LOG10([.V28]+0.5) ; 0); 0)" office:value-type="float" office:value="6">
            <text:p>6</text:p>
          </table:table-cell>
          <table:table-cell table:formula="of:=IF([.W28]&lt;&gt;0 ;ROUNDUP(LOG10([.W28]+0.5) ; 0); 0)" office:value-type="float" office:value="5">
            <text:p>5</text:p>
          </table:table-cell>
          <table:table-cell table:formula="of:=IF([.X28]&lt;&gt;0 ;ROUNDUP(LOG10([.X28]+0.5) ; 0); 0)" office:value-type="float" office:value="5">
            <text:p>5</text:p>
          </table:table-cell>
          <table:table-cell table:formula="of:=IF([.Y28]&lt;&gt;0 ;ROUNDUP(LOG10([.Y28]+0.5) ; 0); 0)" office:value-type="float" office:value="4">
            <text:p>4</text:p>
          </table:table-cell>
          <table:table-cell table:formula="of:=IF([.Z28]&lt;&gt;0 ;ROUNDUP(LOG10([.Z28]+0.5) ; 0); 0)" office:value-type="float" office:value="3">
            <text:p>3</text:p>
          </table:table-cell>
          <table:table-cell table:formula="of:=IF([.AA28]&lt;&gt;0 ;ROUNDUP(LOG10([.AA28]+0.5) ; 0); 0)" office:value-type="float" office:value="2">
            <text:p>2</text:p>
          </table:table-cell>
          <table:table-cell table:formula="of:=IF([.AB28]&lt;&gt;0 ;ROUNDUP(LOG10([.AB28]+0.5) ; 0); 0)" office:value-type="float" office:value="1">
            <text:p>1</text:p>
          </table:table-cell>
          <table:table-cell table:formula="of:=IF([.AC28]&lt;&gt;0 ;ROUNDUP(LOG10([.AC28]+0.5) ; 0); 0)" office:value-type="float" office:value="0">
            <text:p>0</text:p>
          </table:table-cell>
          <table:table-cell table:formula="of:=IF([.AD28]&lt;&gt;0 ;ROUNDUP(LOG10([.AD28]+0.5) ; 0); 0)" office:value-type="float" office:value="0">
            <text:p>0</text:p>
          </table:table-cell>
          <table:table-cell table:style-name="ce15" table:formula="of:=SUM([.A63:.AD64])" office:value-type="float" office:value="296">
            <text:p>296</text:p>
          </table:table-cell>
          <table:table-cell/>
        </table:table-row>
        <table:table-row table:style-name="ro2">
          <table:table-cell table:formula="of:=IF([.A29]&lt;&gt;0 ;ROUNDUP(LOG10([.A29]+0.5) ; 0); 0)" office:value-type="float" office:value="1">
            <text:p>1</text:p>
          </table:table-cell>
          <table:table-cell table:formula="of:=IF([.B29]&lt;&gt;0 ;ROUNDUP(LOG10([.B29]+0.5) ; 0); 0)" office:value-type="float" office:value="2">
            <text:p>2</text:p>
          </table:table-cell>
          <table:table-cell table:formula="of:=IF([.C29]&lt;&gt;0 ;ROUNDUP(LOG10([.C29]+0.5) ; 0); 0)" office:value-type="float" office:value="3">
            <text:p>3</text:p>
          </table:table-cell>
          <table:table-cell table:formula="of:=IF([.D29]&lt;&gt;0 ;ROUNDUP(LOG10([.D29]+0.5) ; 0); 0)" office:value-type="float" office:value="4">
            <text:p>4</text:p>
          </table:table-cell>
          <table:table-cell table:formula="of:=IF([.E29]&lt;&gt;0 ;ROUNDUP(LOG10([.E29]+0.5) ; 0); 0)" office:value-type="float" office:value="5">
            <text:p>5</text:p>
          </table:table-cell>
          <table:table-cell table:formula="of:=IF([.F29]&lt;&gt;0 ;ROUNDUP(LOG10([.F29]+0.5) ; 0); 0)" office:value-type="float" office:value="5">
            <text:p>5</text:p>
          </table:table-cell>
          <table:table-cell table:formula="of:=IF([.G29]&lt;&gt;0 ;ROUNDUP(LOG10([.G29]+0.5) ; 0); 0)" office:value-type="float" office:value="6">
            <text:p>6</text:p>
          </table:table-cell>
          <table:table-cell table:formula="of:=IF([.H29]&lt;&gt;0 ;ROUNDUP(LOG10([.H29]+0.5) ; 0); 0)" office:value-type="float" office:value="7">
            <text:p>7</text:p>
          </table:table-cell>
          <table:table-cell table:formula="of:=IF([.I29]&lt;&gt;0 ;ROUNDUP(LOG10([.I29]+0.5) ; 0); 0)" office:value-type="float" office:value="7">
            <text:p>7</text:p>
          </table:table-cell>
          <table:table-cell table:formula="of:=IF([.J29]&lt;&gt;0 ;ROUNDUP(LOG10([.J29]+0.5) ; 0); 0)" office:value-type="float" office:value="7">
            <text:p>7</text:p>
          </table:table-cell>
          <table:table-cell table:formula="of:=IF([.K29]&lt;&gt;0 ;ROUNDUP(LOG10([.K29]+0.5) ; 0); 0)" office:value-type="float" office:value="8">
            <text:p>8</text:p>
          </table:table-cell>
          <table:table-cell table:formula="of:=IF([.L29]&lt;&gt;0 ;ROUNDUP(LOG10([.L29]+0.5) ; 0); 0)" office:value-type="float" office:value="8">
            <text:p>8</text:p>
          </table:table-cell>
          <table:table-cell table:formula="of:=IF([.M29]&lt;&gt;0 ;ROUNDUP(LOG10([.M29]+0.5) ; 0); 0)" office:value-type="float" office:value="8">
            <text:p>8</text:p>
          </table:table-cell>
          <table:table-cell table:formula="of:=IF([.N29]&lt;&gt;0 ;ROUNDUP(LOG10([.N29]+0.5) ; 0); 0)" office:value-type="float" office:value="8">
            <text:p>8</text:p>
          </table:table-cell>
          <table:table-cell table:formula="of:=IF([.O29]&lt;&gt;0 ;ROUNDUP(LOG10([.O29]+0.5) ; 0); 0)" office:value-type="float" office:value="8">
            <text:p>8</text:p>
          </table:table-cell>
          <table:table-cell table:formula="of:=IF([.P29]&lt;&gt;0 ;ROUNDUP(LOG10([.P29]+0.5) ; 0); 0)" office:value-type="float" office:value="8">
            <text:p>8</text:p>
          </table:table-cell>
          <table:table-cell table:formula="of:=IF([.Q29]&lt;&gt;0 ;ROUNDUP(LOG10([.Q29]+0.5) ; 0); 0)" office:value-type="float" office:value="8">
            <text:p>8</text:p>
          </table:table-cell>
          <table:table-cell table:formula="of:=IF([.R29]&lt;&gt;0 ;ROUNDUP(LOG10([.R29]+0.5) ; 0); 0)" office:value-type="float" office:value="8">
            <text:p>8</text:p>
          </table:table-cell>
          <table:table-cell table:formula="of:=IF([.S29]&lt;&gt;0 ;ROUNDUP(LOG10([.S29]+0.5) ; 0); 0)" office:value-type="float" office:value="8">
            <text:p>8</text:p>
          </table:table-cell>
          <table:table-cell table:formula="of:=IF([.T29]&lt;&gt;0 ;ROUNDUP(LOG10([.T29]+0.5) ; 0); 0)" office:value-type="float" office:value="7">
            <text:p>7</text:p>
          </table:table-cell>
          <table:table-cell table:formula="of:=IF([.U29]&lt;&gt;0 ;ROUNDUP(LOG10([.U29]+0.5) ; 0); 0)" office:value-type="float" office:value="7">
            <text:p>7</text:p>
          </table:table-cell>
          <table:table-cell table:formula="of:=IF([.V29]&lt;&gt;0 ;ROUNDUP(LOG10([.V29]+0.5) ; 0); 0)" office:value-type="float" office:value="7">
            <text:p>7</text:p>
          </table:table-cell>
          <table:table-cell table:formula="of:=IF([.W29]&lt;&gt;0 ;ROUNDUP(LOG10([.W29]+0.5) ; 0); 0)" office:value-type="float" office:value="6">
            <text:p>6</text:p>
          </table:table-cell>
          <table:table-cell table:formula="of:=IF([.X29]&lt;&gt;0 ;ROUNDUP(LOG10([.X29]+0.5) ; 0); 0)" office:value-type="float" office:value="5">
            <text:p>5</text:p>
          </table:table-cell>
          <table:table-cell table:formula="of:=IF([.Y29]&lt;&gt;0 ;ROUNDUP(LOG10([.Y29]+0.5) ; 0); 0)" office:value-type="float" office:value="5">
            <text:p>5</text:p>
          </table:table-cell>
          <table:table-cell table:formula="of:=IF([.Z29]&lt;&gt;0 ;ROUNDUP(LOG10([.Z29]+0.5) ; 0); 0)" office:value-type="float" office:value="4">
            <text:p>4</text:p>
          </table:table-cell>
          <table:table-cell table:formula="of:=IF([.AA29]&lt;&gt;0 ;ROUNDUP(LOG10([.AA29]+0.5) ; 0); 0)" office:value-type="float" office:value="3">
            <text:p>3</text:p>
          </table:table-cell>
          <table:table-cell table:formula="of:=IF([.AB29]&lt;&gt;0 ;ROUNDUP(LOG10([.AB29]+0.5) ; 0); 0)" office:value-type="float" office:value="2">
            <text:p>2</text:p>
          </table:table-cell>
          <table:table-cell table:formula="of:=IF([.AC29]&lt;&gt;0 ;ROUNDUP(LOG10([.AC29]+0.5) ; 0); 0)" office:value-type="float" office:value="1">
            <text:p>1</text:p>
          </table:table-cell>
          <table:table-cell table:formula="of:=IF([.AD29]&lt;&gt;0 ;ROUNDUP(LOG10([.AD29]+0.5) ; 0); 0)" office:value-type="float" office:value="0">
            <text:p>0</text:p>
          </table:table-cell>
          <table:table-cell table:style-name="ce15" table:formula="of:=SUM([.A64:.AD65])" office:value-type="float" office:value="320">
            <text:p>320</text:p>
          </table:table-cell>
          <table:table-cell/>
        </table:table-row>
        <table:table-row table:style-name="ro2">
          <table:table-cell table:formula="of:=IF([.A30]&lt;&gt;0 ;ROUNDUP(LOG10([.A30]+0.5) ; 0); 0)" office:value-type="float" office:value="1">
            <text:p>1</text:p>
          </table:table-cell>
          <table:table-cell table:formula="of:=IF([.B30]&lt;&gt;0 ;ROUNDUP(LOG10([.B30]+0.5) ; 0); 0)" office:value-type="float" office:value="2">
            <text:p>2</text:p>
          </table:table-cell>
          <table:table-cell table:formula="of:=IF([.C30]&lt;&gt;0 ;ROUNDUP(LOG10([.C30]+0.5) ; 0); 0)" office:value-type="float" office:value="3">
            <text:p>3</text:p>
          </table:table-cell>
          <table:table-cell table:formula="of:=IF([.D30]&lt;&gt;0 ;ROUNDUP(LOG10([.D30]+0.5) ; 0); 0)" office:value-type="float" office:value="4">
            <text:p>4</text:p>
          </table:table-cell>
          <table:table-cell table:formula="of:=IF([.E30]&lt;&gt;0 ;ROUNDUP(LOG10([.E30]+0.5) ; 0); 0)" office:value-type="float" office:value="5">
            <text:p>5</text:p>
          </table:table-cell>
          <table:table-cell table:formula="of:=IF([.F30]&lt;&gt;0 ;ROUNDUP(LOG10([.F30]+0.5) ; 0); 0)" office:value-type="float" office:value="6">
            <text:p>6</text:p>
          </table:table-cell>
          <table:table-cell table:formula="of:=IF([.G30]&lt;&gt;0 ;ROUNDUP(LOG10([.G30]+0.5) ; 0); 0)" office:value-type="float" office:value="6">
            <text:p>6</text:p>
          </table:table-cell>
          <table:table-cell table:formula="of:=IF([.H30]&lt;&gt;0 ;ROUNDUP(LOG10([.H30]+0.5) ; 0); 0)" office:value-type="float" office:value="7">
            <text:p>7</text:p>
          </table:table-cell>
          <table:table-cell table:formula="of:=IF([.I30]&lt;&gt;0 ;ROUNDUP(LOG10([.I30]+0.5) ; 0); 0)" office:value-type="float" office:value="7">
            <text:p>7</text:p>
          </table:table-cell>
          <table:table-cell table:formula="of:=IF([.J30]&lt;&gt;0 ;ROUNDUP(LOG10([.J30]+0.5) ; 0); 0)" office:value-type="float" office:value="8">
            <text:p>8</text:p>
          </table:table-cell>
          <table:table-cell table:formula="of:=IF([.K30]&lt;&gt;0 ;ROUNDUP(LOG10([.K30]+0.5) ; 0); 0)" office:value-type="float" office:value="8">
            <text:p>8</text:p>
          </table:table-cell>
          <table:table-cell table:formula="of:=IF([.L30]&lt;&gt;0 ;ROUNDUP(LOG10([.L30]+0.5) ; 0); 0)" office:value-type="float" office:value="8">
            <text:p>8</text:p>
          </table:table-cell>
          <table:table-cell table:formula="of:=IF([.M30]&lt;&gt;0 ;ROUNDUP(LOG10([.M30]+0.5) ; 0); 0)" office:value-type="float" office:value="8">
            <text:p>8</text:p>
          </table:table-cell>
          <table:table-cell table:formula="of:=IF([.N30]&lt;&gt;0 ;ROUNDUP(LOG10([.N30]+0.5) ; 0); 0)" office:value-type="float" office:value="8">
            <text:p>8</text:p>
          </table:table-cell>
          <table:table-cell table:formula="of:=IF([.O30]&lt;&gt;0 ;ROUNDUP(LOG10([.O30]+0.5) ; 0); 0)" office:value-type="float" office:value="8">
            <text:p>8</text:p>
          </table:table-cell>
          <table:table-cell table:formula="of:=IF([.P30]&lt;&gt;0 ;ROUNDUP(LOG10([.P30]+0.5) ; 0); 0)" office:value-type="float" office:value="8">
            <text:p>8</text:p>
          </table:table-cell>
          <table:table-cell table:formula="of:=IF([.Q30]&lt;&gt;0 ;ROUNDUP(LOG10([.Q30]+0.5) ; 0); 0)" office:value-type="float" office:value="8">
            <text:p>8</text:p>
          </table:table-cell>
          <table:table-cell table:formula="of:=IF([.R30]&lt;&gt;0 ;ROUNDUP(LOG10([.R30]+0.5) ; 0); 0)" office:value-type="float" office:value="8">
            <text:p>8</text:p>
          </table:table-cell>
          <table:table-cell table:formula="of:=IF([.S30]&lt;&gt;0 ;ROUNDUP(LOG10([.S30]+0.5) ; 0); 0)" office:value-type="float" office:value="8">
            <text:p>8</text:p>
          </table:table-cell>
          <table:table-cell table:formula="of:=IF([.T30]&lt;&gt;0 ;ROUNDUP(LOG10([.T30]+0.5) ; 0); 0)" office:value-type="float" office:value="8">
            <text:p>8</text:p>
          </table:table-cell>
          <table:table-cell table:formula="of:=IF([.U30]&lt;&gt;0 ;ROUNDUP(LOG10([.U30]+0.5) ; 0); 0)" office:value-type="float" office:value="8">
            <text:p>8</text:p>
          </table:table-cell>
          <table:table-cell table:formula="of:=IF([.V30]&lt;&gt;0 ;ROUNDUP(LOG10([.V30]+0.5) ; 0); 0)" office:value-type="float" office:value="7">
            <text:p>7</text:p>
          </table:table-cell>
          <table:table-cell table:formula="of:=IF([.W30]&lt;&gt;0 ;ROUNDUP(LOG10([.W30]+0.5) ; 0); 0)" office:value-type="float" office:value="7">
            <text:p>7</text:p>
          </table:table-cell>
          <table:table-cell table:formula="of:=IF([.X30]&lt;&gt;0 ;ROUNDUP(LOG10([.X30]+0.5) ; 0); 0)" office:value-type="float" office:value="6">
            <text:p>6</text:p>
          </table:table-cell>
          <table:table-cell table:formula="of:=IF([.Y30]&lt;&gt;0 ;ROUNDUP(LOG10([.Y30]+0.5) ; 0); 0)" office:value-type="float" office:value="6">
            <text:p>6</text:p>
          </table:table-cell>
          <table:table-cell table:formula="of:=IF([.Z30]&lt;&gt;0 ;ROUNDUP(LOG10([.Z30]+0.5) ; 0); 0)" office:value-type="float" office:value="5">
            <text:p>5</text:p>
          </table:table-cell>
          <table:table-cell table:formula="of:=IF([.AA30]&lt;&gt;0 ;ROUNDUP(LOG10([.AA30]+0.5) ; 0); 0)" office:value-type="float" office:value="4">
            <text:p>4</text:p>
          </table:table-cell>
          <table:table-cell table:formula="of:=IF([.AB30]&lt;&gt;0 ;ROUNDUP(LOG10([.AB30]+0.5) ; 0); 0)" office:value-type="float" office:value="3">
            <text:p>3</text:p>
          </table:table-cell>
          <table:table-cell table:formula="of:=IF([.AC30]&lt;&gt;0 ;ROUNDUP(LOG10([.AC30]+0.5) ; 0); 0)" office:value-type="float" office:value="2">
            <text:p>2</text:p>
          </table:table-cell>
          <table:table-cell table:formula="of:=IF([.AD30]&lt;&gt;0 ;ROUNDUP(LOG10([.AD30]+0.5) ; 0); 0)" office:value-type="float" office:value="1">
            <text:p>1</text:p>
          </table:table-cell>
          <table:table-cell table:style-name="ce15" table:formula="of:=SUM([.A65:.AD66])" office:value-type="float" office:value="344">
            <text:p>344</text:p>
          </table:table-cell>
          <table:table-cell/>
        </table:table-row>
        <table:table-row table:style-name="ro2">
          <table:table-cell table:number-columns-repeated="5"/>
          <table:table-cell table:style-name="Default" table:number-columns-repeated="26"/>
          <table:table-cell/>
        </table:table-row>
        <table:table-row table:style-name="ro2" table:number-rows-repeated="3">
          <table:table-cell table:style-name="Default" table:number-columns-repeated="31"/>
          <table:table-cell/>
        </table:table-row>
        <table:table-row table:style-name="ro1">
          <table:table-cell table:style-name="ce4" table:formula="of:=IF([.A1]&lt;&gt;0;MOD([.A1]; 3); -1)" office:value-type="float" office:value="1">
            <text:p>1</text:p>
          </table:table-cell>
          <table:table-cell table:style-name="ce9" table:formula="of:=IF([.B1]&lt;&gt;0;MOD([.B1]; 3); -1)" office:value-type="float" office:value="-1">
            <text:p>-1</text:p>
          </table:table-cell>
          <table:table-cell table:style-name="ce9" table:formula="of:=IF([.C1]&lt;&gt;0;MOD([.C1]; 3); -1)" office:value-type="float" office:value="-1">
            <text:p>-1</text:p>
          </table:table-cell>
          <table:table-cell table:style-name="ce9" table:formula="of:=IF([.D1]&lt;&gt;0;MOD([.D1]; 3); -1)" office:value-type="float" office:value="-1">
            <text:p>-1</text:p>
          </table:table-cell>
          <table:table-cell table:style-name="ce9" table:formula="of:=IF([.E1]&lt;&gt;0;MOD([.E1]; 3); -1)" office:value-type="float" office:value="-1">
            <text:p>-1</text:p>
          </table:table-cell>
          <table:table-cell table:style-name="ce9" table:formula="of:=IF([.F1]&lt;&gt;0;MOD([.F1]; 3); -1)" office:value-type="float" office:value="-1">
            <text:p>-1</text:p>
          </table:table-cell>
          <table:table-cell table:style-name="ce9" table:formula="of:=IF([.G1]&lt;&gt;0;MOD([.G1]; 3); -1)" office:value-type="float" office:value="-1">
            <text:p>-1</text:p>
          </table:table-cell>
          <table:table-cell table:style-name="ce9" table:formula="of:=IF([.H1]&lt;&gt;0;MOD([.H1]; 3); -1)" office:value-type="float" office:value="-1">
            <text:p>-1</text:p>
          </table:table-cell>
          <table:table-cell table:style-name="ce9" table:formula="of:=IF([.I1]&lt;&gt;0;MOD([.I1]; 3); -1)" office:value-type="float" office:value="-1">
            <text:p>-1</text:p>
          </table:table-cell>
          <table:table-cell table:style-name="ce9" table:formula="of:=IF([.J1]&lt;&gt;0;MOD([.J1]; 3); -1)" office:value-type="float" office:value="-1">
            <text:p>-1</text:p>
          </table:table-cell>
          <table:table-cell table:style-name="ce9" table:formula="of:=IF([.K1]&lt;&gt;0;MOD([.K1]; 3); -1)" office:value-type="float" office:value="-1">
            <text:p>-1</text:p>
          </table:table-cell>
          <table:table-cell table:style-name="ce9" table:formula="of:=IF([.L1]&lt;&gt;0;MOD([.L1]; 3); -1)" office:value-type="float" office:value="-1">
            <text:p>-1</text:p>
          </table:table-cell>
          <table:table-cell table:style-name="ce9" table:formula="of:=IF([.M1]&lt;&gt;0;MOD([.M1]; 3); -1)" office:value-type="float" office:value="-1">
            <text:p>-1</text:p>
          </table:table-cell>
          <table:table-cell table:style-name="ce9" table:formula="of:=IF([.N1]&lt;&gt;0;MOD([.N1]; 3); -1)" office:value-type="float" office:value="-1">
            <text:p>-1</text:p>
          </table:table-cell>
          <table:table-cell table:style-name="ce9" table:formula="of:=IF([.O1]&lt;&gt;0;MOD([.O1]; 3); -1)" office:value-type="float" office:value="-1">
            <text:p>-1</text:p>
          </table:table-cell>
          <table:table-cell table:style-name="ce9" table:formula="of:=IF([.P1]&lt;&gt;0;MOD([.P1]; 3); -1)" office:value-type="float" office:value="-1">
            <text:p>-1</text:p>
          </table:table-cell>
          <table:table-cell table:style-name="ce9" table:formula="of:=IF([.Q1]&lt;&gt;0;MOD([.Q1]; 3); -1)" office:value-type="float" office:value="-1">
            <text:p>-1</text:p>
          </table:table-cell>
          <table:table-cell table:style-name="ce9" table:formula="of:=IF([.R1]&lt;&gt;0;MOD([.R1]; 3); -1)" office:value-type="float" office:value="-1">
            <text:p>-1</text:p>
          </table:table-cell>
          <table:table-cell table:style-name="ce9" table:formula="of:=IF([.S1]&lt;&gt;0;MOD([.S1]; 3); -1)" office:value-type="float" office:value="-1">
            <text:p>-1</text:p>
          </table:table-cell>
          <table:table-cell table:style-name="ce9" table:formula="of:=IF([.T1]&lt;&gt;0;MOD([.T1]; 3); -1)" office:value-type="float" office:value="-1">
            <text:p>-1</text:p>
          </table:table-cell>
          <table:table-cell table:style-name="ce9" table:formula="of:=IF([.U1]&lt;&gt;0;MOD([.U1]; 3); -1)" office:value-type="float" office:value="-1">
            <text:p>-1</text:p>
          </table:table-cell>
          <table:table-cell table:style-name="ce9" table:formula="of:=IF([.V1]&lt;&gt;0;MOD([.V1]; 3); -1)" office:value-type="float" office:value="-1">
            <text:p>-1</text:p>
          </table:table-cell>
          <table:table-cell table:style-name="ce9" table:formula="of:=IF([.W1]&lt;&gt;0;MOD([.W1]; 3); -1)" office:value-type="float" office:value="-1">
            <text:p>-1</text:p>
          </table:table-cell>
          <table:table-cell table:style-name="ce9" table:formula="of:=IF([.X1]&lt;&gt;0;MOD([.X1]; 3); -1)" office:value-type="float" office:value="-1">
            <text:p>-1</text:p>
          </table:table-cell>
          <table:table-cell table:style-name="ce9" table:formula="of:=IF([.Y1]&lt;&gt;0;MOD([.Y1]; 3); -1)" office:value-type="float" office:value="-1">
            <text:p>-1</text:p>
          </table:table-cell>
          <table:table-cell table:style-name="ce9" table:formula="of:=IF([.Z1]&lt;&gt;0;MOD([.Z1]; 3); -1)" office:value-type="float" office:value="-1">
            <text:p>-1</text:p>
          </table:table-cell>
          <table:table-cell table:style-name="ce9" table:formula="of:=IF([.AA1]&lt;&gt;0;MOD([.AA1]; 3); -1)" office:value-type="float" office:value="-1">
            <text:p>-1</text:p>
          </table:table-cell>
          <table:table-cell table:style-name="ce9" table:formula="of:=IF([.AB1]&lt;&gt;0;MOD([.AB1]; 3); -1)" office:value-type="float" office:value="-1">
            <text:p>-1</text:p>
          </table:table-cell>
          <table:table-cell table:style-name="ce9" table:formula="of:=IF([.AC1]&lt;&gt;0;MOD([.AC1]; 3); -1)" office:value-type="float" office:value="-1">
            <text:p>-1</text:p>
          </table:table-cell>
          <table:table-cell table:style-name="ce12" table:formula="of:=IF([.AD1]&lt;&gt;0;MOD([.AD1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2]&lt;&gt;0;MOD([.A2]; 3); -1)" office:value-type="float" office:value="1">
            <text:p>1</text:p>
          </table:table-cell>
          <table:table-cell table:style-name="ce10" table:formula="of:=IF([.B2]&lt;&gt;0;MOD([.B2]; 3); -1)" office:value-type="float" office:value="1">
            <text:p>1</text:p>
          </table:table-cell>
          <table:table-cell table:style-name="ce10" table:formula="of:=IF([.C2]&lt;&gt;0;MOD([.C2]; 3); -1)" office:value-type="float" office:value="-1">
            <text:p>-1</text:p>
          </table:table-cell>
          <table:table-cell table:style-name="ce10" table:formula="of:=IF([.D2]&lt;&gt;0;MOD([.D2]; 3); -1)" office:value-type="float" office:value="-1">
            <text:p>-1</text:p>
          </table:table-cell>
          <table:table-cell table:style-name="ce10" table:formula="of:=IF([.E2]&lt;&gt;0;MOD([.E2]; 3); -1)" office:value-type="float" office:value="-1">
            <text:p>-1</text:p>
          </table:table-cell>
          <table:table-cell table:style-name="ce10" table:formula="of:=IF([.F2]&lt;&gt;0;MOD([.F2]; 3); -1)" office:value-type="float" office:value="-1">
            <text:p>-1</text:p>
          </table:table-cell>
          <table:table-cell table:style-name="ce10" table:formula="of:=IF([.G2]&lt;&gt;0;MOD([.G2]; 3); -1)" office:value-type="float" office:value="-1">
            <text:p>-1</text:p>
          </table:table-cell>
          <table:table-cell table:style-name="ce10" table:formula="of:=IF([.H2]&lt;&gt;0;MOD([.H2]; 3); -1)" office:value-type="float" office:value="-1">
            <text:p>-1</text:p>
          </table:table-cell>
          <table:table-cell table:style-name="ce10" table:formula="of:=IF([.I2]&lt;&gt;0;MOD([.I2]; 3); -1)" office:value-type="float" office:value="-1">
            <text:p>-1</text:p>
          </table:table-cell>
          <table:table-cell table:style-name="ce10" table:formula="of:=IF([.J2]&lt;&gt;0;MOD([.J2]; 3); -1)" office:value-type="float" office:value="-1">
            <text:p>-1</text:p>
          </table:table-cell>
          <table:table-cell table:style-name="ce10" table:formula="of:=IF([.K2]&lt;&gt;0;MOD([.K2]; 3); -1)" office:value-type="float" office:value="-1">
            <text:p>-1</text:p>
          </table:table-cell>
          <table:table-cell table:style-name="ce10" table:formula="of:=IF([.L2]&lt;&gt;0;MOD([.L2]; 3); -1)" office:value-type="float" office:value="-1">
            <text:p>-1</text:p>
          </table:table-cell>
          <table:table-cell table:style-name="ce10" table:formula="of:=IF([.M2]&lt;&gt;0;MOD([.M2]; 3); -1)" office:value-type="float" office:value="-1">
            <text:p>-1</text:p>
          </table:table-cell>
          <table:table-cell table:style-name="ce10" table:formula="of:=IF([.N2]&lt;&gt;0;MOD([.N2]; 3); -1)" office:value-type="float" office:value="-1">
            <text:p>-1</text:p>
          </table:table-cell>
          <table:table-cell table:style-name="ce10" table:formula="of:=IF([.O2]&lt;&gt;0;MOD([.O2]; 3); -1)" office:value-type="float" office:value="-1">
            <text:p>-1</text:p>
          </table:table-cell>
          <table:table-cell table:style-name="ce10" table:formula="of:=IF([.P2]&lt;&gt;0;MOD([.P2]; 3); -1)" office:value-type="float" office:value="-1">
            <text:p>-1</text:p>
          </table:table-cell>
          <table:table-cell table:style-name="ce10" table:formula="of:=IF([.Q2]&lt;&gt;0;MOD([.Q2]; 3); -1)" office:value-type="float" office:value="-1">
            <text:p>-1</text:p>
          </table:table-cell>
          <table:table-cell table:style-name="ce10" table:formula="of:=IF([.R2]&lt;&gt;0;MOD([.R2]; 3); -1)" office:value-type="float" office:value="-1">
            <text:p>-1</text:p>
          </table:table-cell>
          <table:table-cell table:style-name="ce10" table:formula="of:=IF([.S2]&lt;&gt;0;MOD([.S2]; 3); -1)" office:value-type="float" office:value="-1">
            <text:p>-1</text:p>
          </table:table-cell>
          <table:table-cell table:style-name="ce10" table:formula="of:=IF([.T2]&lt;&gt;0;MOD([.T2]; 3); -1)" office:value-type="float" office:value="-1">
            <text:p>-1</text:p>
          </table:table-cell>
          <table:table-cell table:style-name="ce10" table:formula="of:=IF([.U2]&lt;&gt;0;MOD([.U2]; 3); -1)" office:value-type="float" office:value="-1">
            <text:p>-1</text:p>
          </table:table-cell>
          <table:table-cell table:style-name="ce10" table:formula="of:=IF([.V2]&lt;&gt;0;MOD([.V2]; 3); -1)" office:value-type="float" office:value="-1">
            <text:p>-1</text:p>
          </table:table-cell>
          <table:table-cell table:style-name="ce10" table:formula="of:=IF([.W2]&lt;&gt;0;MOD([.W2]; 3); -1)" office:value-type="float" office:value="-1">
            <text:p>-1</text:p>
          </table:table-cell>
          <table:table-cell table:style-name="ce10" table:formula="of:=IF([.X2]&lt;&gt;0;MOD([.X2]; 3); -1)" office:value-type="float" office:value="-1">
            <text:p>-1</text:p>
          </table:table-cell>
          <table:table-cell table:style-name="ce10" table:formula="of:=IF([.Y2]&lt;&gt;0;MOD([.Y2]; 3); -1)" office:value-type="float" office:value="-1">
            <text:p>-1</text:p>
          </table:table-cell>
          <table:table-cell table:style-name="ce10" table:formula="of:=IF([.Z2]&lt;&gt;0;MOD([.Z2]; 3); -1)" office:value-type="float" office:value="-1">
            <text:p>-1</text:p>
          </table:table-cell>
          <table:table-cell table:style-name="ce10" table:formula="of:=IF([.AA2]&lt;&gt;0;MOD([.AA2]; 3); -1)" office:value-type="float" office:value="-1">
            <text:p>-1</text:p>
          </table:table-cell>
          <table:table-cell table:style-name="ce10" table:formula="of:=IF([.AB2]&lt;&gt;0;MOD([.AB2]; 3); -1)" office:value-type="float" office:value="-1">
            <text:p>-1</text:p>
          </table:table-cell>
          <table:table-cell table:style-name="ce10" table:formula="of:=IF([.AC2]&lt;&gt;0;MOD([.AC2]; 3); -1)" office:value-type="float" office:value="-1">
            <text:p>-1</text:p>
          </table:table-cell>
          <table:table-cell table:style-name="ce13" table:formula="of:=IF([.AD2]&lt;&gt;0;MOD([.AD2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3]&lt;&gt;0;MOD([.A3]; 3); -1)" office:value-type="float" office:value="1">
            <text:p>1</text:p>
          </table:table-cell>
          <table:table-cell table:style-name="ce10" table:formula="of:=IF([.B3]&lt;&gt;0;MOD([.B3]; 3); -1)" office:value-type="float" office:value="2">
            <text:p>2</text:p>
          </table:table-cell>
          <table:table-cell table:style-name="ce10" table:formula="of:=IF([.C3]&lt;&gt;0;MOD([.C3]; 3); -1)" office:value-type="float" office:value="1">
            <text:p>1</text:p>
          </table:table-cell>
          <table:table-cell table:style-name="ce10" table:formula="of:=IF([.D3]&lt;&gt;0;MOD([.D3]; 3); -1)" office:value-type="float" office:value="-1">
            <text:p>-1</text:p>
          </table:table-cell>
          <table:table-cell table:style-name="ce10" table:formula="of:=IF([.E3]&lt;&gt;0;MOD([.E3]; 3); -1)" office:value-type="float" office:value="-1">
            <text:p>-1</text:p>
          </table:table-cell>
          <table:table-cell table:style-name="ce10" table:formula="of:=IF([.F3]&lt;&gt;0;MOD([.F3]; 3); -1)" office:value-type="float" office:value="-1">
            <text:p>-1</text:p>
          </table:table-cell>
          <table:table-cell table:style-name="ce10" table:formula="of:=IF([.G3]&lt;&gt;0;MOD([.G3]; 3); -1)" office:value-type="float" office:value="-1">
            <text:p>-1</text:p>
          </table:table-cell>
          <table:table-cell table:style-name="ce10" table:formula="of:=IF([.H3]&lt;&gt;0;MOD([.H3]; 3); -1)" office:value-type="float" office:value="-1">
            <text:p>-1</text:p>
          </table:table-cell>
          <table:table-cell table:style-name="ce10" table:formula="of:=IF([.I3]&lt;&gt;0;MOD([.I3]; 3); -1)" office:value-type="float" office:value="-1">
            <text:p>-1</text:p>
          </table:table-cell>
          <table:table-cell table:style-name="ce10" table:formula="of:=IF([.J3]&lt;&gt;0;MOD([.J3]; 3); -1)" office:value-type="float" office:value="-1">
            <text:p>-1</text:p>
          </table:table-cell>
          <table:table-cell table:style-name="ce10" table:formula="of:=IF([.K3]&lt;&gt;0;MOD([.K3]; 3); -1)" office:value-type="float" office:value="-1">
            <text:p>-1</text:p>
          </table:table-cell>
          <table:table-cell table:style-name="ce10" table:formula="of:=IF([.L3]&lt;&gt;0;MOD([.L3]; 3); -1)" office:value-type="float" office:value="-1">
            <text:p>-1</text:p>
          </table:table-cell>
          <table:table-cell table:style-name="ce10" table:formula="of:=IF([.M3]&lt;&gt;0;MOD([.M3]; 3); -1)" office:value-type="float" office:value="-1">
            <text:p>-1</text:p>
          </table:table-cell>
          <table:table-cell table:style-name="ce10" table:formula="of:=IF([.N3]&lt;&gt;0;MOD([.N3]; 3); -1)" office:value-type="float" office:value="-1">
            <text:p>-1</text:p>
          </table:table-cell>
          <table:table-cell table:style-name="ce10" table:formula="of:=IF([.O3]&lt;&gt;0;MOD([.O3]; 3); -1)" office:value-type="float" office:value="-1">
            <text:p>-1</text:p>
          </table:table-cell>
          <table:table-cell table:style-name="ce10" table:formula="of:=IF([.P3]&lt;&gt;0;MOD([.P3]; 3); -1)" office:value-type="float" office:value="-1">
            <text:p>-1</text:p>
          </table:table-cell>
          <table:table-cell table:style-name="ce10" table:formula="of:=IF([.Q3]&lt;&gt;0;MOD([.Q3]; 3); -1)" office:value-type="float" office:value="-1">
            <text:p>-1</text:p>
          </table:table-cell>
          <table:table-cell table:style-name="ce10" table:formula="of:=IF([.R3]&lt;&gt;0;MOD([.R3]; 3); -1)" office:value-type="float" office:value="-1">
            <text:p>-1</text:p>
          </table:table-cell>
          <table:table-cell table:style-name="ce10" table:formula="of:=IF([.S3]&lt;&gt;0;MOD([.S3]; 3); -1)" office:value-type="float" office:value="-1">
            <text:p>-1</text:p>
          </table:table-cell>
          <table:table-cell table:style-name="ce10" table:formula="of:=IF([.T3]&lt;&gt;0;MOD([.T3]; 3); -1)" office:value-type="float" office:value="-1">
            <text:p>-1</text:p>
          </table:table-cell>
          <table:table-cell table:style-name="ce10" table:formula="of:=IF([.U3]&lt;&gt;0;MOD([.U3]; 3); -1)" office:value-type="float" office:value="-1">
            <text:p>-1</text:p>
          </table:table-cell>
          <table:table-cell table:style-name="ce10" table:formula="of:=IF([.V3]&lt;&gt;0;MOD([.V3]; 3); -1)" office:value-type="float" office:value="-1">
            <text:p>-1</text:p>
          </table:table-cell>
          <table:table-cell table:style-name="ce10" table:formula="of:=IF([.W3]&lt;&gt;0;MOD([.W3]; 3); -1)" office:value-type="float" office:value="-1">
            <text:p>-1</text:p>
          </table:table-cell>
          <table:table-cell table:style-name="ce10" table:formula="of:=IF([.X3]&lt;&gt;0;MOD([.X3]; 3); -1)" office:value-type="float" office:value="-1">
            <text:p>-1</text:p>
          </table:table-cell>
          <table:table-cell table:style-name="ce10" table:formula="of:=IF([.Y3]&lt;&gt;0;MOD([.Y3]; 3); -1)" office:value-type="float" office:value="-1">
            <text:p>-1</text:p>
          </table:table-cell>
          <table:table-cell table:style-name="ce10" table:formula="of:=IF([.Z3]&lt;&gt;0;MOD([.Z3]; 3); -1)" office:value-type="float" office:value="-1">
            <text:p>-1</text:p>
          </table:table-cell>
          <table:table-cell table:style-name="ce10" table:formula="of:=IF([.AA3]&lt;&gt;0;MOD([.AA3]; 3); -1)" office:value-type="float" office:value="-1">
            <text:p>-1</text:p>
          </table:table-cell>
          <table:table-cell table:style-name="ce10" table:formula="of:=IF([.AB3]&lt;&gt;0;MOD([.AB3]; 3); -1)" office:value-type="float" office:value="-1">
            <text:p>-1</text:p>
          </table:table-cell>
          <table:table-cell table:style-name="ce10" table:formula="of:=IF([.AC3]&lt;&gt;0;MOD([.AC3]; 3); -1)" office:value-type="float" office:value="-1">
            <text:p>-1</text:p>
          </table:table-cell>
          <table:table-cell table:style-name="ce13" table:formula="of:=IF([.AD3]&lt;&gt;0;MOD([.AD3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4]&lt;&gt;0;MOD([.A4]; 3); -1)" office:value-type="float" office:value="1">
            <text:p>1</text:p>
          </table:table-cell>
          <table:table-cell table:style-name="ce10" table:formula="of:=IF([.B4]&lt;&gt;0;MOD([.B4]; 3); -1)" office:value-type="float" office:value="0">
            <text:p>0</text:p>
          </table:table-cell>
          <table:table-cell table:style-name="ce10" table:formula="of:=IF([.C4]&lt;&gt;0;MOD([.C4]; 3); -1)" office:value-type="float" office:value="0">
            <text:p>0</text:p>
          </table:table-cell>
          <table:table-cell table:style-name="ce10" table:formula="of:=IF([.D4]&lt;&gt;0;MOD([.D4]; 3); -1)" office:value-type="float" office:value="1">
            <text:p>1</text:p>
          </table:table-cell>
          <table:table-cell table:style-name="ce10" table:formula="of:=IF([.E4]&lt;&gt;0;MOD([.E4]; 3); -1)" office:value-type="float" office:value="-1">
            <text:p>-1</text:p>
          </table:table-cell>
          <table:table-cell table:style-name="ce10" table:formula="of:=IF([.F4]&lt;&gt;0;MOD([.F4]; 3); -1)" office:value-type="float" office:value="-1">
            <text:p>-1</text:p>
          </table:table-cell>
          <table:table-cell table:style-name="ce10" table:formula="of:=IF([.G4]&lt;&gt;0;MOD([.G4]; 3); -1)" office:value-type="float" office:value="-1">
            <text:p>-1</text:p>
          </table:table-cell>
          <table:table-cell table:style-name="ce10" table:formula="of:=IF([.H4]&lt;&gt;0;MOD([.H4]; 3); -1)" office:value-type="float" office:value="-1">
            <text:p>-1</text:p>
          </table:table-cell>
          <table:table-cell table:style-name="ce10" table:formula="of:=IF([.I4]&lt;&gt;0;MOD([.I4]; 3); -1)" office:value-type="float" office:value="-1">
            <text:p>-1</text:p>
          </table:table-cell>
          <table:table-cell table:style-name="ce10" table:formula="of:=IF([.J4]&lt;&gt;0;MOD([.J4]; 3); -1)" office:value-type="float" office:value="-1">
            <text:p>-1</text:p>
          </table:table-cell>
          <table:table-cell table:style-name="ce10" table:formula="of:=IF([.K4]&lt;&gt;0;MOD([.K4]; 3); -1)" office:value-type="float" office:value="-1">
            <text:p>-1</text:p>
          </table:table-cell>
          <table:table-cell table:style-name="ce10" table:formula="of:=IF([.L4]&lt;&gt;0;MOD([.L4]; 3); -1)" office:value-type="float" office:value="-1">
            <text:p>-1</text:p>
          </table:table-cell>
          <table:table-cell table:style-name="ce10" table:formula="of:=IF([.M4]&lt;&gt;0;MOD([.M4]; 3); -1)" office:value-type="float" office:value="-1">
            <text:p>-1</text:p>
          </table:table-cell>
          <table:table-cell table:style-name="ce10" table:formula="of:=IF([.N4]&lt;&gt;0;MOD([.N4]; 3); -1)" office:value-type="float" office:value="-1">
            <text:p>-1</text:p>
          </table:table-cell>
          <table:table-cell table:style-name="ce10" table:formula="of:=IF([.O4]&lt;&gt;0;MOD([.O4]; 3); -1)" office:value-type="float" office:value="-1">
            <text:p>-1</text:p>
          </table:table-cell>
          <table:table-cell table:style-name="ce10" table:formula="of:=IF([.P4]&lt;&gt;0;MOD([.P4]; 3); -1)" office:value-type="float" office:value="-1">
            <text:p>-1</text:p>
          </table:table-cell>
          <table:table-cell table:style-name="ce10" table:formula="of:=IF([.Q4]&lt;&gt;0;MOD([.Q4]; 3); -1)" office:value-type="float" office:value="-1">
            <text:p>-1</text:p>
          </table:table-cell>
          <table:table-cell table:style-name="ce10" table:formula="of:=IF([.R4]&lt;&gt;0;MOD([.R4]; 3); -1)" office:value-type="float" office:value="-1">
            <text:p>-1</text:p>
          </table:table-cell>
          <table:table-cell table:style-name="ce10" table:formula="of:=IF([.S4]&lt;&gt;0;MOD([.S4]; 3); -1)" office:value-type="float" office:value="-1">
            <text:p>-1</text:p>
          </table:table-cell>
          <table:table-cell table:style-name="ce10" table:formula="of:=IF([.T4]&lt;&gt;0;MOD([.T4]; 3); -1)" office:value-type="float" office:value="-1">
            <text:p>-1</text:p>
          </table:table-cell>
          <table:table-cell table:style-name="ce10" table:formula="of:=IF([.U4]&lt;&gt;0;MOD([.U4]; 3); -1)" office:value-type="float" office:value="-1">
            <text:p>-1</text:p>
          </table:table-cell>
          <table:table-cell table:style-name="ce10" table:formula="of:=IF([.V4]&lt;&gt;0;MOD([.V4]; 3); -1)" office:value-type="float" office:value="-1">
            <text:p>-1</text:p>
          </table:table-cell>
          <table:table-cell table:style-name="ce10" table:formula="of:=IF([.W4]&lt;&gt;0;MOD([.W4]; 3); -1)" office:value-type="float" office:value="-1">
            <text:p>-1</text:p>
          </table:table-cell>
          <table:table-cell table:style-name="ce10" table:formula="of:=IF([.X4]&lt;&gt;0;MOD([.X4]; 3); -1)" office:value-type="float" office:value="-1">
            <text:p>-1</text:p>
          </table:table-cell>
          <table:table-cell table:style-name="ce10" table:formula="of:=IF([.Y4]&lt;&gt;0;MOD([.Y4]; 3); -1)" office:value-type="float" office:value="-1">
            <text:p>-1</text:p>
          </table:table-cell>
          <table:table-cell table:style-name="ce10" table:formula="of:=IF([.Z4]&lt;&gt;0;MOD([.Z4]; 3); -1)" office:value-type="float" office:value="-1">
            <text:p>-1</text:p>
          </table:table-cell>
          <table:table-cell table:style-name="ce10" table:formula="of:=IF([.AA4]&lt;&gt;0;MOD([.AA4]; 3); -1)" office:value-type="float" office:value="-1">
            <text:p>-1</text:p>
          </table:table-cell>
          <table:table-cell table:style-name="ce10" table:formula="of:=IF([.AB4]&lt;&gt;0;MOD([.AB4]; 3); -1)" office:value-type="float" office:value="-1">
            <text:p>-1</text:p>
          </table:table-cell>
          <table:table-cell table:style-name="ce10" table:formula="of:=IF([.AC4]&lt;&gt;0;MOD([.AC4]; 3); -1)" office:value-type="float" office:value="-1">
            <text:p>-1</text:p>
          </table:table-cell>
          <table:table-cell table:style-name="ce13" table:formula="of:=IF([.AD4]&lt;&gt;0;MOD([.AD4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5]&lt;&gt;0;MOD([.A5]; 3); -1)" office:value-type="float" office:value="1">
            <text:p>1</text:p>
          </table:table-cell>
          <table:table-cell table:style-name="ce10" table:formula="of:=IF([.B5]&lt;&gt;0;MOD([.B5]; 3); -1)" office:value-type="float" office:value="1">
            <text:p>1</text:p>
          </table:table-cell>
          <table:table-cell table:style-name="ce10" table:formula="of:=IF([.C5]&lt;&gt;0;MOD([.C5]; 3); -1)" office:value-type="float" office:value="0">
            <text:p>0</text:p>
          </table:table-cell>
          <table:table-cell table:style-name="ce10" table:formula="of:=IF([.D5]&lt;&gt;0;MOD([.D5]; 3); -1)" office:value-type="float" office:value="1">
            <text:p>1</text:p>
          </table:table-cell>
          <table:table-cell table:style-name="ce10" table:formula="of:=IF([.E5]&lt;&gt;0;MOD([.E5]; 3); -1)" office:value-type="float" office:value="1">
            <text:p>1</text:p>
          </table:table-cell>
          <table:table-cell table:style-name="ce10" table:formula="of:=IF([.F5]&lt;&gt;0;MOD([.F5]; 3); -1)" office:value-type="float" office:value="-1">
            <text:p>-1</text:p>
          </table:table-cell>
          <table:table-cell table:style-name="ce10" table:formula="of:=IF([.G5]&lt;&gt;0;MOD([.G5]; 3); -1)" office:value-type="float" office:value="-1">
            <text:p>-1</text:p>
          </table:table-cell>
          <table:table-cell table:style-name="ce10" table:formula="of:=IF([.H5]&lt;&gt;0;MOD([.H5]; 3); -1)" office:value-type="float" office:value="-1">
            <text:p>-1</text:p>
          </table:table-cell>
          <table:table-cell table:style-name="ce10" table:formula="of:=IF([.I5]&lt;&gt;0;MOD([.I5]; 3); -1)" office:value-type="float" office:value="-1">
            <text:p>-1</text:p>
          </table:table-cell>
          <table:table-cell table:style-name="ce10" table:formula="of:=IF([.J5]&lt;&gt;0;MOD([.J5]; 3); -1)" office:value-type="float" office:value="-1">
            <text:p>-1</text:p>
          </table:table-cell>
          <table:table-cell table:style-name="ce10" table:formula="of:=IF([.K5]&lt;&gt;0;MOD([.K5]; 3); -1)" office:value-type="float" office:value="-1">
            <text:p>-1</text:p>
          </table:table-cell>
          <table:table-cell table:style-name="ce10" table:formula="of:=IF([.L5]&lt;&gt;0;MOD([.L5]; 3); -1)" office:value-type="float" office:value="-1">
            <text:p>-1</text:p>
          </table:table-cell>
          <table:table-cell table:style-name="ce10" table:formula="of:=IF([.M5]&lt;&gt;0;MOD([.M5]; 3); -1)" office:value-type="float" office:value="-1">
            <text:p>-1</text:p>
          </table:table-cell>
          <table:table-cell table:style-name="ce10" table:formula="of:=IF([.N5]&lt;&gt;0;MOD([.N5]; 3); -1)" office:value-type="float" office:value="-1">
            <text:p>-1</text:p>
          </table:table-cell>
          <table:table-cell table:style-name="ce10" table:formula="of:=IF([.O5]&lt;&gt;0;MOD([.O5]; 3); -1)" office:value-type="float" office:value="-1">
            <text:p>-1</text:p>
          </table:table-cell>
          <table:table-cell table:style-name="ce10" table:formula="of:=IF([.P5]&lt;&gt;0;MOD([.P5]; 3); -1)" office:value-type="float" office:value="-1">
            <text:p>-1</text:p>
          </table:table-cell>
          <table:table-cell table:style-name="ce10" table:formula="of:=IF([.Q5]&lt;&gt;0;MOD([.Q5]; 3); -1)" office:value-type="float" office:value="-1">
            <text:p>-1</text:p>
          </table:table-cell>
          <table:table-cell table:style-name="ce10" table:formula="of:=IF([.R5]&lt;&gt;0;MOD([.R5]; 3); -1)" office:value-type="float" office:value="-1">
            <text:p>-1</text:p>
          </table:table-cell>
          <table:table-cell table:style-name="ce10" table:formula="of:=IF([.S5]&lt;&gt;0;MOD([.S5]; 3); -1)" office:value-type="float" office:value="-1">
            <text:p>-1</text:p>
          </table:table-cell>
          <table:table-cell table:style-name="ce10" table:formula="of:=IF([.T5]&lt;&gt;0;MOD([.T5]; 3); -1)" office:value-type="float" office:value="-1">
            <text:p>-1</text:p>
          </table:table-cell>
          <table:table-cell table:style-name="ce10" table:formula="of:=IF([.U5]&lt;&gt;0;MOD([.U5]; 3); -1)" office:value-type="float" office:value="-1">
            <text:p>-1</text:p>
          </table:table-cell>
          <table:table-cell table:style-name="ce10" table:formula="of:=IF([.V5]&lt;&gt;0;MOD([.V5]; 3); -1)" office:value-type="float" office:value="-1">
            <text:p>-1</text:p>
          </table:table-cell>
          <table:table-cell table:style-name="ce10" table:formula="of:=IF([.W5]&lt;&gt;0;MOD([.W5]; 3); -1)" office:value-type="float" office:value="-1">
            <text:p>-1</text:p>
          </table:table-cell>
          <table:table-cell table:style-name="ce10" table:formula="of:=IF([.X5]&lt;&gt;0;MOD([.X5]; 3); -1)" office:value-type="float" office:value="-1">
            <text:p>-1</text:p>
          </table:table-cell>
          <table:table-cell table:style-name="ce10" table:formula="of:=IF([.Y5]&lt;&gt;0;MOD([.Y5]; 3); -1)" office:value-type="float" office:value="-1">
            <text:p>-1</text:p>
          </table:table-cell>
          <table:table-cell table:style-name="ce10" table:formula="of:=IF([.Z5]&lt;&gt;0;MOD([.Z5]; 3); -1)" office:value-type="float" office:value="-1">
            <text:p>-1</text:p>
          </table:table-cell>
          <table:table-cell table:style-name="ce10" table:formula="of:=IF([.AA5]&lt;&gt;0;MOD([.AA5]; 3); -1)" office:value-type="float" office:value="-1">
            <text:p>-1</text:p>
          </table:table-cell>
          <table:table-cell table:style-name="ce10" table:formula="of:=IF([.AB5]&lt;&gt;0;MOD([.AB5]; 3); -1)" office:value-type="float" office:value="-1">
            <text:p>-1</text:p>
          </table:table-cell>
          <table:table-cell table:style-name="ce10" table:formula="of:=IF([.AC5]&lt;&gt;0;MOD([.AC5]; 3); -1)" office:value-type="float" office:value="-1">
            <text:p>-1</text:p>
          </table:table-cell>
          <table:table-cell table:style-name="ce13" table:formula="of:=IF([.AD5]&lt;&gt;0;MOD([.AD5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6]&lt;&gt;0;MOD([.A6]; 3); -1)" office:value-type="float" office:value="1">
            <text:p>1</text:p>
          </table:table-cell>
          <table:table-cell table:style-name="ce10" table:formula="of:=IF([.B6]&lt;&gt;0;MOD([.B6]; 3); -1)" office:value-type="float" office:value="2">
            <text:p>2</text:p>
          </table:table-cell>
          <table:table-cell table:style-name="ce10" table:formula="of:=IF([.C6]&lt;&gt;0;MOD([.C6]; 3); -1)" office:value-type="float" office:value="1">
            <text:p>1</text:p>
          </table:table-cell>
          <table:table-cell table:style-name="ce10" table:formula="of:=IF([.D6]&lt;&gt;0;MOD([.D6]; 3); -1)" office:value-type="float" office:value="1">
            <text:p>1</text:p>
          </table:table-cell>
          <table:table-cell table:style-name="ce10" table:formula="of:=IF([.E6]&lt;&gt;0;MOD([.E6]; 3); -1)" office:value-type="float" office:value="2">
            <text:p>2</text:p>
          </table:table-cell>
          <table:table-cell table:style-name="ce10" table:formula="of:=IF([.F6]&lt;&gt;0;MOD([.F6]; 3); -1)" office:value-type="float" office:value="1">
            <text:p>1</text:p>
          </table:table-cell>
          <table:table-cell table:style-name="ce10" table:formula="of:=IF([.G6]&lt;&gt;0;MOD([.G6]; 3); -1)" office:value-type="float" office:value="-1">
            <text:p>-1</text:p>
          </table:table-cell>
          <table:table-cell table:style-name="ce10" table:formula="of:=IF([.H6]&lt;&gt;0;MOD([.H6]; 3); -1)" office:value-type="float" office:value="-1">
            <text:p>-1</text:p>
          </table:table-cell>
          <table:table-cell table:style-name="ce10" table:formula="of:=IF([.I6]&lt;&gt;0;MOD([.I6]; 3); -1)" office:value-type="float" office:value="-1">
            <text:p>-1</text:p>
          </table:table-cell>
          <table:table-cell table:style-name="ce10" table:formula="of:=IF([.J6]&lt;&gt;0;MOD([.J6]; 3); -1)" office:value-type="float" office:value="-1">
            <text:p>-1</text:p>
          </table:table-cell>
          <table:table-cell table:style-name="ce10" table:formula="of:=IF([.K6]&lt;&gt;0;MOD([.K6]; 3); -1)" office:value-type="float" office:value="-1">
            <text:p>-1</text:p>
          </table:table-cell>
          <table:table-cell table:style-name="ce10" table:formula="of:=IF([.L6]&lt;&gt;0;MOD([.L6]; 3); -1)" office:value-type="float" office:value="-1">
            <text:p>-1</text:p>
          </table:table-cell>
          <table:table-cell table:style-name="ce10" table:formula="of:=IF([.M6]&lt;&gt;0;MOD([.M6]; 3); -1)" office:value-type="float" office:value="-1">
            <text:p>-1</text:p>
          </table:table-cell>
          <table:table-cell table:style-name="ce10" table:formula="of:=IF([.N6]&lt;&gt;0;MOD([.N6]; 3); -1)" office:value-type="float" office:value="-1">
            <text:p>-1</text:p>
          </table:table-cell>
          <table:table-cell table:style-name="ce10" table:formula="of:=IF([.O6]&lt;&gt;0;MOD([.O6]; 3); -1)" office:value-type="float" office:value="-1">
            <text:p>-1</text:p>
          </table:table-cell>
          <table:table-cell table:style-name="ce10" table:formula="of:=IF([.P6]&lt;&gt;0;MOD([.P6]; 3); -1)" office:value-type="float" office:value="-1">
            <text:p>-1</text:p>
          </table:table-cell>
          <table:table-cell table:style-name="ce10" table:formula="of:=IF([.Q6]&lt;&gt;0;MOD([.Q6]; 3); -1)" office:value-type="float" office:value="-1">
            <text:p>-1</text:p>
          </table:table-cell>
          <table:table-cell table:style-name="ce10" table:formula="of:=IF([.R6]&lt;&gt;0;MOD([.R6]; 3); -1)" office:value-type="float" office:value="-1">
            <text:p>-1</text:p>
          </table:table-cell>
          <table:table-cell table:style-name="ce10" table:formula="of:=IF([.S6]&lt;&gt;0;MOD([.S6]; 3); -1)" office:value-type="float" office:value="-1">
            <text:p>-1</text:p>
          </table:table-cell>
          <table:table-cell table:style-name="ce10" table:formula="of:=IF([.T6]&lt;&gt;0;MOD([.T6]; 3); -1)" office:value-type="float" office:value="-1">
            <text:p>-1</text:p>
          </table:table-cell>
          <table:table-cell table:style-name="ce10" table:formula="of:=IF([.U6]&lt;&gt;0;MOD([.U6]; 3); -1)" office:value-type="float" office:value="-1">
            <text:p>-1</text:p>
          </table:table-cell>
          <table:table-cell table:style-name="ce10" table:formula="of:=IF([.V6]&lt;&gt;0;MOD([.V6]; 3); -1)" office:value-type="float" office:value="-1">
            <text:p>-1</text:p>
          </table:table-cell>
          <table:table-cell table:style-name="ce10" table:formula="of:=IF([.W6]&lt;&gt;0;MOD([.W6]; 3); -1)" office:value-type="float" office:value="-1">
            <text:p>-1</text:p>
          </table:table-cell>
          <table:table-cell table:style-name="ce10" table:formula="of:=IF([.X6]&lt;&gt;0;MOD([.X6]; 3); -1)" office:value-type="float" office:value="-1">
            <text:p>-1</text:p>
          </table:table-cell>
          <table:table-cell table:style-name="ce10" table:formula="of:=IF([.Y6]&lt;&gt;0;MOD([.Y6]; 3); -1)" office:value-type="float" office:value="-1">
            <text:p>-1</text:p>
          </table:table-cell>
          <table:table-cell table:style-name="ce10" table:formula="of:=IF([.Z6]&lt;&gt;0;MOD([.Z6]; 3); -1)" office:value-type="float" office:value="-1">
            <text:p>-1</text:p>
          </table:table-cell>
          <table:table-cell table:style-name="ce10" table:formula="of:=IF([.AA6]&lt;&gt;0;MOD([.AA6]; 3); -1)" office:value-type="float" office:value="-1">
            <text:p>-1</text:p>
          </table:table-cell>
          <table:table-cell table:style-name="ce10" table:formula="of:=IF([.AB6]&lt;&gt;0;MOD([.AB6]; 3); -1)" office:value-type="float" office:value="-1">
            <text:p>-1</text:p>
          </table:table-cell>
          <table:table-cell table:style-name="ce10" table:formula="of:=IF([.AC6]&lt;&gt;0;MOD([.AC6]; 3); -1)" office:value-type="float" office:value="-1">
            <text:p>-1</text:p>
          </table:table-cell>
          <table:table-cell table:style-name="ce13" table:formula="of:=IF([.AD6]&lt;&gt;0;MOD([.AD6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7]&lt;&gt;0;MOD([.A7]; 3); -1)" office:value-type="float" office:value="1">
            <text:p>1</text:p>
          </table:table-cell>
          <table:table-cell table:style-name="ce10" table:formula="of:=IF([.B7]&lt;&gt;0;MOD([.B7]; 3); -1)" office:value-type="float" office:value="0">
            <text:p>0</text:p>
          </table:table-cell>
          <table:table-cell table:style-name="ce10" table:formula="of:=IF([.C7]&lt;&gt;0;MOD([.C7]; 3); -1)" office:value-type="float" office:value="0">
            <text:p>0</text:p>
          </table:table-cell>
          <table:table-cell table:style-name="ce10" table:formula="of:=IF([.D7]&lt;&gt;0;MOD([.D7]; 3); -1)" office:value-type="float" office:value="2">
            <text:p>2</text:p>
          </table:table-cell>
          <table:table-cell table:style-name="ce10" table:formula="of:=IF([.E7]&lt;&gt;0;MOD([.E7]; 3); -1)" office:value-type="float" office:value="0">
            <text:p>0</text:p>
          </table:table-cell>
          <table:table-cell table:style-name="ce10" table:formula="of:=IF([.F7]&lt;&gt;0;MOD([.F7]; 3); -1)" office:value-type="float" office:value="0">
            <text:p>0</text:p>
          </table:table-cell>
          <table:table-cell table:style-name="ce10" table:formula="of:=IF([.G7]&lt;&gt;0;MOD([.G7]; 3); -1)" office:value-type="float" office:value="1">
            <text:p>1</text:p>
          </table:table-cell>
          <table:table-cell table:style-name="ce10" table:formula="of:=IF([.H7]&lt;&gt;0;MOD([.H7]; 3); -1)" office:value-type="float" office:value="-1">
            <text:p>-1</text:p>
          </table:table-cell>
          <table:table-cell table:style-name="ce10" table:formula="of:=IF([.I7]&lt;&gt;0;MOD([.I7]; 3); -1)" office:value-type="float" office:value="-1">
            <text:p>-1</text:p>
          </table:table-cell>
          <table:table-cell table:style-name="ce10" table:formula="of:=IF([.J7]&lt;&gt;0;MOD([.J7]; 3); -1)" office:value-type="float" office:value="-1">
            <text:p>-1</text:p>
          </table:table-cell>
          <table:table-cell table:style-name="ce10" table:formula="of:=IF([.K7]&lt;&gt;0;MOD([.K7]; 3); -1)" office:value-type="float" office:value="-1">
            <text:p>-1</text:p>
          </table:table-cell>
          <table:table-cell table:style-name="ce10" table:formula="of:=IF([.L7]&lt;&gt;0;MOD([.L7]; 3); -1)" office:value-type="float" office:value="-1">
            <text:p>-1</text:p>
          </table:table-cell>
          <table:table-cell table:style-name="ce10" table:formula="of:=IF([.M7]&lt;&gt;0;MOD([.M7]; 3); -1)" office:value-type="float" office:value="-1">
            <text:p>-1</text:p>
          </table:table-cell>
          <table:table-cell table:style-name="ce10" table:formula="of:=IF([.N7]&lt;&gt;0;MOD([.N7]; 3); -1)" office:value-type="float" office:value="-1">
            <text:p>-1</text:p>
          </table:table-cell>
          <table:table-cell table:style-name="ce10" table:formula="of:=IF([.O7]&lt;&gt;0;MOD([.O7]; 3); -1)" office:value-type="float" office:value="-1">
            <text:p>-1</text:p>
          </table:table-cell>
          <table:table-cell table:style-name="ce10" table:formula="of:=IF([.P7]&lt;&gt;0;MOD([.P7]; 3); -1)" office:value-type="float" office:value="-1">
            <text:p>-1</text:p>
          </table:table-cell>
          <table:table-cell table:style-name="ce10" table:formula="of:=IF([.Q7]&lt;&gt;0;MOD([.Q7]; 3); -1)" office:value-type="float" office:value="-1">
            <text:p>-1</text:p>
          </table:table-cell>
          <table:table-cell table:style-name="ce10" table:formula="of:=IF([.R7]&lt;&gt;0;MOD([.R7]; 3); -1)" office:value-type="float" office:value="-1">
            <text:p>-1</text:p>
          </table:table-cell>
          <table:table-cell table:style-name="ce10" table:formula="of:=IF([.S7]&lt;&gt;0;MOD([.S7]; 3); -1)" office:value-type="float" office:value="-1">
            <text:p>-1</text:p>
          </table:table-cell>
          <table:table-cell table:style-name="ce10" table:formula="of:=IF([.T7]&lt;&gt;0;MOD([.T7]; 3); -1)" office:value-type="float" office:value="-1">
            <text:p>-1</text:p>
          </table:table-cell>
          <table:table-cell table:style-name="ce10" table:formula="of:=IF([.U7]&lt;&gt;0;MOD([.U7]; 3); -1)" office:value-type="float" office:value="-1">
            <text:p>-1</text:p>
          </table:table-cell>
          <table:table-cell table:style-name="ce10" table:formula="of:=IF([.V7]&lt;&gt;0;MOD([.V7]; 3); -1)" office:value-type="float" office:value="-1">
            <text:p>-1</text:p>
          </table:table-cell>
          <table:table-cell table:style-name="ce10" table:formula="of:=IF([.W7]&lt;&gt;0;MOD([.W7]; 3); -1)" office:value-type="float" office:value="-1">
            <text:p>-1</text:p>
          </table:table-cell>
          <table:table-cell table:style-name="ce10" table:formula="of:=IF([.X7]&lt;&gt;0;MOD([.X7]; 3); -1)" office:value-type="float" office:value="-1">
            <text:p>-1</text:p>
          </table:table-cell>
          <table:table-cell table:style-name="ce10" table:formula="of:=IF([.Y7]&lt;&gt;0;MOD([.Y7]; 3); -1)" office:value-type="float" office:value="-1">
            <text:p>-1</text:p>
          </table:table-cell>
          <table:table-cell table:style-name="ce10" table:formula="of:=IF([.Z7]&lt;&gt;0;MOD([.Z7]; 3); -1)" office:value-type="float" office:value="-1">
            <text:p>-1</text:p>
          </table:table-cell>
          <table:table-cell table:style-name="ce10" table:formula="of:=IF([.AA7]&lt;&gt;0;MOD([.AA7]; 3); -1)" office:value-type="float" office:value="-1">
            <text:p>-1</text:p>
          </table:table-cell>
          <table:table-cell table:style-name="ce10" table:formula="of:=IF([.AB7]&lt;&gt;0;MOD([.AB7]; 3); -1)" office:value-type="float" office:value="-1">
            <text:p>-1</text:p>
          </table:table-cell>
          <table:table-cell table:style-name="ce10" table:formula="of:=IF([.AC7]&lt;&gt;0;MOD([.AC7]; 3); -1)" office:value-type="float" office:value="-1">
            <text:p>-1</text:p>
          </table:table-cell>
          <table:table-cell table:style-name="ce13" table:formula="of:=IF([.AD7]&lt;&gt;0;MOD([.AD7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8]&lt;&gt;0;MOD([.A8]; 3); -1)" office:value-type="float" office:value="1">
            <text:p>1</text:p>
          </table:table-cell>
          <table:table-cell table:style-name="ce10" table:formula="of:=IF([.B8]&lt;&gt;0;MOD([.B8]; 3); -1)" office:value-type="float" office:value="1">
            <text:p>1</text:p>
          </table:table-cell>
          <table:table-cell table:style-name="ce10" table:formula="of:=IF([.C8]&lt;&gt;0;MOD([.C8]; 3); -1)" office:value-type="float" office:value="0">
            <text:p>0</text:p>
          </table:table-cell>
          <table:table-cell table:style-name="ce10" table:formula="of:=IF([.D8]&lt;&gt;0;MOD([.D8]; 3); -1)" office:value-type="float" office:value="2">
            <text:p>2</text:p>
          </table:table-cell>
          <table:table-cell table:style-name="ce10" table:formula="of:=IF([.E8]&lt;&gt;0;MOD([.E8]; 3); -1)" office:value-type="float" office:value="2">
            <text:p>2</text:p>
          </table:table-cell>
          <table:table-cell table:style-name="ce10" table:formula="of:=IF([.F8]&lt;&gt;0;MOD([.F8]; 3); -1)" office:value-type="float" office:value="0">
            <text:p>0</text:p>
          </table:table-cell>
          <table:table-cell table:style-name="ce10" table:formula="of:=IF([.G8]&lt;&gt;0;MOD([.G8]; 3); -1)" office:value-type="float" office:value="1">
            <text:p>1</text:p>
          </table:table-cell>
          <table:table-cell table:style-name="ce10" table:formula="of:=IF([.H8]&lt;&gt;0;MOD([.H8]; 3); -1)" office:value-type="float" office:value="1">
            <text:p>1</text:p>
          </table:table-cell>
          <table:table-cell table:style-name="ce10" table:formula="of:=IF([.I8]&lt;&gt;0;MOD([.I8]; 3); -1)" office:value-type="float" office:value="-1">
            <text:p>-1</text:p>
          </table:table-cell>
          <table:table-cell table:style-name="ce10" table:formula="of:=IF([.J8]&lt;&gt;0;MOD([.J8]; 3); -1)" office:value-type="float" office:value="-1">
            <text:p>-1</text:p>
          </table:table-cell>
          <table:table-cell table:style-name="ce10" table:formula="of:=IF([.K8]&lt;&gt;0;MOD([.K8]; 3); -1)" office:value-type="float" office:value="-1">
            <text:p>-1</text:p>
          </table:table-cell>
          <table:table-cell table:style-name="ce10" table:formula="of:=IF([.L8]&lt;&gt;0;MOD([.L8]; 3); -1)" office:value-type="float" office:value="-1">
            <text:p>-1</text:p>
          </table:table-cell>
          <table:table-cell table:style-name="ce10" table:formula="of:=IF([.M8]&lt;&gt;0;MOD([.M8]; 3); -1)" office:value-type="float" office:value="-1">
            <text:p>-1</text:p>
          </table:table-cell>
          <table:table-cell table:style-name="ce10" table:formula="of:=IF([.N8]&lt;&gt;0;MOD([.N8]; 3); -1)" office:value-type="float" office:value="-1">
            <text:p>-1</text:p>
          </table:table-cell>
          <table:table-cell table:style-name="ce10" table:formula="of:=IF([.O8]&lt;&gt;0;MOD([.O8]; 3); -1)" office:value-type="float" office:value="-1">
            <text:p>-1</text:p>
          </table:table-cell>
          <table:table-cell table:style-name="ce10" table:formula="of:=IF([.P8]&lt;&gt;0;MOD([.P8]; 3); -1)" office:value-type="float" office:value="-1">
            <text:p>-1</text:p>
          </table:table-cell>
          <table:table-cell table:style-name="ce10" table:formula="of:=IF([.Q8]&lt;&gt;0;MOD([.Q8]; 3); -1)" office:value-type="float" office:value="-1">
            <text:p>-1</text:p>
          </table:table-cell>
          <table:table-cell table:style-name="ce10" table:formula="of:=IF([.R8]&lt;&gt;0;MOD([.R8]; 3); -1)" office:value-type="float" office:value="-1">
            <text:p>-1</text:p>
          </table:table-cell>
          <table:table-cell table:style-name="ce10" table:formula="of:=IF([.S8]&lt;&gt;0;MOD([.S8]; 3); -1)" office:value-type="float" office:value="-1">
            <text:p>-1</text:p>
          </table:table-cell>
          <table:table-cell table:style-name="ce10" table:formula="of:=IF([.T8]&lt;&gt;0;MOD([.T8]; 3); -1)" office:value-type="float" office:value="-1">
            <text:p>-1</text:p>
          </table:table-cell>
          <table:table-cell table:style-name="ce10" table:formula="of:=IF([.U8]&lt;&gt;0;MOD([.U8]; 3); -1)" office:value-type="float" office:value="-1">
            <text:p>-1</text:p>
          </table:table-cell>
          <table:table-cell table:style-name="ce10" table:formula="of:=IF([.V8]&lt;&gt;0;MOD([.V8]; 3); -1)" office:value-type="float" office:value="-1">
            <text:p>-1</text:p>
          </table:table-cell>
          <table:table-cell table:style-name="ce10" table:formula="of:=IF([.W8]&lt;&gt;0;MOD([.W8]; 3); -1)" office:value-type="float" office:value="-1">
            <text:p>-1</text:p>
          </table:table-cell>
          <table:table-cell table:style-name="ce10" table:formula="of:=IF([.X8]&lt;&gt;0;MOD([.X8]; 3); -1)" office:value-type="float" office:value="-1">
            <text:p>-1</text:p>
          </table:table-cell>
          <table:table-cell table:style-name="ce10" table:formula="of:=IF([.Y8]&lt;&gt;0;MOD([.Y8]; 3); -1)" office:value-type="float" office:value="-1">
            <text:p>-1</text:p>
          </table:table-cell>
          <table:table-cell table:style-name="ce10" table:formula="of:=IF([.Z8]&lt;&gt;0;MOD([.Z8]; 3); -1)" office:value-type="float" office:value="-1">
            <text:p>-1</text:p>
          </table:table-cell>
          <table:table-cell table:style-name="ce10" table:formula="of:=IF([.AA8]&lt;&gt;0;MOD([.AA8]; 3); -1)" office:value-type="float" office:value="-1">
            <text:p>-1</text:p>
          </table:table-cell>
          <table:table-cell table:style-name="ce10" table:formula="of:=IF([.AB8]&lt;&gt;0;MOD([.AB8]; 3); -1)" office:value-type="float" office:value="-1">
            <text:p>-1</text:p>
          </table:table-cell>
          <table:table-cell table:style-name="ce10" table:formula="of:=IF([.AC8]&lt;&gt;0;MOD([.AC8]; 3); -1)" office:value-type="float" office:value="-1">
            <text:p>-1</text:p>
          </table:table-cell>
          <table:table-cell table:style-name="ce13" table:formula="of:=IF([.AD8]&lt;&gt;0;MOD([.AD8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9]&lt;&gt;0;MOD([.A9]; 3); -1)" office:value-type="float" office:value="1">
            <text:p>1</text:p>
          </table:table-cell>
          <table:table-cell table:style-name="ce10" table:formula="of:=IF([.B9]&lt;&gt;0;MOD([.B9]; 3); -1)" office:value-type="float" office:value="2">
            <text:p>2</text:p>
          </table:table-cell>
          <table:table-cell table:style-name="ce10" table:formula="of:=IF([.C9]&lt;&gt;0;MOD([.C9]; 3); -1)" office:value-type="float" office:value="1">
            <text:p>1</text:p>
          </table:table-cell>
          <table:table-cell table:style-name="ce10" table:formula="of:=IF([.D9]&lt;&gt;0;MOD([.D9]; 3); -1)" office:value-type="float" office:value="2">
            <text:p>2</text:p>
          </table:table-cell>
          <table:table-cell table:style-name="ce10" table:formula="of:=IF([.E9]&lt;&gt;0;MOD([.E9]; 3); -1)" office:value-type="float" office:value="1">
            <text:p>1</text:p>
          </table:table-cell>
          <table:table-cell table:style-name="ce10" table:formula="of:=IF([.F9]&lt;&gt;0;MOD([.F9]; 3); -1)" office:value-type="float" office:value="2">
            <text:p>2</text:p>
          </table:table-cell>
          <table:table-cell table:style-name="ce10" table:formula="of:=IF([.G9]&lt;&gt;0;MOD([.G9]; 3); -1)" office:value-type="float" office:value="1">
            <text:p>1</text:p>
          </table:table-cell>
          <table:table-cell table:style-name="ce10" table:formula="of:=IF([.H9]&lt;&gt;0;MOD([.H9]; 3); -1)" office:value-type="float" office:value="2">
            <text:p>2</text:p>
          </table:table-cell>
          <table:table-cell table:style-name="ce10" table:formula="of:=IF([.I9]&lt;&gt;0;MOD([.I9]; 3); -1)" office:value-type="float" office:value="1">
            <text:p>1</text:p>
          </table:table-cell>
          <table:table-cell table:style-name="ce10" table:formula="of:=IF([.J9]&lt;&gt;0;MOD([.J9]; 3); -1)" office:value-type="float" office:value="-1">
            <text:p>-1</text:p>
          </table:table-cell>
          <table:table-cell table:style-name="ce10" table:formula="of:=IF([.K9]&lt;&gt;0;MOD([.K9]; 3); -1)" office:value-type="float" office:value="-1">
            <text:p>-1</text:p>
          </table:table-cell>
          <table:table-cell table:style-name="ce10" table:formula="of:=IF([.L9]&lt;&gt;0;MOD([.L9]; 3); -1)" office:value-type="float" office:value="-1">
            <text:p>-1</text:p>
          </table:table-cell>
          <table:table-cell table:style-name="ce10" table:formula="of:=IF([.M9]&lt;&gt;0;MOD([.M9]; 3); -1)" office:value-type="float" office:value="-1">
            <text:p>-1</text:p>
          </table:table-cell>
          <table:table-cell table:style-name="ce10" table:formula="of:=IF([.N9]&lt;&gt;0;MOD([.N9]; 3); -1)" office:value-type="float" office:value="-1">
            <text:p>-1</text:p>
          </table:table-cell>
          <table:table-cell table:style-name="ce10" table:formula="of:=IF([.O9]&lt;&gt;0;MOD([.O9]; 3); -1)" office:value-type="float" office:value="-1">
            <text:p>-1</text:p>
          </table:table-cell>
          <table:table-cell table:style-name="ce10" table:formula="of:=IF([.P9]&lt;&gt;0;MOD([.P9]; 3); -1)" office:value-type="float" office:value="-1">
            <text:p>-1</text:p>
          </table:table-cell>
          <table:table-cell table:style-name="ce10" table:formula="of:=IF([.Q9]&lt;&gt;0;MOD([.Q9]; 3); -1)" office:value-type="float" office:value="-1">
            <text:p>-1</text:p>
          </table:table-cell>
          <table:table-cell table:style-name="ce10" table:formula="of:=IF([.R9]&lt;&gt;0;MOD([.R9]; 3); -1)" office:value-type="float" office:value="-1">
            <text:p>-1</text:p>
          </table:table-cell>
          <table:table-cell table:style-name="ce10" table:formula="of:=IF([.S9]&lt;&gt;0;MOD([.S9]; 3); -1)" office:value-type="float" office:value="-1">
            <text:p>-1</text:p>
          </table:table-cell>
          <table:table-cell table:style-name="ce10" table:formula="of:=IF([.T9]&lt;&gt;0;MOD([.T9]; 3); -1)" office:value-type="float" office:value="-1">
            <text:p>-1</text:p>
          </table:table-cell>
          <table:table-cell table:style-name="ce10" table:formula="of:=IF([.U9]&lt;&gt;0;MOD([.U9]; 3); -1)" office:value-type="float" office:value="-1">
            <text:p>-1</text:p>
          </table:table-cell>
          <table:table-cell table:style-name="ce10" table:formula="of:=IF([.V9]&lt;&gt;0;MOD([.V9]; 3); -1)" office:value-type="float" office:value="-1">
            <text:p>-1</text:p>
          </table:table-cell>
          <table:table-cell table:style-name="ce10" table:formula="of:=IF([.W9]&lt;&gt;0;MOD([.W9]; 3); -1)" office:value-type="float" office:value="-1">
            <text:p>-1</text:p>
          </table:table-cell>
          <table:table-cell table:style-name="ce10" table:formula="of:=IF([.X9]&lt;&gt;0;MOD([.X9]; 3); -1)" office:value-type="float" office:value="-1">
            <text:p>-1</text:p>
          </table:table-cell>
          <table:table-cell table:style-name="ce10" table:formula="of:=IF([.Y9]&lt;&gt;0;MOD([.Y9]; 3); -1)" office:value-type="float" office:value="-1">
            <text:p>-1</text:p>
          </table:table-cell>
          <table:table-cell table:style-name="ce10" table:formula="of:=IF([.Z9]&lt;&gt;0;MOD([.Z9]; 3); -1)" office:value-type="float" office:value="-1">
            <text:p>-1</text:p>
          </table:table-cell>
          <table:table-cell table:style-name="ce10" table:formula="of:=IF([.AA9]&lt;&gt;0;MOD([.AA9]; 3); -1)" office:value-type="float" office:value="-1">
            <text:p>-1</text:p>
          </table:table-cell>
          <table:table-cell table:style-name="ce10" table:formula="of:=IF([.AB9]&lt;&gt;0;MOD([.AB9]; 3); -1)" office:value-type="float" office:value="-1">
            <text:p>-1</text:p>
          </table:table-cell>
          <table:table-cell table:style-name="ce10" table:formula="of:=IF([.AC9]&lt;&gt;0;MOD([.AC9]; 3); -1)" office:value-type="float" office:value="-1">
            <text:p>-1</text:p>
          </table:table-cell>
          <table:table-cell table:style-name="ce13" table:formula="of:=IF([.AD9]&lt;&gt;0;MOD([.AD9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10]&lt;&gt;0;MOD([.A10]; 3); -1)" office:value-type="float" office:value="1">
            <text:p>1</text:p>
          </table:table-cell>
          <table:table-cell table:style-name="ce10" table:formula="of:=IF([.B10]&lt;&gt;0;MOD([.B10]; 3); -1)" office:value-type="float" office:value="0">
            <text:p>0</text:p>
          </table:table-cell>
          <table:table-cell table:style-name="ce10" table:formula="of:=IF([.C10]&lt;&gt;0;MOD([.C10]; 3); -1)" office:value-type="float" office:value="0">
            <text:p>0</text:p>
          </table:table-cell>
          <table:table-cell table:style-name="ce10" table:formula="of:=IF([.D10]&lt;&gt;0;MOD([.D10]; 3); -1)" office:value-type="float" office:value="0">
            <text:p>0</text:p>
          </table:table-cell>
          <table:table-cell table:style-name="ce10" table:formula="of:=IF([.E10]&lt;&gt;0;MOD([.E10]; 3); -1)" office:value-type="float" office:value="0">
            <text:p>0</text:p>
          </table:table-cell>
          <table:table-cell table:style-name="ce10" table:formula="of:=IF([.F10]&lt;&gt;0;MOD([.F10]; 3); -1)" office:value-type="float" office:value="0">
            <text:p>0</text:p>
          </table:table-cell>
          <table:table-cell table:style-name="ce10" table:formula="of:=IF([.G10]&lt;&gt;0;MOD([.G10]; 3); -1)" office:value-type="float" office:value="0">
            <text:p>0</text:p>
          </table:table-cell>
          <table:table-cell table:style-name="ce10" table:formula="of:=IF([.H10]&lt;&gt;0;MOD([.H10]; 3); -1)" office:value-type="float" office:value="0">
            <text:p>0</text:p>
          </table:table-cell>
          <table:table-cell table:style-name="ce10" table:formula="of:=IF([.I10]&lt;&gt;0;MOD([.I10]; 3); -1)" office:value-type="float" office:value="0">
            <text:p>0</text:p>
          </table:table-cell>
          <table:table-cell table:style-name="ce10" table:formula="of:=IF([.J10]&lt;&gt;0;MOD([.J10]; 3); -1)" office:value-type="float" office:value="1">
            <text:p>1</text:p>
          </table:table-cell>
          <table:table-cell table:style-name="ce10" table:formula="of:=IF([.K10]&lt;&gt;0;MOD([.K10]; 3); -1)" office:value-type="float" office:value="-1">
            <text:p>-1</text:p>
          </table:table-cell>
          <table:table-cell table:style-name="ce10" table:formula="of:=IF([.L10]&lt;&gt;0;MOD([.L10]; 3); -1)" office:value-type="float" office:value="-1">
            <text:p>-1</text:p>
          </table:table-cell>
          <table:table-cell table:style-name="ce10" table:formula="of:=IF([.M10]&lt;&gt;0;MOD([.M10]; 3); -1)" office:value-type="float" office:value="-1">
            <text:p>-1</text:p>
          </table:table-cell>
          <table:table-cell table:style-name="ce10" table:formula="of:=IF([.N10]&lt;&gt;0;MOD([.N10]; 3); -1)" office:value-type="float" office:value="-1">
            <text:p>-1</text:p>
          </table:table-cell>
          <table:table-cell table:style-name="ce10" table:formula="of:=IF([.O10]&lt;&gt;0;MOD([.O10]; 3); -1)" office:value-type="float" office:value="-1">
            <text:p>-1</text:p>
          </table:table-cell>
          <table:table-cell table:style-name="ce10" table:formula="of:=IF([.P10]&lt;&gt;0;MOD([.P10]; 3); -1)" office:value-type="float" office:value="-1">
            <text:p>-1</text:p>
          </table:table-cell>
          <table:table-cell table:style-name="ce10" table:formula="of:=IF([.Q10]&lt;&gt;0;MOD([.Q10]; 3); -1)" office:value-type="float" office:value="-1">
            <text:p>-1</text:p>
          </table:table-cell>
          <table:table-cell table:style-name="ce10" table:formula="of:=IF([.R10]&lt;&gt;0;MOD([.R10]; 3); -1)" office:value-type="float" office:value="-1">
            <text:p>-1</text:p>
          </table:table-cell>
          <table:table-cell table:style-name="ce10" table:formula="of:=IF([.S10]&lt;&gt;0;MOD([.S10]; 3); -1)" office:value-type="float" office:value="-1">
            <text:p>-1</text:p>
          </table:table-cell>
          <table:table-cell table:style-name="ce10" table:formula="of:=IF([.T10]&lt;&gt;0;MOD([.T10]; 3); -1)" office:value-type="float" office:value="-1">
            <text:p>-1</text:p>
          </table:table-cell>
          <table:table-cell table:style-name="ce10" table:formula="of:=IF([.U10]&lt;&gt;0;MOD([.U10]; 3); -1)" office:value-type="float" office:value="-1">
            <text:p>-1</text:p>
          </table:table-cell>
          <table:table-cell table:style-name="ce10" table:formula="of:=IF([.V10]&lt;&gt;0;MOD([.V10]; 3); -1)" office:value-type="float" office:value="-1">
            <text:p>-1</text:p>
          </table:table-cell>
          <table:table-cell table:style-name="ce10" table:formula="of:=IF([.W10]&lt;&gt;0;MOD([.W10]; 3); -1)" office:value-type="float" office:value="-1">
            <text:p>-1</text:p>
          </table:table-cell>
          <table:table-cell table:style-name="ce10" table:formula="of:=IF([.X10]&lt;&gt;0;MOD([.X10]; 3); -1)" office:value-type="float" office:value="-1">
            <text:p>-1</text:p>
          </table:table-cell>
          <table:table-cell table:style-name="ce10" table:formula="of:=IF([.Y10]&lt;&gt;0;MOD([.Y10]; 3); -1)" office:value-type="float" office:value="-1">
            <text:p>-1</text:p>
          </table:table-cell>
          <table:table-cell table:style-name="ce10" table:formula="of:=IF([.Z10]&lt;&gt;0;MOD([.Z10]; 3); -1)" office:value-type="float" office:value="-1">
            <text:p>-1</text:p>
          </table:table-cell>
          <table:table-cell table:style-name="ce10" table:formula="of:=IF([.AA10]&lt;&gt;0;MOD([.AA10]; 3); -1)" office:value-type="float" office:value="-1">
            <text:p>-1</text:p>
          </table:table-cell>
          <table:table-cell table:style-name="ce10" table:formula="of:=IF([.AB10]&lt;&gt;0;MOD([.AB10]; 3); -1)" office:value-type="float" office:value="-1">
            <text:p>-1</text:p>
          </table:table-cell>
          <table:table-cell table:style-name="ce10" table:formula="of:=IF([.AC10]&lt;&gt;0;MOD([.AC10]; 3); -1)" office:value-type="float" office:value="-1">
            <text:p>-1</text:p>
          </table:table-cell>
          <table:table-cell table:style-name="ce13" table:formula="of:=IF([.AD10]&lt;&gt;0;MOD([.AD10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11]&lt;&gt;0;MOD([.A11]; 3); -1)" office:value-type="float" office:value="1">
            <text:p>1</text:p>
          </table:table-cell>
          <table:table-cell table:style-name="ce10" table:formula="of:=IF([.B11]&lt;&gt;0;MOD([.B11]; 3); -1)" office:value-type="float" office:value="1">
            <text:p>1</text:p>
          </table:table-cell>
          <table:table-cell table:style-name="ce10" table:formula="of:=IF([.C11]&lt;&gt;0;MOD([.C11]; 3); -1)" office:value-type="float" office:value="0">
            <text:p>0</text:p>
          </table:table-cell>
          <table:table-cell table:style-name="ce10" table:formula="of:=IF([.D11]&lt;&gt;0;MOD([.D11]; 3); -1)" office:value-type="float" office:value="0">
            <text:p>0</text:p>
          </table:table-cell>
          <table:table-cell table:style-name="ce10" table:formula="of:=IF([.E11]&lt;&gt;0;MOD([.E11]; 3); -1)" office:value-type="float" office:value="0">
            <text:p>0</text:p>
          </table:table-cell>
          <table:table-cell table:style-name="ce10" table:formula="of:=IF([.F11]&lt;&gt;0;MOD([.F11]; 3); -1)" office:value-type="float" office:value="0">
            <text:p>0</text:p>
          </table:table-cell>
          <table:table-cell table:style-name="ce10" table:formula="of:=IF([.G11]&lt;&gt;0;MOD([.G11]; 3); -1)" office:value-type="float" office:value="0">
            <text:p>0</text:p>
          </table:table-cell>
          <table:table-cell table:style-name="ce10" table:formula="of:=IF([.H11]&lt;&gt;0;MOD([.H11]; 3); -1)" office:value-type="float" office:value="0">
            <text:p>0</text:p>
          </table:table-cell>
          <table:table-cell table:style-name="ce10" table:formula="of:=IF([.I11]&lt;&gt;0;MOD([.I11]; 3); -1)" office:value-type="float" office:value="0">
            <text:p>0</text:p>
          </table:table-cell>
          <table:table-cell table:style-name="ce10" table:formula="of:=IF([.J11]&lt;&gt;0;MOD([.J11]; 3); -1)" office:value-type="float" office:value="1">
            <text:p>1</text:p>
          </table:table-cell>
          <table:table-cell table:style-name="ce10" table:formula="of:=IF([.K11]&lt;&gt;0;MOD([.K11]; 3); -1)" office:value-type="float" office:value="1">
            <text:p>1</text:p>
          </table:table-cell>
          <table:table-cell table:style-name="ce10" table:formula="of:=IF([.L11]&lt;&gt;0;MOD([.L11]; 3); -1)" office:value-type="float" office:value="-1">
            <text:p>-1</text:p>
          </table:table-cell>
          <table:table-cell table:style-name="ce10" table:formula="of:=IF([.M11]&lt;&gt;0;MOD([.M11]; 3); -1)" office:value-type="float" office:value="-1">
            <text:p>-1</text:p>
          </table:table-cell>
          <table:table-cell table:style-name="ce10" table:formula="of:=IF([.N11]&lt;&gt;0;MOD([.N11]; 3); -1)" office:value-type="float" office:value="-1">
            <text:p>-1</text:p>
          </table:table-cell>
          <table:table-cell table:style-name="ce10" table:formula="of:=IF([.O11]&lt;&gt;0;MOD([.O11]; 3); -1)" office:value-type="float" office:value="-1">
            <text:p>-1</text:p>
          </table:table-cell>
          <table:table-cell table:style-name="ce10" table:formula="of:=IF([.P11]&lt;&gt;0;MOD([.P11]; 3); -1)" office:value-type="float" office:value="-1">
            <text:p>-1</text:p>
          </table:table-cell>
          <table:table-cell table:style-name="ce10" table:formula="of:=IF([.Q11]&lt;&gt;0;MOD([.Q11]; 3); -1)" office:value-type="float" office:value="-1">
            <text:p>-1</text:p>
          </table:table-cell>
          <table:table-cell table:style-name="ce10" table:formula="of:=IF([.R11]&lt;&gt;0;MOD([.R11]; 3); -1)" office:value-type="float" office:value="-1">
            <text:p>-1</text:p>
          </table:table-cell>
          <table:table-cell table:style-name="ce10" table:formula="of:=IF([.S11]&lt;&gt;0;MOD([.S11]; 3); -1)" office:value-type="float" office:value="-1">
            <text:p>-1</text:p>
          </table:table-cell>
          <table:table-cell table:style-name="ce10" table:formula="of:=IF([.T11]&lt;&gt;0;MOD([.T11]; 3); -1)" office:value-type="float" office:value="-1">
            <text:p>-1</text:p>
          </table:table-cell>
          <table:table-cell table:style-name="ce10" table:formula="of:=IF([.U11]&lt;&gt;0;MOD([.U11]; 3); -1)" office:value-type="float" office:value="-1">
            <text:p>-1</text:p>
          </table:table-cell>
          <table:table-cell table:style-name="ce10" table:formula="of:=IF([.V11]&lt;&gt;0;MOD([.V11]; 3); -1)" office:value-type="float" office:value="-1">
            <text:p>-1</text:p>
          </table:table-cell>
          <table:table-cell table:style-name="ce10" table:formula="of:=IF([.W11]&lt;&gt;0;MOD([.W11]; 3); -1)" office:value-type="float" office:value="-1">
            <text:p>-1</text:p>
          </table:table-cell>
          <table:table-cell table:style-name="ce10" table:formula="of:=IF([.X11]&lt;&gt;0;MOD([.X11]; 3); -1)" office:value-type="float" office:value="-1">
            <text:p>-1</text:p>
          </table:table-cell>
          <table:table-cell table:style-name="ce10" table:formula="of:=IF([.Y11]&lt;&gt;0;MOD([.Y11]; 3); -1)" office:value-type="float" office:value="-1">
            <text:p>-1</text:p>
          </table:table-cell>
          <table:table-cell table:style-name="ce10" table:formula="of:=IF([.Z11]&lt;&gt;0;MOD([.Z11]; 3); -1)" office:value-type="float" office:value="-1">
            <text:p>-1</text:p>
          </table:table-cell>
          <table:table-cell table:style-name="ce10" table:formula="of:=IF([.AA11]&lt;&gt;0;MOD([.AA11]; 3); -1)" office:value-type="float" office:value="-1">
            <text:p>-1</text:p>
          </table:table-cell>
          <table:table-cell table:style-name="ce10" table:formula="of:=IF([.AB11]&lt;&gt;0;MOD([.AB11]; 3); -1)" office:value-type="float" office:value="-1">
            <text:p>-1</text:p>
          </table:table-cell>
          <table:table-cell table:style-name="ce10" table:formula="of:=IF([.AC11]&lt;&gt;0;MOD([.AC11]; 3); -1)" office:value-type="float" office:value="-1">
            <text:p>-1</text:p>
          </table:table-cell>
          <table:table-cell table:style-name="ce13" table:formula="of:=IF([.AD11]&lt;&gt;0;MOD([.AD11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12]&lt;&gt;0;MOD([.A12]; 3); -1)" office:value-type="float" office:value="1">
            <text:p>1</text:p>
          </table:table-cell>
          <table:table-cell table:style-name="ce10" table:formula="of:=IF([.B12]&lt;&gt;0;MOD([.B12]; 3); -1)" office:value-type="float" office:value="2">
            <text:p>2</text:p>
          </table:table-cell>
          <table:table-cell table:style-name="ce10" table:formula="of:=IF([.C12]&lt;&gt;0;MOD([.C12]; 3); -1)" office:value-type="float" office:value="1">
            <text:p>1</text:p>
          </table:table-cell>
          <table:table-cell table:style-name="ce10" table:formula="of:=IF([.D12]&lt;&gt;0;MOD([.D12]; 3); -1)" office:value-type="float" office:value="0">
            <text:p>0</text:p>
          </table:table-cell>
          <table:table-cell table:style-name="ce10" table:formula="of:=IF([.E12]&lt;&gt;0;MOD([.E12]; 3); -1)" office:value-type="float" office:value="0">
            <text:p>0</text:p>
          </table:table-cell>
          <table:table-cell table:style-name="ce10" table:formula="of:=IF([.F12]&lt;&gt;0;MOD([.F12]; 3); -1)" office:value-type="float" office:value="0">
            <text:p>0</text:p>
          </table:table-cell>
          <table:table-cell table:style-name="ce10" table:formula="of:=IF([.G12]&lt;&gt;0;MOD([.G12]; 3); -1)" office:value-type="float" office:value="0">
            <text:p>0</text:p>
          </table:table-cell>
          <table:table-cell table:style-name="ce10" table:formula="of:=IF([.H12]&lt;&gt;0;MOD([.H12]; 3); -1)" office:value-type="float" office:value="0">
            <text:p>0</text:p>
          </table:table-cell>
          <table:table-cell table:style-name="ce10" table:formula="of:=IF([.I12]&lt;&gt;0;MOD([.I12]; 3); -1)" office:value-type="float" office:value="0">
            <text:p>0</text:p>
          </table:table-cell>
          <table:table-cell table:style-name="ce10" table:formula="of:=IF([.J12]&lt;&gt;0;MOD([.J12]; 3); -1)" office:value-type="float" office:value="1">
            <text:p>1</text:p>
          </table:table-cell>
          <table:table-cell table:style-name="ce10" table:formula="of:=IF([.K12]&lt;&gt;0;MOD([.K12]; 3); -1)" office:value-type="float" office:value="2">
            <text:p>2</text:p>
          </table:table-cell>
          <table:table-cell table:style-name="ce10" table:formula="of:=IF([.L12]&lt;&gt;0;MOD([.L12]; 3); -1)" office:value-type="float" office:value="1">
            <text:p>1</text:p>
          </table:table-cell>
          <table:table-cell table:style-name="ce10" table:formula="of:=IF([.M12]&lt;&gt;0;MOD([.M12]; 3); -1)" office:value-type="float" office:value="-1">
            <text:p>-1</text:p>
          </table:table-cell>
          <table:table-cell table:style-name="ce10" table:formula="of:=IF([.N12]&lt;&gt;0;MOD([.N12]; 3); -1)" office:value-type="float" office:value="-1">
            <text:p>-1</text:p>
          </table:table-cell>
          <table:table-cell table:style-name="ce10" table:formula="of:=IF([.O12]&lt;&gt;0;MOD([.O12]; 3); -1)" office:value-type="float" office:value="-1">
            <text:p>-1</text:p>
          </table:table-cell>
          <table:table-cell table:style-name="ce10" table:formula="of:=IF([.P12]&lt;&gt;0;MOD([.P12]; 3); -1)" office:value-type="float" office:value="-1">
            <text:p>-1</text:p>
          </table:table-cell>
          <table:table-cell table:style-name="ce10" table:formula="of:=IF([.Q12]&lt;&gt;0;MOD([.Q12]; 3); -1)" office:value-type="float" office:value="-1">
            <text:p>-1</text:p>
          </table:table-cell>
          <table:table-cell table:style-name="ce10" table:formula="of:=IF([.R12]&lt;&gt;0;MOD([.R12]; 3); -1)" office:value-type="float" office:value="-1">
            <text:p>-1</text:p>
          </table:table-cell>
          <table:table-cell table:style-name="ce10" table:formula="of:=IF([.S12]&lt;&gt;0;MOD([.S12]; 3); -1)" office:value-type="float" office:value="-1">
            <text:p>-1</text:p>
          </table:table-cell>
          <table:table-cell table:style-name="ce10" table:formula="of:=IF([.T12]&lt;&gt;0;MOD([.T12]; 3); -1)" office:value-type="float" office:value="-1">
            <text:p>-1</text:p>
          </table:table-cell>
          <table:table-cell table:style-name="ce10" table:formula="of:=IF([.U12]&lt;&gt;0;MOD([.U12]; 3); -1)" office:value-type="float" office:value="-1">
            <text:p>-1</text:p>
          </table:table-cell>
          <table:table-cell table:style-name="ce10" table:formula="of:=IF([.V12]&lt;&gt;0;MOD([.V12]; 3); -1)" office:value-type="float" office:value="-1">
            <text:p>-1</text:p>
          </table:table-cell>
          <table:table-cell table:style-name="ce10" table:formula="of:=IF([.W12]&lt;&gt;0;MOD([.W12]; 3); -1)" office:value-type="float" office:value="-1">
            <text:p>-1</text:p>
          </table:table-cell>
          <table:table-cell table:style-name="ce10" table:formula="of:=IF([.X12]&lt;&gt;0;MOD([.X12]; 3); -1)" office:value-type="float" office:value="-1">
            <text:p>-1</text:p>
          </table:table-cell>
          <table:table-cell table:style-name="ce10" table:formula="of:=IF([.Y12]&lt;&gt;0;MOD([.Y12]; 3); -1)" office:value-type="float" office:value="-1">
            <text:p>-1</text:p>
          </table:table-cell>
          <table:table-cell table:style-name="ce10" table:formula="of:=IF([.Z12]&lt;&gt;0;MOD([.Z12]; 3); -1)" office:value-type="float" office:value="-1">
            <text:p>-1</text:p>
          </table:table-cell>
          <table:table-cell table:style-name="ce10" table:formula="of:=IF([.AA12]&lt;&gt;0;MOD([.AA12]; 3); -1)" office:value-type="float" office:value="-1">
            <text:p>-1</text:p>
          </table:table-cell>
          <table:table-cell table:style-name="ce10" table:formula="of:=IF([.AB12]&lt;&gt;0;MOD([.AB12]; 3); -1)" office:value-type="float" office:value="-1">
            <text:p>-1</text:p>
          </table:table-cell>
          <table:table-cell table:style-name="ce10" table:formula="of:=IF([.AC12]&lt;&gt;0;MOD([.AC12]; 3); -1)" office:value-type="float" office:value="-1">
            <text:p>-1</text:p>
          </table:table-cell>
          <table:table-cell table:style-name="ce13" table:formula="of:=IF([.AD12]&lt;&gt;0;MOD([.AD12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13]&lt;&gt;0;MOD([.A13]; 3); -1)" office:value-type="float" office:value="1">
            <text:p>1</text:p>
          </table:table-cell>
          <table:table-cell table:style-name="ce10" table:formula="of:=IF([.B13]&lt;&gt;0;MOD([.B13]; 3); -1)" office:value-type="float" office:value="0">
            <text:p>0</text:p>
          </table:table-cell>
          <table:table-cell table:style-name="ce10" table:formula="of:=IF([.C13]&lt;&gt;0;MOD([.C13]; 3); -1)" office:value-type="float" office:value="0">
            <text:p>0</text:p>
          </table:table-cell>
          <table:table-cell table:style-name="ce10" table:formula="of:=IF([.D13]&lt;&gt;0;MOD([.D13]; 3); -1)" office:value-type="float" office:value="1">
            <text:p>1</text:p>
          </table:table-cell>
          <table:table-cell table:style-name="ce10" table:formula="of:=IF([.E13]&lt;&gt;0;MOD([.E13]; 3); -1)" office:value-type="float" office:value="0">
            <text:p>0</text:p>
          </table:table-cell>
          <table:table-cell table:style-name="ce10" table:formula="of:=IF([.F13]&lt;&gt;0;MOD([.F13]; 3); -1)" office:value-type="float" office:value="0">
            <text:p>0</text:p>
          </table:table-cell>
          <table:table-cell table:style-name="ce10" table:formula="of:=IF([.G13]&lt;&gt;0;MOD([.G13]; 3); -1)" office:value-type="float" office:value="0">
            <text:p>0</text:p>
          </table:table-cell>
          <table:table-cell table:style-name="ce10" table:formula="of:=IF([.H13]&lt;&gt;0;MOD([.H13]; 3); -1)" office:value-type="float" office:value="0">
            <text:p>0</text:p>
          </table:table-cell>
          <table:table-cell table:style-name="ce10" table:formula="of:=IF([.I13]&lt;&gt;0;MOD([.I13]; 3); -1)" office:value-type="float" office:value="0">
            <text:p>0</text:p>
          </table:table-cell>
          <table:table-cell table:style-name="ce10" table:formula="of:=IF([.J13]&lt;&gt;0;MOD([.J13]; 3); -1)" office:value-type="float" office:value="1">
            <text:p>1</text:p>
          </table:table-cell>
          <table:table-cell table:style-name="ce10" table:formula="of:=IF([.K13]&lt;&gt;0;MOD([.K13]; 3); -1)" office:value-type="float" office:value="0">
            <text:p>0</text:p>
          </table:table-cell>
          <table:table-cell table:style-name="ce10" table:formula="of:=IF([.L13]&lt;&gt;0;MOD([.L13]; 3); -1)" office:value-type="float" office:value="0">
            <text:p>0</text:p>
          </table:table-cell>
          <table:table-cell table:style-name="ce10" table:formula="of:=IF([.M13]&lt;&gt;0;MOD([.M13]; 3); -1)" office:value-type="float" office:value="1">
            <text:p>1</text:p>
          </table:table-cell>
          <table:table-cell table:style-name="ce10" table:formula="of:=IF([.N13]&lt;&gt;0;MOD([.N13]; 3); -1)" office:value-type="float" office:value="-1">
            <text:p>-1</text:p>
          </table:table-cell>
          <table:table-cell table:style-name="ce10" table:formula="of:=IF([.O13]&lt;&gt;0;MOD([.O13]; 3); -1)" office:value-type="float" office:value="-1">
            <text:p>-1</text:p>
          </table:table-cell>
          <table:table-cell table:style-name="ce10" table:formula="of:=IF([.P13]&lt;&gt;0;MOD([.P13]; 3); -1)" office:value-type="float" office:value="-1">
            <text:p>-1</text:p>
          </table:table-cell>
          <table:table-cell table:style-name="ce10" table:formula="of:=IF([.Q13]&lt;&gt;0;MOD([.Q13]; 3); -1)" office:value-type="float" office:value="-1">
            <text:p>-1</text:p>
          </table:table-cell>
          <table:table-cell table:style-name="ce10" table:formula="of:=IF([.R13]&lt;&gt;0;MOD([.R13]; 3); -1)" office:value-type="float" office:value="-1">
            <text:p>-1</text:p>
          </table:table-cell>
          <table:table-cell table:style-name="ce10" table:formula="of:=IF([.S13]&lt;&gt;0;MOD([.S13]; 3); -1)" office:value-type="float" office:value="-1">
            <text:p>-1</text:p>
          </table:table-cell>
          <table:table-cell table:style-name="ce10" table:formula="of:=IF([.T13]&lt;&gt;0;MOD([.T13]; 3); -1)" office:value-type="float" office:value="-1">
            <text:p>-1</text:p>
          </table:table-cell>
          <table:table-cell table:style-name="ce10" table:formula="of:=IF([.U13]&lt;&gt;0;MOD([.U13]; 3); -1)" office:value-type="float" office:value="-1">
            <text:p>-1</text:p>
          </table:table-cell>
          <table:table-cell table:style-name="ce10" table:formula="of:=IF([.V13]&lt;&gt;0;MOD([.V13]; 3); -1)" office:value-type="float" office:value="-1">
            <text:p>-1</text:p>
          </table:table-cell>
          <table:table-cell table:style-name="ce10" table:formula="of:=IF([.W13]&lt;&gt;0;MOD([.W13]; 3); -1)" office:value-type="float" office:value="-1">
            <text:p>-1</text:p>
          </table:table-cell>
          <table:table-cell table:style-name="ce10" table:formula="of:=IF([.X13]&lt;&gt;0;MOD([.X13]; 3); -1)" office:value-type="float" office:value="-1">
            <text:p>-1</text:p>
          </table:table-cell>
          <table:table-cell table:style-name="ce10" table:formula="of:=IF([.Y13]&lt;&gt;0;MOD([.Y13]; 3); -1)" office:value-type="float" office:value="-1">
            <text:p>-1</text:p>
          </table:table-cell>
          <table:table-cell table:style-name="ce10" table:formula="of:=IF([.Z13]&lt;&gt;0;MOD([.Z13]; 3); -1)" office:value-type="float" office:value="-1">
            <text:p>-1</text:p>
          </table:table-cell>
          <table:table-cell table:style-name="ce10" table:formula="of:=IF([.AA13]&lt;&gt;0;MOD([.AA13]; 3); -1)" office:value-type="float" office:value="-1">
            <text:p>-1</text:p>
          </table:table-cell>
          <table:table-cell table:style-name="ce10" table:formula="of:=IF([.AB13]&lt;&gt;0;MOD([.AB13]; 3); -1)" office:value-type="float" office:value="-1">
            <text:p>-1</text:p>
          </table:table-cell>
          <table:table-cell table:style-name="ce10" table:formula="of:=IF([.AC13]&lt;&gt;0;MOD([.AC13]; 3); -1)" office:value-type="float" office:value="-1">
            <text:p>-1</text:p>
          </table:table-cell>
          <table:table-cell table:style-name="ce13" table:formula="of:=IF([.AD13]&lt;&gt;0;MOD([.AD13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14]&lt;&gt;0;MOD([.A14]; 3); -1)" office:value-type="float" office:value="1">
            <text:p>1</text:p>
          </table:table-cell>
          <table:table-cell table:style-name="ce10" table:formula="of:=IF([.B14]&lt;&gt;0;MOD([.B14]; 3); -1)" office:value-type="float" office:value="1">
            <text:p>1</text:p>
          </table:table-cell>
          <table:table-cell table:style-name="ce10" table:formula="of:=IF([.C14]&lt;&gt;0;MOD([.C14]; 3); -1)" office:value-type="float" office:value="0">
            <text:p>0</text:p>
          </table:table-cell>
          <table:table-cell table:style-name="ce10" table:formula="of:=IF([.D14]&lt;&gt;0;MOD([.D14]; 3); -1)" office:value-type="float" office:value="1">
            <text:p>1</text:p>
          </table:table-cell>
          <table:table-cell table:style-name="ce10" table:formula="of:=IF([.E14]&lt;&gt;0;MOD([.E14]; 3); -1)" office:value-type="float" office:value="1">
            <text:p>1</text:p>
          </table:table-cell>
          <table:table-cell table:style-name="ce10" table:formula="of:=IF([.F14]&lt;&gt;0;MOD([.F14]; 3); -1)" office:value-type="float" office:value="0">
            <text:p>0</text:p>
          </table:table-cell>
          <table:table-cell table:style-name="ce10" table:formula="of:=IF([.G14]&lt;&gt;0;MOD([.G14]; 3); -1)" office:value-type="float" office:value="0">
            <text:p>0</text:p>
          </table:table-cell>
          <table:table-cell table:style-name="ce10" table:formula="of:=IF([.H14]&lt;&gt;0;MOD([.H14]; 3); -1)" office:value-type="float" office:value="0">
            <text:p>0</text:p>
          </table:table-cell>
          <table:table-cell table:style-name="ce10" table:formula="of:=IF([.I14]&lt;&gt;0;MOD([.I14]; 3); -1)" office:value-type="float" office:value="0">
            <text:p>0</text:p>
          </table:table-cell>
          <table:table-cell table:style-name="ce10" table:formula="of:=IF([.J14]&lt;&gt;0;MOD([.J14]; 3); -1)" office:value-type="float" office:value="1">
            <text:p>1</text:p>
          </table:table-cell>
          <table:table-cell table:style-name="ce10" table:formula="of:=IF([.K14]&lt;&gt;0;MOD([.K14]; 3); -1)" office:value-type="float" office:value="1">
            <text:p>1</text:p>
          </table:table-cell>
          <table:table-cell table:style-name="ce10" table:formula="of:=IF([.L14]&lt;&gt;0;MOD([.L14]; 3); -1)" office:value-type="float" office:value="0">
            <text:p>0</text:p>
          </table:table-cell>
          <table:table-cell table:style-name="ce10" table:formula="of:=IF([.M14]&lt;&gt;0;MOD([.M14]; 3); -1)" office:value-type="float" office:value="1">
            <text:p>1</text:p>
          </table:table-cell>
          <table:table-cell table:style-name="ce10" table:formula="of:=IF([.N14]&lt;&gt;0;MOD([.N14]; 3); -1)" office:value-type="float" office:value="1">
            <text:p>1</text:p>
          </table:table-cell>
          <table:table-cell table:style-name="ce10" table:formula="of:=IF([.O14]&lt;&gt;0;MOD([.O14]; 3); -1)" office:value-type="float" office:value="-1">
            <text:p>-1</text:p>
          </table:table-cell>
          <table:table-cell table:style-name="ce10" table:formula="of:=IF([.P14]&lt;&gt;0;MOD([.P14]; 3); -1)" office:value-type="float" office:value="-1">
            <text:p>-1</text:p>
          </table:table-cell>
          <table:table-cell table:style-name="ce10" table:formula="of:=IF([.Q14]&lt;&gt;0;MOD([.Q14]; 3); -1)" office:value-type="float" office:value="-1">
            <text:p>-1</text:p>
          </table:table-cell>
          <table:table-cell table:style-name="ce10" table:formula="of:=IF([.R14]&lt;&gt;0;MOD([.R14]; 3); -1)" office:value-type="float" office:value="-1">
            <text:p>-1</text:p>
          </table:table-cell>
          <table:table-cell table:style-name="ce10" table:formula="of:=IF([.S14]&lt;&gt;0;MOD([.S14]; 3); -1)" office:value-type="float" office:value="-1">
            <text:p>-1</text:p>
          </table:table-cell>
          <table:table-cell table:style-name="ce10" table:formula="of:=IF([.T14]&lt;&gt;0;MOD([.T14]; 3); -1)" office:value-type="float" office:value="-1">
            <text:p>-1</text:p>
          </table:table-cell>
          <table:table-cell table:style-name="ce10" table:formula="of:=IF([.U14]&lt;&gt;0;MOD([.U14]; 3); -1)" office:value-type="float" office:value="-1">
            <text:p>-1</text:p>
          </table:table-cell>
          <table:table-cell table:style-name="ce10" table:formula="of:=IF([.V14]&lt;&gt;0;MOD([.V14]; 3); -1)" office:value-type="float" office:value="-1">
            <text:p>-1</text:p>
          </table:table-cell>
          <table:table-cell table:style-name="ce10" table:formula="of:=IF([.W14]&lt;&gt;0;MOD([.W14]; 3); -1)" office:value-type="float" office:value="-1">
            <text:p>-1</text:p>
          </table:table-cell>
          <table:table-cell table:style-name="ce10" table:formula="of:=IF([.X14]&lt;&gt;0;MOD([.X14]; 3); -1)" office:value-type="float" office:value="-1">
            <text:p>-1</text:p>
          </table:table-cell>
          <table:table-cell table:style-name="ce10" table:formula="of:=IF([.Y14]&lt;&gt;0;MOD([.Y14]; 3); -1)" office:value-type="float" office:value="-1">
            <text:p>-1</text:p>
          </table:table-cell>
          <table:table-cell table:style-name="ce10" table:formula="of:=IF([.Z14]&lt;&gt;0;MOD([.Z14]; 3); -1)" office:value-type="float" office:value="-1">
            <text:p>-1</text:p>
          </table:table-cell>
          <table:table-cell table:style-name="ce10" table:formula="of:=IF([.AA14]&lt;&gt;0;MOD([.AA14]; 3); -1)" office:value-type="float" office:value="-1">
            <text:p>-1</text:p>
          </table:table-cell>
          <table:table-cell table:style-name="ce10" table:formula="of:=IF([.AB14]&lt;&gt;0;MOD([.AB14]; 3); -1)" office:value-type="float" office:value="-1">
            <text:p>-1</text:p>
          </table:table-cell>
          <table:table-cell table:style-name="ce10" table:formula="of:=IF([.AC14]&lt;&gt;0;MOD([.AC14]; 3); -1)" office:value-type="float" office:value="-1">
            <text:p>-1</text:p>
          </table:table-cell>
          <table:table-cell table:style-name="ce13" table:formula="of:=IF([.AD14]&lt;&gt;0;MOD([.AD14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15]&lt;&gt;0;MOD([.A15]; 3); -1)" office:value-type="float" office:value="1">
            <text:p>1</text:p>
          </table:table-cell>
          <table:table-cell table:style-name="ce10" table:formula="of:=IF([.B15]&lt;&gt;0;MOD([.B15]; 3); -1)" office:value-type="float" office:value="2">
            <text:p>2</text:p>
          </table:table-cell>
          <table:table-cell table:style-name="ce10" table:formula="of:=IF([.C15]&lt;&gt;0;MOD([.C15]; 3); -1)" office:value-type="float" office:value="1">
            <text:p>1</text:p>
          </table:table-cell>
          <table:table-cell table:style-name="ce10" table:formula="of:=IF([.D15]&lt;&gt;0;MOD([.D15]; 3); -1)" office:value-type="float" office:value="1">
            <text:p>1</text:p>
          </table:table-cell>
          <table:table-cell table:style-name="ce10" table:formula="of:=IF([.E15]&lt;&gt;0;MOD([.E15]; 3); -1)" office:value-type="float" office:value="2">
            <text:p>2</text:p>
          </table:table-cell>
          <table:table-cell table:style-name="ce10" table:formula="of:=IF([.F15]&lt;&gt;0;MOD([.F15]; 3); -1)" office:value-type="float" office:value="1">
            <text:p>1</text:p>
          </table:table-cell>
          <table:table-cell table:style-name="ce10" table:formula="of:=IF([.G15]&lt;&gt;0;MOD([.G15]; 3); -1)" office:value-type="float" office:value="0">
            <text:p>0</text:p>
          </table:table-cell>
          <table:table-cell table:style-name="ce10" table:formula="of:=IF([.H15]&lt;&gt;0;MOD([.H15]; 3); -1)" office:value-type="float" office:value="0">
            <text:p>0</text:p>
          </table:table-cell>
          <table:table-cell table:style-name="ce10" table:formula="of:=IF([.I15]&lt;&gt;0;MOD([.I15]; 3); -1)" office:value-type="float" office:value="0">
            <text:p>0</text:p>
          </table:table-cell>
          <table:table-cell table:style-name="ce10" table:formula="of:=IF([.J15]&lt;&gt;0;MOD([.J15]; 3); -1)" office:value-type="float" office:value="1">
            <text:p>1</text:p>
          </table:table-cell>
          <table:table-cell table:style-name="ce10" table:formula="of:=IF([.K15]&lt;&gt;0;MOD([.K15]; 3); -1)" office:value-type="float" office:value="2">
            <text:p>2</text:p>
          </table:table-cell>
          <table:table-cell table:style-name="ce10" table:formula="of:=IF([.L15]&lt;&gt;0;MOD([.L15]; 3); -1)" office:value-type="float" office:value="1">
            <text:p>1</text:p>
          </table:table-cell>
          <table:table-cell table:style-name="ce10" table:formula="of:=IF([.M15]&lt;&gt;0;MOD([.M15]; 3); -1)" office:value-type="float" office:value="1">
            <text:p>1</text:p>
          </table:table-cell>
          <table:table-cell table:style-name="ce10" table:formula="of:=IF([.N15]&lt;&gt;0;MOD([.N15]; 3); -1)" office:value-type="float" office:value="2">
            <text:p>2</text:p>
          </table:table-cell>
          <table:table-cell table:style-name="ce10" table:formula="of:=IF([.O15]&lt;&gt;0;MOD([.O15]; 3); -1)" office:value-type="float" office:value="1">
            <text:p>1</text:p>
          </table:table-cell>
          <table:table-cell table:style-name="ce10" table:formula="of:=IF([.P15]&lt;&gt;0;MOD([.P15]; 3); -1)" office:value-type="float" office:value="-1">
            <text:p>-1</text:p>
          </table:table-cell>
          <table:table-cell table:style-name="ce10" table:formula="of:=IF([.Q15]&lt;&gt;0;MOD([.Q15]; 3); -1)" office:value-type="float" office:value="-1">
            <text:p>-1</text:p>
          </table:table-cell>
          <table:table-cell table:style-name="ce10" table:formula="of:=IF([.R15]&lt;&gt;0;MOD([.R15]; 3); -1)" office:value-type="float" office:value="-1">
            <text:p>-1</text:p>
          </table:table-cell>
          <table:table-cell table:style-name="ce10" table:formula="of:=IF([.S15]&lt;&gt;0;MOD([.S15]; 3); -1)" office:value-type="float" office:value="-1">
            <text:p>-1</text:p>
          </table:table-cell>
          <table:table-cell table:style-name="ce10" table:formula="of:=IF([.T15]&lt;&gt;0;MOD([.T15]; 3); -1)" office:value-type="float" office:value="-1">
            <text:p>-1</text:p>
          </table:table-cell>
          <table:table-cell table:style-name="ce10" table:formula="of:=IF([.U15]&lt;&gt;0;MOD([.U15]; 3); -1)" office:value-type="float" office:value="-1">
            <text:p>-1</text:p>
          </table:table-cell>
          <table:table-cell table:style-name="ce10" table:formula="of:=IF([.V15]&lt;&gt;0;MOD([.V15]; 3); -1)" office:value-type="float" office:value="-1">
            <text:p>-1</text:p>
          </table:table-cell>
          <table:table-cell table:style-name="ce10" table:formula="of:=IF([.W15]&lt;&gt;0;MOD([.W15]; 3); -1)" office:value-type="float" office:value="-1">
            <text:p>-1</text:p>
          </table:table-cell>
          <table:table-cell table:style-name="ce10" table:formula="of:=IF([.X15]&lt;&gt;0;MOD([.X15]; 3); -1)" office:value-type="float" office:value="-1">
            <text:p>-1</text:p>
          </table:table-cell>
          <table:table-cell table:style-name="ce10" table:formula="of:=IF([.Y15]&lt;&gt;0;MOD([.Y15]; 3); -1)" office:value-type="float" office:value="-1">
            <text:p>-1</text:p>
          </table:table-cell>
          <table:table-cell table:style-name="ce10" table:formula="of:=IF([.Z15]&lt;&gt;0;MOD([.Z15]; 3); -1)" office:value-type="float" office:value="-1">
            <text:p>-1</text:p>
          </table:table-cell>
          <table:table-cell table:style-name="ce10" table:formula="of:=IF([.AA15]&lt;&gt;0;MOD([.AA15]; 3); -1)" office:value-type="float" office:value="-1">
            <text:p>-1</text:p>
          </table:table-cell>
          <table:table-cell table:style-name="ce10" table:formula="of:=IF([.AB15]&lt;&gt;0;MOD([.AB15]; 3); -1)" office:value-type="float" office:value="-1">
            <text:p>-1</text:p>
          </table:table-cell>
          <table:table-cell table:style-name="ce10" table:formula="of:=IF([.AC15]&lt;&gt;0;MOD([.AC15]; 3); -1)" office:value-type="float" office:value="-1">
            <text:p>-1</text:p>
          </table:table-cell>
          <table:table-cell table:style-name="ce13" table:formula="of:=IF([.AD15]&lt;&gt;0;MOD([.AD15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16]&lt;&gt;0;MOD([.A16]; 3); -1)" office:value-type="float" office:value="1">
            <text:p>1</text:p>
          </table:table-cell>
          <table:table-cell table:style-name="ce10" table:formula="of:=IF([.B16]&lt;&gt;0;MOD([.B16]; 3); -1)" office:value-type="float" office:value="0">
            <text:p>0</text:p>
          </table:table-cell>
          <table:table-cell table:style-name="ce10" table:formula="of:=IF([.C16]&lt;&gt;0;MOD([.C16]; 3); -1)" office:value-type="float" office:value="0">
            <text:p>0</text:p>
          </table:table-cell>
          <table:table-cell table:style-name="ce10" table:formula="of:=IF([.D16]&lt;&gt;0;MOD([.D16]; 3); -1)" office:value-type="float" office:value="2">
            <text:p>2</text:p>
          </table:table-cell>
          <table:table-cell table:style-name="ce10" table:formula="of:=IF([.E16]&lt;&gt;0;MOD([.E16]; 3); -1)" office:value-type="float" office:value="0">
            <text:p>0</text:p>
          </table:table-cell>
          <table:table-cell table:style-name="ce10" table:formula="of:=IF([.F16]&lt;&gt;0;MOD([.F16]; 3); -1)" office:value-type="float" office:value="0">
            <text:p>0</text:p>
          </table:table-cell>
          <table:table-cell table:style-name="ce10" table:formula="of:=IF([.G16]&lt;&gt;0;MOD([.G16]; 3); -1)" office:value-type="float" office:value="1">
            <text:p>1</text:p>
          </table:table-cell>
          <table:table-cell table:style-name="ce10" table:formula="of:=IF([.H16]&lt;&gt;0;MOD([.H16]; 3); -1)" office:value-type="float" office:value="0">
            <text:p>0</text:p>
          </table:table-cell>
          <table:table-cell table:style-name="ce10" table:formula="of:=IF([.I16]&lt;&gt;0;MOD([.I16]; 3); -1)" office:value-type="float" office:value="0">
            <text:p>0</text:p>
          </table:table-cell>
          <table:table-cell table:style-name="ce10" table:formula="of:=IF([.J16]&lt;&gt;0;MOD([.J16]; 3); -1)" office:value-type="float" office:value="1">
            <text:p>1</text:p>
          </table:table-cell>
          <table:table-cell table:style-name="ce10" table:formula="of:=IF([.K16]&lt;&gt;0;MOD([.K16]; 3); -1)" office:value-type="float" office:value="0">
            <text:p>0</text:p>
          </table:table-cell>
          <table:table-cell table:style-name="ce10" table:formula="of:=IF([.L16]&lt;&gt;0;MOD([.L16]; 3); -1)" office:value-type="float" office:value="0">
            <text:p>0</text:p>
          </table:table-cell>
          <table:table-cell table:style-name="ce10" table:formula="of:=IF([.M16]&lt;&gt;0;MOD([.M16]; 3); -1)" office:value-type="float" office:value="2">
            <text:p>2</text:p>
          </table:table-cell>
          <table:table-cell table:style-name="ce10" table:formula="of:=IF([.N16]&lt;&gt;0;MOD([.N16]; 3); -1)" office:value-type="float" office:value="0">
            <text:p>0</text:p>
          </table:table-cell>
          <table:table-cell table:style-name="ce10" table:formula="of:=IF([.O16]&lt;&gt;0;MOD([.O16]; 3); -1)" office:value-type="float" office:value="0">
            <text:p>0</text:p>
          </table:table-cell>
          <table:table-cell table:style-name="ce10" table:formula="of:=IF([.P16]&lt;&gt;0;MOD([.P16]; 3); -1)" office:value-type="float" office:value="1">
            <text:p>1</text:p>
          </table:table-cell>
          <table:table-cell table:style-name="ce10" table:formula="of:=IF([.Q16]&lt;&gt;0;MOD([.Q16]; 3); -1)" office:value-type="float" office:value="-1">
            <text:p>-1</text:p>
          </table:table-cell>
          <table:table-cell table:style-name="ce10" table:formula="of:=IF([.R16]&lt;&gt;0;MOD([.R16]; 3); -1)" office:value-type="float" office:value="-1">
            <text:p>-1</text:p>
          </table:table-cell>
          <table:table-cell table:style-name="ce10" table:formula="of:=IF([.S16]&lt;&gt;0;MOD([.S16]; 3); -1)" office:value-type="float" office:value="-1">
            <text:p>-1</text:p>
          </table:table-cell>
          <table:table-cell table:style-name="ce10" table:formula="of:=IF([.T16]&lt;&gt;0;MOD([.T16]; 3); -1)" office:value-type="float" office:value="-1">
            <text:p>-1</text:p>
          </table:table-cell>
          <table:table-cell table:style-name="ce10" table:formula="of:=IF([.U16]&lt;&gt;0;MOD([.U16]; 3); -1)" office:value-type="float" office:value="-1">
            <text:p>-1</text:p>
          </table:table-cell>
          <table:table-cell table:style-name="ce10" table:formula="of:=IF([.V16]&lt;&gt;0;MOD([.V16]; 3); -1)" office:value-type="float" office:value="-1">
            <text:p>-1</text:p>
          </table:table-cell>
          <table:table-cell table:style-name="ce10" table:formula="of:=IF([.W16]&lt;&gt;0;MOD([.W16]; 3); -1)" office:value-type="float" office:value="-1">
            <text:p>-1</text:p>
          </table:table-cell>
          <table:table-cell table:style-name="ce10" table:formula="of:=IF([.X16]&lt;&gt;0;MOD([.X16]; 3); -1)" office:value-type="float" office:value="-1">
            <text:p>-1</text:p>
          </table:table-cell>
          <table:table-cell table:style-name="ce10" table:formula="of:=IF([.Y16]&lt;&gt;0;MOD([.Y16]; 3); -1)" office:value-type="float" office:value="-1">
            <text:p>-1</text:p>
          </table:table-cell>
          <table:table-cell table:style-name="ce10" table:formula="of:=IF([.Z16]&lt;&gt;0;MOD([.Z16]; 3); -1)" office:value-type="float" office:value="-1">
            <text:p>-1</text:p>
          </table:table-cell>
          <table:table-cell table:style-name="ce10" table:formula="of:=IF([.AA16]&lt;&gt;0;MOD([.AA16]; 3); -1)" office:value-type="float" office:value="-1">
            <text:p>-1</text:p>
          </table:table-cell>
          <table:table-cell table:style-name="ce10" table:formula="of:=IF([.AB16]&lt;&gt;0;MOD([.AB16]; 3); -1)" office:value-type="float" office:value="-1">
            <text:p>-1</text:p>
          </table:table-cell>
          <table:table-cell table:style-name="ce10" table:formula="of:=IF([.AC16]&lt;&gt;0;MOD([.AC16]; 3); -1)" office:value-type="float" office:value="-1">
            <text:p>-1</text:p>
          </table:table-cell>
          <table:table-cell table:style-name="ce13" table:formula="of:=IF([.AD16]&lt;&gt;0;MOD([.AD16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17]&lt;&gt;0;MOD([.A17]; 3); -1)" office:value-type="float" office:value="1">
            <text:p>1</text:p>
          </table:table-cell>
          <table:table-cell table:style-name="ce10" table:formula="of:=IF([.B17]&lt;&gt;0;MOD([.B17]; 3); -1)" office:value-type="float" office:value="1">
            <text:p>1</text:p>
          </table:table-cell>
          <table:table-cell table:style-name="ce10" table:formula="of:=IF([.C17]&lt;&gt;0;MOD([.C17]; 3); -1)" office:value-type="float" office:value="0">
            <text:p>0</text:p>
          </table:table-cell>
          <table:table-cell table:style-name="ce10" table:formula="of:=IF([.D17]&lt;&gt;0;MOD([.D17]; 3); -1)" office:value-type="float" office:value="2">
            <text:p>2</text:p>
          </table:table-cell>
          <table:table-cell table:style-name="ce10" table:formula="of:=IF([.E17]&lt;&gt;0;MOD([.E17]; 3); -1)" office:value-type="float" office:value="2">
            <text:p>2</text:p>
          </table:table-cell>
          <table:table-cell table:style-name="ce10" table:formula="of:=IF([.F17]&lt;&gt;0;MOD([.F17]; 3); -1)" office:value-type="float" office:value="0">
            <text:p>0</text:p>
          </table:table-cell>
          <table:table-cell table:style-name="ce10" table:formula="of:=IF([.G17]&lt;&gt;0;MOD([.G17]; 3); -1)" office:value-type="float" office:value="1">
            <text:p>1</text:p>
          </table:table-cell>
          <table:table-cell table:style-name="ce10" table:formula="of:=IF([.H17]&lt;&gt;0;MOD([.H17]; 3); -1)" office:value-type="float" office:value="1">
            <text:p>1</text:p>
          </table:table-cell>
          <table:table-cell table:style-name="ce10" table:formula="of:=IF([.I17]&lt;&gt;0;MOD([.I17]; 3); -1)" office:value-type="float" office:value="0">
            <text:p>0</text:p>
          </table:table-cell>
          <table:table-cell table:style-name="ce10" table:formula="of:=IF([.J17]&lt;&gt;0;MOD([.J17]; 3); -1)" office:value-type="float" office:value="1">
            <text:p>1</text:p>
          </table:table-cell>
          <table:table-cell table:style-name="ce10" table:formula="of:=IF([.K17]&lt;&gt;0;MOD([.K17]; 3); -1)" office:value-type="float" office:value="1">
            <text:p>1</text:p>
          </table:table-cell>
          <table:table-cell table:style-name="ce10" table:formula="of:=IF([.L17]&lt;&gt;0;MOD([.L17]; 3); -1)" office:value-type="float" office:value="0">
            <text:p>0</text:p>
          </table:table-cell>
          <table:table-cell table:style-name="ce10" table:formula="of:=IF([.M17]&lt;&gt;0;MOD([.M17]; 3); -1)" office:value-type="float" office:value="2">
            <text:p>2</text:p>
          </table:table-cell>
          <table:table-cell table:style-name="ce10" table:formula="of:=IF([.N17]&lt;&gt;0;MOD([.N17]; 3); -1)" office:value-type="float" office:value="2">
            <text:p>2</text:p>
          </table:table-cell>
          <table:table-cell table:style-name="ce10" table:formula="of:=IF([.O17]&lt;&gt;0;MOD([.O17]; 3); -1)" office:value-type="float" office:value="0">
            <text:p>0</text:p>
          </table:table-cell>
          <table:table-cell table:style-name="ce10" table:formula="of:=IF([.P17]&lt;&gt;0;MOD([.P17]; 3); -1)" office:value-type="float" office:value="1">
            <text:p>1</text:p>
          </table:table-cell>
          <table:table-cell table:style-name="ce10" table:formula="of:=IF([.Q17]&lt;&gt;0;MOD([.Q17]; 3); -1)" office:value-type="float" office:value="1">
            <text:p>1</text:p>
          </table:table-cell>
          <table:table-cell table:style-name="ce10" table:formula="of:=IF([.R17]&lt;&gt;0;MOD([.R17]; 3); -1)" office:value-type="float" office:value="-1">
            <text:p>-1</text:p>
          </table:table-cell>
          <table:table-cell table:style-name="ce10" table:formula="of:=IF([.S17]&lt;&gt;0;MOD([.S17]; 3); -1)" office:value-type="float" office:value="-1">
            <text:p>-1</text:p>
          </table:table-cell>
          <table:table-cell table:style-name="ce10" table:formula="of:=IF([.T17]&lt;&gt;0;MOD([.T17]; 3); -1)" office:value-type="float" office:value="-1">
            <text:p>-1</text:p>
          </table:table-cell>
          <table:table-cell table:style-name="ce10" table:formula="of:=IF([.U17]&lt;&gt;0;MOD([.U17]; 3); -1)" office:value-type="float" office:value="-1">
            <text:p>-1</text:p>
          </table:table-cell>
          <table:table-cell table:style-name="ce10" table:formula="of:=IF([.V17]&lt;&gt;0;MOD([.V17]; 3); -1)" office:value-type="float" office:value="-1">
            <text:p>-1</text:p>
          </table:table-cell>
          <table:table-cell table:style-name="ce10" table:formula="of:=IF([.W17]&lt;&gt;0;MOD([.W17]; 3); -1)" office:value-type="float" office:value="-1">
            <text:p>-1</text:p>
          </table:table-cell>
          <table:table-cell table:style-name="ce10" table:formula="of:=IF([.X17]&lt;&gt;0;MOD([.X17]; 3); -1)" office:value-type="float" office:value="-1">
            <text:p>-1</text:p>
          </table:table-cell>
          <table:table-cell table:style-name="ce10" table:formula="of:=IF([.Y17]&lt;&gt;0;MOD([.Y17]; 3); -1)" office:value-type="float" office:value="-1">
            <text:p>-1</text:p>
          </table:table-cell>
          <table:table-cell table:style-name="ce10" table:formula="of:=IF([.Z17]&lt;&gt;0;MOD([.Z17]; 3); -1)" office:value-type="float" office:value="-1">
            <text:p>-1</text:p>
          </table:table-cell>
          <table:table-cell table:style-name="ce10" table:formula="of:=IF([.AA17]&lt;&gt;0;MOD([.AA17]; 3); -1)" office:value-type="float" office:value="-1">
            <text:p>-1</text:p>
          </table:table-cell>
          <table:table-cell table:style-name="ce10" table:formula="of:=IF([.AB17]&lt;&gt;0;MOD([.AB17]; 3); -1)" office:value-type="float" office:value="-1">
            <text:p>-1</text:p>
          </table:table-cell>
          <table:table-cell table:style-name="ce10" table:formula="of:=IF([.AC17]&lt;&gt;0;MOD([.AC17]; 3); -1)" office:value-type="float" office:value="-1">
            <text:p>-1</text:p>
          </table:table-cell>
          <table:table-cell table:style-name="ce13" table:formula="of:=IF([.AD17]&lt;&gt;0;MOD([.AD17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18]&lt;&gt;0;MOD([.A18]; 3); -1)" office:value-type="float" office:value="1">
            <text:p>1</text:p>
          </table:table-cell>
          <table:table-cell table:style-name="ce10" table:formula="of:=IF([.B18]&lt;&gt;0;MOD([.B18]; 3); -1)" office:value-type="float" office:value="2">
            <text:p>2</text:p>
          </table:table-cell>
          <table:table-cell table:style-name="ce10" table:formula="of:=IF([.C18]&lt;&gt;0;MOD([.C18]; 3); -1)" office:value-type="float" office:value="1">
            <text:p>1</text:p>
          </table:table-cell>
          <table:table-cell table:style-name="ce10" table:formula="of:=IF([.D18]&lt;&gt;0;MOD([.D18]; 3); -1)" office:value-type="float" office:value="2">
            <text:p>2</text:p>
          </table:table-cell>
          <table:table-cell table:style-name="ce10" table:formula="of:=IF([.E18]&lt;&gt;0;MOD([.E18]; 3); -1)" office:value-type="float" office:value="1">
            <text:p>1</text:p>
          </table:table-cell>
          <table:table-cell table:style-name="ce10" table:formula="of:=IF([.F18]&lt;&gt;0;MOD([.F18]; 3); -1)" office:value-type="float" office:value="2">
            <text:p>2</text:p>
          </table:table-cell>
          <table:table-cell table:style-name="ce10" table:formula="of:=IF([.G18]&lt;&gt;0;MOD([.G18]; 3); -1)" office:value-type="float" office:value="1">
            <text:p>1</text:p>
          </table:table-cell>
          <table:table-cell table:style-name="ce10" table:formula="of:=IF([.H18]&lt;&gt;0;MOD([.H18]; 3); -1)" office:value-type="float" office:value="2">
            <text:p>2</text:p>
          </table:table-cell>
          <table:table-cell table:style-name="ce10" table:formula="of:=IF([.I18]&lt;&gt;0;MOD([.I18]; 3); -1)" office:value-type="float" office:value="1">
            <text:p>1</text:p>
          </table:table-cell>
          <table:table-cell table:style-name="ce10" table:formula="of:=IF([.J18]&lt;&gt;0;MOD([.J18]; 3); -1)" office:value-type="float" office:value="1">
            <text:p>1</text:p>
          </table:table-cell>
          <table:table-cell table:style-name="ce10" table:formula="of:=IF([.K18]&lt;&gt;0;MOD([.K18]; 3); -1)" office:value-type="float" office:value="2">
            <text:p>2</text:p>
          </table:table-cell>
          <table:table-cell table:style-name="ce10" table:formula="of:=IF([.L18]&lt;&gt;0;MOD([.L18]; 3); -1)" office:value-type="float" office:value="1">
            <text:p>1</text:p>
          </table:table-cell>
          <table:table-cell table:style-name="ce10" table:formula="of:=IF([.M18]&lt;&gt;0;MOD([.M18]; 3); -1)" office:value-type="float" office:value="2">
            <text:p>2</text:p>
          </table:table-cell>
          <table:table-cell table:style-name="ce10" table:formula="of:=IF([.N18]&lt;&gt;0;MOD([.N18]; 3); -1)" office:value-type="float" office:value="1">
            <text:p>1</text:p>
          </table:table-cell>
          <table:table-cell table:style-name="ce10" table:formula="of:=IF([.O18]&lt;&gt;0;MOD([.O18]; 3); -1)" office:value-type="float" office:value="2">
            <text:p>2</text:p>
          </table:table-cell>
          <table:table-cell table:style-name="ce10" table:formula="of:=IF([.P18]&lt;&gt;0;MOD([.P18]; 3); -1)" office:value-type="float" office:value="1">
            <text:p>1</text:p>
          </table:table-cell>
          <table:table-cell table:style-name="ce10" table:formula="of:=IF([.Q18]&lt;&gt;0;MOD([.Q18]; 3); -1)" office:value-type="float" office:value="2">
            <text:p>2</text:p>
          </table:table-cell>
          <table:table-cell table:style-name="ce10" table:formula="of:=IF([.R18]&lt;&gt;0;MOD([.R18]; 3); -1)" office:value-type="float" office:value="1">
            <text:p>1</text:p>
          </table:table-cell>
          <table:table-cell table:style-name="ce10" table:formula="of:=IF([.S18]&lt;&gt;0;MOD([.S18]; 3); -1)" office:value-type="float" office:value="-1">
            <text:p>-1</text:p>
          </table:table-cell>
          <table:table-cell table:style-name="ce10" table:formula="of:=IF([.T18]&lt;&gt;0;MOD([.T18]; 3); -1)" office:value-type="float" office:value="-1">
            <text:p>-1</text:p>
          </table:table-cell>
          <table:table-cell table:style-name="ce10" table:formula="of:=IF([.U18]&lt;&gt;0;MOD([.U18]; 3); -1)" office:value-type="float" office:value="-1">
            <text:p>-1</text:p>
          </table:table-cell>
          <table:table-cell table:style-name="ce10" table:formula="of:=IF([.V18]&lt;&gt;0;MOD([.V18]; 3); -1)" office:value-type="float" office:value="-1">
            <text:p>-1</text:p>
          </table:table-cell>
          <table:table-cell table:style-name="ce10" table:formula="of:=IF([.W18]&lt;&gt;0;MOD([.W18]; 3); -1)" office:value-type="float" office:value="-1">
            <text:p>-1</text:p>
          </table:table-cell>
          <table:table-cell table:style-name="ce10" table:formula="of:=IF([.X18]&lt;&gt;0;MOD([.X18]; 3); -1)" office:value-type="float" office:value="-1">
            <text:p>-1</text:p>
          </table:table-cell>
          <table:table-cell table:style-name="ce10" table:formula="of:=IF([.Y18]&lt;&gt;0;MOD([.Y18]; 3); -1)" office:value-type="float" office:value="-1">
            <text:p>-1</text:p>
          </table:table-cell>
          <table:table-cell table:style-name="ce10" table:formula="of:=IF([.Z18]&lt;&gt;0;MOD([.Z18]; 3); -1)" office:value-type="float" office:value="-1">
            <text:p>-1</text:p>
          </table:table-cell>
          <table:table-cell table:style-name="ce10" table:formula="of:=IF([.AA18]&lt;&gt;0;MOD([.AA18]; 3); -1)" office:value-type="float" office:value="-1">
            <text:p>-1</text:p>
          </table:table-cell>
          <table:table-cell table:style-name="ce10" table:formula="of:=IF([.AB18]&lt;&gt;0;MOD([.AB18]; 3); -1)" office:value-type="float" office:value="-1">
            <text:p>-1</text:p>
          </table:table-cell>
          <table:table-cell table:style-name="ce10" table:formula="of:=IF([.AC18]&lt;&gt;0;MOD([.AC18]; 3); -1)" office:value-type="float" office:value="-1">
            <text:p>-1</text:p>
          </table:table-cell>
          <table:table-cell table:style-name="ce13" table:formula="of:=IF([.AD18]&lt;&gt;0;MOD([.AD18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19]&lt;&gt;0;MOD([.A19]; 3); -1)" office:value-type="float" office:value="1">
            <text:p>1</text:p>
          </table:table-cell>
          <table:table-cell table:style-name="ce10" table:formula="of:=IF([.B19]&lt;&gt;0;MOD([.B19]; 3); -1)" office:value-type="float" office:value="0">
            <text:p>0</text:p>
          </table:table-cell>
          <table:table-cell table:style-name="ce10" table:formula="of:=IF([.C19]&lt;&gt;0;MOD([.C19]; 3); -1)" office:value-type="float" office:value="0">
            <text:p>0</text:p>
          </table:table-cell>
          <table:table-cell table:style-name="ce10" table:formula="of:=IF([.D19]&lt;&gt;0;MOD([.D19]; 3); -1)" office:value-type="float" office:value="0">
            <text:p>0</text:p>
          </table:table-cell>
          <table:table-cell table:style-name="ce10" table:formula="of:=IF([.E19]&lt;&gt;0;MOD([.E19]; 3); -1)" office:value-type="float" office:value="0">
            <text:p>0</text:p>
          </table:table-cell>
          <table:table-cell table:style-name="ce10" table:formula="of:=IF([.F19]&lt;&gt;0;MOD([.F19]; 3); -1)" office:value-type="float" office:value="0">
            <text:p>0</text:p>
          </table:table-cell>
          <table:table-cell table:style-name="ce10" table:formula="of:=IF([.G19]&lt;&gt;0;MOD([.G19]; 3); -1)" office:value-type="float" office:value="0">
            <text:p>0</text:p>
          </table:table-cell>
          <table:table-cell table:style-name="ce10" table:formula="of:=IF([.H19]&lt;&gt;0;MOD([.H19]; 3); -1)" office:value-type="float" office:value="0">
            <text:p>0</text:p>
          </table:table-cell>
          <table:table-cell table:style-name="ce10" table:formula="of:=IF([.I19]&lt;&gt;0;MOD([.I19]; 3); -1)" office:value-type="float" office:value="0">
            <text:p>0</text:p>
          </table:table-cell>
          <table:table-cell table:style-name="ce10" table:formula="of:=IF([.J19]&lt;&gt;0;MOD([.J19]; 3); -1)" office:value-type="float" office:value="2">
            <text:p>2</text:p>
          </table:table-cell>
          <table:table-cell table:style-name="ce10" table:formula="of:=IF([.K19]&lt;&gt;0;MOD([.K19]; 3); -1)" office:value-type="float" office:value="0">
            <text:p>0</text:p>
          </table:table-cell>
          <table:table-cell table:style-name="ce10" table:formula="of:=IF([.L19]&lt;&gt;0;MOD([.L19]; 3); -1)" office:value-type="float" office:value="0">
            <text:p>0</text:p>
          </table:table-cell>
          <table:table-cell table:style-name="ce10" table:formula="of:=IF([.M19]&lt;&gt;0;MOD([.M19]; 3); -1)" office:value-type="float" office:value="0">
            <text:p>0</text:p>
          </table:table-cell>
          <table:table-cell table:style-name="ce10" table:formula="of:=IF([.N19]&lt;&gt;0;MOD([.N19]; 3); -1)" office:value-type="float" office:value="0">
            <text:p>0</text:p>
          </table:table-cell>
          <table:table-cell table:style-name="ce10" table:formula="of:=IF([.O19]&lt;&gt;0;MOD([.O19]; 3); -1)" office:value-type="float" office:value="0">
            <text:p>0</text:p>
          </table:table-cell>
          <table:table-cell table:style-name="ce10" table:formula="of:=IF([.P19]&lt;&gt;0;MOD([.P19]; 3); -1)" office:value-type="float" office:value="0">
            <text:p>0</text:p>
          </table:table-cell>
          <table:table-cell table:style-name="ce10" table:formula="of:=IF([.Q19]&lt;&gt;0;MOD([.Q19]; 3); -1)" office:value-type="float" office:value="0">
            <text:p>0</text:p>
          </table:table-cell>
          <table:table-cell table:style-name="ce10" table:formula="of:=IF([.R19]&lt;&gt;0;MOD([.R19]; 3); -1)" office:value-type="float" office:value="0">
            <text:p>0</text:p>
          </table:table-cell>
          <table:table-cell table:style-name="ce10" table:formula="of:=IF([.S19]&lt;&gt;0;MOD([.S19]; 3); -1)" office:value-type="float" office:value="1">
            <text:p>1</text:p>
          </table:table-cell>
          <table:table-cell table:style-name="ce10" table:formula="of:=IF([.T19]&lt;&gt;0;MOD([.T19]; 3); -1)" office:value-type="float" office:value="-1">
            <text:p>-1</text:p>
          </table:table-cell>
          <table:table-cell table:style-name="ce10" table:formula="of:=IF([.U19]&lt;&gt;0;MOD([.U19]; 3); -1)" office:value-type="float" office:value="-1">
            <text:p>-1</text:p>
          </table:table-cell>
          <table:table-cell table:style-name="ce10" table:formula="of:=IF([.V19]&lt;&gt;0;MOD([.V19]; 3); -1)" office:value-type="float" office:value="-1">
            <text:p>-1</text:p>
          </table:table-cell>
          <table:table-cell table:style-name="ce10" table:formula="of:=IF([.W19]&lt;&gt;0;MOD([.W19]; 3); -1)" office:value-type="float" office:value="-1">
            <text:p>-1</text:p>
          </table:table-cell>
          <table:table-cell table:style-name="ce10" table:formula="of:=IF([.X19]&lt;&gt;0;MOD([.X19]; 3); -1)" office:value-type="float" office:value="-1">
            <text:p>-1</text:p>
          </table:table-cell>
          <table:table-cell table:style-name="ce10" table:formula="of:=IF([.Y19]&lt;&gt;0;MOD([.Y19]; 3); -1)" office:value-type="float" office:value="-1">
            <text:p>-1</text:p>
          </table:table-cell>
          <table:table-cell table:style-name="ce10" table:formula="of:=IF([.Z19]&lt;&gt;0;MOD([.Z19]; 3); -1)" office:value-type="float" office:value="-1">
            <text:p>-1</text:p>
          </table:table-cell>
          <table:table-cell table:style-name="ce10" table:formula="of:=IF([.AA19]&lt;&gt;0;MOD([.AA19]; 3); -1)" office:value-type="float" office:value="-1">
            <text:p>-1</text:p>
          </table:table-cell>
          <table:table-cell table:style-name="ce10" table:formula="of:=IF([.AB19]&lt;&gt;0;MOD([.AB19]; 3); -1)" office:value-type="float" office:value="-1">
            <text:p>-1</text:p>
          </table:table-cell>
          <table:table-cell table:style-name="ce10" table:formula="of:=IF([.AC19]&lt;&gt;0;MOD([.AC19]; 3); -1)" office:value-type="float" office:value="-1">
            <text:p>-1</text:p>
          </table:table-cell>
          <table:table-cell table:style-name="ce13" table:formula="of:=IF([.AD19]&lt;&gt;0;MOD([.AD19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20]&lt;&gt;0;MOD([.A20]; 3); -1)" office:value-type="float" office:value="1">
            <text:p>1</text:p>
          </table:table-cell>
          <table:table-cell table:style-name="ce10" table:formula="of:=IF([.B20]&lt;&gt;0;MOD([.B20]; 3); -1)" office:value-type="float" office:value="1">
            <text:p>1</text:p>
          </table:table-cell>
          <table:table-cell table:style-name="ce10" table:formula="of:=IF([.C20]&lt;&gt;0;MOD([.C20]; 3); -1)" office:value-type="float" office:value="0">
            <text:p>0</text:p>
          </table:table-cell>
          <table:table-cell table:style-name="ce10" table:formula="of:=IF([.D20]&lt;&gt;0;MOD([.D20]; 3); -1)" office:value-type="float" office:value="0">
            <text:p>0</text:p>
          </table:table-cell>
          <table:table-cell table:style-name="ce10" table:formula="of:=IF([.E20]&lt;&gt;0;MOD([.E20]; 3); -1)" office:value-type="float" office:value="0">
            <text:p>0</text:p>
          </table:table-cell>
          <table:table-cell table:style-name="ce10" table:formula="of:=IF([.F20]&lt;&gt;0;MOD([.F20]; 3); -1)" office:value-type="float" office:value="0">
            <text:p>0</text:p>
          </table:table-cell>
          <table:table-cell table:style-name="ce10" table:formula="of:=IF([.G20]&lt;&gt;0;MOD([.G20]; 3); -1)" office:value-type="float" office:value="0">
            <text:p>0</text:p>
          </table:table-cell>
          <table:table-cell table:style-name="ce10" table:formula="of:=IF([.H20]&lt;&gt;0;MOD([.H20]; 3); -1)" office:value-type="float" office:value="0">
            <text:p>0</text:p>
          </table:table-cell>
          <table:table-cell table:style-name="ce10" table:formula="of:=IF([.I20]&lt;&gt;0;MOD([.I20]; 3); -1)" office:value-type="float" office:value="0">
            <text:p>0</text:p>
          </table:table-cell>
          <table:table-cell table:style-name="ce10" table:formula="of:=IF([.J20]&lt;&gt;0;MOD([.J20]; 3); -1)" office:value-type="float" office:value="2">
            <text:p>2</text:p>
          </table:table-cell>
          <table:table-cell table:style-name="ce10" table:formula="of:=IF([.K20]&lt;&gt;0;MOD([.K20]; 3); -1)" office:value-type="float" office:value="2">
            <text:p>2</text:p>
          </table:table-cell>
          <table:table-cell table:style-name="ce10" table:formula="of:=IF([.L20]&lt;&gt;0;MOD([.L20]; 3); -1)" office:value-type="float" office:value="0">
            <text:p>0</text:p>
          </table:table-cell>
          <table:table-cell table:style-name="ce10" table:formula="of:=IF([.M20]&lt;&gt;0;MOD([.M20]; 3); -1)" office:value-type="float" office:value="0">
            <text:p>0</text:p>
          </table:table-cell>
          <table:table-cell table:style-name="ce10" table:formula="of:=IF([.N20]&lt;&gt;0;MOD([.N20]; 3); -1)" office:value-type="float" office:value="0">
            <text:p>0</text:p>
          </table:table-cell>
          <table:table-cell table:style-name="ce10" table:formula="of:=IF([.O20]&lt;&gt;0;MOD([.O20]; 3); -1)" office:value-type="float" office:value="0">
            <text:p>0</text:p>
          </table:table-cell>
          <table:table-cell table:style-name="ce10" table:formula="of:=IF([.P20]&lt;&gt;0;MOD([.P20]; 3); -1)" office:value-type="float" office:value="0">
            <text:p>0</text:p>
          </table:table-cell>
          <table:table-cell table:style-name="ce10" table:formula="of:=IF([.Q20]&lt;&gt;0;MOD([.Q20]; 3); -1)" office:value-type="float" office:value="0">
            <text:p>0</text:p>
          </table:table-cell>
          <table:table-cell table:style-name="ce10" table:formula="of:=IF([.R20]&lt;&gt;0;MOD([.R20]; 3); -1)" office:value-type="float" office:value="0">
            <text:p>0</text:p>
          </table:table-cell>
          <table:table-cell table:style-name="ce10" table:formula="of:=IF([.S20]&lt;&gt;0;MOD([.S20]; 3); -1)" office:value-type="float" office:value="1">
            <text:p>1</text:p>
          </table:table-cell>
          <table:table-cell table:style-name="ce10" table:formula="of:=IF([.T20]&lt;&gt;0;MOD([.T20]; 3); -1)" office:value-type="float" office:value="1">
            <text:p>1</text:p>
          </table:table-cell>
          <table:table-cell table:style-name="ce10" table:formula="of:=IF([.U20]&lt;&gt;0;MOD([.U20]; 3); -1)" office:value-type="float" office:value="-1">
            <text:p>-1</text:p>
          </table:table-cell>
          <table:table-cell table:style-name="ce10" table:formula="of:=IF([.V20]&lt;&gt;0;MOD([.V20]; 3); -1)" office:value-type="float" office:value="-1">
            <text:p>-1</text:p>
          </table:table-cell>
          <table:table-cell table:style-name="ce10" table:formula="of:=IF([.W20]&lt;&gt;0;MOD([.W20]; 3); -1)" office:value-type="float" office:value="-1">
            <text:p>-1</text:p>
          </table:table-cell>
          <table:table-cell table:style-name="ce10" table:formula="of:=IF([.X20]&lt;&gt;0;MOD([.X20]; 3); -1)" office:value-type="float" office:value="-1">
            <text:p>-1</text:p>
          </table:table-cell>
          <table:table-cell table:style-name="ce10" table:formula="of:=IF([.Y20]&lt;&gt;0;MOD([.Y20]; 3); -1)" office:value-type="float" office:value="-1">
            <text:p>-1</text:p>
          </table:table-cell>
          <table:table-cell table:style-name="ce10" table:formula="of:=IF([.Z20]&lt;&gt;0;MOD([.Z20]; 3); -1)" office:value-type="float" office:value="-1">
            <text:p>-1</text:p>
          </table:table-cell>
          <table:table-cell table:style-name="ce10" table:formula="of:=IF([.AA20]&lt;&gt;0;MOD([.AA20]; 3); -1)" office:value-type="float" office:value="-1">
            <text:p>-1</text:p>
          </table:table-cell>
          <table:table-cell table:style-name="ce10" table:formula="of:=IF([.AB20]&lt;&gt;0;MOD([.AB20]; 3); -1)" office:value-type="float" office:value="-1">
            <text:p>-1</text:p>
          </table:table-cell>
          <table:table-cell table:style-name="ce10" table:formula="of:=IF([.AC20]&lt;&gt;0;MOD([.AC20]; 3); -1)" office:value-type="float" office:value="-1">
            <text:p>-1</text:p>
          </table:table-cell>
          <table:table-cell table:style-name="ce13" table:formula="of:=IF([.AD20]&lt;&gt;0;MOD([.AD20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21]&lt;&gt;0;MOD([.A21]; 3); -1)" office:value-type="float" office:value="1">
            <text:p>1</text:p>
          </table:table-cell>
          <table:table-cell table:style-name="ce10" table:formula="of:=IF([.B21]&lt;&gt;0;MOD([.B21]; 3); -1)" office:value-type="float" office:value="2">
            <text:p>2</text:p>
          </table:table-cell>
          <table:table-cell table:style-name="ce10" table:formula="of:=IF([.C21]&lt;&gt;0;MOD([.C21]; 3); -1)" office:value-type="float" office:value="1">
            <text:p>1</text:p>
          </table:table-cell>
          <table:table-cell table:style-name="ce10" table:formula="of:=IF([.D21]&lt;&gt;0;MOD([.D21]; 3); -1)" office:value-type="float" office:value="0">
            <text:p>0</text:p>
          </table:table-cell>
          <table:table-cell table:style-name="ce10" table:formula="of:=IF([.E21]&lt;&gt;0;MOD([.E21]; 3); -1)" office:value-type="float" office:value="0">
            <text:p>0</text:p>
          </table:table-cell>
          <table:table-cell table:style-name="ce10" table:formula="of:=IF([.F21]&lt;&gt;0;MOD([.F21]; 3); -1)" office:value-type="float" office:value="0">
            <text:p>0</text:p>
          </table:table-cell>
          <table:table-cell table:style-name="ce10" table:formula="of:=IF([.G21]&lt;&gt;0;MOD([.G21]; 3); -1)" office:value-type="float" office:value="0">
            <text:p>0</text:p>
          </table:table-cell>
          <table:table-cell table:style-name="ce10" table:formula="of:=IF([.H21]&lt;&gt;0;MOD([.H21]; 3); -1)" office:value-type="float" office:value="0">
            <text:p>0</text:p>
          </table:table-cell>
          <table:table-cell table:style-name="ce10" table:formula="of:=IF([.I21]&lt;&gt;0;MOD([.I21]; 3); -1)" office:value-type="float" office:value="0">
            <text:p>0</text:p>
          </table:table-cell>
          <table:table-cell table:style-name="ce10" table:formula="of:=IF([.J21]&lt;&gt;0;MOD([.J21]; 3); -1)" office:value-type="float" office:value="2">
            <text:p>2</text:p>
          </table:table-cell>
          <table:table-cell table:style-name="ce10" table:formula="of:=IF([.K21]&lt;&gt;0;MOD([.K21]; 3); -1)" office:value-type="float" office:value="1">
            <text:p>1</text:p>
          </table:table-cell>
          <table:table-cell table:style-name="ce10" table:formula="of:=IF([.L21]&lt;&gt;0;MOD([.L21]; 3); -1)" office:value-type="float" office:value="2">
            <text:p>2</text:p>
          </table:table-cell>
          <table:table-cell table:style-name="ce10" table:formula="of:=IF([.M21]&lt;&gt;0;MOD([.M21]; 3); -1)" office:value-type="float" office:value="0">
            <text:p>0</text:p>
          </table:table-cell>
          <table:table-cell table:style-name="ce10" table:formula="of:=IF([.N21]&lt;&gt;0;MOD([.N21]; 3); -1)" office:value-type="float" office:value="0">
            <text:p>0</text:p>
          </table:table-cell>
          <table:table-cell table:style-name="ce10" table:formula="of:=IF([.O21]&lt;&gt;0;MOD([.O21]; 3); -1)" office:value-type="float" office:value="0">
            <text:p>0</text:p>
          </table:table-cell>
          <table:table-cell table:style-name="ce10" table:formula="of:=IF([.P21]&lt;&gt;0;MOD([.P21]; 3); -1)" office:value-type="float" office:value="0">
            <text:p>0</text:p>
          </table:table-cell>
          <table:table-cell table:style-name="ce10" table:formula="of:=IF([.Q21]&lt;&gt;0;MOD([.Q21]; 3); -1)" office:value-type="float" office:value="0">
            <text:p>0</text:p>
          </table:table-cell>
          <table:table-cell table:style-name="ce10" table:formula="of:=IF([.R21]&lt;&gt;0;MOD([.R21]; 3); -1)" office:value-type="float" office:value="0">
            <text:p>0</text:p>
          </table:table-cell>
          <table:table-cell table:style-name="ce10" table:formula="of:=IF([.S21]&lt;&gt;0;MOD([.S21]; 3); -1)" office:value-type="float" office:value="1">
            <text:p>1</text:p>
          </table:table-cell>
          <table:table-cell table:style-name="ce10" table:formula="of:=IF([.T21]&lt;&gt;0;MOD([.T21]; 3); -1)" office:value-type="float" office:value="2">
            <text:p>2</text:p>
          </table:table-cell>
          <table:table-cell table:style-name="ce10" table:formula="of:=IF([.U21]&lt;&gt;0;MOD([.U21]; 3); -1)" office:value-type="float" office:value="1">
            <text:p>1</text:p>
          </table:table-cell>
          <table:table-cell table:style-name="ce10" table:formula="of:=IF([.V21]&lt;&gt;0;MOD([.V21]; 3); -1)" office:value-type="float" office:value="-1">
            <text:p>-1</text:p>
          </table:table-cell>
          <table:table-cell table:style-name="ce10" table:formula="of:=IF([.W21]&lt;&gt;0;MOD([.W21]; 3); -1)" office:value-type="float" office:value="-1">
            <text:p>-1</text:p>
          </table:table-cell>
          <table:table-cell table:style-name="ce10" table:formula="of:=IF([.X21]&lt;&gt;0;MOD([.X21]; 3); -1)" office:value-type="float" office:value="-1">
            <text:p>-1</text:p>
          </table:table-cell>
          <table:table-cell table:style-name="ce10" table:formula="of:=IF([.Y21]&lt;&gt;0;MOD([.Y21]; 3); -1)" office:value-type="float" office:value="-1">
            <text:p>-1</text:p>
          </table:table-cell>
          <table:table-cell table:style-name="ce10" table:formula="of:=IF([.Z21]&lt;&gt;0;MOD([.Z21]; 3); -1)" office:value-type="float" office:value="-1">
            <text:p>-1</text:p>
          </table:table-cell>
          <table:table-cell table:style-name="ce10" table:formula="of:=IF([.AA21]&lt;&gt;0;MOD([.AA21]; 3); -1)" office:value-type="float" office:value="-1">
            <text:p>-1</text:p>
          </table:table-cell>
          <table:table-cell table:style-name="ce10" table:formula="of:=IF([.AB21]&lt;&gt;0;MOD([.AB21]; 3); -1)" office:value-type="float" office:value="-1">
            <text:p>-1</text:p>
          </table:table-cell>
          <table:table-cell table:style-name="ce10" table:formula="of:=IF([.AC21]&lt;&gt;0;MOD([.AC21]; 3); -1)" office:value-type="float" office:value="-1">
            <text:p>-1</text:p>
          </table:table-cell>
          <table:table-cell table:style-name="ce13" table:formula="of:=IF([.AD21]&lt;&gt;0;MOD([.AD21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22]&lt;&gt;0;MOD([.A22]; 3); -1)" office:value-type="float" office:value="1">
            <text:p>1</text:p>
          </table:table-cell>
          <table:table-cell table:style-name="ce10" table:formula="of:=IF([.B22]&lt;&gt;0;MOD([.B22]; 3); -1)" office:value-type="float" office:value="0">
            <text:p>0</text:p>
          </table:table-cell>
          <table:table-cell table:style-name="ce10" table:formula="of:=IF([.C22]&lt;&gt;0;MOD([.C22]; 3); -1)" office:value-type="float" office:value="0">
            <text:p>0</text:p>
          </table:table-cell>
          <table:table-cell table:style-name="ce10" table:formula="of:=IF([.D22]&lt;&gt;0;MOD([.D22]; 3); -1)" office:value-type="float" office:value="1">
            <text:p>1</text:p>
          </table:table-cell>
          <table:table-cell table:style-name="ce10" table:formula="of:=IF([.E22]&lt;&gt;0;MOD([.E22]; 3); -1)" office:value-type="float" office:value="0">
            <text:p>0</text:p>
          </table:table-cell>
          <table:table-cell table:style-name="ce10" table:formula="of:=IF([.F22]&lt;&gt;0;MOD([.F22]; 3); -1)" office:value-type="float" office:value="0">
            <text:p>0</text:p>
          </table:table-cell>
          <table:table-cell table:style-name="ce10" table:formula="of:=IF([.G22]&lt;&gt;0;MOD([.G22]; 3); -1)" office:value-type="float" office:value="0">
            <text:p>0</text:p>
          </table:table-cell>
          <table:table-cell table:style-name="ce10" table:formula="of:=IF([.H22]&lt;&gt;0;MOD([.H22]; 3); -1)" office:value-type="float" office:value="0">
            <text:p>0</text:p>
          </table:table-cell>
          <table:table-cell table:style-name="ce10" table:formula="of:=IF([.I22]&lt;&gt;0;MOD([.I22]; 3); -1)" office:value-type="float" office:value="0">
            <text:p>0</text:p>
          </table:table-cell>
          <table:table-cell table:style-name="ce10" table:formula="of:=IF([.J22]&lt;&gt;0;MOD([.J22]; 3); -1)" office:value-type="float" office:value="2">
            <text:p>2</text:p>
          </table:table-cell>
          <table:table-cell table:style-name="ce10" table:formula="of:=IF([.K22]&lt;&gt;0;MOD([.K22]; 3); -1)" office:value-type="float" office:value="0">
            <text:p>0</text:p>
          </table:table-cell>
          <table:table-cell table:style-name="ce10" table:formula="of:=IF([.L22]&lt;&gt;0;MOD([.L22]; 3); -1)" office:value-type="float" office:value="0">
            <text:p>0</text:p>
          </table:table-cell>
          <table:table-cell table:style-name="ce10" table:formula="of:=IF([.M22]&lt;&gt;0;MOD([.M22]; 3); -1)" office:value-type="float" office:value="2">
            <text:p>2</text:p>
          </table:table-cell>
          <table:table-cell table:style-name="ce10" table:formula="of:=IF([.N22]&lt;&gt;0;MOD([.N22]; 3); -1)" office:value-type="float" office:value="0">
            <text:p>0</text:p>
          </table:table-cell>
          <table:table-cell table:style-name="ce10" table:formula="of:=IF([.O22]&lt;&gt;0;MOD([.O22]; 3); -1)" office:value-type="float" office:value="0">
            <text:p>0</text:p>
          </table:table-cell>
          <table:table-cell table:style-name="ce10" table:formula="of:=IF([.P22]&lt;&gt;0;MOD([.P22]; 3); -1)" office:value-type="float" office:value="0">
            <text:p>0</text:p>
          </table:table-cell>
          <table:table-cell table:style-name="ce10" table:formula="of:=IF([.Q22]&lt;&gt;0;MOD([.Q22]; 3); -1)" office:value-type="float" office:value="0">
            <text:p>0</text:p>
          </table:table-cell>
          <table:table-cell table:style-name="ce10" table:formula="of:=IF([.R22]&lt;&gt;0;MOD([.R22]; 3); -1)" office:value-type="float" office:value="0">
            <text:p>0</text:p>
          </table:table-cell>
          <table:table-cell table:style-name="ce10" table:formula="of:=IF([.S22]&lt;&gt;0;MOD([.S22]; 3); -1)" office:value-type="float" office:value="1">
            <text:p>1</text:p>
          </table:table-cell>
          <table:table-cell table:style-name="ce10" table:formula="of:=IF([.T22]&lt;&gt;0;MOD([.T22]; 3); -1)" office:value-type="float" office:value="0">
            <text:p>0</text:p>
          </table:table-cell>
          <table:table-cell table:style-name="ce10" table:formula="of:=IF([.U22]&lt;&gt;0;MOD([.U22]; 3); -1)" office:value-type="float" office:value="0">
            <text:p>0</text:p>
          </table:table-cell>
          <table:table-cell table:style-name="ce10" table:formula="of:=IF([.V22]&lt;&gt;0;MOD([.V22]; 3); -1)" office:value-type="float" office:value="1">
            <text:p>1</text:p>
          </table:table-cell>
          <table:table-cell table:style-name="ce10" table:formula="of:=IF([.W22]&lt;&gt;0;MOD([.W22]; 3); -1)" office:value-type="float" office:value="-1">
            <text:p>-1</text:p>
          </table:table-cell>
          <table:table-cell table:style-name="ce10" table:formula="of:=IF([.X22]&lt;&gt;0;MOD([.X22]; 3); -1)" office:value-type="float" office:value="-1">
            <text:p>-1</text:p>
          </table:table-cell>
          <table:table-cell table:style-name="ce10" table:formula="of:=IF([.Y22]&lt;&gt;0;MOD([.Y22]; 3); -1)" office:value-type="float" office:value="-1">
            <text:p>-1</text:p>
          </table:table-cell>
          <table:table-cell table:style-name="ce10" table:formula="of:=IF([.Z22]&lt;&gt;0;MOD([.Z22]; 3); -1)" office:value-type="float" office:value="-1">
            <text:p>-1</text:p>
          </table:table-cell>
          <table:table-cell table:style-name="ce10" table:formula="of:=IF([.AA22]&lt;&gt;0;MOD([.AA22]; 3); -1)" office:value-type="float" office:value="-1">
            <text:p>-1</text:p>
          </table:table-cell>
          <table:table-cell table:style-name="ce10" table:formula="of:=IF([.AB22]&lt;&gt;0;MOD([.AB22]; 3); -1)" office:value-type="float" office:value="-1">
            <text:p>-1</text:p>
          </table:table-cell>
          <table:table-cell table:style-name="ce10" table:formula="of:=IF([.AC22]&lt;&gt;0;MOD([.AC22]; 3); -1)" office:value-type="float" office:value="-1">
            <text:p>-1</text:p>
          </table:table-cell>
          <table:table-cell table:style-name="ce13" table:formula="of:=IF([.AD22]&lt;&gt;0;MOD([.AD22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23]&lt;&gt;0;MOD([.A23]; 3); -1)" office:value-type="float" office:value="1">
            <text:p>1</text:p>
          </table:table-cell>
          <table:table-cell table:style-name="ce10" table:formula="of:=IF([.B23]&lt;&gt;0;MOD([.B23]; 3); -1)" office:value-type="float" office:value="1">
            <text:p>1</text:p>
          </table:table-cell>
          <table:table-cell table:style-name="ce10" table:formula="of:=IF([.C23]&lt;&gt;0;MOD([.C23]; 3); -1)" office:value-type="float" office:value="0">
            <text:p>0</text:p>
          </table:table-cell>
          <table:table-cell table:style-name="ce10" table:formula="of:=IF([.D23]&lt;&gt;0;MOD([.D23]; 3); -1)" office:value-type="float" office:value="1">
            <text:p>1</text:p>
          </table:table-cell>
          <table:table-cell table:style-name="ce10" table:formula="of:=IF([.E23]&lt;&gt;0;MOD([.E23]; 3); -1)" office:value-type="float" office:value="1">
            <text:p>1</text:p>
          </table:table-cell>
          <table:table-cell table:style-name="ce10" table:formula="of:=IF([.F23]&lt;&gt;0;MOD([.F23]; 3); -1)" office:value-type="float" office:value="0">
            <text:p>0</text:p>
          </table:table-cell>
          <table:table-cell table:style-name="ce10" table:formula="of:=IF([.G23]&lt;&gt;0;MOD([.G23]; 3); -1)" office:value-type="float" office:value="0">
            <text:p>0</text:p>
          </table:table-cell>
          <table:table-cell table:style-name="ce10" table:formula="of:=IF([.H23]&lt;&gt;0;MOD([.H23]; 3); -1)" office:value-type="float" office:value="0">
            <text:p>0</text:p>
          </table:table-cell>
          <table:table-cell table:style-name="ce10" table:formula="of:=IF([.I23]&lt;&gt;0;MOD([.I23]; 3); -1)" office:value-type="float" office:value="0">
            <text:p>0</text:p>
          </table:table-cell>
          <table:table-cell table:style-name="ce10" table:formula="of:=IF([.J23]&lt;&gt;0;MOD([.J23]; 3); -1)" office:value-type="float" office:value="2">
            <text:p>2</text:p>
          </table:table-cell>
          <table:table-cell table:style-name="ce10" table:formula="of:=IF([.K23]&lt;&gt;0;MOD([.K23]; 3); -1)" office:value-type="float" office:value="2">
            <text:p>2</text:p>
          </table:table-cell>
          <table:table-cell table:style-name="ce10" table:formula="of:=IF([.L23]&lt;&gt;0;MOD([.L23]; 3); -1)" office:value-type="float" office:value="0">
            <text:p>0</text:p>
          </table:table-cell>
          <table:table-cell table:style-name="ce10" table:formula="of:=IF([.M23]&lt;&gt;0;MOD([.M23]; 3); -1)" office:value-type="float" office:value="2">
            <text:p>2</text:p>
          </table:table-cell>
          <table:table-cell table:style-name="ce10" table:formula="of:=IF([.N23]&lt;&gt;0;MOD([.N23]; 3); -1)" office:value-type="float" office:value="2">
            <text:p>2</text:p>
          </table:table-cell>
          <table:table-cell table:style-name="ce10" table:formula="of:=IF([.O23]&lt;&gt;0;MOD([.O23]; 3); -1)" office:value-type="float" office:value="0">
            <text:p>0</text:p>
          </table:table-cell>
          <table:table-cell table:style-name="ce10" table:formula="of:=IF([.P23]&lt;&gt;0;MOD([.P23]; 3); -1)" office:value-type="float" office:value="0">
            <text:p>0</text:p>
          </table:table-cell>
          <table:table-cell table:style-name="ce10" table:formula="of:=IF([.Q23]&lt;&gt;0;MOD([.Q23]; 3); -1)" office:value-type="float" office:value="0">
            <text:p>0</text:p>
          </table:table-cell>
          <table:table-cell table:style-name="ce10" table:formula="of:=IF([.R23]&lt;&gt;0;MOD([.R23]; 3); -1)" office:value-type="float" office:value="0">
            <text:p>0</text:p>
          </table:table-cell>
          <table:table-cell table:style-name="ce10" table:formula="of:=IF([.S23]&lt;&gt;0;MOD([.S23]; 3); -1)" office:value-type="float" office:value="1">
            <text:p>1</text:p>
          </table:table-cell>
          <table:table-cell table:style-name="ce10" table:formula="of:=IF([.T23]&lt;&gt;0;MOD([.T23]; 3); -1)" office:value-type="float" office:value="1">
            <text:p>1</text:p>
          </table:table-cell>
          <table:table-cell table:style-name="ce10" table:formula="of:=IF([.U23]&lt;&gt;0;MOD([.U23]; 3); -1)" office:value-type="float" office:value="0">
            <text:p>0</text:p>
          </table:table-cell>
          <table:table-cell table:style-name="ce10" table:formula="of:=IF([.V23]&lt;&gt;0;MOD([.V23]; 3); -1)" office:value-type="float" office:value="1">
            <text:p>1</text:p>
          </table:table-cell>
          <table:table-cell table:style-name="ce10" table:formula="of:=IF([.W23]&lt;&gt;0;MOD([.W23]; 3); -1)" office:value-type="float" office:value="1">
            <text:p>1</text:p>
          </table:table-cell>
          <table:table-cell table:style-name="ce10" table:formula="of:=IF([.X23]&lt;&gt;0;MOD([.X23]; 3); -1)" office:value-type="float" office:value="-1">
            <text:p>-1</text:p>
          </table:table-cell>
          <table:table-cell table:style-name="ce10" table:formula="of:=IF([.Y23]&lt;&gt;0;MOD([.Y23]; 3); -1)" office:value-type="float" office:value="-1">
            <text:p>-1</text:p>
          </table:table-cell>
          <table:table-cell table:style-name="ce10" table:formula="of:=IF([.Z23]&lt;&gt;0;MOD([.Z23]; 3); -1)" office:value-type="float" office:value="-1">
            <text:p>-1</text:p>
          </table:table-cell>
          <table:table-cell table:style-name="ce10" table:formula="of:=IF([.AA23]&lt;&gt;0;MOD([.AA23]; 3); -1)" office:value-type="float" office:value="-1">
            <text:p>-1</text:p>
          </table:table-cell>
          <table:table-cell table:style-name="ce10" table:formula="of:=IF([.AB23]&lt;&gt;0;MOD([.AB23]; 3); -1)" office:value-type="float" office:value="-1">
            <text:p>-1</text:p>
          </table:table-cell>
          <table:table-cell table:style-name="ce10" table:formula="of:=IF([.AC23]&lt;&gt;0;MOD([.AC23]; 3); -1)" office:value-type="float" office:value="-1">
            <text:p>-1</text:p>
          </table:table-cell>
          <table:table-cell table:style-name="ce13" table:formula="of:=IF([.AD23]&lt;&gt;0;MOD([.AD23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24]&lt;&gt;0;MOD([.A24]; 3); -1)" office:value-type="float" office:value="1">
            <text:p>1</text:p>
          </table:table-cell>
          <table:table-cell table:style-name="ce10" table:formula="of:=IF([.B24]&lt;&gt;0;MOD([.B24]; 3); -1)" office:value-type="float" office:value="2">
            <text:p>2</text:p>
          </table:table-cell>
          <table:table-cell table:style-name="ce10" table:formula="of:=IF([.C24]&lt;&gt;0;MOD([.C24]; 3); -1)" office:value-type="float" office:value="1">
            <text:p>1</text:p>
          </table:table-cell>
          <table:table-cell table:style-name="ce10" table:formula="of:=IF([.D24]&lt;&gt;0;MOD([.D24]; 3); -1)" office:value-type="float" office:value="1">
            <text:p>1</text:p>
          </table:table-cell>
          <table:table-cell table:style-name="ce10" table:formula="of:=IF([.E24]&lt;&gt;0;MOD([.E24]; 3); -1)" office:value-type="float" office:value="2">
            <text:p>2</text:p>
          </table:table-cell>
          <table:table-cell table:style-name="ce10" table:formula="of:=IF([.F24]&lt;&gt;0;MOD([.F24]; 3); -1)" office:value-type="float" office:value="1">
            <text:p>1</text:p>
          </table:table-cell>
          <table:table-cell table:style-name="ce10" table:formula="of:=IF([.G24]&lt;&gt;0;MOD([.G24]; 3); -1)" office:value-type="float" office:value="0">
            <text:p>0</text:p>
          </table:table-cell>
          <table:table-cell table:style-name="ce10" table:formula="of:=IF([.H24]&lt;&gt;0;MOD([.H24]; 3); -1)" office:value-type="float" office:value="0">
            <text:p>0</text:p>
          </table:table-cell>
          <table:table-cell table:style-name="ce10" table:formula="of:=IF([.I24]&lt;&gt;0;MOD([.I24]; 3); -1)" office:value-type="float" office:value="0">
            <text:p>0</text:p>
          </table:table-cell>
          <table:table-cell table:style-name="ce10" table:formula="of:=IF([.J24]&lt;&gt;0;MOD([.J24]; 3); -1)" office:value-type="float" office:value="2">
            <text:p>2</text:p>
          </table:table-cell>
          <table:table-cell table:style-name="ce10" table:formula="of:=IF([.K24]&lt;&gt;0;MOD([.K24]; 3); -1)" office:value-type="float" office:value="1">
            <text:p>1</text:p>
          </table:table-cell>
          <table:table-cell table:style-name="ce10" table:formula="of:=IF([.L24]&lt;&gt;0;MOD([.L24]; 3); -1)" office:value-type="float" office:value="2">
            <text:p>2</text:p>
          </table:table-cell>
          <table:table-cell table:style-name="ce10" table:formula="of:=IF([.M24]&lt;&gt;0;MOD([.M24]; 3); -1)" office:value-type="float" office:value="2">
            <text:p>2</text:p>
          </table:table-cell>
          <table:table-cell table:style-name="ce10" table:formula="of:=IF([.N24]&lt;&gt;0;MOD([.N24]; 3); -1)" office:value-type="float" office:value="1">
            <text:p>1</text:p>
          </table:table-cell>
          <table:table-cell table:style-name="ce10" table:formula="of:=IF([.O24]&lt;&gt;0;MOD([.O24]; 3); -1)" office:value-type="float" office:value="2">
            <text:p>2</text:p>
          </table:table-cell>
          <table:table-cell table:style-name="ce10" table:formula="of:=IF([.P24]&lt;&gt;0;MOD([.P24]; 3); -1)" office:value-type="float" office:value="0">
            <text:p>0</text:p>
          </table:table-cell>
          <table:table-cell table:style-name="ce10" table:formula="of:=IF([.Q24]&lt;&gt;0;MOD([.Q24]; 3); -1)" office:value-type="float" office:value="0">
            <text:p>0</text:p>
          </table:table-cell>
          <table:table-cell table:style-name="ce10" table:formula="of:=IF([.R24]&lt;&gt;0;MOD([.R24]; 3); -1)" office:value-type="float" office:value="0">
            <text:p>0</text:p>
          </table:table-cell>
          <table:table-cell table:style-name="ce10" table:formula="of:=IF([.S24]&lt;&gt;0;MOD([.S24]; 3); -1)" office:value-type="float" office:value="1">
            <text:p>1</text:p>
          </table:table-cell>
          <table:table-cell table:style-name="ce10" table:formula="of:=IF([.T24]&lt;&gt;0;MOD([.T24]; 3); -1)" office:value-type="float" office:value="2">
            <text:p>2</text:p>
          </table:table-cell>
          <table:table-cell table:style-name="ce10" table:formula="of:=IF([.U24]&lt;&gt;0;MOD([.U24]; 3); -1)" office:value-type="float" office:value="1">
            <text:p>1</text:p>
          </table:table-cell>
          <table:table-cell table:style-name="ce10" table:formula="of:=IF([.V24]&lt;&gt;0;MOD([.V24]; 3); -1)" office:value-type="float" office:value="1">
            <text:p>1</text:p>
          </table:table-cell>
          <table:table-cell table:style-name="ce10" table:formula="of:=IF([.W24]&lt;&gt;0;MOD([.W24]; 3); -1)" office:value-type="float" office:value="2">
            <text:p>2</text:p>
          </table:table-cell>
          <table:table-cell table:style-name="ce10" table:formula="of:=IF([.X24]&lt;&gt;0;MOD([.X24]; 3); -1)" office:value-type="float" office:value="1">
            <text:p>1</text:p>
          </table:table-cell>
          <table:table-cell table:style-name="ce10" table:formula="of:=IF([.Y24]&lt;&gt;0;MOD([.Y24]; 3); -1)" office:value-type="float" office:value="-1">
            <text:p>-1</text:p>
          </table:table-cell>
          <table:table-cell table:style-name="ce10" table:formula="of:=IF([.Z24]&lt;&gt;0;MOD([.Z24]; 3); -1)" office:value-type="float" office:value="-1">
            <text:p>-1</text:p>
          </table:table-cell>
          <table:table-cell table:style-name="ce10" table:formula="of:=IF([.AA24]&lt;&gt;0;MOD([.AA24]; 3); -1)" office:value-type="float" office:value="-1">
            <text:p>-1</text:p>
          </table:table-cell>
          <table:table-cell table:style-name="ce10" table:formula="of:=IF([.AB24]&lt;&gt;0;MOD([.AB24]; 3); -1)" office:value-type="float" office:value="-1">
            <text:p>-1</text:p>
          </table:table-cell>
          <table:table-cell table:style-name="ce10" table:formula="of:=IF([.AC24]&lt;&gt;0;MOD([.AC24]; 3); -1)" office:value-type="float" office:value="-1">
            <text:p>-1</text:p>
          </table:table-cell>
          <table:table-cell table:style-name="ce13" table:formula="of:=IF([.AD24]&lt;&gt;0;MOD([.AD24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25]&lt;&gt;0;MOD([.A25]; 3); -1)" office:value-type="float" office:value="1">
            <text:p>1</text:p>
          </table:table-cell>
          <table:table-cell table:style-name="ce10" table:formula="of:=IF([.B25]&lt;&gt;0;MOD([.B25]; 3); -1)" office:value-type="float" office:value="0">
            <text:p>0</text:p>
          </table:table-cell>
          <table:table-cell table:style-name="ce10" table:formula="of:=IF([.C25]&lt;&gt;0;MOD([.C25]; 3); -1)" office:value-type="float" office:value="0">
            <text:p>0</text:p>
          </table:table-cell>
          <table:table-cell table:style-name="ce10" table:formula="of:=IF([.D25]&lt;&gt;0;MOD([.D25]; 3); -1)" office:value-type="float" office:value="2">
            <text:p>2</text:p>
          </table:table-cell>
          <table:table-cell table:style-name="ce10" table:formula="of:=IF([.E25]&lt;&gt;0;MOD([.E25]; 3); -1)" office:value-type="float" office:value="0">
            <text:p>0</text:p>
          </table:table-cell>
          <table:table-cell table:style-name="ce10" table:formula="of:=IF([.F25]&lt;&gt;0;MOD([.F25]; 3); -1)" office:value-type="float" office:value="0">
            <text:p>0</text:p>
          </table:table-cell>
          <table:table-cell table:style-name="ce10" table:formula="of:=IF([.G25]&lt;&gt;0;MOD([.G25]; 3); -1)" office:value-type="float" office:value="1">
            <text:p>1</text:p>
          </table:table-cell>
          <table:table-cell table:style-name="ce10" table:formula="of:=IF([.H25]&lt;&gt;0;MOD([.H25]; 3); -1)" office:value-type="float" office:value="0">
            <text:p>0</text:p>
          </table:table-cell>
          <table:table-cell table:style-name="ce10" table:formula="of:=IF([.I25]&lt;&gt;0;MOD([.I25]; 3); -1)" office:value-type="float" office:value="0">
            <text:p>0</text:p>
          </table:table-cell>
          <table:table-cell table:style-name="ce10" table:formula="of:=IF([.J25]&lt;&gt;0;MOD([.J25]; 3); -1)" office:value-type="float" office:value="2">
            <text:p>2</text:p>
          </table:table-cell>
          <table:table-cell table:style-name="ce10" table:formula="of:=IF([.K25]&lt;&gt;0;MOD([.K25]; 3); -1)" office:value-type="float" office:value="0">
            <text:p>0</text:p>
          </table:table-cell>
          <table:table-cell table:style-name="ce10" table:formula="of:=IF([.L25]&lt;&gt;0;MOD([.L25]; 3); -1)" office:value-type="float" office:value="0">
            <text:p>0</text:p>
          </table:table-cell>
          <table:table-cell table:style-name="ce10" table:formula="of:=IF([.M25]&lt;&gt;0;MOD([.M25]; 3); -1)" office:value-type="float" office:value="1">
            <text:p>1</text:p>
          </table:table-cell>
          <table:table-cell table:style-name="ce10" table:formula="of:=IF([.N25]&lt;&gt;0;MOD([.N25]; 3); -1)" office:value-type="float" office:value="0">
            <text:p>0</text:p>
          </table:table-cell>
          <table:table-cell table:style-name="ce10" table:formula="of:=IF([.O25]&lt;&gt;0;MOD([.O25]; 3); -1)" office:value-type="float" office:value="0">
            <text:p>0</text:p>
          </table:table-cell>
          <table:table-cell table:style-name="ce10" table:formula="of:=IF([.P25]&lt;&gt;0;MOD([.P25]; 3); -1)" office:value-type="float" office:value="2">
            <text:p>2</text:p>
          </table:table-cell>
          <table:table-cell table:style-name="ce10" table:formula="of:=IF([.Q25]&lt;&gt;0;MOD([.Q25]; 3); -1)" office:value-type="float" office:value="0">
            <text:p>0</text:p>
          </table:table-cell>
          <table:table-cell table:style-name="ce10" table:formula="of:=IF([.R25]&lt;&gt;0;MOD([.R25]; 3); -1)" office:value-type="float" office:value="0">
            <text:p>0</text:p>
          </table:table-cell>
          <table:table-cell table:style-name="ce10" table:formula="of:=IF([.S25]&lt;&gt;0;MOD([.S25]; 3); -1)" office:value-type="float" office:value="1">
            <text:p>1</text:p>
          </table:table-cell>
          <table:table-cell table:style-name="ce10" table:formula="of:=IF([.T25]&lt;&gt;0;MOD([.T25]; 3); -1)" office:value-type="float" office:value="0">
            <text:p>0</text:p>
          </table:table-cell>
          <table:table-cell table:style-name="ce10" table:formula="of:=IF([.U25]&lt;&gt;0;MOD([.U25]; 3); -1)" office:value-type="float" office:value="0">
            <text:p>0</text:p>
          </table:table-cell>
          <table:table-cell table:style-name="ce10" table:formula="of:=IF([.V25]&lt;&gt;0;MOD([.V25]; 3); -1)" office:value-type="float" office:value="2">
            <text:p>2</text:p>
          </table:table-cell>
          <table:table-cell table:style-name="ce10" table:formula="of:=IF([.W25]&lt;&gt;0;MOD([.W25]; 3); -1)" office:value-type="float" office:value="0">
            <text:p>0</text:p>
          </table:table-cell>
          <table:table-cell table:style-name="ce10" table:formula="of:=IF([.X25]&lt;&gt;0;MOD([.X25]; 3); -1)" office:value-type="float" office:value="0">
            <text:p>0</text:p>
          </table:table-cell>
          <table:table-cell table:style-name="ce10" table:formula="of:=IF([.Y25]&lt;&gt;0;MOD([.Y25]; 3); -1)" office:value-type="float" office:value="1">
            <text:p>1</text:p>
          </table:table-cell>
          <table:table-cell table:style-name="ce10" table:formula="of:=IF([.Z25]&lt;&gt;0;MOD([.Z25]; 3); -1)" office:value-type="float" office:value="-1">
            <text:p>-1</text:p>
          </table:table-cell>
          <table:table-cell table:style-name="ce10" table:formula="of:=IF([.AA25]&lt;&gt;0;MOD([.AA25]; 3); -1)" office:value-type="float" office:value="-1">
            <text:p>-1</text:p>
          </table:table-cell>
          <table:table-cell table:style-name="ce10" table:formula="of:=IF([.AB25]&lt;&gt;0;MOD([.AB25]; 3); -1)" office:value-type="float" office:value="-1">
            <text:p>-1</text:p>
          </table:table-cell>
          <table:table-cell table:style-name="ce10" table:formula="of:=IF([.AC25]&lt;&gt;0;MOD([.AC25]; 3); -1)" office:value-type="float" office:value="-1">
            <text:p>-1</text:p>
          </table:table-cell>
          <table:table-cell table:style-name="ce13" table:formula="of:=IF([.AD25]&lt;&gt;0;MOD([.AD25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26]&lt;&gt;0;MOD([.A26]; 3); -1)" office:value-type="float" office:value="1">
            <text:p>1</text:p>
          </table:table-cell>
          <table:table-cell table:style-name="ce10" table:formula="of:=IF([.B26]&lt;&gt;0;MOD([.B26]; 3); -1)" office:value-type="float" office:value="1">
            <text:p>1</text:p>
          </table:table-cell>
          <table:table-cell table:style-name="ce10" table:formula="of:=IF([.C26]&lt;&gt;0;MOD([.C26]; 3); -1)" office:value-type="float" office:value="0">
            <text:p>0</text:p>
          </table:table-cell>
          <table:table-cell table:style-name="ce10" table:formula="of:=IF([.D26]&lt;&gt;0;MOD([.D26]; 3); -1)" office:value-type="float" office:value="2">
            <text:p>2</text:p>
          </table:table-cell>
          <table:table-cell table:style-name="ce10" table:formula="of:=IF([.E26]&lt;&gt;0;MOD([.E26]; 3); -1)" office:value-type="float" office:value="2">
            <text:p>2</text:p>
          </table:table-cell>
          <table:table-cell table:style-name="ce10" table:formula="of:=IF([.F26]&lt;&gt;0;MOD([.F26]; 3); -1)" office:value-type="float" office:value="0">
            <text:p>0</text:p>
          </table:table-cell>
          <table:table-cell table:style-name="ce10" table:formula="of:=IF([.G26]&lt;&gt;0;MOD([.G26]; 3); -1)" office:value-type="float" office:value="1">
            <text:p>1</text:p>
          </table:table-cell>
          <table:table-cell table:style-name="ce10" table:formula="of:=IF([.H26]&lt;&gt;0;MOD([.H26]; 3); -1)" office:value-type="float" office:value="1">
            <text:p>1</text:p>
          </table:table-cell>
          <table:table-cell table:style-name="ce10" table:formula="of:=IF([.I26]&lt;&gt;0;MOD([.I26]; 3); -1)" office:value-type="float" office:value="0">
            <text:p>0</text:p>
          </table:table-cell>
          <table:table-cell table:style-name="ce10" table:formula="of:=IF([.J26]&lt;&gt;0;MOD([.J26]; 3); -1)" office:value-type="float" office:value="2">
            <text:p>2</text:p>
          </table:table-cell>
          <table:table-cell table:style-name="ce10" table:formula="of:=IF([.K26]&lt;&gt;0;MOD([.K26]; 3); -1)" office:value-type="float" office:value="2">
            <text:p>2</text:p>
          </table:table-cell>
          <table:table-cell table:style-name="ce10" table:formula="of:=IF([.L26]&lt;&gt;0;MOD([.L26]; 3); -1)" office:value-type="float" office:value="0">
            <text:p>0</text:p>
          </table:table-cell>
          <table:table-cell table:style-name="ce10" table:formula="of:=IF([.M26]&lt;&gt;0;MOD([.M26]; 3); -1)" office:value-type="float" office:value="1">
            <text:p>1</text:p>
          </table:table-cell>
          <table:table-cell table:style-name="ce10" table:formula="of:=IF([.N26]&lt;&gt;0;MOD([.N26]; 3); -1)" office:value-type="float" office:value="1">
            <text:p>1</text:p>
          </table:table-cell>
          <table:table-cell table:style-name="ce10" table:formula="of:=IF([.O26]&lt;&gt;0;MOD([.O26]; 3); -1)" office:value-type="float" office:value="0">
            <text:p>0</text:p>
          </table:table-cell>
          <table:table-cell table:style-name="ce10" table:formula="of:=IF([.P26]&lt;&gt;0;MOD([.P26]; 3); -1)" office:value-type="float" office:value="2">
            <text:p>2</text:p>
          </table:table-cell>
          <table:table-cell table:style-name="ce10" table:formula="of:=IF([.Q26]&lt;&gt;0;MOD([.Q26]; 3); -1)" office:value-type="float" office:value="2">
            <text:p>2</text:p>
          </table:table-cell>
          <table:table-cell table:style-name="ce10" table:formula="of:=IF([.R26]&lt;&gt;0;MOD([.R26]; 3); -1)" office:value-type="float" office:value="0">
            <text:p>0</text:p>
          </table:table-cell>
          <table:table-cell table:style-name="ce10" table:formula="of:=IF([.S26]&lt;&gt;0;MOD([.S26]; 3); -1)" office:value-type="float" office:value="1">
            <text:p>1</text:p>
          </table:table-cell>
          <table:table-cell table:style-name="ce10" table:formula="of:=IF([.T26]&lt;&gt;0;MOD([.T26]; 3); -1)" office:value-type="float" office:value="1">
            <text:p>1</text:p>
          </table:table-cell>
          <table:table-cell table:style-name="ce10" table:formula="of:=IF([.U26]&lt;&gt;0;MOD([.U26]; 3); -1)" office:value-type="float" office:value="0">
            <text:p>0</text:p>
          </table:table-cell>
          <table:table-cell table:style-name="ce10" table:formula="of:=IF([.V26]&lt;&gt;0;MOD([.V26]; 3); -1)" office:value-type="float" office:value="2">
            <text:p>2</text:p>
          </table:table-cell>
          <table:table-cell table:style-name="ce10" table:formula="of:=IF([.W26]&lt;&gt;0;MOD([.W26]; 3); -1)" office:value-type="float" office:value="2">
            <text:p>2</text:p>
          </table:table-cell>
          <table:table-cell table:style-name="ce10" table:formula="of:=IF([.X26]&lt;&gt;0;MOD([.X26]; 3); -1)" office:value-type="float" office:value="0">
            <text:p>0</text:p>
          </table:table-cell>
          <table:table-cell table:style-name="ce10" table:formula="of:=IF([.Y26]&lt;&gt;0;MOD([.Y26]; 3); -1)" office:value-type="float" office:value="1">
            <text:p>1</text:p>
          </table:table-cell>
          <table:table-cell table:style-name="ce10" table:formula="of:=IF([.Z26]&lt;&gt;0;MOD([.Z26]; 3); -1)" office:value-type="float" office:value="1">
            <text:p>1</text:p>
          </table:table-cell>
          <table:table-cell table:style-name="ce10" table:formula="of:=IF([.AA26]&lt;&gt;0;MOD([.AA26]; 3); -1)" office:value-type="float" office:value="-1">
            <text:p>-1</text:p>
          </table:table-cell>
          <table:table-cell table:style-name="ce10" table:formula="of:=IF([.AB26]&lt;&gt;0;MOD([.AB26]; 3); -1)" office:value-type="float" office:value="-1">
            <text:p>-1</text:p>
          </table:table-cell>
          <table:table-cell table:style-name="ce10" table:formula="of:=IF([.AC26]&lt;&gt;0;MOD([.AC26]; 3); -1)" office:value-type="float" office:value="-1">
            <text:p>-1</text:p>
          </table:table-cell>
          <table:table-cell table:style-name="ce13" table:formula="of:=IF([.AD26]&lt;&gt;0;MOD([.AD26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27]&lt;&gt;0;MOD([.A27]; 3); -1)" office:value-type="float" office:value="1">
            <text:p>1</text:p>
          </table:table-cell>
          <table:table-cell table:style-name="ce10" table:formula="of:=IF([.B27]&lt;&gt;0;MOD([.B27]; 3); -1)" office:value-type="float" office:value="2">
            <text:p>2</text:p>
          </table:table-cell>
          <table:table-cell table:style-name="ce10" table:formula="of:=IF([.C27]&lt;&gt;0;MOD([.C27]; 3); -1)" office:value-type="float" office:value="1">
            <text:p>1</text:p>
          </table:table-cell>
          <table:table-cell table:style-name="ce10" table:formula="of:=IF([.D27]&lt;&gt;0;MOD([.D27]; 3); -1)" office:value-type="float" office:value="2">
            <text:p>2</text:p>
          </table:table-cell>
          <table:table-cell table:style-name="ce10" table:formula="of:=IF([.E27]&lt;&gt;0;MOD([.E27]; 3); -1)" office:value-type="float" office:value="1">
            <text:p>1</text:p>
          </table:table-cell>
          <table:table-cell table:style-name="ce10" table:formula="of:=IF([.F27]&lt;&gt;0;MOD([.F27]; 3); -1)" office:value-type="float" office:value="2">
            <text:p>2</text:p>
          </table:table-cell>
          <table:table-cell table:style-name="ce10" table:formula="of:=IF([.G27]&lt;&gt;0;MOD([.G27]; 3); -1)" office:value-type="float" office:value="1">
            <text:p>1</text:p>
          </table:table-cell>
          <table:table-cell table:style-name="ce10" table:formula="of:=IF([.H27]&lt;&gt;0;MOD([.H27]; 3); -1)" office:value-type="float" office:value="2">
            <text:p>2</text:p>
          </table:table-cell>
          <table:table-cell table:style-name="ce10" table:formula="of:=IF([.I27]&lt;&gt;0;MOD([.I27]; 3); -1)" office:value-type="float" office:value="1">
            <text:p>1</text:p>
          </table:table-cell>
          <table:table-cell table:style-name="ce10" table:formula="of:=IF([.J27]&lt;&gt;0;MOD([.J27]; 3); -1)" office:value-type="float" office:value="2">
            <text:p>2</text:p>
          </table:table-cell>
          <table:table-cell table:style-name="ce10" table:formula="of:=IF([.K27]&lt;&gt;0;MOD([.K27]; 3); -1)" office:value-type="float" office:value="1">
            <text:p>1</text:p>
          </table:table-cell>
          <table:table-cell table:style-name="ce10" table:formula="of:=IF([.L27]&lt;&gt;0;MOD([.L27]; 3); -1)" office:value-type="float" office:value="2">
            <text:p>2</text:p>
          </table:table-cell>
          <table:table-cell table:style-name="ce10" table:formula="of:=IF([.M27]&lt;&gt;0;MOD([.M27]; 3); -1)" office:value-type="float" office:value="1">
            <text:p>1</text:p>
          </table:table-cell>
          <table:table-cell table:style-name="ce10" table:formula="of:=IF([.N27]&lt;&gt;0;MOD([.N27]; 3); -1)" office:value-type="float" office:value="2">
            <text:p>2</text:p>
          </table:table-cell>
          <table:table-cell table:style-name="ce10" table:formula="of:=IF([.O27]&lt;&gt;0;MOD([.O27]; 3); -1)" office:value-type="float" office:value="1">
            <text:p>1</text:p>
          </table:table-cell>
          <table:table-cell table:style-name="ce10" table:formula="of:=IF([.P27]&lt;&gt;0;MOD([.P27]; 3); -1)" office:value-type="float" office:value="2">
            <text:p>2</text:p>
          </table:table-cell>
          <table:table-cell table:style-name="ce10" table:formula="of:=IF([.Q27]&lt;&gt;0;MOD([.Q27]; 3); -1)" office:value-type="float" office:value="1">
            <text:p>1</text:p>
          </table:table-cell>
          <table:table-cell table:style-name="ce10" table:formula="of:=IF([.R27]&lt;&gt;0;MOD([.R27]; 3); -1)" office:value-type="float" office:value="2">
            <text:p>2</text:p>
          </table:table-cell>
          <table:table-cell table:style-name="ce10" table:formula="of:=IF([.S27]&lt;&gt;0;MOD([.S27]; 3); -1)" office:value-type="float" office:value="1">
            <text:p>1</text:p>
          </table:table-cell>
          <table:table-cell table:style-name="ce10" table:formula="of:=IF([.T27]&lt;&gt;0;MOD([.T27]; 3); -1)" office:value-type="float" office:value="2">
            <text:p>2</text:p>
          </table:table-cell>
          <table:table-cell table:style-name="ce10" table:formula="of:=IF([.U27]&lt;&gt;0;MOD([.U27]; 3); -1)" office:value-type="float" office:value="1">
            <text:p>1</text:p>
          </table:table-cell>
          <table:table-cell table:style-name="ce10" table:formula="of:=IF([.V27]&lt;&gt;0;MOD([.V27]; 3); -1)" office:value-type="float" office:value="2">
            <text:p>2</text:p>
          </table:table-cell>
          <table:table-cell table:style-name="ce10" table:formula="of:=IF([.W27]&lt;&gt;0;MOD([.W27]; 3); -1)" office:value-type="float" office:value="1">
            <text:p>1</text:p>
          </table:table-cell>
          <table:table-cell table:style-name="ce10" table:formula="of:=IF([.X27]&lt;&gt;0;MOD([.X27]; 3); -1)" office:value-type="float" office:value="2">
            <text:p>2</text:p>
          </table:table-cell>
          <table:table-cell table:style-name="ce10" table:formula="of:=IF([.Y27]&lt;&gt;0;MOD([.Y27]; 3); -1)" office:value-type="float" office:value="1">
            <text:p>1</text:p>
          </table:table-cell>
          <table:table-cell table:style-name="ce10" table:formula="of:=IF([.Z27]&lt;&gt;0;MOD([.Z27]; 3); -1)" office:value-type="float" office:value="2">
            <text:p>2</text:p>
          </table:table-cell>
          <table:table-cell table:style-name="ce10" table:formula="of:=IF([.AA27]&lt;&gt;0;MOD([.AA27]; 3); -1)" office:value-type="float" office:value="1">
            <text:p>1</text:p>
          </table:table-cell>
          <table:table-cell table:style-name="ce10" table:formula="of:=IF([.AB27]&lt;&gt;0;MOD([.AB27]; 3); -1)" office:value-type="float" office:value="-1">
            <text:p>-1</text:p>
          </table:table-cell>
          <table:table-cell table:style-name="ce10" table:formula="of:=IF([.AC27]&lt;&gt;0;MOD([.AC27]; 3); -1)" office:value-type="float" office:value="-1">
            <text:p>-1</text:p>
          </table:table-cell>
          <table:table-cell table:style-name="ce13" table:formula="of:=IF([.AD27]&lt;&gt;0;MOD([.AD27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28]&lt;&gt;0;MOD([.A28]; 3); -1)" office:value-type="float" office:value="1">
            <text:p>1</text:p>
          </table:table-cell>
          <table:table-cell table:style-name="ce10" table:formula="of:=IF([.B28]&lt;&gt;0;MOD([.B28]; 3); -1)" office:value-type="float" office:value="0">
            <text:p>0</text:p>
          </table:table-cell>
          <table:table-cell table:style-name="ce10" table:formula="of:=IF([.C28]&lt;&gt;0;MOD([.C28]; 3); -1)" office:value-type="float" office:value="0">
            <text:p>0</text:p>
          </table:table-cell>
          <table:table-cell table:style-name="ce10" table:formula="of:=IF([.D28]&lt;&gt;0;MOD([.D28]; 3); -1)" office:value-type="float" office:value="0">
            <text:p>0</text:p>
          </table:table-cell>
          <table:table-cell table:style-name="ce10" table:formula="of:=IF([.E28]&lt;&gt;0;MOD([.E28]; 3); -1)" office:value-type="float" office:value="0">
            <text:p>0</text:p>
          </table:table-cell>
          <table:table-cell table:style-name="ce10" table:formula="of:=IF([.F28]&lt;&gt;0;MOD([.F28]; 3); -1)" office:value-type="float" office:value="0">
            <text:p>0</text:p>
          </table:table-cell>
          <table:table-cell table:style-name="ce10" table:formula="of:=IF([.G28]&lt;&gt;0;MOD([.G28]; 3); -1)" office:value-type="float" office:value="0">
            <text:p>0</text:p>
          </table:table-cell>
          <table:table-cell table:style-name="ce10" table:formula="of:=IF([.H28]&lt;&gt;0;MOD([.H28]; 3); -1)" office:value-type="float" office:value="0">
            <text:p>0</text:p>
          </table:table-cell>
          <table:table-cell table:style-name="ce10" table:formula="of:=IF([.I28]&lt;&gt;0;MOD([.I28]; 3); -1)" office:value-type="float" office:value="0">
            <text:p>0</text:p>
          </table:table-cell>
          <table:table-cell table:style-name="ce10" table:formula="of:=IF([.J28]&lt;&gt;0;MOD([.J28]; 3); -1)" office:value-type="float" office:value="0">
            <text:p>0</text:p>
          </table:table-cell>
          <table:table-cell table:style-name="ce10" table:formula="of:=IF([.K28]&lt;&gt;0;MOD([.K28]; 3); -1)" office:value-type="float" office:value="0">
            <text:p>0</text:p>
          </table:table-cell>
          <table:table-cell table:style-name="ce10" table:formula="of:=IF([.L28]&lt;&gt;0;MOD([.L28]; 3); -1)" office:value-type="float" office:value="0">
            <text:p>0</text:p>
          </table:table-cell>
          <table:table-cell table:style-name="ce10" table:formula="of:=IF([.M28]&lt;&gt;0;MOD([.M28]; 3); -1)" office:value-type="float" office:value="0">
            <text:p>0</text:p>
          </table:table-cell>
          <table:table-cell table:style-name="ce10" table:formula="of:=IF([.N28]&lt;&gt;0;MOD([.N28]; 3); -1)" office:value-type="float" office:value="0">
            <text:p>0</text:p>
          </table:table-cell>
          <table:table-cell table:style-name="ce10" table:formula="of:=IF([.O28]&lt;&gt;0;MOD([.O28]; 3); -1)" office:value-type="float" office:value="0">
            <text:p>0</text:p>
          </table:table-cell>
          <table:table-cell table:style-name="ce10" table:formula="of:=IF([.P28]&lt;&gt;0;MOD([.P28]; 3); -1)" office:value-type="float" office:value="0">
            <text:p>0</text:p>
          </table:table-cell>
          <table:table-cell table:style-name="ce10" table:formula="of:=IF([.Q28]&lt;&gt;0;MOD([.Q28]; 3); -1)" office:value-type="float" office:value="0">
            <text:p>0</text:p>
          </table:table-cell>
          <table:table-cell table:style-name="ce10" table:formula="of:=IF([.R28]&lt;&gt;0;MOD([.R28]; 3); -1)" office:value-type="float" office:value="0">
            <text:p>0</text:p>
          </table:table-cell>
          <table:table-cell table:style-name="ce10" table:formula="of:=IF([.S28]&lt;&gt;0;MOD([.S28]; 3); -1)" office:value-type="float" office:value="0">
            <text:p>0</text:p>
          </table:table-cell>
          <table:table-cell table:style-name="ce10" table:formula="of:=IF([.T28]&lt;&gt;0;MOD([.T28]; 3); -1)" office:value-type="float" office:value="0">
            <text:p>0</text:p>
          </table:table-cell>
          <table:table-cell table:style-name="ce10" table:formula="of:=IF([.U28]&lt;&gt;0;MOD([.U28]; 3); -1)" office:value-type="float" office:value="0">
            <text:p>0</text:p>
          </table:table-cell>
          <table:table-cell table:style-name="ce10" table:formula="of:=IF([.V28]&lt;&gt;0;MOD([.V28]; 3); -1)" office:value-type="float" office:value="0">
            <text:p>0</text:p>
          </table:table-cell>
          <table:table-cell table:style-name="ce10" table:formula="of:=IF([.W28]&lt;&gt;0;MOD([.W28]; 3); -1)" office:value-type="float" office:value="0">
            <text:p>0</text:p>
          </table:table-cell>
          <table:table-cell table:style-name="ce10" table:formula="of:=IF([.X28]&lt;&gt;0;MOD([.X28]; 3); -1)" office:value-type="float" office:value="0">
            <text:p>0</text:p>
          </table:table-cell>
          <table:table-cell table:style-name="ce10" table:formula="of:=IF([.Y28]&lt;&gt;0;MOD([.Y28]; 3); -1)" office:value-type="float" office:value="0">
            <text:p>0</text:p>
          </table:table-cell>
          <table:table-cell table:style-name="ce10" table:formula="of:=IF([.Z28]&lt;&gt;0;MOD([.Z28]; 3); -1)" office:value-type="float" office:value="0">
            <text:p>0</text:p>
          </table:table-cell>
          <table:table-cell table:style-name="ce10" table:formula="of:=IF([.AA28]&lt;&gt;0;MOD([.AA28]; 3); -1)" office:value-type="float" office:value="0">
            <text:p>0</text:p>
          </table:table-cell>
          <table:table-cell table:style-name="ce10" table:formula="of:=IF([.AB28]&lt;&gt;0;MOD([.AB28]; 3); -1)" office:value-type="float" office:value="1">
            <text:p>1</text:p>
          </table:table-cell>
          <table:table-cell table:style-name="ce10" table:formula="of:=IF([.AC28]&lt;&gt;0;MOD([.AC28]; 3); -1)" office:value-type="float" office:value="-1">
            <text:p>-1</text:p>
          </table:table-cell>
          <table:table-cell table:style-name="ce13" table:formula="of:=IF([.AD28]&lt;&gt;0;MOD([.AD28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5" table:formula="of:=IF([.A29]&lt;&gt;0;MOD([.A29]; 3); -1)" office:value-type="float" office:value="1">
            <text:p>1</text:p>
          </table:table-cell>
          <table:table-cell table:style-name="ce10" table:formula="of:=IF([.B29]&lt;&gt;0;MOD([.B29]; 3); -1)" office:value-type="float" office:value="1">
            <text:p>1</text:p>
          </table:table-cell>
          <table:table-cell table:style-name="ce10" table:formula="of:=IF([.C29]&lt;&gt;0;MOD([.C29]; 3); -1)" office:value-type="float" office:value="0">
            <text:p>0</text:p>
          </table:table-cell>
          <table:table-cell table:style-name="ce10" table:formula="of:=IF([.D29]&lt;&gt;0;MOD([.D29]; 3); -1)" office:value-type="float" office:value="0">
            <text:p>0</text:p>
          </table:table-cell>
          <table:table-cell table:style-name="ce10" table:formula="of:=IF([.E29]&lt;&gt;0;MOD([.E29]; 3); -1)" office:value-type="float" office:value="0">
            <text:p>0</text:p>
          </table:table-cell>
          <table:table-cell table:style-name="ce10" table:formula="of:=IF([.F29]&lt;&gt;0;MOD([.F29]; 3); -1)" office:value-type="float" office:value="0">
            <text:p>0</text:p>
          </table:table-cell>
          <table:table-cell table:style-name="ce10" table:formula="of:=IF([.G29]&lt;&gt;0;MOD([.G29]; 3); -1)" office:value-type="float" office:value="0">
            <text:p>0</text:p>
          </table:table-cell>
          <table:table-cell table:style-name="ce10" table:formula="of:=IF([.H29]&lt;&gt;0;MOD([.H29]; 3); -1)" office:value-type="float" office:value="0">
            <text:p>0</text:p>
          </table:table-cell>
          <table:table-cell table:style-name="ce10" table:formula="of:=IF([.I29]&lt;&gt;0;MOD([.I29]; 3); -1)" office:value-type="float" office:value="0">
            <text:p>0</text:p>
          </table:table-cell>
          <table:table-cell table:style-name="ce10" table:formula="of:=IF([.J29]&lt;&gt;0;MOD([.J29]; 3); -1)" office:value-type="float" office:value="0">
            <text:p>0</text:p>
          </table:table-cell>
          <table:table-cell table:style-name="ce10" table:formula="of:=IF([.K29]&lt;&gt;0;MOD([.K29]; 3); -1)" office:value-type="float" office:value="0">
            <text:p>0</text:p>
          </table:table-cell>
          <table:table-cell table:style-name="ce10" table:formula="of:=IF([.L29]&lt;&gt;0;MOD([.L29]; 3); -1)" office:value-type="float" office:value="0">
            <text:p>0</text:p>
          </table:table-cell>
          <table:table-cell table:style-name="ce10" table:formula="of:=IF([.M29]&lt;&gt;0;MOD([.M29]; 3); -1)" office:value-type="float" office:value="0">
            <text:p>0</text:p>
          </table:table-cell>
          <table:table-cell table:style-name="ce10" table:formula="of:=IF([.N29]&lt;&gt;0;MOD([.N29]; 3); -1)" office:value-type="float" office:value="0">
            <text:p>0</text:p>
          </table:table-cell>
          <table:table-cell table:style-name="ce10" table:formula="of:=IF([.O29]&lt;&gt;0;MOD([.O29]; 3); -1)" office:value-type="float" office:value="0">
            <text:p>0</text:p>
          </table:table-cell>
          <table:table-cell table:style-name="ce10" table:formula="of:=IF([.P29]&lt;&gt;0;MOD([.P29]; 3); -1)" office:value-type="float" office:value="0">
            <text:p>0</text:p>
          </table:table-cell>
          <table:table-cell table:style-name="ce10" table:formula="of:=IF([.Q29]&lt;&gt;0;MOD([.Q29]; 3); -1)" office:value-type="float" office:value="0">
            <text:p>0</text:p>
          </table:table-cell>
          <table:table-cell table:style-name="ce10" table:formula="of:=IF([.R29]&lt;&gt;0;MOD([.R29]; 3); -1)" office:value-type="float" office:value="0">
            <text:p>0</text:p>
          </table:table-cell>
          <table:table-cell table:style-name="ce10" table:formula="of:=IF([.S29]&lt;&gt;0;MOD([.S29]; 3); -1)" office:value-type="float" office:value="0">
            <text:p>0</text:p>
          </table:table-cell>
          <table:table-cell table:style-name="ce10" table:formula="of:=IF([.T29]&lt;&gt;0;MOD([.T29]; 3); -1)" office:value-type="float" office:value="0">
            <text:p>0</text:p>
          </table:table-cell>
          <table:table-cell table:style-name="ce10" table:formula="of:=IF([.U29]&lt;&gt;0;MOD([.U29]; 3); -1)" office:value-type="float" office:value="0">
            <text:p>0</text:p>
          </table:table-cell>
          <table:table-cell table:style-name="ce10" table:formula="of:=IF([.V29]&lt;&gt;0;MOD([.V29]; 3); -1)" office:value-type="float" office:value="0">
            <text:p>0</text:p>
          </table:table-cell>
          <table:table-cell table:style-name="ce10" table:formula="of:=IF([.W29]&lt;&gt;0;MOD([.W29]; 3); -1)" office:value-type="float" office:value="0">
            <text:p>0</text:p>
          </table:table-cell>
          <table:table-cell table:style-name="ce10" table:formula="of:=IF([.X29]&lt;&gt;0;MOD([.X29]; 3); -1)" office:value-type="float" office:value="0">
            <text:p>0</text:p>
          </table:table-cell>
          <table:table-cell table:style-name="ce10" table:formula="of:=IF([.Y29]&lt;&gt;0;MOD([.Y29]; 3); -1)" office:value-type="float" office:value="0">
            <text:p>0</text:p>
          </table:table-cell>
          <table:table-cell table:style-name="ce10" table:formula="of:=IF([.Z29]&lt;&gt;0;MOD([.Z29]; 3); -1)" office:value-type="float" office:value="0">
            <text:p>0</text:p>
          </table:table-cell>
          <table:table-cell table:style-name="ce10" table:formula="of:=IF([.AA29]&lt;&gt;0;MOD([.AA29]; 3); -1)" office:value-type="float" office:value="0">
            <text:p>0</text:p>
          </table:table-cell>
          <table:table-cell table:style-name="ce10" table:formula="of:=IF([.AB29]&lt;&gt;0;MOD([.AB29]; 3); -1)" office:value-type="float" office:value="1">
            <text:p>1</text:p>
          </table:table-cell>
          <table:table-cell table:style-name="ce10" table:formula="of:=IF([.AC29]&lt;&gt;0;MOD([.AC29]; 3); -1)" office:value-type="float" office:value="1">
            <text:p>1</text:p>
          </table:table-cell>
          <table:table-cell table:style-name="ce13" table:formula="of:=IF([.AD29]&lt;&gt;0;MOD([.AD29]; 3); -1)" office:value-type="float" office:value="-1">
            <text:p>-1</text:p>
          </table:table-cell>
          <table:table-cell table:style-name="Default"/>
          <table:table-cell/>
        </table:table-row>
        <table:table-row table:style-name="ro1">
          <table:table-cell table:style-name="ce6" table:formula="of:=IF([.A30]&lt;&gt;0;MOD([.A30]; 3); -1)" office:value-type="float" office:value="1">
            <text:p>1</text:p>
          </table:table-cell>
          <table:table-cell table:style-name="ce11" table:formula="of:=IF([.B30]&lt;&gt;0;MOD([.B30]; 3); -1)" office:value-type="float" office:value="2">
            <text:p>2</text:p>
          </table:table-cell>
          <table:table-cell table:style-name="ce11" table:formula="of:=IF([.C30]&lt;&gt;0;MOD([.C30]; 3); -1)" office:value-type="float" office:value="1">
            <text:p>1</text:p>
          </table:table-cell>
          <table:table-cell table:style-name="ce11" table:formula="of:=IF([.D30]&lt;&gt;0;MOD([.D30]; 3); -1)" office:value-type="float" office:value="0">
            <text:p>0</text:p>
          </table:table-cell>
          <table:table-cell table:style-name="ce11" table:formula="of:=IF([.E30]&lt;&gt;0;MOD([.E30]; 3); -1)" office:value-type="float" office:value="0">
            <text:p>0</text:p>
          </table:table-cell>
          <table:table-cell table:style-name="ce11" table:formula="of:=IF([.F30]&lt;&gt;0;MOD([.F30]; 3); -1)" office:value-type="float" office:value="0">
            <text:p>0</text:p>
          </table:table-cell>
          <table:table-cell table:style-name="ce11" table:formula="of:=IF([.G30]&lt;&gt;0;MOD([.G30]; 3); -1)" office:value-type="float" office:value="0">
            <text:p>0</text:p>
          </table:table-cell>
          <table:table-cell table:style-name="ce11" table:formula="of:=IF([.H30]&lt;&gt;0;MOD([.H30]; 3); -1)" office:value-type="float" office:value="0">
            <text:p>0</text:p>
          </table:table-cell>
          <table:table-cell table:style-name="ce11" table:formula="of:=IF([.I30]&lt;&gt;0;MOD([.I30]; 3); -1)" office:value-type="float" office:value="0">
            <text:p>0</text:p>
          </table:table-cell>
          <table:table-cell table:style-name="ce11" table:formula="of:=IF([.J30]&lt;&gt;0;MOD([.J30]; 3); -1)" office:value-type="float" office:value="0">
            <text:p>0</text:p>
          </table:table-cell>
          <table:table-cell table:style-name="ce11" table:formula="of:=IF([.K30]&lt;&gt;0;MOD([.K30]; 3); -1)" office:value-type="float" office:value="0">
            <text:p>0</text:p>
          </table:table-cell>
          <table:table-cell table:style-name="ce11" table:formula="of:=IF([.L30]&lt;&gt;0;MOD([.L30]; 3); -1)" office:value-type="float" office:value="0">
            <text:p>0</text:p>
          </table:table-cell>
          <table:table-cell table:style-name="ce11" table:formula="of:=IF([.M30]&lt;&gt;0;MOD([.M30]; 3); -1)" office:value-type="float" office:value="0">
            <text:p>0</text:p>
          </table:table-cell>
          <table:table-cell table:style-name="ce11" table:formula="of:=IF([.N30]&lt;&gt;0;MOD([.N30]; 3); -1)" office:value-type="float" office:value="0">
            <text:p>0</text:p>
          </table:table-cell>
          <table:table-cell table:style-name="ce11" table:formula="of:=IF([.O30]&lt;&gt;0;MOD([.O30]; 3); -1)" office:value-type="float" office:value="0">
            <text:p>0</text:p>
          </table:table-cell>
          <table:table-cell table:style-name="ce11" table:formula="of:=IF([.P30]&lt;&gt;0;MOD([.P30]; 3); -1)" office:value-type="float" office:value="0">
            <text:p>0</text:p>
          </table:table-cell>
          <table:table-cell table:style-name="ce11" table:formula="of:=IF([.Q30]&lt;&gt;0;MOD([.Q30]; 3); -1)" office:value-type="float" office:value="0">
            <text:p>0</text:p>
          </table:table-cell>
          <table:table-cell table:style-name="ce11" table:formula="of:=IF([.R30]&lt;&gt;0;MOD([.R30]; 3); -1)" office:value-type="float" office:value="0">
            <text:p>0</text:p>
          </table:table-cell>
          <table:table-cell table:style-name="ce11" table:formula="of:=IF([.S30]&lt;&gt;0;MOD([.S30]; 3); -1)" office:value-type="float" office:value="0">
            <text:p>0</text:p>
          </table:table-cell>
          <table:table-cell table:style-name="ce11" table:formula="of:=IF([.T30]&lt;&gt;0;MOD([.T30]; 3); -1)" office:value-type="float" office:value="0">
            <text:p>0</text:p>
          </table:table-cell>
          <table:table-cell table:style-name="ce11" table:formula="of:=IF([.U30]&lt;&gt;0;MOD([.U30]; 3); -1)" office:value-type="float" office:value="0">
            <text:p>0</text:p>
          </table:table-cell>
          <table:table-cell table:style-name="ce11" table:formula="of:=IF([.V30]&lt;&gt;0;MOD([.V30]; 3); -1)" office:value-type="float" office:value="0">
            <text:p>0</text:p>
          </table:table-cell>
          <table:table-cell table:style-name="ce11" table:formula="of:=IF([.W30]&lt;&gt;0;MOD([.W30]; 3); -1)" office:value-type="float" office:value="0">
            <text:p>0</text:p>
          </table:table-cell>
          <table:table-cell table:style-name="ce11" table:formula="of:=IF([.X30]&lt;&gt;0;MOD([.X30]; 3); -1)" office:value-type="float" office:value="0">
            <text:p>0</text:p>
          </table:table-cell>
          <table:table-cell table:style-name="ce11" table:formula="of:=IF([.Y30]&lt;&gt;0;MOD([.Y30]; 3); -1)" office:value-type="float" office:value="0">
            <text:p>0</text:p>
          </table:table-cell>
          <table:table-cell table:style-name="ce11" table:formula="of:=IF([.Z30]&lt;&gt;0;MOD([.Z30]; 3); -1)" office:value-type="float" office:value="0">
            <text:p>0</text:p>
          </table:table-cell>
          <table:table-cell table:style-name="ce11" table:formula="of:=IF([.AA30]&lt;&gt;0;MOD([.AA30]; 3); -1)" office:value-type="float" office:value="0">
            <text:p>0</text:p>
          </table:table-cell>
          <table:table-cell table:style-name="ce11" table:formula="of:=IF([.AB30]&lt;&gt;0;MOD([.AB30]; 3); -1)" office:value-type="float" office:value="1">
            <text:p>1</text:p>
          </table:table-cell>
          <table:table-cell table:style-name="ce11" table:formula="of:=IF([.AC30]&lt;&gt;0;MOD([.AC30]; 3); -1)" office:value-type="float" office:value="2">
            <text:p>2</text:p>
          </table:table-cell>
          <table:table-cell table:style-name="ce14" table:formula="of:=IF([.AD30]&lt;&gt;0;MOD([.AD30]; 3); -1)" office:value-type="float" office:value="1">
            <text:p>1</text:p>
          </table:table-cell>
          <table:table-cell table:style-name="Default"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ff3300"/>
    </style:style>
    <style:style style:name="Bez_20_tytułu2" style:display-name="Bez tytułu2" style:family="table-cell" style:parent-style-name="Default">
      <style:table-cell-properties fo:background-color="#000000"/>
    </style:style>
    <style:style style:name="Bez_20_tytułu3" style:display-name="Bez tytułu3" style:family="table-cell" style:parent-style-name="Default">
      <style:text-properties fo:color="#ffffff"/>
    </style:style>
    <style:style style:name="Bez_20_tytułu4" style:display-name="Bez tytułu4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0">10/10/2022</text:date>, <text:time>23:23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Kalinowski</meta:initial-creator>
    <meta:creation-date>2022-10-10T23:06:35.79</meta:creation-date>
    <dc:date>2022-10-10T23:23:14.95</dc:date>
    <dc:creator>Oskar Kalinowski</dc:creator>
    <meta:editing-duration>PT49S</meta:editing-duration>
    <meta:editing-cycles>1</meta:editing-cycles>
    <meta:document-statistic meta:table-count="3" meta:cell-count="2796" meta:object-count="0"/>
    <meta:generator>OpenOffice/4.1.6$Win32 OpenOffice.org_project/416m1$Build-9790</meta:generator>
    <meta:user-defined meta:name="ProgId">Excel.Sheet</meta:user-defined>
  </office:meta>
</office:document-meta>
</file>